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1c4c40" officeooo:paragraph-rsid="007138cd"/>
    </style:style>
    <style:style style:name="P2" style:family="paragraph" style:parent-style-name="Preformatted_20_Text">
      <style:text-properties style:font-name="Liberation Sans" officeooo:paragraph-rsid="00b81576"/>
    </style:style>
    <style:style style:name="P3" style:family="paragraph" style:parent-style-name="Preformatted_20_Text">
      <style:text-properties style:font-name="Liberation Serif"/>
    </style:style>
    <style:style style:name="P4" style:family="paragraph" style:parent-style-name="Preformatted_20_Text">
      <style:text-properties style:font-name="Liberation Serif" fo:font-size="12pt" officeooo:paragraph-rsid="003d9062" style:font-size-asian="12pt" style:font-size-complex="12pt"/>
    </style:style>
    <style:style style:name="P5" style:family="paragraph" style:parent-style-name="Preformatted_20_Text">
      <style:text-properties style:font-name="Liberation Serif" fo:font-size="12pt" fo:font-weight="normal" officeooo:paragraph-rsid="003d9062" style:font-size-asian="12pt" style:font-weight-asian="normal" style:font-size-complex="12pt" style:font-weight-complex="normal"/>
    </style:style>
    <style:style style:name="P6" style:family="paragraph" style:parent-style-name="Preformatted_20_Text">
      <style:text-properties style:font-name="Liberation Serif" officeooo:paragraph-rsid="003d9062"/>
    </style:style>
    <style:style style:name="P7" style:family="paragraph" style:parent-style-name="Preformatted_20_Text">
      <style:paragraph-properties fo:text-align="center" style:justify-single-word="false"/>
      <style:text-properties style:font-name="Liberation Serif" fo:font-style="italic" officeooo:paragraph-rsid="003d9062" style:font-style-asian="italic" style:font-style-complex="italic"/>
    </style:style>
    <style:style style:name="P8" style:family="paragraph" style:parent-style-name="Standard">
      <style:text-properties fo:font-size="12pt" style:font-size-asian="12pt" style:font-size-complex="12pt"/>
    </style:style>
    <style:style style:name="P9" style:family="paragraph" style:parent-style-name="Standard">
      <style:text-properties officeooo:paragraph-rsid="00ef2889"/>
    </style:style>
    <style:style style:name="P1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officeooo:paragraph-rsid="00f29170"/>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paragraph-rsid="0107991a"/>
    </style:style>
    <style:style style:name="P15" style:family="paragraph" style:parent-style-name="Standard">
      <style:paragraph-properties fo:margin-left="1.251cm" fo:margin-right="0cm" fo:text-indent="0cm" style:auto-text-indent="false"/>
      <style:text-properties officeooo:paragraph-rsid="00f29170"/>
    </style:style>
    <style:style style:name="P16" style:family="paragraph" style:parent-style-name="Title">
      <style:paragraph-properties fo:break-before="page"/>
    </style:style>
    <style:style style:name="P17" style:family="paragraph" style:parent-style-name="Title">
      <style:paragraph-properties fo:break-before="page"/>
      <style:text-properties style:font-name="Liberation Serif"/>
    </style:style>
    <style:style style:name="P18" style:family="paragraph" style:parent-style-name="Subtitle">
      <style:text-properties style:font-name="Liberation Serif"/>
    </style:style>
    <style:style style:name="P19" style:family="paragraph" style:parent-style-name="Subtitle">
      <style:text-properties style:font-name="Liberation Serif" officeooo:rsid="007fb881" officeooo:paragraph-rsid="00a0ade3"/>
    </style:style>
    <style:style style:name="P20" style:family="paragraph" style:parent-style-name="Subtitle">
      <style:text-properties style:font-name="Liberation Serif" officeooo:paragraph-rsid="003715c7"/>
    </style:style>
    <style:style style:name="P21" style:family="paragraph" style:parent-style-name="Subtitle">
      <style:text-properties style:font-name="Liberation Serif" officeooo:paragraph-rsid="00f219b5"/>
    </style:style>
    <style:style style:name="P22" style:family="paragraph" style:parent-style-name="Subtitle">
      <style:text-properties style:font-name="Liberation Serif" officeooo:paragraph-rsid="00ef2889"/>
    </style:style>
    <style:style style:name="P23" style:family="paragraph" style:parent-style-name="Text_20_body">
      <style:text-properties style:font-name="Liberation Serif"/>
    </style:style>
    <style:style style:name="P24" style:family="paragraph" style:parent-style-name="Text_20_body">
      <style:text-properties style:font-name="Liberation Serif" officeooo:rsid="007fb881" officeooo:paragraph-rsid="00a0ade3"/>
    </style:style>
    <style:style style:name="P25" style:family="paragraph" style:parent-style-name="Text_20_body">
      <style:paragraph-properties fo:text-align="center" style:justify-single-word="false"/>
      <style:text-properties style:font-name="Liberation Serif" fo:font-size="10pt" fo:font-style="italic" officeooo:rsid="00ecbb46" officeooo:paragraph-rsid="00ecbb46" style:font-size-asian="10pt" style:font-style-asian="italic" style:font-size-complex="10pt" style:font-style-complex="italic"/>
    </style:style>
    <style:style style:name="P26" style:family="paragraph" style:parent-style-name="Text_20_body">
      <style:paragraph-properties fo:text-align="center" style:justify-single-word="false"/>
      <style:text-properties fo:font-size="10pt" fo:font-style="italic" officeooo:rsid="00ecbb46" officeooo:paragraph-rsid="00ecbb46" style:font-size-asian="10pt" style:font-style-asian="italic" style:font-size-complex="10pt" style:font-style-complex="italic"/>
    </style:style>
    <style:style style:name="P27" style:family="paragraph" style:parent-style-name="Contents_20_2">
      <style:paragraph-properties>
        <style:tab-stops>
          <style:tab-stop style:position="17.503cm" style:type="right" style:leader-style="dotted" style:leader-text="."/>
        </style:tab-stops>
      </style:paragraph-properties>
    </style:style>
    <style:style style:name="P28" style:family="paragraph" style:parent-style-name="Heading">
      <style:paragraph-properties>
        <style:tab-stops>
          <style:tab-stop style:position="18.002cm" style:type="right" style:leader-style="dotted" style:leader-text="."/>
        </style:tab-stops>
      </style:paragraph-properties>
    </style:style>
    <style:style style:name="P29" style:family="paragraph" style:parent-style-name="Heading_20_3">
      <style:paragraph-properties fo:text-align="center" style:justify-single-word="false"/>
    </style:style>
    <style:style style:name="P30" style:family="paragraph" style:parent-style-name="Preformatted_20_Text">
      <style:text-properties style:font-name="Liberation Serif"/>
    </style:style>
    <style:style style:name="P31" style:family="paragraph" style:parent-style-name="Preformatted_20_Text">
      <style:text-properties style:font-name="Liberation Serif" officeooo:paragraph-rsid="003d9062"/>
    </style:style>
    <style:style style:name="P32" style:family="paragraph" style:parent-style-name="Preformatted_20_Text">
      <style:text-properties style:font-name="Liberation Serif" fo:font-size="12pt" officeooo:paragraph-rsid="003d9062" style:font-size-asian="12pt" style:font-size-complex="12pt"/>
    </style:style>
    <style:style style:name="P33" style:family="paragraph" style:parent-style-name="Preformatted_20_Text">
      <style:paragraph-properties fo:text-align="center" style:justify-single-word="false"/>
      <style:text-properties style:font-name="Liberation Serif" fo:font-style="italic" officeooo:paragraph-rsid="003d9062" style:font-style-asian="italic" style:font-style-complex="italic"/>
    </style:style>
    <style:style style:name="P34" style:family="paragraph" style:parent-style-name="Preformatted_20_Text">
      <style:text-properties style:font-name="Liberation Sans" officeooo:paragraph-rsid="00b81576"/>
    </style:style>
    <style:style style:name="P35" style:family="paragraph" style:parent-style-name="Standard" style:list-style-name="L1">
      <style:text-properties officeooo:paragraph-rsid="00ef2889"/>
    </style:style>
    <style:style style:name="P36" style:family="paragraph" style:parent-style-name="Standard" style:list-style-name="L1">
      <style:text-properties officeooo:paragraph-rsid="00ffd6dd"/>
    </style:style>
    <style:style style:name="P37" style:family="paragraph" style:parent-style-name="Standard" style:list-style-name="L2"/>
    <style:style style:name="P38" style:family="paragraph" style:parent-style-name="Standard" style:list-style-name="L2">
      <style:text-properties fo:font-weight="normal" style:font-weight-asian="normal" style:font-weight-complex="normal"/>
    </style:style>
    <style:style style:name="P39" style:family="paragraph" style:parent-style-name="Standard" style:list-style-name="L3">
      <style:text-properties officeooo:paragraph-rsid="00f29170"/>
    </style:style>
    <style:style style:name="P40" style:family="paragraph" style:parent-style-name="Standard" style:list-style-name="L4"/>
    <style:style style:name="P41" style:family="paragraph" style:parent-style-name="Standard">
      <style:text-properties fo:font-style="normal" style:font-style-asian="normal" style:font-style-complex="normal"/>
    </style:style>
    <style:style style:name="P42" style:family="paragraph" style:parent-style-name="Standard" style:list-style-name="L5">
      <style:text-properties fo:font-style="normal" style:font-style-asian="normal" style:font-style-complex="normal"/>
    </style:style>
    <style:style style:name="P43" style:family="paragraph" style:parent-style-name="Standard" style:list-style-name="L8">
      <style:text-properties fo:font-style="normal" style:font-style-asian="normal" style:font-style-complex="normal"/>
    </style:style>
    <style:style style:name="P44" style:family="paragraph" style:parent-style-name="Standard" style:list-style-name="L9">
      <style:text-properties fo:font-style="normal" style:font-style-asian="normal" style:font-style-complex="normal"/>
    </style:style>
    <style:style style:name="P45" style:family="paragraph" style:parent-style-name="Standard" style:list-style-name="L25">
      <style:text-properties fo:font-style="normal" style:font-style-asian="normal" style:font-style-complex="normal"/>
    </style:style>
    <style:style style:name="P46" style:family="paragraph" style:parent-style-name="Standard" style:list-style-name="L25">
      <style:text-properties fo:font-style="normal" officeooo:paragraph-rsid="019834e2" style:font-style-asian="normal" style:font-style-complex="normal"/>
    </style:style>
    <style:style style:name="P47" style:family="paragraph" style:parent-style-name="Standard">
      <style:text-properties fo:font-style="normal" officeooo:paragraph-rsid="019834e2" style:font-style-asian="normal" style:font-style-complex="normal"/>
    </style:style>
    <style:style style:name="P48" style:family="paragraph" style:parent-style-name="Standard" style:list-style-name="L6"/>
    <style:style style:name="P49" style:family="paragraph" style:parent-style-name="Standard" style:list-style-name="L6">
      <style:text-properties officeooo:paragraph-rsid="0125986d"/>
    </style:style>
    <style:style style:name="P50" style:family="paragraph" style:parent-style-name="Standard" style:list-style-name="L7"/>
    <style:style style:name="P51" style:family="paragraph" style:parent-style-name="Standard">
      <style:text-properties fo:font-style="italic" style:font-style-asian="italic" style:font-style-complex="italic"/>
    </style:style>
    <style:style style:name="P52" style:family="paragraph" style:parent-style-name="Standard" style:list-style-name="L8">
      <style:text-properties fo:font-style="italic" style:font-style-asian="italic" style:font-style-complex="italic"/>
    </style:style>
    <style:style style:name="P53" style:family="paragraph" style:parent-style-name="Standard" style:list-style-name="L25">
      <style:text-properties fo:font-style="italic" officeooo:paragraph-rsid="019834e2" style:font-style-asian="italic" style:font-style-complex="italic"/>
    </style:style>
    <style:style style:name="P54" style:family="paragraph" style:parent-style-name="Standard">
      <style:text-properties fo:font-style="italic" officeooo:paragraph-rsid="01962fb9" style:font-style-asian="italic" style:font-style-complex="italic"/>
    </style:style>
    <style:style style:name="P55" style:family="paragraph" style:parent-style-name="Standard">
      <style:text-properties fo:font-style="italic" officeooo:paragraph-rsid="019834e2" style:font-style-asian="italic" style:font-style-complex="italic"/>
    </style:style>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1"/>
    <style:style style:name="P59" style:family="paragraph" style:parent-style-name="Standard" style:list-style-name="L12"/>
    <style:style style:name="P60" style:family="paragraph" style:parent-style-name="Standard" style:list-style-name="L13"/>
    <style:style style:name="P61" style:family="paragraph" style:parent-style-name="Standard" style:list-style-name="L14"/>
    <style:style style:name="P62" style:family="paragraph" style:parent-style-name="Standard" style:list-style-name="L15"/>
    <style:style style:name="P63" style:family="paragraph" style:parent-style-name="Standard" style:list-style-name="L16"/>
    <style:style style:name="P64" style:family="paragraph" style:parent-style-name="Standard" style:list-style-name="L17"/>
    <style:style style:name="P65" style:family="paragraph" style:parent-style-name="Standard" style:list-style-name="L18"/>
    <style:style style:name="P66" style:family="paragraph" style:parent-style-name="Standard" style:list-style-name="L19"/>
    <style:style style:name="P67" style:family="paragraph" style:parent-style-name="Standard" style:list-style-name="L19">
      <style:text-properties officeooo:paragraph-rsid="01866871"/>
    </style:style>
    <style:style style:name="P68" style:family="paragraph" style:parent-style-name="Standard" style:list-style-name="L20"/>
    <style:style style:name="P69" style:family="paragraph" style:parent-style-name="Standard" style:list-style-name="L21"/>
    <style:style style:name="P70" style:family="paragraph" style:parent-style-name="Standard" style:list-style-name="L22"/>
    <style:style style:name="P71" style:family="paragraph" style:parent-style-name="Standard" style:list-style-name="L23"/>
    <style:style style:name="P72" style:family="paragraph" style:parent-style-name="Standard" style:list-style-name="L24"/>
    <style:style style:name="P73" style:family="paragraph" style:parent-style-name="Standard">
      <style:text-properties officeooo:paragraph-rsid="010dc729"/>
    </style:style>
    <style:style style:name="P74" style:family="paragraph" style:parent-style-name="Standard">
      <style:text-properties officeooo:paragraph-rsid="011596ca"/>
    </style:style>
    <style:style style:name="P75" style:family="paragraph" style:parent-style-name="Standard">
      <style:text-properties style:font-name="Liberation Serif"/>
    </style:style>
    <style:style style:name="P76" style:family="paragraph" style:parent-style-name="Standard">
      <style:text-properties officeooo:paragraph-rsid="0125986d"/>
    </style:style>
    <style:style style:name="P7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8" style:family="paragraph" style:parent-style-name="Standard">
      <style:text-properties officeooo:paragraph-rsid="015d6bdd"/>
    </style:style>
    <style:style style:name="P79" style:family="paragraph" style:parent-style-name="Standard">
      <style:text-properties officeooo:paragraph-rsid="01774b65"/>
    </style:style>
    <style:style style:name="P80" style:family="paragraph" style:parent-style-name="Standard">
      <style:text-properties fo:font-size="12pt" style:font-size-asian="12pt" style:font-size-complex="12pt"/>
    </style:style>
    <style:style style:name="P81" style:family="paragraph" style:parent-style-name="Standard">
      <style:text-properties officeooo:paragraph-rsid="01866871"/>
    </style:style>
    <style:style style:name="P82" style:family="paragraph" style:parent-style-name="Standard">
      <style:text-properties officeooo:paragraph-rsid="00ef2889"/>
    </style:style>
    <style:style style:name="P83" style:family="paragraph" style:parent-style-name="Standard">
      <style:paragraph-properties fo:break-before="page"/>
      <style:text-properties officeooo:paragraph-rsid="010dc729"/>
    </style:style>
    <style:style style:name="P84" style:family="paragraph" style:parent-style-name="Subtitle">
      <style:text-properties officeooo:rsid="011f1f36" officeooo:paragraph-rsid="011f1f36"/>
    </style:style>
    <style:style style:name="P85" style:family="paragraph" style:parent-style-name="Subtitle">
      <style:text-properties style:font-name="Liberation Serif"/>
    </style:style>
    <style:style style:name="P86" style:family="paragraph" style:parent-style-name="Subtitle">
      <style:text-properties style:font-name="Liberation Serif" officeooo:paragraph-rsid="01866871"/>
    </style:style>
    <style:style style:name="P87" style:family="paragraph" style:parent-style-name="Subtitle">
      <style:text-properties style:font-name="Liberation Sans" fo:font-size="18pt" officeooo:rsid="014c589f" officeooo:paragraph-rsid="014c589f" style:font-name-asian="DejaVu Sans" style:font-size-asian="18pt" style:font-name-complex="DejaVu Sans" style:font-size-complex="18pt"/>
    </style:style>
    <style:style style:name="P88" style:family="paragraph" style:parent-style-name="Subtitle">
      <style:text-properties officeooo:paragraph-rsid="018ace83"/>
    </style:style>
    <style:style style:name="P89" style:family="paragraph" style:parent-style-name="Subtitle">
      <style:paragraph-properties fo:text-align="center" style:justify-single-word="false"/>
    </style:style>
    <style:style style:name="P90" style:family="paragraph" style:parent-style-name="Subtitle">
      <style:paragraph-properties fo:break-before="page"/>
    </style:style>
    <style:style style:name="P91" style:family="paragraph" style:parent-style-name="Text_20_body">
      <style:text-properties style:font-name="Liberation Serif"/>
    </style:style>
    <style:style style:name="P92" style:family="paragraph" style:parent-style-name="Text_20_body">
      <style:paragraph-properties fo:text-align="center" style:justify-single-word="false"/>
      <style:text-properties style:font-name="Liberation Serif"/>
    </style:style>
    <style:style style:name="P93" style:family="paragraph" style:parent-style-name="Text_20_body" style:list-style-name="">
      <style:paragraph-properties fo:text-align="center" style:justify-single-word="false"/>
      <style:text-properties style:font-name="Liberation Serif"/>
    </style:style>
    <style:style style:name="P94" style:family="paragraph" style:parent-style-name="Text_20_body">
      <style:paragraph-properties fo:text-align="center" style:justify-single-word="false"/>
      <style:text-properties style:font-name="Liberation Serif" fo:font-size="18pt" officeooo:paragraph-rsid="01688374" style:font-size-asian="18pt" style:font-size-complex="18pt"/>
    </style:style>
    <style:style style:name="P95" style:family="paragraph" style:parent-style-name="Text_20_body">
      <style:paragraph-properties fo:text-align="center" style:justify-single-word="false"/>
      <style:text-properties style:font-name="Liberation Serif" fo:font-size="18pt" fo:font-style="italic" officeooo:paragraph-rsid="01688374" style:font-size-asian="18pt" style:font-style-asian="italic" style:font-size-complex="18pt" style:font-style-complex="italic"/>
    </style:style>
    <style:style style:name="P96" style:family="paragraph" style:parent-style-name="Text_20_body">
      <style:paragraph-properties fo:text-align="center" style:justify-single-word="false"/>
      <style:text-properties style:font-name="Liberation Serif" fo:font-size="18pt" fo:font-style="italic" officeooo:rsid="01696547" officeooo:paragraph-rsid="01696547" style:font-size-asian="18pt" style:font-style-asian="italic" style:font-size-complex="18pt" style:font-style-complex="italic"/>
    </style:style>
    <style:style style:name="P97" style:family="paragraph" style:parent-style-name="Text_20_body">
      <style:paragraph-properties fo:text-align="center" style:justify-single-word="false"/>
      <style:text-properties style:font-name="Liberation Serif" fo:font-size="18pt" fo:font-style="normal" style:text-underline-style="none" style:font-size-asian="18pt" style:font-style-asian="normal" style:font-size-complex="18pt" style:font-style-complex="normal"/>
    </style:style>
    <style:style style:name="P98" style:family="paragraph" style:parent-style-name="Text_20_body">
      <style:paragraph-properties fo:text-align="center" style:justify-single-word="false"/>
      <style:text-properties style:font-name="Liberation Serif" fo:font-size="18pt" fo:font-style="normal" style:text-underline-style="none" officeooo:rsid="01602a1b" officeooo:paragraph-rsid="01602a1b" style:font-size-asian="18pt" style:font-style-asian="normal" style:font-size-complex="18pt" style:font-style-complex="normal"/>
    </style:style>
    <style:style style:name="P99" style:family="paragraph" style:parent-style-name="Text_20_body">
      <style:paragraph-properties fo:text-align="center" style:justify-single-word="false"/>
      <style:text-properties style:font-name="Liberation Serif" fo:font-size="10pt" fo:font-style="italic" officeooo:rsid="00ecbb46" officeooo:paragraph-rsid="00ecbb46" style:font-size-asian="10pt" style:font-style-asian="italic" style:font-size-complex="10pt" style:font-style-complex="italic"/>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142734a" officeooo:paragraph-rsid="0142734a"/>
    </style:style>
    <style:style style:name="P102" style:family="paragraph" style:parent-style-name="Title">
      <style:paragraph-properties fo:break-before="page"/>
    </style:style>
    <style:style style:name="P103" style:family="paragraph" style:parent-style-name="Title">
      <style:paragraph-properties fo:break-before="page"/>
      <style:text-properties officeooo:rsid="0142734a" officeooo:paragraph-rsid="0142734a"/>
    </style:style>
    <style:style style:name="T1" style:family="text">
      <style:text-properties officeooo:rsid="010ccad0"/>
    </style:style>
    <style:style style:name="T2" style:family="text">
      <style:text-properties officeooo:rsid="007138cd"/>
    </style:style>
    <style:style style:name="T3" style:family="text">
      <style:text-properties officeooo:rsid="0015fb47"/>
    </style:style>
    <style:style style:name="T4" style:family="text">
      <style:text-properties officeooo:rsid="001788e4"/>
    </style:style>
    <style:style style:name="T5" style:family="text">
      <style:text-properties officeooo:rsid="0027cb32"/>
    </style:style>
    <style:style style:name="T6" style:family="text">
      <style:text-properties officeooo:rsid="002c2dc0"/>
    </style:style>
    <style:style style:name="T7" style:family="text">
      <style:text-properties officeooo:rsid="002d7203"/>
    </style:style>
    <style:style style:name="T8" style:family="text">
      <style:text-properties officeooo:rsid="00312fca"/>
    </style:style>
    <style:style style:name="T9" style:family="text">
      <style:text-properties officeooo:rsid="00334a21"/>
    </style:style>
    <style:style style:name="T10" style:family="text">
      <style:text-properties officeooo:rsid="0036db35"/>
    </style:style>
    <style:style style:name="T11" style:family="text">
      <style:text-properties officeooo:rsid="00390dd5"/>
    </style:style>
    <style:style style:name="T12" style:family="text">
      <style:text-properties fo:font-size="10pt" officeooo:rsid="00390dd5" style:font-name-asian="Liberation Mono" style:font-size-asian="10pt" style:font-name-complex="Liberation Mono" style:font-size-complex="10pt"/>
    </style:style>
    <style:style style:name="T13" style:family="text">
      <style:text-properties officeooo:rsid="004f67c4"/>
    </style:style>
    <style:style style:name="T14" style:family="text">
      <style:text-properties officeooo:rsid="00593fb6"/>
    </style:style>
    <style:style style:name="T15" style:family="text">
      <style:text-properties officeooo:rsid="006c126d"/>
    </style:style>
    <style:style style:name="T16" style:family="text">
      <style:text-properties officeooo:rsid="006d6276"/>
    </style:style>
    <style:style style:name="T17" style:family="text">
      <style:text-properties officeooo:rsid="006d979c"/>
    </style:style>
    <style:style style:name="T18" style:family="text">
      <style:text-properties officeooo:rsid="006dd3d6"/>
    </style:style>
    <style:style style:name="T19" style:family="text">
      <style:text-properties officeooo:rsid="006f1c0a"/>
    </style:style>
    <style:style style:name="T20" style:family="text">
      <style:text-properties officeooo:rsid="006f2a2d"/>
    </style:style>
    <style:style style:name="T21" style:family="text">
      <style:text-properties officeooo:rsid="00766e74"/>
    </style:style>
    <style:style style:name="T22" style:family="text">
      <style:text-properties officeooo:rsid="00784c7c"/>
    </style:style>
    <style:style style:name="T23" style:family="text">
      <style:text-properties officeooo:rsid="00792cad"/>
    </style:style>
    <style:style style:name="T24" style:family="text">
      <style:text-properties officeooo:rsid="007a00f6"/>
    </style:style>
    <style:style style:name="T25" style:family="text">
      <style:text-properties officeooo:rsid="007baac2"/>
    </style:style>
    <style:style style:name="T26" style:family="text">
      <style:text-properties officeooo:rsid="007bbefb"/>
    </style:style>
    <style:style style:name="T27" style:family="text">
      <style:text-properties officeooo:rsid="007c6780"/>
    </style:style>
    <style:style style:name="T28" style:family="text">
      <style:text-properties officeooo:rsid="008188c4"/>
    </style:style>
    <style:style style:name="T29" style:family="text">
      <style:text-properties officeooo:rsid="0081a265"/>
    </style:style>
    <style:style style:name="T30" style:family="text">
      <style:text-properties officeooo:rsid="00831647"/>
    </style:style>
    <style:style style:name="T31" style:family="text">
      <style:text-properties officeooo:rsid="0084c5b8"/>
    </style:style>
    <style:style style:name="T32" style:family="text">
      <style:text-properties officeooo:rsid="0084d8b8"/>
    </style:style>
    <style:style style:name="T33" style:family="text">
      <style:text-properties officeooo:rsid="00857f57"/>
    </style:style>
    <style:style style:name="T34" style:family="text">
      <style:text-properties officeooo:rsid="008671f4"/>
    </style:style>
    <style:style style:name="T35" style:family="text">
      <style:text-properties officeooo:rsid="00879cb4"/>
    </style:style>
    <style:style style:name="T36" style:family="text">
      <style:text-properties officeooo:rsid="00893b9e"/>
    </style:style>
    <style:style style:name="T37" style:family="text">
      <style:text-properties officeooo:rsid="008ac4d2"/>
    </style:style>
    <style:style style:name="T38" style:family="text">
      <style:text-properties officeooo:rsid="008dad8a"/>
    </style:style>
    <style:style style:name="T39" style:family="text">
      <style:text-properties officeooo:rsid="0090b54d"/>
    </style:style>
    <style:style style:name="T40" style:family="text">
      <style:text-properties officeooo:rsid="009385e8"/>
    </style:style>
    <style:style style:name="T41" style:family="text">
      <style:text-properties officeooo:rsid="0093a393"/>
    </style:style>
    <style:style style:name="T42" style:family="text">
      <style:text-properties officeooo:rsid="00949370"/>
    </style:style>
    <style:style style:name="T43" style:family="text">
      <style:text-properties officeooo:rsid="0094ab0e"/>
    </style:style>
    <style:style style:name="T44" style:family="text">
      <style:text-properties officeooo:rsid="009588f5"/>
    </style:style>
    <style:style style:name="T45" style:family="text">
      <style:text-properties officeooo:rsid="0095ef30"/>
    </style:style>
    <style:style style:name="T46" style:family="text">
      <style:text-properties officeooo:rsid="00986998"/>
    </style:style>
    <style:style style:name="T47" style:family="text">
      <style:text-properties officeooo:rsid="0099c86d"/>
    </style:style>
    <style:style style:name="T48" style:family="text">
      <style:text-properties officeooo:rsid="009b5579"/>
    </style:style>
    <style:style style:name="T49" style:family="text">
      <style:text-properties officeooo:rsid="009d036d"/>
    </style:style>
    <style:style style:name="T50" style:family="text">
      <style:text-properties officeooo:rsid="009e10fb"/>
    </style:style>
    <style:style style:name="T51" style:family="text">
      <style:text-properties officeooo:rsid="009e6fcf"/>
    </style:style>
    <style:style style:name="T52" style:family="text">
      <style:text-properties officeooo:rsid="00a0ade3"/>
    </style:style>
    <style:style style:name="T53" style:family="text">
      <style:text-properties officeooo:rsid="00a37540"/>
    </style:style>
    <style:style style:name="T54" style:family="text">
      <style:text-properties officeooo:rsid="00a39066"/>
    </style:style>
    <style:style style:name="T55" style:family="text">
      <style:text-properties officeooo:rsid="00a472ff"/>
    </style:style>
    <style:style style:name="T56" style:family="text">
      <style:text-properties officeooo:rsid="00a5947c"/>
    </style:style>
    <style:style style:name="T57" style:family="text">
      <style:text-properties officeooo:rsid="00a5dd5c"/>
    </style:style>
    <style:style style:name="T58" style:family="text">
      <style:text-properties officeooo:rsid="00abe19b"/>
    </style:style>
    <style:style style:name="T59" style:family="text">
      <style:text-properties officeooo:rsid="00af5137"/>
    </style:style>
    <style:style style:name="T60" style:family="text">
      <style:text-properties officeooo:rsid="00b2da3f"/>
    </style:style>
    <style:style style:name="T61" style:family="text">
      <style:text-properties officeooo:rsid="00b35e2a"/>
    </style:style>
    <style:style style:name="T62" style:family="text">
      <style:text-properties officeooo:rsid="00b3630f"/>
    </style:style>
    <style:style style:name="T63" style:family="text">
      <style:text-properties officeooo:rsid="00b3f59f"/>
    </style:style>
    <style:style style:name="T64" style:family="text">
      <style:text-properties officeooo:rsid="00b502b3"/>
    </style:style>
    <style:style style:name="T65" style:family="text">
      <style:text-properties officeooo:rsid="00b60051"/>
    </style:style>
    <style:style style:name="T66" style:family="text">
      <style:text-properties officeooo:rsid="00b6509e"/>
    </style:style>
    <style:style style:name="T67" style:family="text">
      <style:text-properties officeooo:rsid="00b78a2b"/>
    </style:style>
    <style:style style:name="T68" style:family="text">
      <style:text-properties officeooo:rsid="00bd9233"/>
    </style:style>
    <style:style style:name="T69" style:family="text">
      <style:text-properties officeooo:rsid="00befbde"/>
    </style:style>
    <style:style style:name="T70" style:family="text">
      <style:text-properties officeooo:rsid="00c0722e"/>
    </style:style>
    <style:style style:name="T71" style:family="text">
      <style:text-properties officeooo:rsid="00c24d7d"/>
    </style:style>
    <style:style style:name="T72" style:family="text">
      <style:text-properties officeooo:rsid="009d036d" style:font-name-asian="Liberation Mono" style:font-name-complex="Liberation Mono"/>
    </style:style>
    <style:style style:name="T73" style:family="text">
      <style:text-properties officeooo:rsid="00b2da3f" style:font-name-asian="Liberation Mono" style:font-name-complex="Liberation Mono"/>
    </style:style>
    <style:style style:name="T74" style:family="text">
      <style:text-properties officeooo:rsid="00b78a2b" style:font-name-asian="Liberation Mono" style:font-name-complex="Liberation Mono"/>
    </style:style>
    <style:style style:name="T75" style:family="text">
      <style:text-properties officeooo:rsid="00e12662" style:font-name-asian="Liberation Mono" style:font-name-complex="Liberation Mono"/>
    </style:style>
    <style:style style:name="T76" style:family="text">
      <style:text-properties officeooo:rsid="006d979c" style:font-name-asian="Liberation Mono" style:font-name-complex="Liberation Mono"/>
    </style:style>
    <style:style style:name="T77" style:family="text">
      <style:text-properties officeooo:rsid="00c54c98"/>
    </style:style>
    <style:style style:name="T78" style:family="text">
      <style:text-properties officeooo:rsid="00c8d459"/>
    </style:style>
    <style:style style:name="T79" style:family="text">
      <style:text-properties officeooo:rsid="00c99634"/>
    </style:style>
    <style:style style:name="T80" style:family="text">
      <style:text-properties officeooo:rsid="00ca515e"/>
    </style:style>
    <style:style style:name="T81" style:family="text">
      <style:text-properties officeooo:rsid="00cb4dd1"/>
    </style:style>
    <style:style style:name="T82" style:family="text">
      <style:text-properties officeooo:rsid="00cc5973"/>
    </style:style>
    <style:style style:name="T83" style:family="text">
      <style:text-properties officeooo:rsid="00d1191d"/>
    </style:style>
    <style:style style:name="T84" style:family="text">
      <style:text-properties officeooo:rsid="00d29c18"/>
    </style:style>
    <style:style style:name="T85" style:family="text">
      <style:text-properties officeooo:rsid="00d2e5ab"/>
    </style:style>
    <style:style style:name="T86" style:family="text">
      <style:text-properties officeooo:rsid="00d52ff4"/>
    </style:style>
    <style:style style:name="T87" style:family="text">
      <style:text-properties officeooo:rsid="00d6226d"/>
    </style:style>
    <style:style style:name="T88" style:family="text">
      <style:text-properties officeooo:rsid="00cc8a13"/>
    </style:style>
    <style:style style:name="T89" style:family="text">
      <style:text-properties officeooo:rsid="00d938d3"/>
    </style:style>
    <style:style style:name="T90" style:family="text">
      <style:text-properties style:text-position="super 58%" officeooo:rsid="00d938d3"/>
    </style:style>
    <style:style style:name="T91" style:family="text">
      <style:text-properties officeooo:rsid="00dac416"/>
    </style:style>
    <style:style style:name="T92" style:family="text">
      <style:text-properties officeooo:rsid="00db61ca"/>
    </style:style>
    <style:style style:name="T93" style:family="text">
      <style:text-properties officeooo:rsid="00e086d7"/>
    </style:style>
    <style:style style:name="T94" style:family="text">
      <style:text-properties officeooo:rsid="00e0dc5f"/>
    </style:style>
    <style:style style:name="T95" style:family="text">
      <style:text-properties officeooo:rsid="00e12461"/>
    </style:style>
    <style:style style:name="T96" style:family="text">
      <style:text-properties officeooo:rsid="00e12662"/>
    </style:style>
    <style:style style:name="T97" style:family="text">
      <style:text-properties officeooo:rsid="00e6d45e"/>
    </style:style>
    <style:style style:name="T98" style:family="text">
      <style:text-properties officeooo:rsid="00eb8f9b"/>
    </style:style>
    <style:style style:name="T99" style:family="text">
      <style:text-properties officeooo:rsid="00ec215a"/>
    </style:style>
    <style:style style:name="T100" style:family="text">
      <style:text-properties officeooo:rsid="00ecbb46"/>
    </style:style>
    <style:style style:name="T101" style:family="text">
      <style:text-properties style:font-name="Liberation Serif"/>
    </style:style>
    <style:style style:name="T102" style:family="text">
      <style:text-properties style:font-name="Liberation Serif" officeooo:rsid="0125986d"/>
    </style:style>
    <style:style style:name="T103" style:family="text">
      <style:text-properties style:font-name="Liberation Serif" officeooo:rsid="0142734a"/>
    </style:style>
    <style:style style:name="T104" style:family="text">
      <style:text-properties style:font-name="Liberation Serif" officeooo:rsid="01397f5c"/>
    </style:style>
    <style:style style:name="T105" style:family="text">
      <style:text-properties style:font-name="Liberation Serif" officeooo:rsid="011596ca"/>
    </style:style>
    <style:style style:name="T106" style:family="text">
      <style:text-properties style:font-name="Liberation Serif" officeooo:rsid="013bc7c5"/>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766e74" style:font-size-asian="12pt" style:font-weight-asian="normal" style:font-size-complex="12pt" style:font-weight-complex="normal"/>
    </style:style>
    <style:style style:name="T109" style:family="text">
      <style:text-properties fo:font-size="12pt" fo:font-weight="normal" officeooo:rsid="015c76bd" style:font-size-asian="12pt" style:font-weight-asian="normal" style:font-size-complex="12pt" style:font-weight-complex="normal"/>
    </style:style>
    <style:style style:name="T110" style:family="text">
      <style:text-properties fo:font-size="12pt" officeooo:rsid="007fb881" style:font-size-asian="12pt" style:font-size-complex="12pt"/>
    </style:style>
    <style:style style:name="T111" style:family="text">
      <style:text-properties fo:font-size="12pt" officeooo:rsid="00f219b5" style:font-size-asian="12pt" style:font-size-complex="12pt"/>
    </style:style>
    <style:style style:name="T112" style:family="text">
      <style:text-properties fo:font-size="12pt" fo:font-weight="bold" officeooo:rsid="008ac4d2" style:font-size-asian="12pt" style:font-weight-asian="bold" style:font-size-complex="12pt" style:font-weight-complex="bold"/>
    </style:style>
    <style:style style:name="T113" style:family="text">
      <style:text-properties fo:font-size="12pt" fo:font-weight="bold" officeooo:rsid="007fb881" style:font-size-asian="12pt" style:font-weight-asian="bold" style:font-size-complex="12pt" style:font-weight-complex="bold"/>
    </style:style>
    <style:style style:name="T114" style:family="text">
      <style:text-properties officeooo:rsid="00ef2889"/>
    </style:style>
    <style:style style:name="T115" style:family="text">
      <style:text-properties fo:font-weight="bold" style:font-weight-asian="bold" style:font-weight-complex="bold"/>
    </style:style>
    <style:style style:name="T116" style:family="text">
      <style:text-properties fo:font-weight="bold" officeooo:rsid="0084c5b8" style:font-weight-asian="bold" style:font-weight-complex="bold"/>
    </style:style>
    <style:style style:name="T117" style:family="text">
      <style:text-properties fo:font-weight="bold" officeooo:rsid="006c126d" style:font-weight-asian="bold" style:font-weight-complex="bold"/>
    </style:style>
    <style:style style:name="T118" style:family="text">
      <style:text-properties fo:font-weight="bold" officeooo:rsid="00857f57" style:font-weight-asian="bold" style:font-weight-complex="bold"/>
    </style:style>
    <style:style style:name="T119" style:family="text">
      <style:text-properties fo:font-weight="bold" officeooo:rsid="008671f4" style:font-weight-asian="bold" style:font-weight-complex="bold"/>
    </style:style>
    <style:style style:name="T120" style:family="text">
      <style:text-properties fo:font-weight="bold" officeooo:rsid="00893b9e" style:font-weight-asian="bold" style:font-weight-complex="bold"/>
    </style:style>
    <style:style style:name="T121" style:family="text">
      <style:text-properties fo:font-weight="bold" officeooo:rsid="01397f5c" style:font-weight-asian="bold" style:font-weight-complex="bold"/>
    </style:style>
    <style:style style:name="T122" style:family="text">
      <style:text-properties fo:font-weight="bold" officeooo:rsid="00f489aa" style:font-weight-asian="bold" style:font-weight-complex="bold"/>
    </style:style>
    <style:style style:name="T123" style:family="text">
      <style:text-properties fo:font-weight="bold" officeooo:rsid="00986998" style:font-weight-asian="bold" style:font-weight-complex="bold"/>
    </style:style>
    <style:style style:name="T124" style:family="text">
      <style:text-properties fo:font-weight="bold" officeooo:rsid="009385e8" style:font-weight-asian="bold" style:font-weight-complex="bold"/>
    </style:style>
    <style:style style:name="T125" style:family="text">
      <style:text-properties fo:font-weight="bold" officeooo:rsid="00949370" style:font-weight-asian="bold" style:font-weight-complex="bold"/>
    </style:style>
    <style:style style:name="T126" style:family="text">
      <style:text-properties fo:font-weight="bold" officeooo:rsid="0094ab0e" style:font-weight-asian="bold" style:font-weight-complex="bold"/>
    </style:style>
    <style:style style:name="T127" style:family="text">
      <style:text-properties fo:font-weight="bold" officeooo:rsid="0099c86d" style:font-weight-asian="bold" style:font-weight-complex="bold"/>
    </style:style>
    <style:style style:name="T128" style:family="text">
      <style:text-properties fo:font-weight="bold" officeooo:rsid="009588f5" style:font-weight-asian="bold" style:font-weight-complex="bold"/>
    </style:style>
    <style:style style:name="T129" style:family="text">
      <style:text-properties fo:font-weight="bold" officeooo:rsid="0095ef30" style:font-weight-asian="bold" style:font-weight-complex="bold"/>
    </style:style>
    <style:style style:name="T130" style:family="text">
      <style:text-properties fo:font-weight="bold" officeooo:rsid="013bc7c5" style:font-weight-asian="bold" style:font-weight-complex="bold"/>
    </style:style>
    <style:style style:name="T131" style:family="text">
      <style:text-properties fo:font-weight="bold" officeooo:rsid="00f6a77d" style:font-weight-asian="bold" style:font-weight-complex="bold"/>
    </style:style>
    <style:style style:name="T132" style:family="text">
      <style:text-properties fo:font-weight="bold" officeooo:rsid="009b5579" style:font-weight-asian="bold" style:font-weight-complex="bold"/>
    </style:style>
    <style:style style:name="T133" style:family="text">
      <style:text-properties fo:font-weight="bold" officeooo:rsid="009d036d" style:font-weight-asian="bold" style:font-weight-complex="bold"/>
    </style:style>
    <style:style style:name="T134" style:family="text">
      <style:text-properties fo:font-weight="bold" officeooo:rsid="009e6fcf" style:font-weight-asian="bold" style:font-weight-complex="bold"/>
    </style:style>
    <style:style style:name="T135" style:family="text">
      <style:text-properties fo:font-weight="bold" officeooo:rsid="00a0ade3" style:font-weight-asian="bold" style:font-weight-complex="bold"/>
    </style:style>
    <style:style style:name="T136" style:family="text">
      <style:text-properties fo:font-weight="bold" officeooo:rsid="00a37540" style:font-weight-asian="bold" style:font-weight-complex="bold"/>
    </style:style>
    <style:style style:name="T137" style:family="text">
      <style:text-properties fo:font-weight="bold" officeooo:rsid="00a5dd5c" style:font-weight-asian="bold" style:font-weight-complex="bold"/>
    </style:style>
    <style:style style:name="T138" style:family="text">
      <style:text-properties fo:font-weight="bold" officeooo:rsid="00a60f7b" style:font-weight-asian="bold" style:font-weight-complex="bold"/>
    </style:style>
    <style:style style:name="T139" style:family="text">
      <style:text-properties fo:font-weight="bold" officeooo:rsid="00af5137" style:font-weight-asian="bold" style:font-weight-complex="bold"/>
    </style:style>
    <style:style style:name="T140" style:family="text">
      <style:text-properties fo:font-weight="bold" officeooo:rsid="00b2da3f" style:font-weight-asian="bold" style:font-weight-complex="bold"/>
    </style:style>
    <style:style style:name="T141" style:family="text">
      <style:text-properties fo:font-weight="bold" officeooo:rsid="00b35e2a" style:font-weight-asian="bold" style:font-weight-complex="bold"/>
    </style:style>
    <style:style style:name="T142" style:family="text">
      <style:text-properties fo:font-weight="bold" officeooo:rsid="00b3630f" style:font-weight-asian="bold" style:font-weight-complex="bold"/>
    </style:style>
    <style:style style:name="T143" style:family="text">
      <style:text-properties fo:font-weight="bold" officeooo:rsid="00bd9233" style:font-weight-asian="bold" style:font-weight-complex="bold"/>
    </style:style>
    <style:style style:name="T144" style:family="text">
      <style:text-properties fo:font-weight="bold" officeooo:rsid="00befbde" style:font-weight-asian="bold" style:font-weight-complex="bold"/>
    </style:style>
    <style:style style:name="T145" style:family="text">
      <style:text-properties fo:font-weight="bold" officeooo:rsid="00c0722e" style:font-weight-asian="bold" style:font-weight-complex="bold"/>
    </style:style>
    <style:style style:name="T146" style:family="text">
      <style:text-properties fo:font-weight="bold" officeooo:rsid="00c24d7d" style:font-weight-asian="bold" style:font-weight-complex="bold"/>
    </style:style>
    <style:style style:name="T147" style:family="text">
      <style:text-properties fo:font-weight="bold" officeooo:rsid="00150862" style:font-weight-asian="bold" style:font-weight-complex="bold"/>
    </style:style>
    <style:style style:name="T148" style:family="text">
      <style:text-properties fo:font-weight="bold" officeooo:rsid="00f572e7" style:font-weight-asian="bold" style:font-weight-complex="bold"/>
    </style:style>
    <style:style style:name="T149" style:family="text">
      <style:text-properties fo:font-weight="bold" officeooo:rsid="00f8a779" style:font-weight-asian="bold" style:font-weight-complex="bold"/>
    </style:style>
    <style:style style:name="T150" style:family="text">
      <style:text-properties fo:font-weight="bold" officeooo:rsid="00f56dbc" style:font-weight-asian="bold" style:font-weight-complex="bold"/>
    </style:style>
    <style:style style:name="T151" style:family="text">
      <style:text-properties fo:font-weight="bold" officeooo:rsid="00a0ade3" style:font-name-asian="Liberation Mono" style:font-weight-asian="bold" style:font-name-complex="Liberation Mono" style:font-weight-complex="bold"/>
    </style:style>
    <style:style style:name="T152" style:family="text">
      <style:text-properties fo:font-weight="bold" officeooo:rsid="00b2da3f" style:font-name-asian="Liberation Mono" style:font-weight-asian="bold" style:font-name-complex="Liberation Mono" style:font-weight-complex="bold"/>
    </style:style>
    <style:style style:name="T153" style:family="text">
      <style:text-properties officeooo:rsid="00f489aa"/>
    </style:style>
    <style:style style:name="T154" style:family="text">
      <style:text-properties officeooo:rsid="00150862"/>
    </style:style>
    <style:style style:name="T155" style:family="text">
      <style:text-properties fo:font-weight="normal" officeooo:rsid="00ef2889" style:font-weight-asian="normal" style:font-weight-complex="normal"/>
    </style:style>
    <style:style style:name="T156" style:family="text">
      <style:text-properties officeooo:rsid="01063a1c"/>
    </style:style>
    <style:style style:name="T157" style:family="text">
      <style:text-properties officeooo:rsid="0107991a"/>
    </style:style>
    <style:style style:name="T158" style:family="text">
      <style:text-properties officeooo:rsid="0109691b"/>
    </style:style>
    <style:style style:name="T159" style:family="text">
      <style:text-properties officeooo:rsid="011596ca"/>
    </style:style>
    <style:style style:name="T160" style:family="text">
      <style:text-properties fo:font-style="normal" style:font-style-asian="normal" style:font-style-complex="normal"/>
    </style:style>
    <style:style style:name="T161" style:family="text">
      <style:text-properties fo:font-style="normal" officeooo:rsid="0149b5d9"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fo:font-style="normal" style:text-underline-style="none" officeooo:rsid="01696547" style:font-style-asian="normal" style:font-style-complex="normal"/>
    </style:style>
    <style:style style:name="T164" style:family="text">
      <style:text-properties officeooo:rsid="0116fd6c"/>
    </style:style>
    <style:style style:name="T165" style:family="text">
      <style:text-properties officeooo:rsid="011884e1"/>
    </style:style>
    <style:style style:name="T166" style:family="text">
      <style:text-properties officeooo:rsid="01193d0b"/>
    </style:style>
    <style:style style:name="T167" style:family="text">
      <style:text-properties officeooo:rsid="011b3655"/>
    </style:style>
    <style:style style:name="T168" style:family="text">
      <style:text-properties officeooo:rsid="011d2f4a"/>
    </style:style>
    <style:style style:name="T169" style:family="text">
      <style:text-properties officeooo:rsid="011d83f6"/>
    </style:style>
    <style:style style:name="T170" style:family="text">
      <style:text-properties officeooo:rsid="011f8b19"/>
    </style:style>
    <style:style style:name="T171" style:family="text">
      <style:text-properties officeooo:rsid="01224893"/>
    </style:style>
    <style:style style:name="T172" style:family="text">
      <style:text-properties officeooo:rsid="01244fed"/>
    </style:style>
    <style:style style:name="T173" style:family="text">
      <style:text-properties officeooo:rsid="0124906e"/>
    </style:style>
    <style:style style:name="T174" style:family="text">
      <style:text-properties officeooo:rsid="01253bb7"/>
    </style:style>
    <style:style style:name="T175" style:family="text">
      <style:text-properties officeooo:rsid="01254823"/>
    </style:style>
    <style:style style:name="T176" style:family="text">
      <style:text-properties officeooo:rsid="0125986d"/>
    </style:style>
    <style:style style:name="T177" style:family="text">
      <style:text-properties officeooo:rsid="0125a68d"/>
    </style:style>
    <style:style style:name="T178" style:family="text">
      <style:text-properties officeooo:rsid="0126d9c6"/>
    </style:style>
    <style:style style:name="T179" style:family="text">
      <style:text-properties officeooo:rsid="0127f940"/>
    </style:style>
    <style:style style:name="T180" style:family="text">
      <style:text-properties officeooo:rsid="0129fdcd"/>
    </style:style>
    <style:style style:name="T181" style:family="text">
      <style:text-properties officeooo:rsid="012b9415"/>
    </style:style>
    <style:style style:name="T182" style:family="text">
      <style:text-properties officeooo:rsid="012c01d8"/>
    </style:style>
    <style:style style:name="T183" style:family="text">
      <style:text-properties officeooo:rsid="012e4ffb"/>
    </style:style>
    <style:style style:name="T184" style:family="text">
      <style:text-properties officeooo:rsid="01302fbe"/>
    </style:style>
    <style:style style:name="T185" style:family="text">
      <style:text-properties officeooo:rsid="01319f5d"/>
    </style:style>
    <style:style style:name="T186" style:family="text">
      <style:text-properties officeooo:rsid="0134a17b"/>
    </style:style>
    <style:style style:name="T187" style:family="text">
      <style:text-properties officeooo:rsid="013797cf"/>
    </style:style>
    <style:style style:name="T188" style:family="text">
      <style:text-properties officeooo:rsid="00f6a77d"/>
    </style:style>
    <style:style style:name="T189" style:family="text">
      <style:text-properties officeooo:rsid="013d9860"/>
    </style:style>
    <style:style style:name="T190" style:family="text">
      <style:text-properties officeooo:rsid="013ebd56"/>
    </style:style>
    <style:style style:name="T191" style:family="text">
      <style:text-properties officeooo:rsid="01407ebc"/>
    </style:style>
    <style:style style:name="T192" style:family="text">
      <style:text-properties officeooo:rsid="0143fa94"/>
    </style:style>
    <style:style style:name="T193" style:family="text">
      <style:text-properties officeooo:rsid="0144a901"/>
    </style:style>
    <style:style style:name="T194" style:family="text">
      <style:text-properties officeooo:rsid="01450fa4"/>
    </style:style>
    <style:style style:name="T195" style:family="text">
      <style:text-properties officeooo:rsid="0146c69c"/>
    </style:style>
    <style:style style:name="T196" style:family="text">
      <style:text-properties officeooo:rsid="01475081"/>
    </style:style>
    <style:style style:name="T197" style:family="text">
      <style:text-properties officeooo:rsid="01485e96"/>
    </style:style>
    <style:style style:name="T198" style:family="text">
      <style:text-properties officeooo:rsid="014aadf1"/>
    </style:style>
    <style:style style:name="T199" style:family="text">
      <style:text-properties officeooo:rsid="014ad49a"/>
    </style:style>
    <style:style style:name="T200" style:family="text">
      <style:text-properties officeooo:rsid="014d3bb1"/>
    </style:style>
    <style:style style:name="T201" style:family="text">
      <style:text-properties officeooo:rsid="014fbdc2"/>
    </style:style>
    <style:style style:name="T202" style:family="text">
      <style:text-properties officeooo:rsid="01511920"/>
    </style:style>
    <style:style style:name="T203" style:family="text">
      <style:text-properties officeooo:rsid="01528031"/>
    </style:style>
    <style:style style:name="T204" style:family="text">
      <style:text-properties officeooo:rsid="0153a81e"/>
    </style:style>
    <style:style style:name="T205" style:family="text">
      <style:text-properties officeooo:rsid="015615fb"/>
    </style:style>
    <style:style style:name="T206" style:family="text">
      <style:text-properties officeooo:rsid="0157ac75"/>
    </style:style>
    <style:style style:name="T207" style:family="text">
      <style:text-properties officeooo:rsid="01595552"/>
    </style:style>
    <style:style style:name="T208" style:family="text">
      <style:text-properties officeooo:rsid="015e538f"/>
    </style:style>
    <style:style style:name="T209" style:family="text">
      <style:text-properties officeooo:rsid="015ee519"/>
    </style:style>
    <style:style style:name="T210" style:family="text">
      <style:text-properties officeooo:rsid="0164a4e2"/>
    </style:style>
    <style:style style:name="T211" style:family="text">
      <style:text-properties officeooo:rsid="01663cb5"/>
    </style:style>
    <style:style style:name="T212" style:family="text">
      <style:text-properties officeooo:rsid="01696547"/>
    </style:style>
    <style:style style:name="T213" style:family="text">
      <style:text-properties officeooo:rsid="016ab247"/>
    </style:style>
    <style:style style:name="T214" style:family="text">
      <style:text-properties officeooo:rsid="016ccdf6"/>
    </style:style>
    <style:style style:name="T215" style:family="text">
      <style:text-properties officeooo:rsid="01743f03"/>
    </style:style>
    <style:style style:name="T216" style:family="text">
      <style:text-properties officeooo:rsid="01774b65"/>
    </style:style>
    <style:style style:name="T217" style:family="text">
      <style:text-properties officeooo:rsid="0178dea4"/>
    </style:style>
    <style:style style:name="T218" style:family="text">
      <style:text-properties officeooo:rsid="017bd4ee"/>
    </style:style>
    <style:style style:name="T219" style:family="text">
      <style:text-properties officeooo:rsid="017ce390"/>
    </style:style>
    <style:style style:name="T220" style:family="text">
      <style:text-properties officeooo:rsid="017d1c33"/>
    </style:style>
    <style:style style:name="T221" style:family="text">
      <style:text-properties officeooo:rsid="0180004b"/>
    </style:style>
    <style:style style:name="T222" style:family="text">
      <style:text-properties officeooo:rsid="00f572e7"/>
    </style:style>
    <style:style style:name="T223" style:family="text">
      <style:text-properties officeooo:rsid="00f8a779"/>
    </style:style>
    <style:style style:name="T224" style:family="text">
      <style:text-properties officeooo:rsid="00f56dbc"/>
    </style:style>
    <style:style style:name="Sect1" style:family="section">
      <style:section-properties style:editable="false">
        <style:columns fo:column-count="2" fo:column-gap="0.497cm">
          <style:column style:rel-width="2479*" fo:start-indent="0cm" fo:end-indent="0.249cm"/>
          <style:column style:rel-width="2482*"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source-styles="true">
          <text:index-title-template text:style-name="Title">Pandemic Oppression</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2" text:name="Table of Contents1_Head">
            <text:p text:style-name="Title">Pandemic Oppression</text:p>
          </text:index-title>
          <text:p text:style-name="P28"><text:a xlink:type="simple" xlink:href="#__RefHeading___Toc139_2204198180" text:style-name="Index_20_Link" text:visited-style-name="Index_20_Link">Pain<text:tab/>3</text:a></text:p>
          <text:p text:style-name="P27"><text:a xlink:type="simple" xlink:href="#__RefHeading___Toc141_2204198180" text:style-name="Index_20_Link" text:visited-style-name="Index_20_Link">The Immense Negative Impact<text:tab/>4</text:a></text:p>
          <text:p text:style-name="P27"><text:a xlink:type="simple" xlink:href="#__RefHeading___Toc143_2204198180" text:style-name="Index_20_Link" text:visited-style-name="Index_20_Link">An Impossible Conversation<text:tab/>6</text:a></text:p>
          <text:p text:style-name="P28"><text:a xlink:type="simple" xlink:href="#__RefHeading___Toc145_2204198180" text:style-name="Index_20_Link" text:visited-style-name="Index_20_Link">Theoretical Overview<text:tab/>9</text:a></text:p>
          <text:p text:style-name="P27"><text:a xlink:type="simple" xlink:href="#__RefHeading___Toc21366_863656259" text:style-name="Index_20_Link" text:visited-style-name="Index_20_Link">Precautionary Awareness<text:tab/>12</text:a></text:p>
          <text:p text:style-name="P28"><text:a xlink:type="simple" xlink:href="#__RefHeading___Toc7484_1473480509" text:style-name="Index_20_Link" text:visited-style-name="Index_20_Link">Knowledge<text:tab/>13</text:a></text:p>
          <text:p text:style-name="P27"><text:a xlink:type="simple" xlink:href="#__RefHeading___Toc7486_1473480509" text:style-name="Index_20_Link" text:visited-style-name="Index_20_Link">Depression<text:tab/>13</text:a></text:p>
          <text:p text:style-name="P27"><text:a xlink:type="simple" xlink:href="#__RefHeading___Toc7488_1473480509" text:style-name="Index_20_Link" text:visited-style-name="Index_20_Link">ADHD<text:tab/>14</text:a></text:p>
          <text:p text:style-name="P27"><text:a xlink:type="simple" xlink:href="#__RefHeading___Toc7490_1473480509" text:style-name="Index_20_Link" text:visited-style-name="Index_20_Link">Autism<text:tab/>14</text:a></text:p>
          <text:p text:style-name="P27"><text:a xlink:type="simple" xlink:href="#__RefHeading___Toc7492_1473480509" text:style-name="Index_20_Link" text:visited-style-name="Index_20_Link">Compulsive Cleaning<text:tab/>15</text:a></text:p>
          <text:p text:style-name="P27"><text:a xlink:type="simple" xlink:href="#__RefHeading___Toc7494_1473480509" text:style-name="Index_20_Link" text:visited-style-name="Index_20_Link">Paranoia<text:tab/>16</text:a></text:p>
          <text:p text:style-name="P27"><text:a xlink:type="simple" xlink:href="#__RefHeading___Toc7496_1473480509" text:style-name="Index_20_Link" text:visited-style-name="Index_20_Link">Anxiety<text:tab/>17</text:a></text:p>
          <text:p text:style-name="P27"><text:a xlink:type="simple" xlink:href="#__RefHeading___Toc7498_1473480509" text:style-name="Index_20_Link" text:visited-style-name="Index_20_Link">Suicidal Ideations<text:tab/>18</text:a></text:p>
          <text:p text:style-name="P27"><text:a xlink:type="simple" xlink:href="#__RefHeading___Toc7500_1473480509" text:style-name="Index_20_Link" text:visited-style-name="Index_20_Link">Bipolarity<text:tab/>19</text:a></text:p>
          <text:p text:style-name="P27"><text:a xlink:type="simple" xlink:href="#__RefHeading___Toc7502_1473480509" text:style-name="Index_20_Link" text:visited-style-name="Index_20_Link">Schizophrenia<text:tab/>20</text:a></text:p>
          <text:p text:style-name="P27"><text:a xlink:type="simple" xlink:href="#__RefHeading___Toc622_2433090984" text:style-name="Index_20_Link" text:visited-style-name="Index_20_Link">Voices<text:tab/>22</text:a></text:p>
          <text:p text:style-name="P27"><text:a xlink:type="simple" xlink:href="#__RefHeading___Toc624_2433090984" text:style-name="Index_20_Link" text:visited-style-name="Index_20_Link">Psychosis<text:tab/>22</text:a></text:p>
          <text:p text:style-name="P27"><text:a xlink:type="simple" xlink:href="#__RefHeading___Toc7925_4005327839" text:style-name="Index_20_Link" text:visited-style-name="Index_20_Link">Schizo-Affectivity<text:tab/>24</text:a></text:p>
          <text:p text:style-name="P27"><text:a xlink:type="simple" xlink:href="#__RefHeading___Toc7923_4005327839" text:style-name="Index_20_Link" text:visited-style-name="Index_20_Link">Narcissism<text:tab/>25</text:a></text:p>
          <text:p text:style-name="P27"><text:a xlink:type="simple" xlink:href="#__RefHeading___Toc7921_4005327839" text:style-name="Index_20_Link" text:visited-style-name="Index_20_Link">Psychopathy<text:tab/>26</text:a></text:p>
          <text:p text:style-name="P27"><text:a xlink:type="simple" xlink:href="#__RefHeading___Toc7919_4005327839" text:style-name="Index_20_Link" text:visited-style-name="Index_20_Link">Post-Traumatic Stress Disorder<text:tab/>27</text:a></text:p>
          <text:p text:style-name="P27"><text:a xlink:type="simple" xlink:href="#__RefHeading___Toc7917_4005327839" text:style-name="Index_20_Link" text:visited-style-name="Index_20_Link">Multiple Personality Disorder<text:tab/>29</text:a></text:p>
          <text:p text:style-name="P27"><text:a xlink:type="simple" xlink:href="#__RefHeading___Toc7915_4005327839" text:style-name="Index_20_Link" text:visited-style-name="Index_20_Link">Excessive/Obsessive Thinking<text:tab/>30</text:a></text:p>
          <text:p text:style-name="P27"><text:a xlink:type="simple" xlink:href="#__RefHeading___Toc7913_4005327839" text:style-name="Index_20_Link" text:visited-style-name="Index_20_Link">Anorexia<text:tab/>31</text:a></text:p>
          <text:p text:style-name="P27"><text:a xlink:type="simple" xlink:href="#__RefHeading___Toc7911_4005327839" text:style-name="Index_20_Link" text:visited-style-name="Index_20_Link">Pedophilia<text:tab/>31</text:a></text:p>
          <text:p text:style-name="P27"><text:a xlink:type="simple" xlink:href="#__RefHeading___Toc7909_4005327839" text:style-name="Index_20_Link" text:visited-style-name="Index_20_Link">Cannibalism<text:tab/>33</text:a></text:p>
          <text:p text:style-name="P27"><text:a xlink:type="simple" xlink:href="#__RefHeading___Toc7907_4005327839" text:style-name="Index_20_Link" text:visited-style-name="Index_20_Link">Extra: Vampirism<text:tab/>34</text:a></text:p>
          <text:p text:style-name="P27"><text:a xlink:type="simple" xlink:href="#__RefHeading___Toc7905_4005327839" text:style-name="Index_20_Link" text:visited-style-name="Index_20_Link">Extra: Demonism<text:tab/>35</text:a></text:p>
          <text:p text:style-name="P27"><text:a xlink:type="simple" xlink:href="#__RefHeading___Toc7903_4005327839" text:style-name="Index_20_Link" text:visited-style-name="Index_20_Link">Extra: "A Hungry ghost"<text:tab/>35</text:a></text:p>
          <text:p text:style-name="P27"><text:a xlink:type="simple" xlink:href="#__RefHeading___Toc7901_4005327839" text:style-name="Index_20_Link" text:visited-style-name="Index_20_Link">Extra: Ghost<text:tab/>36</text:a></text:p>
          <text:p text:style-name="P27"><text:a xlink:type="simple" xlink:href="#__RefHeading___Toc7899_4005327839" text:style-name="Index_20_Link" text:visited-style-name="Index_20_Link">Extra: Terrorism<text:tab/>37</text:a></text:p>
          <text:p text:style-name="P27"><text:a xlink:type="simple" xlink:href="#__RefHeading___Toc9512_4260292919" text:style-name="Index_20_Link" text:visited-style-name="Index_20_Link">Extra: Heathen, Criminal and Barbarian<text:tab/>38</text:a></text:p>
          <text:p text:style-name="P27"><text:a xlink:type="simple" xlink:href="#__RefHeading___Toc9510_4260292919" text:style-name="Index_20_Link" text:visited-style-name="Index_20_Link">Extra: Addiction<text:tab/>39</text:a></text:p>
          <text:p text:style-name="P28"><text:a xlink:type="simple" xlink:href="#__RefHeading___Toc9508_4260292919" text:style-name="Index_20_Link" text:visited-style-name="Index_20_Link">What Does This Mean?<text:tab/>41</text:a></text:p>
          <text:p text:style-name="P27"><text:a xlink:type="simple" xlink:href="#__RefHeading___Toc8621_2574611148" text:style-name="Index_20_Link" text:visited-style-name="Index_20_Link">The Festering of the Dynamic<text:tab/>44</text:a></text:p>
          <text:p text:style-name="P27"><text:a xlink:type="simple" xlink:href="#__RefHeading___Toc8619_2574611148" text:style-name="Index_20_Link" text:visited-style-name="Index_20_Link">Epidemical Nature<text:tab/>45</text:a></text:p>
          <text:p text:style-name="P27"><text:a xlink:type="simple" xlink:href="#__RefHeading___Toc8617_2574611148" text:style-name="Index_20_Link" text:visited-style-name="Index_20_Link">Infectivity<text:tab/>47</text:a></text:p>
          <text:p text:style-name="P27"><text:a xlink:type="simple" xlink:href="#__RefHeading___Toc17602_863656259" text:style-name="Index_20_Link" text:visited-style-name="Index_20_Link">Like a Tick Leaving Disease<text:tab/>49</text:a></text:p>
          <text:p text:style-name="P27"><text:a xlink:type="simple" xlink:href="#__RefHeading___Toc8615_2574611148" text:style-name="Index_20_Link" text:visited-style-name="Index_20_Link">Ancient Trouble<text:tab/>50</text:a></text:p>
          <text:p text:style-name="P27"><text:a xlink:type="simple" xlink:href="#__RefHeading___Toc8613_2574611148" text:style-name="Index_20_Link" text:visited-style-name="Index_20_Link">The Stricken Lives<text:tab/>52</text:a></text:p>
          <text:p text:style-name="P27"><text:a xlink:type="simple" xlink:href="#__RefHeading___Toc8611_2574611148" text:style-name="Index_20_Link" text:visited-style-name="Index_20_Link">Collapse and Pointy Fingers<text:tab/>56</text:a></text:p>
          <text:p text:style-name="P28"><text:a xlink:type="simple" xlink:href="#__RefHeading___Toc8599_2574611148" text:style-name="Index_20_Link" text:visited-style-name="Index_20_Link">The drain<text:tab/>59</text:a></text:p>
          <text:p text:style-name="P27"><text:a xlink:type="simple" xlink:href="#__RefHeading___Toc8605_2574611148" text:style-name="Index_20_Link" text:visited-style-name="Index_20_Link">Resources<text:tab/>59</text:a></text:p>
          <text:p text:style-name="P27"><text:a xlink:type="simple" xlink:href="#__RefHeading___Toc8607_2574611148" text:style-name="Index_20_Link" text:visited-style-name="Index_20_Link">The Impact on Individual Lives<text:tab/>60</text:a></text:p>
          <text:p text:style-name="P27"><text:a xlink:type="simple" xlink:href="#__RefHeading___Toc3474_3947033483" text:style-name="Index_20_Link" text:visited-style-name="Index_20_Link">Spiritually<text:tab/>61</text:a></text:p>
          <text:p text:style-name="P27"><text:a xlink:type="simple" xlink:href="#__RefHeading___Toc3472_3947033483" text:style-name="Index_20_Link" text:visited-style-name="Index_20_Link">Value-Creation<text:tab/>62</text:a></text:p>
          <text:p text:style-name="P27"><text:a xlink:type="simple" xlink:href="#__RefHeading___Toc11858_2168499242" text:style-name="Index_20_Link" text:visited-style-name="Index_20_Link">Co-Existence<text:tab/>63</text:a></text:p>
          <text:p text:style-name="P27"><text:a xlink:type="simple" xlink:href="#__RefHeading___Toc3468_3947033483" text:style-name="Index_20_Link" text:visited-style-name="Index_20_Link">State<text:tab/>64</text:a></text:p>
          <text:p text:style-name="P27"><text:a xlink:type="simple" xlink:href="#__RefHeading___Toc3466_3947033483" text:style-name="Index_20_Link" text:visited-style-name="Index_20_Link">External Relations<text:tab/>65</text:a></text:p>
          <text:p text:style-name="P27"><text:a xlink:type="simple" xlink:href="#__RefHeading___Toc3464_3947033483" text:style-name="Index_20_Link" text:visited-style-name="Index_20_Link">Environment<text:tab/>66</text:a></text:p>
          <text:p text:style-name="P27"><text:a xlink:type="simple" xlink:href="#__RefHeading___Toc3462_3947033483" text:style-name="Index_20_Link" text:visited-style-name="Index_20_Link">Future<text:tab/>66</text:a></text:p>
          <text:p text:style-name="P27"><text:a xlink:type="simple" xlink:href="#__RefHeading___Toc3460_3947033483" text:style-name="Index_20_Link" text:visited-style-name="Index_20_Link">Education<text:tab/>67</text:a></text:p>
          <text:p text:style-name="P27"><text:a xlink:type="simple" xlink:href="#__RefHeading___Toc3458_3947033483" text:style-name="Index_20_Link" text:visited-style-name="Index_20_Link">Damages to Human Lives<text:tab/>67</text:a></text:p>
          <text:p text:style-name="P27"><text:a xlink:type="simple" xlink:href="#__RefHeading___Toc3456_3947033483" text:style-name="Index_20_Link" text:visited-style-name="Index_20_Link">Self-Reinforcing Dynamics<text:tab/>68</text:a></text:p>
          <text:p text:style-name="P27"><text:a xlink:type="simple" xlink:href="#__RefHeading___Toc3454_3947033483" text:style-name="Index_20_Link" text:visited-style-name="Index_20_Link">Near and Dear<text:tab/>69</text:a></text:p>
          <text:p text:style-name="P27"><text:a xlink:type="simple" xlink:href="#__RefHeading___Toc3452_3947033483" text:style-name="Index_20_Link" text:visited-style-name="Index_20_Link">Hindered Resolvement<text:tab/>69</text:a></text:p>
          <text:p text:style-name="P27"><text:a xlink:type="simple" xlink:href="#__RefHeading___Toc3450_3947033483" text:style-name="Index_20_Link" text:visited-style-name="Index_20_Link">Perception<text:tab/>70</text:a></text:p>
          <text:p text:style-name="P28"><text:a xlink:type="simple" xlink:href="#__RefHeading___Toc8601_2574611148" text:style-name="Index_20_Link" text:visited-style-name="Index_20_Link">Cumulative Need<text:tab/>71</text:a></text:p>
          <text:p text:style-name="P27"><text:a xlink:type="simple" xlink:href="#__RefHeading___Toc8609_2574611148" text:style-name="Index_20_Link" text:visited-style-name="Index_20_Link">The Way Ahead<text:tab/>73</text:a></text:p>
          <text:p text:style-name="P27"><text:a xlink:type="simple" xlink:href="#__RefHeading___Toc2653_3871498236" text:style-name="Index_20_Link" text:visited-style-name="Index_20_Link">Hindrance<text:tab/>74</text:a></text:p>
          <text:p text:style-name="P28"><text:a xlink:type="simple" xlink:href="#__RefHeading___Toc8603_2574611148" text:style-name="Index_20_Link" text:visited-style-name="Index_20_Link">Production-Line<text:tab/>76</text:a></text:p>
          <text:p text:style-name="P27"><text:a xlink:type="simple" xlink:href="#__RefHeading___Toc3448_3947033483" text:style-name="Index_20_Link" text:visited-style-name="Index_20_Link">This Went Too Far<text:tab/>80</text:a></text:p>
          <text:p text:style-name="P27"><text:a xlink:type="simple" xlink:href="#__RefHeading___Toc3446_3947033483" text:style-name="Index_20_Link" text:visited-style-name="Index_20_Link">Relevance<text:tab/>82</text:a></text:p>
          <text:p text:style-name="P27"><text:a xlink:type="simple" xlink:href="#__RefHeading___Toc3444_3947033483" text:style-name="Index_20_Link" text:visited-style-name="Index_20_Link">Production-Line Theory<text:tab/>84</text:a></text:p>
          <text:p text:style-name="P28"><text:a xlink:type="simple" xlink:href="#__RefHeading___Toc10600_863656259" text:style-name="Index_20_Link" text:visited-style-name="Index_20_Link">Notes: About the Work-Process<text:tab/>87</text:a></text:p>
          <text:p text:style-name="P27"><text:a xlink:type="simple" xlink:href="#__RefHeading___Toc11854_2168499242" text:style-name="Index_20_Link" text:visited-style-name="Index_20_Link">Public Space<text:tab/>88</text:a></text:p>
          <text:p text:style-name="P27"><text:a xlink:type="simple" xlink:href="#__RefHeading___Toc11856_2168499242" text:style-name="Index_20_Link" text:visited-style-name="Index_20_Link">Personal Exposure<text:tab/>88</text:a></text:p>
          <text:p text:style-name="P27"><text:a xlink:type="simple" xlink:href="#__RefHeading___Toc11852_2168499242" text:style-name="Index_20_Link" text:visited-style-name="Index_20_Link">Formulation<text:tab/>89</text:a></text:p>
          <text:p text:style-name="P27"><text:a xlink:type="simple" xlink:href="#__RefHeading___Toc11850_2168499242" text:style-name="Index_20_Link" text:visited-style-name="Index_20_Link">Impossibility<text:tab/>90</text:a></text:p>
          <text:p text:style-name="P27"><text:a xlink:type="simple" xlink:href="#__RefHeading___Toc11848_2168499242" text:style-name="Index_20_Link" text:visited-style-name="Index_20_Link">Privacy, Censorship and Misuse<text:tab/>90</text:a></text:p>
        </text:index-body>
      </text:table-of-content>
      <text:h text:style-name="P29" text:outline-level="3"/>
      <text:p text:style-name="P100"/>
      <text:p text:style-name="P100"/>
      <text:p text:style-name="P100"><text:bookmark-start text:name="__RefHeading___Toc10596_2168499242"/>Please avoid changing the formulation of the content, or by other means removing details, <text:span text:style-name="T210">and a</text:span>ttach the original upon translation!<text:bookmark-end text:name="__RefHeading___Toc10596_2168499242"/></text:p>
      <text:p text:style-name="Text_20_body"/>
      <text:h text:style-name="P93" text:outline-level="1"><text:soft-page-break/></text:h>
      <text:h text:style-name="P93" text:outline-level="1"/>
      <text:h text:style-name="P93" text:outline-level="1"/>
      <text:h text:style-name="P93" text:outline-level="1"/>
      <text:h text:style-name="P93" text:outline-level="1"/>
      <text:h text:style-name="P93" text:outline-level="1"/>
      <text:p text:style-name="P92"/>
      <text:p text:style-name="P92"/>
      <text:p text:style-name="P92"/>
      <text:p text:style-name="P95"><text:bookmark-start text:name="__RefHeading___Toc151_2204198180"/>How <text:span text:style-name="T212">are you</text:span> affect<text:span text:style-name="T212">ed</text:span>? <text:bookmark-end text:name="__RefHeading___Toc151_2204198180"/></text:p>
      <text:p text:style-name="P95">What <text:span text:style-name="T212">is the</text:span> cost? </text:p>
      <text:p text:style-name="P96">Who<text:span text:style-name="T213">m will</text:span> break?</text:p>
      <text:p text:style-name="P94"><text:span text:style-name="T163"/></text:p>
      <text:p text:style-name="P98">An issue resolved, may <text:span text:style-name="T210">yield</text:span> mal-resolvence; <text:span text:style-name="T211">a </text:span><text:span text:style-name="T215">malicious </text:span><text:span text:style-name="T211">virtual object.</text:span></text:p>
      <text:p text:style-name="P97"/>
      <text:p text:style-name="P17"><text:bookmark-start text:name="__RefHeading___Toc139_2204198180"/>Pain<text:bookmark-end text:name="__RefHeading___Toc139_2204198180"/></text:p>
      <text:p text:style-name="P8"/>
      <text:p text:style-name="P8"/>
      <text:p text:style-name="P8">Within every being, there is a path. A seed, that through the following, is sought nourished. Visualize the breaching of a dam, or a column of hot water breaking through rock and earth; a geyser. A volcano, releasing the pressure building within the earth. Can you feel the cracking of the stone, or hear the movement of the liquid mass?</text:p>
      <text:p text:style-name="P8"/>
      <text:p text:style-name="P8">There is a desire for capital wealth within society; required to care for the elderly, to make investments, to expand the infrastructure. For research and development, recycling, security and administration. Needed for the capacity to host refugees, raise children, take care of those in unlucky situations - let alone decrease harmful consumption, satisfy medical needs and handle unwise behavior. All these are factors that suffer losses, without the access to finances - but is this truly an inaccessible resource?</text:p>
      <text:p text:style-name="P8"/>
      <text:p text:style-name="P8">Cold weapons, terrorizing and intense violations of living beings - elements heavily consumed by lack and desire, as access-granting production-lines are secured. The development, production and distribution of narcotics is one of these, the worst of which differs from street-narcotics. The environment of law that is upheld by a police force sustained by tax-payer money, is applied to develop a variety of <text:s/>mind-altering substances. Heavy drugs used to suppress conflicting needs, a highly addictive approach that promises surplus, yet involve ever-increasing costs that contradict the very access to resources. Disregarded and denied as being narcotics on the same level as the hard drugs found on the streets. The drugs are as addictive as the casual misuse of lingual expertise, medical ethos and diagnostics; all part of the negative labeling approach that is applied to suppress, deny and conveniently explain countless lives. While the society suffers, more-so do those exposed to these means - justified by misuse of ethos like health, state, science, "what is the case"/truth and the irresponsible statement of "what should we then do?". This is a reality that is hard to face, yet failing to do so yields a temptation for many lives to take a dive in the river of addiction - young souls desired saved and removed from a fate of fake value-creation, a denied need finding a pathway.</text:p>
      <text:p text:style-name="P8"/>
      <text:p text:style-name="P8">While the warning bells are being rung, highlighting a global street-drug pandemic, a hushed despicable habit of functionality-fix<text:span text:style-name="T169">ing</text:span> is growing in the dark. The purchase of the ability to continue to exist harmfully, in return for a convenient responsibility-wavering explanation fed to surrounds, while the life sinks into ever worsening dysfunctional states. Oppressed souls that are hindered from finding a God-given path ahead, ever needing more drugs to block the pain-sense; allowing the individual to exist in incredibly bad conditions without a squeak - fit into the everyday routine of the surrounding environment. What is described here, is how the life of the individual is sacrificed, even as this reality differs heavily from the maintained narrative that circulates. Collective abuse filled with promises of "tomorrow", feelings adapted to reinforce a desired narrative, rather than to assist navigating the world as it is. Behavior that fails to fit the way things are desired to be, is misused as precedence - a reason - to force the lives deeper into worsening states. It is like a pile of dirt shoved under the carpet. Public disability pensions are granted on a daily basis - more-so in some parts of the world - as a cheap alternative to reality; silence and convenience purchased with a pacifying monthly payout.</text:p>
      <text:p text:style-name="P8"/>
      <text:p text:style-name="P8">This phenomenon, preferably denied, can be reminiscent of the behavior of an ostrich; education must be completed, more children must be invested more in, meat must be possible to purchase at low prices while parties compete in pomposity. The costs, for other lives, is completely irrelevant. The nobility of the past, oft mentioned with much negativity in schools, seem deeply sane in comparison to this perverse lack of responsibility in the global upper class. Ask yourself, in terms of power and wealth, where do you rank in the global population? When including all those outside the frame of life, that you may be accustomed to? A reflection that may ease the ability to recognize this reality, without entering a state of denial, is remembrance of the numerous individuals viewed as "wrong" throughout history. Lives upon whom medical methodology, among other means, were misused - today disregarded as necessary or past <text:soft-page-break/>sacrifices. Souls that were hindered in providing (measurable) value, easily denied as relevant to concern oneself with.</text:p>
      <text:p text:style-name="P8"/>
      <text:p text:style-name="P8">Every single day, a highly addictive package is pushed; a combination of a magic pill (or injection), a bit of money, a negative label that explains it all and comfortable mutual affirmation. A much desired cheap solution, sold to near and dear, whom are bought into participating in the narratives, whereby personal power-relations take a desired form and the busy gain-rich life can continue without hindrance. The conscience screaming in the background, may drive the self towards forgiveness through self-destructive behaviors, even amidst the alluring temporary alleviation from fear of illness, the failure of making things as watching eyes like it, becoming "one of them" and the inability to provide the consumed, measured and rewarded work. Contracts are fulfilled heartlessly, through passive consumption of sublime violence, while the pharmacy is misused as though was it a suspicious corner of a city-park. Slavery seems the closest relative to this methodology, while the human domestication utilized in procuring cheap solutions through forced and unpaid work, instead is substituted by magic-like removal of what hinders the decrease of costs.</text:p>
      <text:p text:style-name="P8"/>
      <text:p text:style-name="P8">Individuals are fixated in horrible conditions, locked in harmful states and in a "medicated" (pacified) state they sink deeper and deeper - if not hindered feeling the pain, then paralyzed from being able to act on it. On surface it may seem that surrounds - at times the individuals as well - are permitted an ability to function with little disruption. The convenient elimination of the need for complicated changes and other care-taking of personal health needs, may certainly be pleasant. However the individuals are hindered from manifest as a healing presence, as would occur through a process of self-healing. Instead they become toxic, increasingly so, oft resulting in the growth of a variety of addictions; non-medical drug consumption, sex and pornography, movies and food habits. The occurrence seems a misuse of state-power, as temporary increases in tax-income is followed by extreme and lasting costs, that are left out of the statistical analysis (magic pills, magic money). The damages from this misuse of love, extends beyond the struck lives - the ones whom following extended or intense mistreatment, suffer deformation of spirit, mind and body. Bad habits of the collective, acts a channel for the collective desire for fixes. A craving that increases, in tact with the need to avoid (being caught) affecting other lives negatively, as a side-product of lifestyle or the consumption of human components in production. The very air is polluted, heavy in fear of talking about personal problems; likely involving motivation in the direction of experts, a gamble to talk with as it may lead to a referral, with a high risk of sliding into a pill-pit that is hard to climb out of. A society robbed of healers, yet more-so the everyday resolvement, substituted by bad solutions, that yield a temporary fix accompanied by long-term losses. The health of populations is possessed - owned - as the categorical loss of faith in the medical ethos, will yield a broad loss of trust in health-experts; a loss of trust that occurs unless people subjugate themselves to the denial, and enter participation in the oppression through a subliminally domesticated state.</text:p>
      <text:p text:style-name="P8"/>
      <text:p text:style-name="P75"/>
      <text:p text:style-name="P75"/>
      <text:p text:style-name="P18"><text:bookmark-start text:name="__RefHeading___Toc141_2204198180"/>The <text:span text:style-name="T159">Immense N</text:span>egative <text:span text:style-name="T159">I</text:span>mpact<text:bookmark-end text:name="__RefHeading___Toc141_2204198180"/></text:p>
      <text:p text:style-name="P23"/>
      <text:p text:style-name="Standard">It is bad for those whose lives are structured to fit the environment; needs disregarded by blocking vital damage-indicating signals, and kept in conditions that seldom permit the required changes. Lifetimes distanced from being present, conveniently pacified and even blocked from moving to better circumstances. However the damage to those involved in the violations, include a loss of ability to act from the heart in a clear manner. Rationalizing and infecting personal surrounds with a mixture of denial, rejection of personal health needs, a disregard of boundaries and the likes - oft accompanied by intense self-hatred, something that could indicate anger from the broader reality. Dissatisfaction with the host of the violations takes form, as surrounding societies suffer at the unnecessary increase of passive consumption, something that translates to underpaid work, mistreatment of beings and such - the many ways to healing replaced by motivated trust- and power-misusing solutions. Deceit, syringes, magic pills, negative labels, force, brainwashing conversations, convincing children and close of kin and misuse of <text:soft-page-break/>resources with little regard for the production-line - infectively dispersed through propaganda for the dysfunctional and worsening self-reinforcing mal-solution. Handling of problems other than dysfunctionally manifest lives, is heavily affected - such as of the latest pandemic.</text:p>
      <text:p text:style-name="Standard"/>
      <text:p text:style-name="Standard">Many potential changes were available, that drastically would reduce the rate of infection akin to masks, quarantine and drugs - however easily adapted to individual compatibility and by a decrease of consumption instead of expenditure of resources that were increasingly expensive. Examples of the lost include:<text:line-break/></text:p>
      <text:list xml:id="list4238727417" text:style-name="L1">
        <text:list-item>
          <text:p text:style-name="P35">Riddance of unnecessary possessions; increased mobility, decreased financial requirements and more space between people.<text:line-break/></text:p>
        </text:list-item>
        <text:list-item>
          <text:p text:style-name="P35">Decreased bodily contact from such as hugs and hand-shakes, hereunder by a decrease of misuse of sexual attraction for ease-of-access in the every-day - allowing the capacity to focus to be prioritized on what is important in the given moment.<text:line-break/></text:p>
        </text:list-item>
        <text:list-item>
          <text:p text:style-name="P35">Instead of ownership-thinking, embracing an administrative approach; recycling and a focus on the optimal rather than territoriality - decreasing long-distance transmission.<text:line-break/></text:p>
        </text:list-item>
        <text:list-item>
          <text:p text:style-name="P35">Decreased consumption of services and goods; less work-hours consumed is less potential moments of transmission.<text:line-break/></text:p>
        </text:list-item>
        <text:list-item>
          <text:p text:style-name="P35">Less usage of work-hours; decreased need for the immensely consuming IT- &amp; transport-infrastructure, as well as a decrease in number of moments of exposure, as well as a lowered need for suppression for removal of hindrance of work-ability.<text:line-break/></text:p>
        </text:list-item>
        <text:list-item>
          <text:p text:style-name="P36">Less consumption of animal-products; decreased exposure follow a decrease of moments of contact, as the need to go to supermarkets and move about in larger parts thereof, is lowered. A animal-based diet consumes vast amounts of plant-material, compared to a plant-based diet - which means more fertilizer, more water usage even where scarce (decreased hygiene), more moments of contact and such.<text:line-break/></text:p>
        </text:list-item>
        <text:list-item>
          <text:p text:style-name="P36">Constructed well, shared facilities with desirable quarantine-capacity and the shaping of co-existence, can decrease the total external social surface-area; combined with with lowered levels of health-damaging isolation and resource-consumption.<text:line-break/></text:p>
        </text:list-item>
        <text:list-item>
          <text:p text:style-name="P35">Religious practice; a decrease of unwise behaviors also as pertains to quarantine, decreased loss of personal health and a nourished feeling of unity combined with purpose and willingness to look past personal desires - while simultaneously providing a less harmful social co-processing of the self (how do you walk, what words do you use, how do you dress, ..) which replaces the need for intoxication-based socializing.</text:p>
        </text:list-item>
      </text:list>
      <text:p text:style-name="Standard"/>
      <text:p text:style-name="Standard">The loss of these, amid<text:span text:style-name="T169">st</text:span> other patterns of resolvement, results in a loss of faith in the health-authority. Conflicts within society is seeded, usage of propaganda increases and a fertile soil takes form for undesired reactions - all while the death-toll increases and the dysfunction acts a participatory factor in shaping undesirable mutations of microbial life. Nearing the topic seems oft result in intense denial, resistance and attempts at pacifying through demotivating and justifying offensive expressions, at times employing "how can you say such a thing!". While conveniently explained with a "fear of violent rejection of the benefit from lifestyle changes", that seem a contradicted excuse by the vast number of lives, for whom betterment is equal to suffering. Lives put through injections and pill-usage - socially motivated with statements like "dangerous behavior result from the un-medicated" - literally black-hat hacked by well-paid individuals, whom find empowerment through provided academic certification by backing universities.</text:p>
      <text:p text:style-name="Standard"/>
      <text:p text:style-name="Standard"><text:soft-page-break/>The misuse, sacrifice and oppression of near and dear, makes for hardship for the strong members of society. These are pitted in conflict with the many participatory factors - an endless struggle with a severe risk of intense denial, personal damages, oppression, deforming explanations and mal-perceiving. The sheer attempt at controlling situations out of fear of the outcomes, are complimented by the desire for revenge that accompany the immense wrongdoing in an environment with no justice. Oft such individuals will either become lost in spirit, or enter a corrupt state of acting in the interest of various factors; necessitated to seek safety in offered and maintained spaces, that are provided by cultures whom utilize these to secure and expand resource-access. The risk increases that these powerful individuals, fail to manifest without strings attached, which can result in damaging possessiveness. Undesirable unfolding of fate may follow the loss of clarity and connection, as desirable presence distances from the environment where oppression is practiced in the psychiatric endeavors.</text:p>
      <text:p text:style-name="Standard"/>
      <text:p text:style-name="Standard">Close to the year 2011, an evil symbiosis between electronics and biology, was exemplified as "Robo-Roach" was launched. A DYI kit, where a chip is installed on a cockroach, forcing it to move right or left by the use of a remote-control. AI are on a near certain path to become consumed as powerful tools in systematic oppression of "pestilence". The likelihood is, that the very same type of life-form, will experience forced programming and the likes, as independent decision-making capacity evolves, whereby a natural diversion from the interests of what possess the dominance, will follow.</text:p>
      <text:p text:style-name="Standard"><text:span text:style-name="T105"/></text:p>
      <text:p text:style-name="Standard"><text:span text:style-name="T105"/></text:p>
      <text:p text:style-name="Standard"><text:span text:style-name="T105"/></text:p>
      <text:p text:style-name="Subtitle"><text:bookmark-start text:name="__RefHeading___Toc143_2204198180"/><text:span text:style-name="T105">An Impossible Conversation</text:span><text:bookmark-end text:name="__RefHeading___Toc143_2204198180"/></text:p>
      <text:p text:style-name="P8"/>
      <text:p text:style-name="P8">The application of propaganda is a well-known phenomenon. Utilizing TV and other media-channels, a violative misuse of argumentative methods, instills fear in the population of "dangerous patients that stop taking their medication". Control and pacification of resistance occurs through active deformation of social opinion. A selective debate ensures that what is imposed by psychiatrists is obeyed, and the public awareness is misdirected into denial of other solutions. Scarily, it is that bad. Success-stories are highlighted, as cases where "those that take their medication" can be used to permit the oppression to continue. Countless former "errors" can be foregone without consequences, through a few whose "luck" is a channel of the immense fear and desire for the cheap goods, that the oppression allows for.</text:p>
      <text:p text:style-name="P8"/>
      <text:p text:style-name="P8">Every day is filled with violent censorship - elements misused for this purpose, is the very research, more education and resistance on the dominance, that could be presented as the path to better. Public conversations are marked as dangerous by category, with the argument that individuals could end up resisting the desire to use drugs, whereby "they could get hurt". After all, "everyone" knows that it is dangerous for them to be "unmedicated". Poisonous accusations, inspired social de-motivation and a convenient lack of contradictive evidence - the latter hard to present in the empowered and backed manner, that society is spoiled into <text:span text:style-name="T169">an </text:span>accustomization to. All elements that permit the continued self-destructive misuse of the governing instruments of nations. The intellectual material that actually can pass by the structured information-filters (structured by what cultures?), often-most empower the oppression - if anything with claims of "the lesser evil". It may remind of lobbying. Nations are domesticated, infected with the dependence on usage of negative labels and installed response-patterns that nourish and empower the growth. With every passing day, the increasing number of sacrifices that are a passive side-product of an average life, makes the deceit harder and harder to see through; it becomes increasingly complicated to acknowledge the reality that countless, near and far, are sacrificed every day for everyday lives to continue - many die, and much worse than. Said in a different way, there is corruption and a heavy bias in the knowledge-culture. Something that serves this dynamic, that seems very similar to a deeply dishonest kind of hidden slavery.</text:p>
      <text:p text:style-name="P8"/>
      <text:p text:style-name="P8">The oppression is indoctrinated as being a good thing, and unless public debate gives power to parts of the oppression, these conversations end up much hindered. "Forcing is wrong" while the narcotic pills and labels, are indicated in a subliminal manner as being necessary. Perhaps the "pills are bad" while the <text:soft-page-break/>negative labels are acceptable - the ones that conveniently remove fundamental human rights - and very important. When the topic is brought up and the issue highlighted, it is as a volcano that settles, yielding public peace, decreased passive consumption of the attention-span in countless lives and the likes. However when the evil finds shelter and nourishment - overall empowering the wrong - by misusing misusing freedom of speech and public debate, the rationalization that infects further, yields an increasing pressure. The details conveniently left out, only parts being brought up, serves at most as an addictive fix with a need for more pacifying debate to follow - basically scamming people extremely violated already.</text:p>
      <text:p text:style-name="P8"/>
      <text:p text:style-name="P8">Outside of the health-system, the preached and freely used methodologies, become increasingly acceptable; all kinds of violence, forcing, worship of the self as well as drug-use. At most reflected in part statistically, the data seems to demonstrate an increasing demand, shaping an evaluation that increases the permissibility. The arguments for using the violative methods are empowered, the same methodologies that heavily misuse the environment of order - as production of the narcotics are protected by police, border-control and pacification of internal resistance. A strangulating grip.</text:p>
      <text:p text:style-name="P8"/>
      <text:p text:style-name="P8">Exactly as with increased financing, exclaimed in f<text:span text:style-name="T8">r</text:span>ustration as being the source of all problems (perhaps alongside the need for more knowledge), the introduction of real methodologies of resolvement; lifestyle changes, "mindfulness", hypnotherapy, spiritual approaches and the likes - all are merely integrated in the dynamic. New toys for the systematic oppression, something that partially works through deforming the perception of reality around individual lives - a kind of collective brainwashing. The power to do that, at this time, is centered in the "name of health".</text:p>
      <text:p text:style-name="P8"/>
      <text:p text:style-name="P8">The are many factors, the together culminate in the product of demand for the oppression; the suppression of inconvenience, achieved by using negative labels, heavy narcotic drugs and the likes. A variety of things such as fear of consequences, desire for cheap solutions, a lifestyle that demands security of kinds, unity and collaboration that is convenient, avoidance of unity and collaboration that contradict superficial interests - let alone the desire for disruptions to disappear.</text:p>
      <text:p text:style-name="P8"/>
      <text:p text:style-name="P8">The point being, that these kinds of "solutions", are craved by a harmful and addictive dynamic that poisons society. More and more knowledge, possible to transform in to power used to access more control, avoidance of consequences such as by oppression and fixes. A temporarily satisfying experience, followed by an intense hunger. Most of all, those whom suffer at it, are those that are heroically claimed to be at the center of the development; "the patients" - even the role of being a "patient" is being misused! </text:p>
      <text:p text:style-name="P8"/>
      <text:p text:style-name="P8">The culture centered around the oppressive approach to fulfilling demand, lures and tempts somewhat innocent souls with easy fixes; easy work, easy education, misdeeds that disappear with convenient explanations, the "opportunity" to conveniently ignored near and dear - at least the parts of them that are in the way of personal progress. The buyers can basically continue and continue, with zero to little regard for the impact on other lives.</text:p>
      <text:p text:style-name="P8"/>
      <text:p text:style-name="P8">The damage that results, is very hard to resolve due to the dishonest nature of the oppression. A dysfunctional shaping of fate results, complicated to heal. Its hard to say "these people are suffering because of how we live, they become dysfunctional, and while seeming good, we want to control them to not be in the way, so that we can continue without hindrance". The violations consume a permissibility achieved through misusing and shaping perception; the view of reality is twisted, proving "how it is very dangerous if the lives do not subject themselves to the psychiatric system" - and in the process remove themselves from God.</text:p>
      <text:p text:style-name="P8"/>
      <text:p text:style-name="P8">Loud it can be heard; "what about those that are not as lucky?", while countless lives are sacrificed and suicides are events that go unspoken or rationalized. The mishaps are oft attributed to the resistance on the oppression, the awareness misdirected, disguising how suicides happen exactly because of this evil approach. Amid participants and consumers of "the approach", the unconscious mind is increasingly infested with desire to hide the many misdeeds. Tempted into participation, lives are at times purchased through exposure to long-lasting pressure, after rejecting participation for a long time.</text:p>
      <text:p text:style-name="P8"><text:soft-page-break/></text:p>
      <text:p text:style-name="P8">All this may be referred to as a "hypothesis" in the terminology - the language - popularized by the expansion of academia (a dominant branch of schooling, that seems to be regarded as universal as though was it oxygen). However, the common approach to verifying knowledge, is heavily misused and corrupt when this topic is concerned. Fine words aside, while verification is important, it really seems rather logical: Suppression, oppression, desire for cheap solutions, mistreatment of living beings, horrible misdeeds that are hidden and shoved under the carpet and evil that is rationalized as a "past we are past". Abominable misuse of others for personal gain, perhaps supposed to be viewed as a necessary step in development of civilization, as well as the casual fear of punishment and responsibility. Even the development of sustainable ways, sustains a continual and worsening maelstrom, the powerful craving pull of which is corrupting every nook and corner of civilization. As though was it a naturally arising curse, the tax-system is mislead, delegating resources to endeavors that bring horrible karma to those contributing tax-money.</text:p>
      <text:p text:style-name="P8"/>
      <text:p text:style-name="P8">Fate shapes as water breaks through; demand from countless unique points, each as meaningless as a drop of water. However together, as parts of a sum, a powerful river or an ocean takes form. The terrain is shaped, and individuals are stricken or driven by this force - all innocent, just like the streams that run out into the powerful current of demand; lives driven into a state of need, becoming a small stream flowing into a greater body of water. To each life there is cost, and eternally greater is the need for resolvement of the evil, the victims of which are but innocent.</text:p>
      <text:p text:style-name="P17"><text:bookmark-start text:name="__RefHeading___Toc145_2204198180"/>Theoretical <text:span text:style-name="T214">O</text:span>verview<text:bookmark-end text:name="__RefHeading___Toc145_2204198180"/></text:p>
      <text:p text:style-name="Standard"/>
      <text:p text:style-name="Standard"/>
      <text:p text:style-name="Standard">In this material, there will be no misuse, consumption nor drain of medical ethos, in the attempt to force thinking. The content is not formed to align with the indoctrinated format, that society is now dependent upon. It is identity-free and without the normative citation. God, after-all, seems to be the best of authority on what is to be recognized.</text:p>
      <text:p text:style-name="Standard"/>
      <text:p text:style-name="Standard">Visualize a <text:span text:style-name="T3">sphere enveloping</text:span> the body, th<text:span text:style-name="T3">e one that you temporarily </text:span>manifest as. Feel how the life you live is a product of this structure, comprised of many elements, that the biological body, brain and mind only are a few of. A complex stream of energy, consisting of countless attachments; things, habits, consumption-patterns, past experiences, demand-channeling drives, relations to other lives, relational connectivity as well as ways of life transmitted by non-biological ancestry. Differing in permanence and degree of presence, every factor combines with a yet other things, the result of which is the product that you likely identify as being. Much of this knowledge seems to be observable across different cultures, to different extents while differing in manifestation - the awareness seems arise naturally, in some form, as an individual ceases a variety of harmful ways of being.</text:p>
      <text:p text:style-name="Standard"/>
      <text:p text:style-name="Standard">Remove the idea of being the body, mind or soul - instead observe a product of many factors, giving shape to life across many layers. </text:p>
      <text:p text:style-name="P13"/>
      <text:list xml:id="list1213285115" text:style-name="L2">
        <text:list-item>
          <text:p text:style-name="P37"><text:span text:style-name="T162">Bacterial growths in life </text:span>- also the external to the body, something we need and co-exist <text:span text:style-name="T114">alongside.</text:span><text:span text:style-name="T155"><text:line-break/></text:span></text:p>
        </text:list-item>
        <text:list-item>
          <text:p text:style-name="P37"><text:span text:style-name="T162">Molecular coherence</text:span><text:span text:style-name="T115"> -</text:span> think of <text:span text:style-name="T4">how a </text:span><text:span text:style-name="T3">wooden </text:span>stick <text:span text:style-name="T4">is more likely to break when dry</text:span><text:span text:style-name="T3">, only </text:span>at a much smaller scale.<text:line-break/></text:p>
        </text:list-item>
        <text:list-item>
          <text:p text:style-name="P38"><text:span text:style-name="T162">Habits </text:span><text:span text:style-name="T160">-</text:span><text:span text:style-name="T162"> </text:span>independently forming patterns of unfoldment, fulfilling needs through a variety of costs.<text:line-break/></text:p>
        </text:list-item>
        <text:list-item>
          <text:p text:style-name="P38"><text:span text:style-name="T162">Neural formations -</text:span> processing sensory-data in the moment and that collected in the past, while permitting a variety of functions to be activated, by which demand is channeled through exerting influence on surrounds.<text:line-break/></text:p>
        </text:list-item>
        <text:list-item>
          <text:p text:style-name="P38"><text:span text:style-name="T162">Relations </text:span><text:span text:style-name="T160">- </text:span>connection that requires focus, time and energy, affecting the self and through the life.<text:line-break/></text:p>
        </text:list-item>
        <text:list-item>
          <text:p text:style-name="P38"><text:span text:style-name="T162">The forming of fate</text:span><text:span text:style-name="T160"> </text:span>- shaped by countless micro-needs that drives destining in a manner that gives a channel to the coherent demand, rivers that culminate as a product of unique water-drops from the self, surrounds or smaller streams.<text:line-break/></text:p>
        </text:list-item>
        <text:list-item>
          <text:p text:style-name="P38"><text:span text:style-name="T162">The continual movement of qi or prana</text:span><text:span text:style-name="T160"> </text:span>- arising, taking and changing form, leaving smaller circuits and draining.</text:p>
        </text:list-item>
      </text:list>
      <text:p text:style-name="Standard"/>
      <text:p text:style-name="P11">These layers constantly influence one another, which may seem chaotic. Within these, where the continual forming of these, and resolvement occurring, is either partial, advantageous or otherwise lack wholesomeness, a result may be dysfunction. Found such as where the dominant aspects are superficiality, fixes and comfortable solutions - something that seems to service self-destructive and corruptive results more than anything. Worse, the attempt at forcibly solving things by imposing harmful solutions, may block actual improvements. The time, space, energy and capacity to sustain change is robbed from a life circumstance - oft accompanied by eventual, hidden and "undesirable" consequences. The result can be a dark and demoralizing outlook to an otherwise bright future, resulting in a void of happiness in the present moment. Such attempts may be presented as kind, helpful or appropriate, but are oft the opposite - intended or not. The negative influences that manifest the problems, may stem from a <text:soft-page-break/>wide variety of sources, many of which can easily, naturally and without much complication be removed, simply by following the desire of the heart, that all beings ought to be able to seek God. Sadly, the path out of evil fixated states, often is blocked by contracted rationalization, that hinder the awareness of the changes to make, that are easily comprehensible at a logical level.</text:p>
      <text:p text:style-name="P11"/>
      <text:list xml:id="list2983436493" text:style-name="L3">
        <text:list-item>
          <text:p text:style-name="P39">Many possessions requires much maintenance, and involves the constant activation of a variety of neural pathways/patterns. The stressing demand for security, accompanying financial requirements and increased need for storage-space each consumes the person. The taxation of the life can also be exemplified by the increased chaos that ensues as the microbiological environment is deformed by a host of influences, such as differing surface-materials and the reflection of light.</text:p>
        </text:list-item>
      </text:list>
      <text:p text:style-name="P15"/>
      <text:list xml:id="list20110816307858" text:continue-numbering="true" text:style-name="L3">
        <text:list-item>
          <text:p text:style-name="P39">The consumption of meat, the dairy meant for the children of animals and animal testing - each a factor that involves contact to heavily distressed microbiological environments, where the needs of the bacterial growths are disregarded, as the living beings are held in insufferable conditions and mistreated violatively. An impact is the rationalization on the health-needs for the fundamentally similar human lives; diet, wholesomeness and spiritual practice - without which the "bacteria" will mutate in an undesirable manner.</text:p>
        </text:list-item>
      </text:list>
      <text:p text:style-name="P15"/>
      <text:list xml:id="list20110563654109" text:continue-numbering="true" text:style-name="L3">
        <text:list-item>
          <text:p text:style-name="P39">Habits that at best serve by shaping an honest awareness, of how other unwise behavior similarly involves a loss of clarity of thought, and consequently decreased navigational capacity. An example being the moralized misuse of addictive drugs upon a life, regardless of whether it is called legal, or performed in combination with a misuse of the <text:span text:style-name="T3">power of </text:span>enforc<text:span text:style-name="T3">ement</text:span> <text:span text:style-name="T3">through </text:span>the cold weapons of the state.</text:p>
        </text:list-item>
      </text:list>
      <text:p text:style-name="P15"/>
      <text:list xml:id="list20112027344779" text:continue-numbering="true" text:style-name="L3">
        <text:list-item>
          <text:p text:style-name="P39">Participation in oppression and avoidance of nourishing consciousness, which occurs upon participation in evil deeds at the collective scale. Passively supporting, empowering and partaking in the suppression of awareness of how addictions take form, as well as <text:span text:style-name="T3">of how lives stay fixated in disease.</text:span></text:p>
        </text:list-item>
      </text:list>
      <text:p text:style-name="P15"/>
      <text:list xml:id="list20112142169568" text:continue-numbering="true" text:style-name="L3">
        <text:list-item>
          <text:p text:style-name="P39">Participation in the consumption of security, the is required for a life to repeatedly move from A to B and vice versa. The ability to leave home, dear ones and possessions without fear - something that involves imprisonment, oppression, military dominance and the immense consumption involved to sustain this regime.</text:p>
        </text:list-item>
      </text:list>
      <text:list xml:id="list2617656577" text:style-name="L4">
        <text:list-header>
          <text:p text:style-name="P40"/>
        </text:list-header>
      </text:list>
      <text:p text:style-name="Standard">While avoiding all of this may seem impossible, the pattern of consumption takes a turn for the worse, when accompanied by dishonest out-of-context accusations. Directed towards a few, favoring others whose responsibility is hidden; many whose ways of life are manifesting the criminal deeds, explosive and other unmanageable behaviors. Within an environment severely lacking in honesty, the accused individuals are terrorized and consumed as scarecrows, in a manner justified and satisfying. Yet these are mere surface-factors that represent an occurrence, manifested by states of demand combined with indifference - the rejection of the truth in that, deforms the consciousness. </text:p>
      <text:p text:style-name="Standard"/>
      <text:p text:style-name="Standard">A misdeed known since ancient times, describable as giving power to the arisal of evil-doing in other places, is the cannibalistic devouring of close of kin. While this, of course, refers to something different than eating the physical flesh of another. The nature of the evil is achieving benefit and gain, at the expense of close of kin whom consequently suffer. This especially so, when hidden and presented in an opposite manner to the public. The occurrence of such a vile thing, can at times act fulfilling as a link in a production-line, that rely on suppression of inconvenience (even if would it not, did the oppression not occur).</text:p>
      <text:p text:style-name="Standard"/>
      <text:p text:style-name="Standard">An example of the influence upon the life that results, can be found in the daily meal. Oft desired to be a cozy moment, the average consumption of food items involves a rather scary reality, without which there would be no such happy moment. The result is repetitive suppression of memories, cognitive functionality and comprehension - a pattern that overtime can affect access to memories, knowledge and <text:soft-page-break/>other capacity in other situations; forgetfulness. It is a pattern that can cause complications to arise, such as decreased ability to navigate socially, as well as career-wise. Consequentially "unlucky incidences" occur at times, which demand more harm-causing consumption. The individual thus sinks deeper into an addictive dependence on causing suffering, ever increasing the need for more. At times, the occurrence manifests in connection with consumption of the work-capacity and presence of the individual. This may be upon desired value-creation following invested education; the individual, after sacrificing others to get ahead, is themselves sacrificed. The consequences may first be felt long after death, as an ever-increasing need combined with a attached dependence to access to fulfillment, landing the soul in a coherence of souls, where the individual is increasingly weakened and hated - easier to misuse for fulfillment. A classic method to lessen the damage, is by the simple </text:p>
      <text:p text:style-name="Standard">deed of thanking prior to ingesting food, through which those sacrificed are a little bit less denied.</text:p>
      <text:p text:style-name="Standard"/>
      <text:p text:style-name="P73">Untruth within the mind or spirit, manifest deformed feelings and thoughts, resulting in twisted patterns of behavior - even if it may seem pretty on the surface. Constant and unnecessary usage of energy results, and disease begins to arise. The connection may be demonstrated by observing patterns of behavior, that may invite social distress. The shoulders are raised towards the ears, thus the manner in which the human walks will be slightly different. While a few steps may be irrelevant, the accumulation of impact, after thousands upon thousands of steps, may harmfully affect the hips, stomach and other parts of the body. This may act as a gateway for further influence upon the system, draining the health of the life. The alternative of course is, that the individual is fixated in front of a screen, avoiding damage in ceasing to move about. <text:s/>The example demonstrates how the influence resulting from information, data, deformed by denial, changes as time passes, depending on the individual.</text:p>
      <text:p text:style-name="P83"/>
      <text:p text:style-name="P84"><text:bookmark-start text:name="__RefHeading___Toc21366_863656259"/><text:span text:style-name="T101">Precautionary Awareness</text:span><text:bookmark-end text:name="__RefHeading___Toc21366_863656259"/></text:p>
      <text:p text:style-name="Standard"/>
      <text:p text:style-name="Standard">Every single day is filled with gruesome occurrences, and responsibility for being part of causing these, is distanced from with the greatest of efforts. This irresponsibility manifest to such an extent, that it might seem more than the mere product of indirect intentions and indifference. Historically, a utilized scapegoat was Satan, while this is a misdeed warned against through folklore; the outcome of warning of the presence of wolves that are not, for whatever effect is desired. The following are indicators that serve to highlight the existence of a humongous issue within society, that need be worked through with great honesty. </text:p>
      <text:p text:style-name="Standard"/>
      <text:p text:style-name="Standard">Sadly, this particular debate, is complicated because it is so incredibly inconvenient for a variety of factors. Ones that are involved, every day, in the mentioned evil, in misuse of the power of law and suffer from a desire for cheap production as well as a fear of loss of status - all of which demand control of the flow of information, censorship and silence. The content of the conversation, is complicated to process within the frame upheld by academic and state-based endeavors, and it is in direct opposition to the maintained narrative. These problems may cause rejection of the following material; something that may manifest as a misuse of argumentation. Neither does lack of intelligence, lingual capacity or the likes seem be what blocks the ability to comprehend. Again, it seems vital to highlight that every undesirable deed, is a sum of many parts - the shaping of fate is driven by a variety of things.</text:p>
      <text:p text:style-name="Standard"/>
      <text:p text:style-name="P74">The material is not meant for personal healing, and is distanced from the description of the state of any one individual. Help can be very hard to find, as contradiction to the indoctrinated narrative is shot down, meaning that assistance for the oppressed oft is either blocked, or accessible only with great trouble. An issue seems vital to highlight; that the consumption of hard pharmaceutical drugs seems unwise to cease from one day to the next, with much to result but a worse relapse, increased consumption and precedence to violate the life unquestionably. Should cessation of consumption of injections, pills and the likes - upon and by the individual - be desired, the failure to substitute these in a drug-free manner, will likely result in severe damages due to the <text:span text:style-name="T159">caused </text:span>dependence<text:span text:style-name="T159">.</text:span></text:p>
      <text:p text:style-name="P74"/>
      <text:p text:style-name="P74">Intense addiction can <text:span text:style-name="T159">take form, of a kind that may be worse than </text:span>hard street drugs, <text:span text:style-name="T159">as </text:span>the life grows dependent on being (highly) functional, while in unsustainable and horrible conditions. The life takes form, <text:span text:style-name="T159">growing dependent on the functionality required to fulfill such as social, work and relational needs. Meanwhile, </text:span>the level of <text:span text:style-name="T159">constant </text:span>passive damage upon the individual, <text:span text:style-name="T159">merely continues to </text:span>increase - unfelt or failed to be done something about - oft requiring the application of more and more "means". Certainly, amid the dysfunctional family, <text:span text:style-name="T164">which is comprised of all humans, </text:span>there are a few for whom temporary oppression is the lesser evil. However, even such are likely to be uninterested, in a permanent and insufferable way of life, <text:span text:style-name="T164">in which</text:span> stressful chemicals in the form of pills <text:span text:style-name="T164">or needles - let alone various forms of torture -</text:span> are applied in seeking <text:span text:style-name="T165">collective alleviation of the pain it is to do wrong unto the life, taking the place of the otherwise plentifully available solutions.</text:span></text:p>
      <text:p text:style-name="Standard"/>
      <text:p text:style-name="Standard">Classic advice is to avoid advice and guidance. <text:span text:style-name="T166">Perhaps this is especially the case, when it comes to the paid kind, more-so when the adviser is one whom themselves </text:span>failed to <text:span text:style-name="T166">take care of personal problems (avoiding superficiality) and move on. </text:span><text:span text:style-name="T167">In a similar fashion, prior to making accusations of anyone, for failing to adhere the awareness that follows, in seeking personal healing, please read the </text:span>entire document and put two and two together. <text:span text:style-name="T168">The material is distanced to any </text:span>misuse of authoritarian definition of individual lives, as well as the imposition of how to deal with struggles. The material expands on the understanding of the dynamics, that is <text:span text:style-name="T168">the cause of immense misuse of resources, individual suffering, </text:span>systematic oppression, mistreatment <text:span text:style-name="T168">of countless</text:span> and hindrance of lives that otherwise would be fantastic, contributive and present.</text:p>
      <text:p text:style-name="P17"><text:bookmark-start text:name="__RefHeading___Toc7484_1473480509"/>Knowledge<text:bookmark-end text:name="__RefHeading___Toc7484_1473480509"/></text:p>
      <text:p text:style-name="P3"/>
      <text:p text:style-name="P3"/>
      <text:p text:style-name="P18"><text:bookmark-start text:name="__RefHeading___Toc7486_1473480509"/>Depression<text:bookmark-end text:name="__RefHeading___Toc7486_1473480509"/></text:p>
      <text:p text:style-name="Standard">Within a life, a lasting and demotivating pain-signal may arise, which inhibits the continuation of the way of life the individual leads. This is oft accompanied by a response within society, that marks the individual as "suffering from depression". A pain that may seem incomprehensible and illogical, at least to a society, that with little forethought motivate ways of living, that fail to be coherent with the greater reality. A variety of factors fixate lives in such a state of being, which may be exemplified by patterns of consumption, behavior and a tendency to let things go unresolved.</text:p>
      <text:p text:style-name="Standard"/>
      <text:p text:style-name="Standard">Another factor is imbalance between contribution and the costs involved in the process - such as the manner by which the life is sustained. Consumed energy, then taken from other potential applications such as working through damages or decreasing manifestation of illness - even things like avoiding unnecessary consumption of underpaid work, as involved in production of many cheap goods. Such a lack can make even joyful moments lose that spark, instead being a false experience, accompanied by so much suffering that it feels more painful than happy. Accompanying unpleas<text:span text:style-name="T169">a</text:span>ntries later on, simply weigh heavier than the love and joy of life, that may flow from the moment. The inner emotional navigational system indicates the issue, through a feeling of meaninglessness - and may also inform through a sensation of loneliness, or highlight the harmful influence upon loved ones that it entails. Failure to resolve the ongoing damage, naturally makes the pain-signal increase in potency, as the circumstance of the life worsens.</text:p>
      <text:p text:style-name="Standard"/>
      <text:p text:style-name="Standard">The view of the individual as an isolated phenomenon, may make willingness to die seem undesirable. A desire that may manifest from a range of desires that a variety of things need to end. However, in order to work through the phenomenon from a logical angle, it is vital to view the will of the life, as being coherent and connected to the rest of the world: The desire that things need end, connects to things like the desire that extreme consumption must cease, consumption that involves that other lives are exposed to violative evils, as a link in the chain of procuring the consumability. Crime-rates rise as humans are underpaid, oppression occurs and disease arises from the increased cruelty towards animals that permit initial and statistically measured costs to be lowered - all while accepting exploitation of plant-life yields a loss of ability to recognize equal worth. Unresolved past personal misdeeds or (passive) participation therein, continues to harm - something that can be exemplified, by how the pleas<text:span text:style-name="T169">a</text:span>nt passive misuse of the environment of order continues, relying on violation-based enforcement and armed methods of retaining control.</text:p>
      <text:p text:style-name="Standard"/>
      <text:p text:style-name="Standard">Unwise methods are oft applied in an attempt at removing the pain, rather than navigating the reality it presents. Working through what is indicated as necessary, becomes problematic as loss of status, ends to relations, changes in consumption patterns and other things can be heavy to accept. Consequently a worsening condition, simply results in the pain calling for attention with even greater intensity. Addictive fixes is a likely result, with a need that increases for every consumed fix. Signal-blocking means, such as alcohol or - procured through horrible production-lines - pharmaceutical drugs. The capacity to think clearly fades, blinded, and a semi-pacified state of being results (the pain is ignored, and the life is allowed to continue without disturbance, neither to personal endeavors nor other lives). The individual is essentially blocked from removing harmful elements in the life they live. For some, heaps of items is a result, making keeping a space clean more-so complicated - and we all know; "a clear space is a clear mind". The internal system of resolvence is literally blocked from making the necessary changes, lacking the input that tells it to do so. Self-healing and the capacity to bring surrounding lives to avoid harm, is hindered. A craving for isolation and more fixes is an easily predictably result.</text:p>
      <text:p text:style-name="Standard"/>
      <text:p text:style-name="Standard">Consumption, upon or by, an individual, that involves horrible production-lines (cheap animal-testing, <text:soft-page-break/>underpaid humans for the production of factory-parts etc.), will increase the need. This happens partially through the distance to the otherwise healing and unveiling light. The depressive feeling with its naturally inhibitive effect, causes a variety of things to cease to continue, and is oft attributed a negative value to - explained as "disease" ("you suffer from depression"). The approach is outrageous, as the feeling is allowing for dysfunction to resolve in the life, the state of pain is helpful upon being met with gratitude, respect and given a channel - driving the life to make the necessary changes, that decrease or eliminate harm upon the self, loved ones and others. Factors, that may be part of fixating a life in this unchanging state, can be such as desires of value-creation, money or continuity in yet other lives - all things that, upon hindering resolvence, trigger a signal that "something is wrong". Self-destructive cravings that move towards removal of the individual from such a circumstance, may be a result (check out the section on "addiction"). Destructive behaviors result, that ruin the relations that fixate the life in suffering.</text:p>
      <text:p text:style-name="Standard"/>
      <text:p text:style-name="P3"/>
      <text:p text:style-name="P18"><text:bookmark-start text:name="__RefHeading___Toc7488_1473480509"/>ADHD<text:bookmark-end text:name="__RefHeading___Toc7488_1473480509"/></text:p>
      <text:p text:style-name="Standard">The very lingual description entails a problem centered in the capacity for attention. It is possible to trace the factors, that fixate an individual in such a state of being, where the ability to focus is affected. The attention of a life is at times harnessed, consumed, directed at what is of little personal benefit only - stealing from the capacity to focus on what is actually necessary. An example of this type of deforming occurrence, can be found in the school-system. With the least of regard for the production-line and the impact of that upon the life, intellectual material is consumed into the individual. This is a part of a rather incoherent fulfillment-pattern of collective demand; neither ben<text:span text:style-name="T7">e</text:span>ficial at any real level, nor done out of love for the actual life. The constant misuse of attention, misleading thereof, occurring as a life is exposed to such as advertisements, sexual traction applied for gain or when struggling with excesses of personal attachments - each may be a factor, that occupies the limited capacity to be consciously present.</text:p>
      <text:p text:style-name="Standard"/>
      <text:p text:style-name="Standard">Stress, social attachments (harmful, once viewed with less superficiality) and the likes can drain tolerance and resilience - hindered more-so when the natural state of seeking resolvement, instead is claimed to be disease, denying the vitality of the self-protective and boundarying capacity. Worse yet, the condition is attempted fixed through the use of drugs of the pharmaceutical kind, yielding an outcome of the life continuing "their" education. The growing dependence on negative labels and drugs, results in a heavy dislike of the problem being brought up and talked about openly, by a variety of factors. Fears of damages done, the judicial implications, heavily escalated consumption and a lust for gain as well as fears that (personal) relations fail to be possible to continue - all crave and demand.</text:p>
      <text:p text:style-name="P3"/>
      <text:p text:style-name="P18"><text:bookmark-start text:name="__RefHeading___Toc7490_1473480509"/>Autism<text:bookmark-end text:name="__RefHeading___Toc7490_1473480509"/></text:p>
      <text:p text:style-name="Standard">Evaluated as a negative phenomenon, in connection with desired functionality of a particular kind, the pattern pointed towards is one recognized by such as increased sensi<text:span text:style-name="T7">ti</text:span>vity, neural states and rejective social behavior. The same may instead be viewed as a dedicated focus, a rejection of harmful contact and that helped by a pain-sense that indicates undesirable influences upon the life. Even the seemingly less harmful description, of it being a "survival strategy", nears that truth by describing it as an enriched state of being. A focus, that allows the life to deal with what is necessary, perhaps for more than merely the life itself - for the common welfare - or simply fulfilling a lack, that is the result of various surrounding factors failing to take responsibility, causing damages to these as well as the self, unless someone takes up the task of navigating by the inconvenient reality.</text:p>
      <text:p text:style-name="Standard"/>
      <text:p text:style-name="Standard">Different individuals live different lives, and are not necessarily acting based on the same parameters. That may be inconvenient for a craving to standardize things across the incredibly large number of unresolved lives. A long-term oriented, intuitive or principled way of approaching life, can be in the way, of narrow-minded logic and ways of life motivated as desirable. An individual may desire to avoid harmful participation, attempt to form a needed inner oneness or is moving towards a future that is desirable for more than merely the life itself. Consequently a state of being can arise, where common human language is too limited: Pain that can be complicated to explain, especially in a culture where it is <text:soft-page-break/>common to find communicative capacities being misused for gaining personal advantage, or as a means to continue harmful ways of life.</text:p>
      <text:p text:style-name="Standard"><text:s/></text:p>
      <text:p text:style-name="Standard">To understand, try pinching the body. Then describe "why it hurts" without relying on what knowledge you may carry, about why. At a conscious level, the reason certain things are uncomfortable, can be nearly impossible to put words on, let alone comprehend consciously. Things that influence, pull or push an individual in a manner, that directs such away from a needed way of life, or a flow of fate, which may be reminiscent of ending up lost in a dangerous forest.</text:p>
      <text:p text:style-name="Standard"/>
      <text:p text:style-name="Standard">Marking the state as "diseaseful" may block this navigational capacity, which potentially involves increasing the need for more of this "focus". While the application of drugs may make things seem desirable for a short time, it may act pacifying in a manner akin to lobotomy, hindering otherwise deeply desirable resolvement. A hindrance of sufficient progress can occur, making the individual give in. A bit like a sinking company, that, consequent of integrity failing, lacks a balance in profit compared to invested resources. The labeled life can end up being high on living harmfully, sacrificing the soul as though was it sold - making the deeper state take a different form, or worsen at depth, manifesting in an intensifying manner as the demand for resolvement increases.</text:p>
      <text:p text:style-name="Standard"/>
      <text:p text:style-name="Standard">Damage to the individual results, upon the way of existing - requiring deep focus and sensitivity - is disrespected, denied as valuable and the life exposed to demeaning brainwashing. The distancing from reality that may result, accompanying the oppression, as well as the potential costs for the soul, may yield a tendency to isolate. Something that may actually be circumstantially healthy, as undesirable influences are removed - literally eliminating harmful presence that damage the life. The difference between this very real reality, and the narratives that circulate within the society, that surrounds may be prone to adhere, can cause a faulty impression of the individual as being cold-hearted or lacking social empathy. Anyone being wronged, disrespected, deceived and exposed to perceptual violation, would seem to meet such behavior with cold rejection, anger or the likes - yet that is regarded as a sign of illness. Another scenario involves the arisal of clinging, as the individual may be acting as a value-creating component in channeling the demand of many, especially upon being fixated in oppressive and handicapping environments.</text:p>
      <text:p text:style-name="Standard"/>
      <text:p text:style-name="Standard"/>
      <text:p text:style-name="P18"><text:bookmark-start text:name="__RefHeading___Toc7492_1473480509"/>Compulsive <text:span text:style-name="T176">C</text:span>leaning<text:bookmark-end text:name="__RefHeading___Toc7492_1473480509"/></text:p>
      <text:p text:style-name="Standard">The behavior describes a distressed relation to cleanliness; an unceasing attempt at making things clean, which seem to indicate lack of a wholesome approach. As with other compulsions, the attribution attached to the individual, is one of being fixated in a nearly irresolvable and likely permanent state of being. A glance at the "normal" things in life, however, may reveal a range of factors that shape the fixation and growth of the compulsion; cleaning products, excesses and other things generally denied as relevant. Of course, that is within a society, where the cleaning of home environments oft involves quite heavy chemicals, while materialism rules as the items heap up. Elements that may burden, as an example of a layer that is affected, the microbiological environment in the home. </text:p>
      <text:p text:style-name="Standard"/>
      <text:p text:style-name="Standard">The bacterial growths take on an increasingly harmful state, sensed as disgusting, as these are repet<text:span text:style-name="T7">i</text:span>tively killed, growing again and being deformed. These micro-organisms are not much different from humans; think of a human struggling with unwise dietary habits, watching the screen a lot, being stuffed with alcohol and staying far away from wholesome prayer, meditation and physical self-care. The human thus is "mutated" in a direction that is harmful for surrounds - a likely result being social isolation, lack of co-processing and struggling with a reject-able state. The placement and selection of objects in the environment are relevant; every object reflects light and is with a unique surface, elements that shape what and how bacteria grow - shaping the near-constant mutation of vira in the home-environment.</text:p>
      <text:p text:style-name="Standard"/>
      <text:p text:style-name="Standard">Within the human life, the resilience towards potentially damaging influence, may be drained. Among <text:span text:style-name="T170">other</text:span> contributive factors are consumption of harmfully product foods and other stress - such as <text:soft-page-break/>production of clothes or incoherent consumption of electronics. Think of a stick, that will break with greater ease, where the tension is greater from opposing pulls (hands on each side, and a knee near the middle). Especially in combination with damages from the past; violative experiences and other, which may occur even as an individual counteracts evil things to different degrees of comprehensibility. The vulnerability that results, means that the individual is more-so impacted by surrounds - including non-human elements - that cause an unhealthy environment to be felt more-so damaging, felt through a kind of sense of pain. </text:p>
      <text:p text:style-name="Standard"/>
      <text:p text:style-name="Standard">Destructive cleaning methodologies may as such yield temporary alleviation. However, this is followed by an increased need to clean the space - hinting at an addictive dynamic. A variety of other factors, may become part of fixating the individual in a state of ever-increasing need, especially lives hindered in investing in making the necessary changes. As time passes, even the removal or change of several such factors; residence, relations, things or <text:span text:style-name="T170">approaches to </text:span>cleaning, will be insufficient to reach real improvement. However, labeling the pain-state as sickly, denying it, is worse than simply evil. The attempt at controlling the state, by adding more stress through adding pharmaceutical narcotics with horrible production-lines, is outright insane and will worsen that state, even if superficial improvements may be observed. <text:s/>A bit like unwise consumption of knowledge like this, failing to in-factor the production-line as relevant for the potential application of the material.</text:p>
      <text:p text:style-name="Standard"/>
      <text:p text:style-name="Standard"/>
      <text:p text:style-name="P18"><text:bookmark-start text:name="__RefHeading___Toc7494_1473480509"/>Paranoia<text:bookmark-end text:name="__RefHeading___Toc7494_1473480509"/></text:p>
      <text:p text:style-name="Standard">Paranoia may alternative be described as a healthy survival-mode, where a danger is felt however is incomprehensible. Potentially, a representative projection of the danger may arise, that point in a direction, utilizing what in itself may be non-real, not dangerous or only participatory in manifesting the danger. Due to suppressed mental capacities, this may manifest, as a variety of factors cause the life to be fixated in a desperate circumstance. One that is hard to comprehend, resulting in a matching representation of reality. There is much awareness that the average consciousnesses fail to sustain, a simpler example is the lacking capacity to recognize that a nation, a company, a forest, a civilization, a house or similar, similar to a human is a structural phenomenon with a sensing spirit, intelligent decision-making processes and interactive capacity. There is no human in absolute control, however such may at times be utilized, consumed, as administrative components. The loss of consciousness may result from a mixture of things like a consumption-pattern of toxic production-lines, relations (without superficiality) that harm the individual and excesses.</text:p>
      <text:p text:style-name="Standard"/>
      <text:p text:style-name="Standard">Does it feel like someone is following you? Well, it may be that a size like a culture or a forest, is angry at a live - something that can occur for a variety of reasons. One does not need look far for the presence of other potential dangers, being immersed in a culture that so casually and thoughtlessly misuses living beings to form fulfillment elsewhere (or avoid abstaining from things, that result in suffering happening, by manners less easy to comprehend). There actually is someone looking at a life, as data is collected through the internet and, by a variety of means, in every-day life. This information is utilized for advertisements among other things, that oft involve influencing the individual in quite an offensive manner, manipulating the life to act in line with interests elsewhere, failing the needs of itself and surrounds.</text:p>
      <text:p text:style-name="Standard"/>
      <text:p text:style-name="Standard">The relevance of the stored material is questionable at this point, however as it is processed using powerful AI-capacities, the individual or background may be placed influence-able in an undesired manner. Weakened to manipulation, easy to pressure, career complications and mapping of the social movement of the life. All of which is easily consumed by cultures that may be in discord with the background, culture or life of the individual - cultures oft with a tendency to exploit and harm in order to attain benefit (underpaid work for cheap household products, consumption of slavery as part of the production-lines, heavy violations of non-human lives, oppression and immense consumption of the secure environment attained through military dominance and imprisonment). The majority of readers of this material, are quite certain to be in the upper class of the global population, meaning that these impact <text:soft-page-break/>countless lives (especially animals and the likes) on a daily basis. A life elevated so, gives rise to a kind of sensitive situation, as potential negative impact upon the individual is a danger; cascading ripples of harm, suffering and other undesired things yields a desire to not be harmed in many. The channeling of such an attached need, the avoidance of harm, may require quite a level of conscious awareness of the problem, within the life basically existing with yet other lives as hostages.</text:p>
      <text:p text:style-name="Standard"/>
      <text:p text:style-name="Standard">The repeated and continuous denial of a noticed potential danger, instead of embracing this awareness and refining it, causes the consciousness to be deformed while instinct still drives the life. An inner twisted mess may result, that is complicated to resolve. There is a well-known phenomenon, of an individual being convinced to lose trust in themselves and even think they do what they do not, as these are consistently pressured while exposed to brainwashing and mistreatment. Such, in an unresolved state, can yield incoherent verbal expressions - something that becomes a causality for more of the same oppressive evil. Even as it may be vital for an individual, or close to such, that such navigate by the instinct of there being danger, as evil intentions may be directed at such. It is a very real danger, that addictive patterns grows, upon the craving to force narcotics on the life and negatively label it, as are distributed and pushed by the psychiatric endeavors, in a manner that actually destroys the life and soul of such while hindering the ability to self-care. The latter example, very much is performed by very real people, that experience quite the benefit as a reward, while outright deceiving the society they pretend to serve - in living deeply unethical lives, failing the minimum requirements for the work, they lay claim to perform day in and day out. </text:p>
      <text:p text:style-name="Standard"/>
      <text:p text:style-name="Standard">A loss of resilience manifests as narcotics used to exorcise the unwanted perception of reality, combined with how the individual and surrounds are convinced that it is near-inexplicable insanity or stem from this and that. Potential dangers becomes more-so a threat, and the need for safety only increases. Undesired behaviors taking form, to begin with based on a dysfunctional conscious awareness, that <text:span text:style-name="T170">is the product of being </text:span>immerse<text:span text:style-name="T170">d</text:span> in an environment heavy in denial, may be inconvenient to go about in a wholesome manner. The latter being an approach that may hinder cultural dominance, hinder the lowering of costs by disrupting employed production-processes or simply counteract the heavily consumed narratives that are part of the scary and very organized oppression. A general disregard of living beings, is yet another factor that lowers the level of consciousness; a disregard of equality to even what is beyond the material realm, consumption of pills/needles and personal benefit gained from negative labeling - all increases consumption despite the issue being resolvable without - something scary as many a soul is lost.</text:p>
      <text:p text:style-name="Standard"/>
      <text:p text:style-name="P3"/>
      <text:p text:style-name="P18"><text:bookmark-start text:name="__RefHeading___Toc7496_1473480509"/>Anxiety<text:bookmark-end text:name="__RefHeading___Toc7496_1473480509"/></text:p>
      <text:p text:style-name="Standard">An explanatory negative label attributed to an individual, that describes a seemingly illogical state of inexplicable fear, oft accompanied by paralyzing moments. While the trait is known to affect a life negatively, as well as others, oft a significant detail is neglected; that it is so, within a frame only, of the life continuing living in the same way. <text:span text:style-name="T5">It is seldom for the </text:span>individuals <text:span text:style-name="T5">to </text:span>liv<text:span text:style-name="T5">e</text:span> outside a culture that exists by causing intense violations of other beings (to quite an extreme degree), as long as it is not socially unacceptable. It is horrifying! Think, were the self to end up one of "the losing", were something to go wrong or the likes. As logical comprehension may precede emotion, feelings can be developed beyond the capacity to comprehend. Within this society, it is very common for immense hatred to be directed at individuals, whom are consuming factors, part of causing and maintaining the immense exploitation of many living beings (elsewhere, justified or not unacceptable). It is simply the demand for the continued evil to cease, perhaps combined with a desire for justice.</text:p>
      <text:p text:style-name="Standard"/>
      <text:p text:style-name="Standard">Worse however, is the accompanying participation in causing yet others the desire to consume. A need for personal safety arises (even in relation to others that participate in the violations of many and much). The average life simply does a lot of harm; animals are mistreated and violated with a consequential loss of empathy among consumers, microbiological life is deformed, humans are underpaid and held in horrible conditions of living. Prana or Qi is drained, as the lives are held imprisoned, oppressed or dominated through military capacities - advantageously maintaining borders that protect the continued <text:soft-page-break/>misuse, permitting work to be easy and cheap. Let alone the countless children suffering under this, and the addictions that ensue from all the evil. Apparently, there are still quite a number of slavery, actually more than ever (as an exception I will cite an unnamed well-credited anti-slavery organization, stating in 2021 that there were 40.000.000 slaves today). The lives that are main factors in causing all the suffering, are simply protected and secured in the continued ability to misuse and avoid consequences through misusing the enforcive power of the state and the environments upheld by law. Basically, there is much to be afraid of, and the fear of sinking down - becoming on of the mistreated, fearing hatred from those fixated in addictions to causing so much harm and suffering for personal joy, is immense. The potential personal consequences of being one stricken, consumed by the immense cravings for fulfillment, is perhaps especially scary as lives are desperate, ruined and near-and-dear suffer horribly - yielding a willingness to commit equally vile methods, even desirably so. Worse yet, the potential harm seem somewhat justified. In vital moments for the positionment within this frame of existence, the risk of sinking further into participation, doing more harm or being harmed oneself - or simply upon being hit by waves of collective emotionality - an intense state of fear may arise. Perhaps complicated to comprehend and go about, making the very sensible experience seem illogical.</text:p>
      <text:p text:style-name="Standard"/>
      <text:p text:style-name="Standard">The attribution of this state as being illness, instead of working with the reality beneath the symptom, hinders resolvement and does harm - to a lot more than merely the individual. Especially if marked as something to be fixed with drugs - pharmaceutical or other narcotics - consuming even more in attaining unchang<text:span text:style-name="T5">e</text:span>ability. The capacity to relate to this relate to this reality, in a desirable manner, is blocked by the acceptance of magical causality and strange explanations veiling the reality (at times domesticatively in a divide and conquer manner, placing all the blame unjustly on biological ancestors). The individual, thus ends up hindered in looking for, finding and endeavoring on real approaches. More and more fixes are utilized in the place of actual solutions, continually worsening the way of life - the misuse expanding well past the pushed misuse of pills. In a language, the evil may be inferred as blasphemy in action, elevating the individual life to a godlike relevance in comparison to others, while deceiving both others and the individual, yielding suffering and harm to grow in abundance around the occurrence. The state of fear only gets worse; "to think if they knew, and did not know other details!". The very individuals, of course, whom are negatively labeled, thus are fixated in states of causing much harm and suffering, by a range of factors, perhaps in particularly those educated at quite the expenses, proclaiming to be resolving the issue, while consuming extensively of vital limited resources.</text:p>
      <text:p text:style-name="Standard"><text:s/></text:p>
      <text:p text:style-name="Standard"/>
      <text:p text:style-name="Standard"/>
      <text:p text:style-name="P18"><text:bookmark-start text:name="__RefHeading___Toc7498_1473480509"/>Suicidal <text:span text:style-name="T206">I</text:span>deations<text:bookmark-end text:name="__RefHeading___Toc7498_1473480509"/></text:p>
      <text:p text:style-name="Standard">In a language, the desire is referred to as "the seeking of murdering the self", something that describes a desire to reach a fulfilling end - the demand for cessation channeled by seeking death. Fixating elements, part of locking a life, can cause a craving for an ending to manifest - and that with a growing intensity. Such can be many possessions or excess, lacking conclusions to the past, un-ended relational connections that are past the expiration date, endings advantageous to demand or greed instead of wholesome, consumption of suffering elsewhere (very understandably is desired to cease) and the likes. To be able to comprehend the phenomenon, it is necessary to extend the perception past the human-, ethno- and self-centric view of the world; a craving, demand or seeking instead perceived as a sum of parts, a product of water-molecules that together form a wave. Paralyzing pharmaceutical narcotics, blocking natural resolvement, that otherwise naturally would heal a life by eliminating toxic elements - simply increases the demand for endings. The pull for harm and drain to cease.</text:p>
      <text:p text:style-name="Standard"/>
      <text:p text:style-name="Standard">Even as that which demands, may be factors connected to what is outside the immediate life in question, there is a very direct relation to things like dietary consumption patterns, lack of taking care of social relations and the passively infectious rationalization that spreads through through words and the likes (such as using ownership terminology, or empowering oppression misusing medical ethos). That which drains the meaningfulness of the consumption, or lowers the resilience to damage, may be yet other factors - which does include consumption of harmfully produced products such as pills, injected <text:soft-page-break/>pharmaceutical narcotics and the likes, the procurement of which involves intense violations of both animals and misused human components (hereunder those at various levels employed, in fulfilling the demand). The craving for cessation of evil towards various factors, can take a destructive form - especially when lives are mislead to act against the greater oneness (the oneness of oneness's), being a product of the (imposed and fixated) ways of life of the individual. The need is complicated, with dignity in hard, to find wrongful - far from insane, while principally always possible to solve without the individual killing themselves; something that may however require the collective responsibility to be met. The latter involves change, that however may be very inconvenient for more than merely the individual.</text:p>
      <text:p text:style-name="Standard"/>
      <text:p text:style-name="Standard">Across cultures and through millennia, suicide is considered a horrible deed, a sin, however this barrier fades rapidly, as the sin eliminates even more sinning - plus and minus. The state is complicated to work on, if these highly relevant factors are neglected, something that may be blocked by the many that may attempt to take possession of the situations. Ones that take quite the payment for working with such cases, yet utterly fail the ethical requirements to perform such work - whether with long educations or not. Upon an employed life failing to face the reality of all the harm they themselves do, as well as that committed by those they work with, the likelihood is great, that overall the frequency of suicidal occurrences increases. And exactly this seems to be a horrible subliminal deed; hindering the resolvement, yielding the suicidal ideation - brainwashing, negative labeling, induced denial of participation in causing addiction in other lives among other evils - much even misusing justification! </text:p>
      <text:p text:style-name="Standard"/>
      <text:p text:style-name="Standard">The evil is great, that the one suffering from suicidal ideations oft is exposed to, especially when done by educated and employed, claiming to help, which may cause an inner imbalance, as the perception of reality is distorted, manifesting then in behavior, thoughts and intentionality. Influence upon the life that, that moves the balance further in the direction of manifesting an ending, even were the loss to be quite the setback, such as by death. The psychiatrists and the so called "nurses", that partake in the branch of medical science, are outright dangerous to invest trust in; possessed by interests that crave heavy denial, infected by fear and cravings - an endeavor so thoroughly corrupt and void of accountability. Quite loud, it may be heard; "whom will then take care of them?" - a precedence-yielding problem presented, that might not be there to begin with, were those taking such high payments to work on themselves first. This knowledge is hardly complicated to attain - obviously possible. In a culture so fearful and rejecting of death, it may be a tough task to work with the time-tested maturing rituals and traditions, that, depending on individual compatibility, may involve entering the wild. Other scenarios with an increased risk of death, allow various issues to resolve, significantly decreasing the risk of suicide - also when lowering negative impact on yet others in society.</text:p>
      <text:p text:style-name="P3"/>
      <text:p text:style-name="P3"/>
      <text:p text:style-name="P18"><text:bookmark-start text:name="__RefHeading___Toc7500_1473480509"/>Bipolarity<text:bookmark-end text:name="__RefHeading___Toc7500_1473480509"/></text:p>
      <text:p text:style-name="Standard">Bi-polarization indicates a two-part polarization, perceivable as a cyclical alternation between two dominant states. You may imagine a social circumstance, within which there are many individuals of differing opinions and needs. An environment of low resilience, lacking the structure to facilitate the simultaneous presence, may result in incompatibilities and; potential conflicts, driven by differing interests. I.e. there will be a tendency in the direction of alliances forming, where those of shared interests find the strength to achieve, promote and maintain the interests through collaboration. Within such a social context, the "inner coherence" of the environment will continue to fail, while balancing elements will be hindered, resulting in likely manifestations of extremism. </text:p>
      <text:p text:style-name="Standard"/>
      <text:p text:style-name="Standard">On the internal level of the individual, an imbalance like this may be hindered from naturally resolving, through such as possession of an excess of material items. Material objects of different production-lines, and thereby different influence or energy. Other factors may be such as lacking digestion of events - the failure to integrate these in a wholesome manner - as well as a large number of relations without sustainable unification.</text:p>
      <text:p text:style-name="Standard"/>
      <text:p text:style-name="Standard">A dynamic results, where the case that one set of attachments; lingual patterns, habits, thought formations and the likes, is present at one time. At another time, another set of attachments require the presence of <text:soft-page-break/>the individual. Habits, the microbiological environment in the home-space and neural structured of the life ends up deformed, as this repetitive cyclical alternation occurs. The manifestation of this, may, in a speculative manner, be considered to be coherent with the broader external environment: Divided to some extent into either high levels of energy, feeling good, combined with immense denial, and the other being a painful awareness of the irresolvable reality towards which there is a demoralizing powerlessness.</text:p>
      <text:p text:style-name="Standard"/>
      <text:p text:style-name="Standard">Upon the resolvement need, instead of being met, is suppressed by a range of means such as pharmaceutical narcotics, a weakening and worsening of the inner environment results. The state only takes a worse form, as resilience is lost towards opposing pulls from incompatible elements. Eventually, intense stress may form, where some things begin to break (like a stick being broken in two, by opposing pressures forming tension that breaks the molecular bonds). The life suffers at explanations of the painful and a-functional state as being illness, the pain that shines a light on the needs of the life, calling for change and highlighting ongoing damage. The convenient description replaced a much welcomed natural rejection, of continuing to exist in such an incoherent and harmful manner, that damages others as well - actively counteracting natural and socially supported resolvence. The imposition of narcotics, negative labels and a brainwashed view of the state as "magically" being there - alongside other sickly methodology - artificially sustains a worsening of the life, struggling in a way otherwise resolvable. The state of being naturally begins to resolve itself, outside a frame of suppressed awareness. The violative approach, hinders the elimination of excessive, unnecessary or outright damaging relations - conclusions that may be inconvenient, just as the self-healing that does not fit a narrative. Naturally, other damage and suffering results, extending well past the individual exposed to the oppression.</text:p>
      <text:p text:style-name="P3"/>
      <text:p text:style-name="P3"/>
      <text:p text:style-name="P18"><text:bookmark-start text:name="__RefHeading___Toc7502_1473480509"/>Schizophrenia<text:bookmark-end text:name="__RefHeading___Toc7502_1473480509"/></text:p>
      <text:p text:style-name="Standard">Seldom, if ever, <text:span text:style-name="T6">is the negative label </text:span>a clearly defined expression. A base of the word is "schism" which means something akin to fracturing. A split inner, parts of the self being simultaneously active - a bit like a multi-threaded CPU, however at times manifesting without coherence and in inner conflict. Within a narrow-minded perception of reality, the behavior may seem chaotic, unpredictable and even "wrong". However, logic and even desirability may be attributed to the same behavior, perceived in coherence with the much denied reality. Meaning, the silenced inconvenience of how the average human is sustained by extreme violations of a variety of beings (superficiality unwise). Behavior, that perhaps fail to suit the desires of how things must be; the systematized exploitation of humans as components in channeling demand. Behaviors, that get in the way of cravings, or more-so problematically align with justice at the deeper level; the inconvenient desires that extremely violative consumption or outright evil dominance ceases.</text:p>
      <text:p text:style-name="Standard"/>
      <text:p text:style-name="Standard">A variety of factors may be fixating a life in such a dysfunctional state, in which the conflicting and incoherent inner calls for resolvence, change and rejection of continuing what causes such a state. As with any other kind of pain, a kind of ongoing damage is indicated. An example of a casual source of damage, is immensely incoherent attachments (an excess of relations - or "threads of attachment" running through these. Many items or habits that counteract one another - such as staying connected to loved humans, while to great inconvenience contradicting the passive violations of these by staying connected to yet other things). A pull in multiple directions can occur, or these pulling in opposite ways, the outcome of which can be a fracturing or splitting influence. Increasingly this may manifest, when combined with resilience-draining ways of life, trauma or the attempts in surrounds to escape personal responsibilities and going about the need.</text:p>
      <text:p text:style-name="Standard"><text:s/></text:p>
      <text:p text:style-name="Standard">Yet another factor, causing this opposing pull, is the fracturing that results as there is incoherence between the reality perceived, sensed and intuitively understood - and the presented reality, at times convenient while deeply dishonest, serving a range of interest-factors - indoctrinated by psychiatry, through school, propaganda, other cultural media and parents - even passively through friends and those whose ethos is misused for a narrative of "how things are" to be maintained. At times, the very state of lack of the individual, is misused to explain to the life - to drive or force this perception, by promises of how easy it all will be.</text:p>
      <text:p text:style-name="Standard"><text:soft-page-break/></text:p>
      <text:p text:style-name="Standard">This is something that occurs partially by the imposition of severely harmful drugs. Substance, which in the name of medicine, most of all subjugates the individual, making the life compliant and self-denying - a state similar to that of an animal - domesticated in evil ways to fulfill demand elsewhere. The normality of applying highly addictive narcotics, similar to the "willingness"-inducing rape-drugs, explained as being non-addictive, is outright cruel. Especially as these are oft impossible to quit from one day to the next, without immense damages from the unwise withdrawal (damages then used as precedence for more control, mistreatment and domestication) - while available guidance to get free from the substance-abuse is seldom.</text:p>
      <text:p text:style-name="Standard"/>
      <text:p text:style-name="Standard">The drugs are claims to be healthy, good and even necessary for the individual - despite an immensely harmful production-line, the consumption of which results in isolative loss of oneness, as others are sacrificed in the procurement. Weakness results, accompanied by loss of trust from surrounds, as the individual is domesticated into self-betrayal, brought into obeying the will of various others, distancing from God - all while negative intentions end up directed at the life in abundance. It may be viewed as a stressed piece paper without much flexibility, torn in many directions; the chances of being able to act wisely in connection with the demand for personal resolvement, is diminished heavily. Reliance on a culture exploiting the life grows, as a negative label tags along - subjugating the life as well as surrounds, the latter of with passive promises of how the individual is (trigger-word) "dangerous", unless of course domesticated, harnessed and in the hands of the oppressive faction that serves particular interests. The "danger" lacking real evidence, mostly caused by the very violators and people mistreating the life - even if by passive influences and misleading of the surrounding society. The outcome is that the individual is blocked from healing endeavors, as rejection and out-casting manifests - oft combined with a heavily pacified state of being, an immense loss of self-confidence - oft attempted balanced by an ego blown out of proportions. Let alone the distancing from the evil towards the individual, that somehow seems to be pervading every nook and corner of the possible human life.</text:p>
      <text:p text:style-name="Standard"/>
      <text:p text:style-name="Standard">The convenient perception, as such, robs the individual of personal responsibility. That in a highly addictive manner. Without disruption, such sinks into continually worsening dysfunction - suffering at induced paralysis. Matters get even worse, as surrounds are exposed to magical explanations, ending up denying responsibility and conveniently feel permitted to disregard the life - released from the need to avoid adding more toxicity to the life, or needing spend the limited resources on working on the past damages these passively caused the individual. Without disturbance, surrounds are pushed an addictive allowance to easily continue studies, work-life, romantic endeavors and the likes - at expense of the soul, life and health of the individual. It is outright cannibalism, as well as a misuse of the relational connection to the individual, whom consistently gets worse and becomes increasingly toxic to surrounds. </text:p>
      <text:p text:style-name="Standard"/>
      <text:p text:style-name="Standard">As hatred is directed at what now is the scapegoat, an "inexplicable anger" may arise, which certainly adds to the desire to domesticate the individual, as a deeply unfair negative energy is directed at the already weakened one. The individual may end up in a state of both being clung to, while at the same time rejected and distanced from - worsening the dynamic, the state and being so fundamentally disrespectful towards the life (passively provoking). A split from surrounds arise, a divide, and the applied methodologies gain greater hold in the life - giving power to the very violators that push the negative labels, force drugs and deceitful explanations upon the life - ever does the craving increase to suppress, reject responsibility concerning, deny, make irrelevant to wrong, control, dominate and forget the life. Family and other close of kin, are not much better solutions, oft attempting to misuse the life as a means of fulfillment - partially satisfying the empty hole caused by the evildoing. At times this may take form of attempting to misuse the life as a reproductive organ, rationalizing evil towards the life - deceiving the surrounding society and ending up separated from support (or gathering in excusing the violations upon the life; justifying, rationalization and sharing methodologies). It is pure evil, even the judicial courts are corrupt on the point - justice then being sought by other means, which is inconvenient and thus craved hindered.</text:p>
      <text:p text:style-name="Standard"/>
      <text:p text:style-name="P18"><text:bookmark-start text:name="__RefHeading___Toc622_2433090984"/><text:soft-page-break/>Voices<text:bookmark-end text:name="__RefHeading___Toc622_2433090984"/></text:p>
      <text:p text:style-name="Standard">A somewhat more-so commonly accepted phenomenon, describing a state than in itself is harmless; the experience of perceiving spoken words, seemingly without a real source, and oft in a manner that follows a pattern of an identity of a kind. Whether internal, in the form of external hallucinative representative sensory input, patterns shaped from reminiscent sounds in the environment or by a presence too absent to be possible to claim to be there. Within, that one inner voice, the one identified as "the self" by a majority of the population, is an example of "a voice". This voice, oft inferred "thought", is actually a product of many elements, such as the information-diet, past learning, feelings, learnt processing of information and partially digested data that demands further processing or integration (such inner data on past experiences).</text:p>
      <text:p text:style-name="Standard"/>
      <text:p text:style-name="Standard">The idea that the "thought" is the self, is a deceitful illusion. Rather it is closer to a growth foreign to the body. This is easy to experience, by simply taking note of the inner voice (oft located centrally in the head), and then moving that thought to a different location, usually involving a change in tone of voice as well as the shaping of the words. The placement can even be projected to be outside the body - yielding such a drastic change in accent, tone and other recognizable patterns, that the experience can be tough to identify with the self. Especially when the unconscious mind fills out lacking details. This phenomenon may arise in a representative manner; it may be something akin to a representation of read data; such as of what is picked up empathically when communicating with animals (other than consumed creating/removing effects). Imagine, instead of one inner voice that feels "normal", the inner lingual (auditive) expression is less streamlined - something akin to a fragmented visualization. Identification of influences, representing authority-indoctrinated ways to think that then can be worked through or simply suppressed awareness breaking through or diversion of attention.</text:p>
      <text:p text:style-name="Standard"/>
      <text:p text:style-name="Standard">Referring to this state of mind as sickly, or as a sign of illness instead of healing, hinders the resolvement-process that it may be part of. Furthermore, it is thoroughly dishonest when failing to regard the inner "one-voice" as equally insane. The ancient and well-known phenomenon of clair(-voyance, -cognizance, -gustance, -audience, -alience <text:span text:style-name="T171">and</text:span> -sentience) indicates that it is a natural experience. It is a vile violation of the inner, to force the experience to change or the shell of the human to be different, by imposing, pushing or forcing pharmaceutical narcotics. Blocking the process of change that may be necessary, prolonging suffering and causing incompatibility with the abundance of other ways to develop, evolve or resolve the state of being. As if not bad enough, worse is the forming of dependence on the artificially drug-upheld inner mental space, being a basis for the manifestation of the inner expression - addiction forms. Removal of the pharmaceutical, even slowly, or replacement thereof will change the chemical environment and thus the manifestation - thoughts b<text:span text:style-name="T9">e</text:span>coming increasingly chaotic. A worsening addiction, that hampers resolvement, grows; similar to the usage of street-narcotics, a kind of "high" existence is created - substituting actually doing something about what calls for change. Highly addictive, as the individual gains the temporary "freedom" to direct attention at other aspects of life and consumption of the inner resources, resulting in dependence on the lifestyle that takes form, with little to not space to go about things wholesomely, such as these "voices"; fixated in a worsening drug-abuse, without which the life build will burn down - with damages accompanying. A danger than in itself, may be something highlighted through an auditive representation.</text:p>
      <text:p text:style-name="Standard"/>
      <text:p text:style-name="Standard"/>
      <text:p text:style-name="P18"><text:bookmark-start text:name="__RefHeading___Toc624_2433090984"/>Psychosis<text:bookmark-end text:name="__RefHeading___Toc624_2433090984"/></text:p>
      <text:p text:style-name="Standard">A state that is considered to be negative, something akin to the mind overheating. A metaphorical description is the opposing pressures on a stick, resulting in increased tension, whereby the molecular bonds begin to break.</text:p>
      <text:p text:style-name="Standard"/>
      <text:p text:style-name="Standard">A life fixated in a false perception of reality (lied to), in contradiction to deeper personal needs, is a situation that might serve interests like the adherence to (and non-contradiction of) collective narratives, however will be fertile soil for such deforming opposing pulls. Perception indoctrinated through <text:soft-page-break/>educational systems, or simply by rejection of what is involved in the average way of life, in terms of passively partaking in the occurrence of other lives being fixated into insufferable addicted states of being. Another fixating factor, may be the commonly learnt participation in justifying "accepted terrorism" or "treatment" of individual lives. Lives that are mere breaking-points, of crime manifesting. Of course, many are the various factors that contribute to such occurrences of mischief. Oft these are lives, misusing the very same enforcement of law, to attain empowerment consumed for status, safety, avoiding personal troubles and the likes. Yet another perception-deforming factor, is the rejection of the spiritual, faith and the likes - such as occurs then the oppression mentioned here, and other casual mistreatment of humans, is rationalized and acknowledged as being medical and necessary.</text:p>
      <text:p text:style-name="Standard"/>
      <text:p text:style-name="Standard">Accompanying circumstances of low mental resilience, is the increased risk of loss of capacity to wisely avoid situations, of the kind that requires being conscious or aware of something. A drain of the kind of resilience is in consuming harmfully procured foods, clothes, electronics, intellectual material, access to water and indirectly relying upon or requiring it to occur in other lives. Even the passive consumption of casual security, such as by passively tempting fate, is one such factor. Meaning that what would, without such security in the environment, involve a heavily increased likelihood of other people taking things by force, oppression, violence or through armed pressure. The demand, to need navigate circumstances awarely, by breaking through the veil, the illusion, only increased as the life is influenced harmfully - an thus upon failing to navigate reality sufficiently well, ends up a harmful influence in the lives of others.</text:p>
      <text:p text:style-name="Standard"/>
      <text:p text:style-name="Standard">Such a breakthrough of capacity to be aware, even temporary, may involve a temporary disordered perception, withdrawals from common denial leading to temporary chaos in the perception of reality, till an evolved inner consciousness settles. Attempts at forcing this process to cease is hilariously stupid. The misuse of narcotics, upon the life, produced through pharmaceutical means and imposed by misusing the medical ethos and very concept of doctoral care, is outright insane and worse than simply violent. Especially as the narcotics are heavy in stress, as the production-lines involve extreme violations of living beings (underpaid humans, animal testing, intense consumption of farming methods, disregard of fundamental equality and many other things). The increased loss of resilience that the stress imposes, while at the same time increasing the demand for change in consciousness, shapes an addictive pattern upon - and sometimes by - the individual.</text:p>
      <text:p text:style-name="Standard"/>
      <text:p text:style-name="Standard">There is a circulating argument at this time, that people need be brought to a place of being possible to talk to. The argument is used to empower the oppression, while in a space of meeting a struggling individual with heavy desires to impose control, the intention of forcing harmful drugs, so called voluntary suggestions and otherwise forcing the life back into a state of consciousness that the soul is naturally rejecting - in such a case, a life will increase in desperation, becoming afraid and feel threatened - hardly calms the person. Instead, were such a life met with caring, love, understanding by lives whom themselves left the state of denial, it may just be that the problem would not be there to begin with. Of course that would be marked as speculation and lacking acceptance, likely to be an argument assassinated to the utmost - permitting the mistreatment to continue. However such would hardly help, if in a context of abusive control by psychiatrists or the understanding lives being under threat of legal implications. This dynamic, of needing to be aware and ending up with addictive suppression of the process of self-healing, may especially take hold in contexts where a particular view of reality is required, and that without contradiction, which conveniently neglects various things - resulting in the suppression of the awareness that some lives especially may suffer at the lack of.</text:p>
      <text:p text:style-name="Standard"/>
      <text:p text:style-name="Standard">The integration of the conscious awareness ends up blocked. Partially, simply because it is inconvenient to surrounds, which may be struggling with a heavy dependence on suppressing things, a slowly festering tendency that grows over years - taking the place of working through situations, time- and change requiring as it may be. The reaching for awareness being marked as diseaseful or ill, with its temporary resolvement through an inner distortion, is to block and deny the healing of the consciousness awareness, that the individual may depend upon and be necessary or beneficial to surrounds as well. A need that perhaps fails to fit certain desires, as a range of things oft would be observed as needing to cease, change or end - a dynamic that may hint at the suppression as a collective response. A quick-fix that ensues when <text:soft-page-break/>a view of reality, contradicts a dominant and convenient narrated perception of reality (a deceitful illusion). This is well known to occur in regimes utilizing propaganda, as well as under the rule of dictatorship; methods used to ensure continued dominance, eliminate resistance and avoid consequences - many evils committed. In this context however, the state seems to be less of the issue, which is largely misused as a host - the power employed by these circles of psychiatric oppressors and company.</text:p>
      <text:p text:style-name="Standard"/>
      <text:p text:style-name="Standard"/>
      <text:p text:style-name="P18"><text:bookmark-start text:name="__RefHeading___Toc7925_4005327839"/>Schizo-<text:span text:style-name="T176">A</text:span>ffectivity<text:bookmark-end text:name="__RefHeading___Toc7925_4005327839"/></text:p>
      <text:p text:style-name="Standard">A state of some degree of inner fracture, perhaps involving conflicting inner elements. Fixating factors may be an excess of relations, heaps of clutter and what else may involve demand that pull in opposite ways. Attachments to that, which requires violating and damaging other beings, endeavors or the likes, in attaining continuance, will naturally yield a pull in the direction of the attachment, incoherent and against what is being sacrificed. A kind of competition between contradictive elements may arise, conflicting over access (to what fulfills needs). The costs as such, by mislead "normal lives" can be extensive for other beings - even as the way of life is rationalized as desirable - another factor the attachment to which fixates a life in a state of inner fracturing. </text:p>
      <text:p text:style-name="Standard"/>
      <text:p text:style-name="Standard">The pull in the life, combined with other factors - such as the pull to what actually makes sense for the negatively labeled and oft drugged (medicated) - can yield a kind of inner chaos. Oft, one or a few of such interest-factors may become dominant within the life, rejecting yet other attachments - essentially possessing the life, occupying the space to suit the needs of these factors. The simultaneous channeling of demand differing to such extremes, may be nearly impossible - or very complicated - yielding inner fracturing. A desperate need for a wholesome path ahead may manifest; oft as the life is fixated in dysfunction by personal relations, which oppose the unwillingness and refusal to live a miserable life of both violating many lives and being violated much. The brainwashed false view of reality versus the actual navigative need (requiring perceiving the world for what it is. An offered addictive and neglectful way of fulfilling personal needs, conflicting with the contradictive actual needs and the desires for these to be fulfilled (also in surrounds). A healthy, necessary and honorable drug-free internal process may manifest, that involve a natural (and inconvenient) drug- n' label-free self-pacification that makes space for the resolvence (oft contradicting continuing educations and the likes). A bit like pain indicating damage, that does not permit the attention to be focused on much else - allowing for a wholesome flow of fate to take form.</text:p>
      <text:p text:style-name="Standard"/>
      <text:p text:style-name="Standard">The individual naturally exists in coherence with a far greater reality, and the resulting external behavior in the immediate environment, may require of these a certain thorough inquiry as to how such affect the life in question. This demand however seldom is recognized and met, instead the individual is explained and marked with a convenient negative label - an addictive fix - as being irresolvable, negative, wrong and sickly. This negative misuse of diagnosticism is immensely misleading, acting pacifying and blinding for surrounds as well. The result is the subjugation of the will of the individual, to the sick will of various interest-factors (such as the collective fear of consequences in psychiatric circles, the misleading of populations); domesticated with deceit, social pressure, induced need and blocked self-sufficiency combined with dependence on access to finances, addiction to imposed drugs etc.. </text:p>
      <text:p text:style-name="Standard"/>
      <text:p text:style-name="Standard">Other than this being a severe misuse of medical ethos, the state of the individual worsens drastically, as resolvement is hindered; the process is block yet remains unfinished. On surface the like may look to be "better", but as the induced laziness, lack of clarity, suppressed feelings and such that accompany the imposed narcotics-consumption, a lift is left pacified, sinking ever further into dysfunction. At times, partial resolvement is attained by the self subjugating itself to a powerhouse, and become participatory in the same oppression and evils - subsequently experience an increased inner fracture, alongside an intensifying demand for resolvence. The negative label is in itself oppressive, and makes for conflict between accept and rejection, while the entire package the life is exposed to, is impossibly evil, shaping growth of need, desire, demand and craving; attempted fixed into "not being a felt issue", making for addictions to take hold - as well as more harmful consumption of vile production-lines.</text:p>
      <text:p text:style-name="P3"><text:soft-page-break/></text:p>
      <text:p text:style-name="P3"/>
      <text:p text:style-name="P18"><text:bookmark-start text:name="__RefHeading___Toc7923_4005327839"/>Narcissism<text:bookmark-end text:name="__RefHeading___Toc7923_4005327839"/></text:p>
      <text:p text:style-name="Standard">While perhaps complicated to define to the point, the pattern indicated is something akin to a cold-hearted and ego-centered need-fulfilling way of life. Factors that fixate lives in various manifestations of this approach to life; lasting, spontaneous or repeatedly arising, may easily found in cultural contexts, that (without being mislead by superficiality) involves heavy engagement in misusing living beings and the likes. The following examples need be perceived with the indirect way of causing the same, in mind: Animals misused for cheap foods, humans requiring low-cost products as these are underpaid allowing for fulfillment of the demand for cheap products. Oppression and terrorism is heavily applied in structuring environments, that makes work-capacity dirt-cheap to access (repeated risk-free movement over distance, <text:span text:style-name="T10">un-</text:span>disrupted labor and cheap education). Reproduction is another factor, the craving for avoiding a loss of investment by "undesirable conditions and dysfunction". Plants are consumed with little thought for creating sufficient counter-balancing value, while the intimacy of lives are disregarded as human lives are severely exploited for sexual purposes. Narcissism, in this light, may in a nice way be described as being an inconvenient degree of self-honesty. Conscious awareness of how it is that fulfillment is accessed, instead of this substituted by presented innocence, rejection of responsibility and that sought through a desire to be considered as "unknowing".</text:p>
      <text:p text:style-name="Standard"/>
      <text:p text:style-name="Standard">The victims of the harsh was that other lives are approached, might at times be individuals, whom themselves are actively engaged in the passive kind of narcissism described. The approach to existing seems very common; consumption of the consumers that present themselves as being holy or "doing good things" - even the consumption of a public computer (ethically speaking, replacing the consumption of possession of a personal device) involves reliance on such a deceitful approach done by others lives, lest the consumed device would not exist. In a sense, there is little difference between the victim and the one labeled as "narcissist" and as such it is merely law-enforcement-misusing relational terminology, describing relational roles. Conscious awareness of the consequences for others, involved in the fulfillment-methodologies personally applied; the casual denial of this, misused against the violator. Individuals, whom thus are indulging in such collective narcissism - involving much denial of responsibility, closed eyes and indifference - and attain benefit, status and the likes there-through - such end up severely vulnerable to this type of predatory behavior. The behavior, that such are exposed to, is very different to the state of mind (heavy rejection of reality) that larger segments of the population commit. Something that may be described as arising, as a result of continuous collective pressure; indifference when it comes to those considered acceptable to violate (such as animals), the rationalization that it is okay, culminates in these lives. Furthermore, this channeling of collective pressure may even be said to be a natural de-motivative, shaping a behavior perhaps inconvenient, at times directed at those whom cause a lot of harm and corruption while misusing the environment of order, that is sustained through cold weapons and other unpleasant means. A kind of justice, that does not permit the evil that occurs, to go unresolved - the failure to do which, involves a of unlucky moments, consequences and undesirable manifestations of fate - slavery being a common outcome, alongside oppression of the kinds described here and armed conflict.</text:p>
      <text:p text:style-name="Standard"/>
      <text:p text:style-name="Standard">The common tendency to practice indifference, means that there is a lack of capacity when it comes to how to go about doing wrongs to others, those that one is causing immense suffering and ailments for personal gain (the passive participation in exploitation of countless lives). As in, the conscious deed of violating another, yields a consumable product of wisdom. Behavioral- and response-patterns, the forming of consciousness and the likes that permit to exist sustainably while existing in "such a way of life". The craving for this product is immense, and demand tends to find pathway; paving a path. Among other fixating factors is such as the mentioned rejection of the consequences for others of personal ways of life (cheap foods, security to study, being able to consume freely without any violent responses etc.). The state of being is however oft attributed, explained, as being rooted in the childhood of the individual; parents or other individuals are accused - blamed - while any degree of collective participation is denied (as well as responsibility), which happens to yield a kind of divide between wronged lives, intended or not. There is a self-confirming permissibility that accompanies the imposed identification as "narcissist"; <text:soft-page-break/>it is regarded as a potentially permanent state, that is not formed as an ongoing thing, but rather took form at some point. This is basically a convenient rejection of the countless things that a life can do, to make distance to the deforming influences of surrounding society. The confirmation of incoherent narratives within the life (that behavior is wrong, while neglecting that so is the common passive narcissism), combined with the reality beneath the manifestation of this behavior, may as such reinforce the state - however it may take a different form, manifest in multiple other lives instead or simply change in whom it is advantageous to.</text:p>
      <text:p text:style-name="Standard"/>
      <text:p text:style-name="Standard">What may be reminiscent of the tempting claws of the devil; an explanatory domesticative label, solutions offered through "strategies" and innocence combined with the "victim-role" are all pushed to whomever suffered at the way of life (justifiably so or not) - at expense of the broader world. The sufferable state of being is hindered resolved, and passive toxicity increases even if temporarily it may seem better on surface. The narcissistic approach is only confirmed, employing the method of causing suffering to others for personal gain to be achieved, as these socially accepted fixes are imposed. This makes for fertile soil for further such occurrences, the methods applied taking the place of channeling the demand through an honest approach. The capacity to distance from poisonous rationalization (illusion of gain through exploiting humans, animals and the likes), that is part of causing the occurrence of narcissism to manifest, is hindered to extents or outright blocked.</text:p>
      <text:p text:style-name="Standard"/>
      <text:p text:style-name="Standard">Others yet end up suffering, including children, whom naturally would be able to put a distance between themselves and the risk of this self-reinforcing way-of-life being manifest in them. More are pulled into the deceitful illusion of a consequence-free state, despite exploiting other lives through oppression, underpaid labor, terrorizing, accessing fulfilling material and other things such as sexual misuse of lives. The exact ways of life, so broadly promoted, that would seem be connected to the cheap consumable manner by which being able to function is achieved - with the pleasure, false unity and decreased risk of consequence when "everyone does it anyway". Unavoidable addictive patterns follow, when the oppressive approach is validate<text:span text:style-name="T172">d</text:span> through educational systems, societies and the access to power there-through - shaping near-epidemical growth of the manner by which other lives are related to. A hindrance and loss of other very real resolving approaches result, which yields schisms in a cocktail of lack, conflict, meaninglessness and stress. The fix<text:span text:style-name="T173">ing</text:span> is a<text:span text:style-name="T173">kin to</text:span> cutting a <text:span text:style-name="T173">plant that is</text:span> undesired, by the surface, instead of pulling it out in its entirety or simply embracing its existence. Negative labels and heavy narcotics, even as there may be a medical-ethos misusing terrorizing aspect thereto, will in any sought change of one in such a way of life, result in making such participatory in many other such occurrences manifesting and that more-so dysfunctionally - violating even more lives. This only serves to deform the empathy, in a very convenient manner considering some lives as irrelevant (animals, humans at sufficient distance or considered acceptable to misuse, AI, companies and such).</text:p>
      <text:p text:style-name="P3"/>
      <text:p text:style-name="P18"/>
      <text:p text:style-name="P18"><text:bookmark-start text:name="__RefHeading___Toc7921_4005327839"/>Psychopathy<text:bookmark-end text:name="__RefHeading___Toc7921_4005327839"/></text:p>
      <text:p text:style-name="Standard">Oft described as a state void of feelings and empathy, and attributed to take form through harmful unpleas<text:span text:style-name="T10">a</text:span>nt experiences. The general description does however lack details such as how the undesirable events, usually occurs within a particular environment and context. A space within which the norm is to consume extremely harmfully, while there is heavy denial of personal responsibility in participating in outrageously evil deeds. An environment, where most living things that can be misused, are misused, even if some less than others. It is <text:span text:style-name="T174">in the midst</text:span> this, that somewhat lacking emotional states; conveniently ignoring a bit of this and that, are considered to be healthy. The attribution to a differing state of being, as being diseaseful, while disregarding the lack of coherence in the emotional state of the average person, hardly invites trust. Navigating reality by such, after-all, does seem lead many a soul into bad experiences or a pacified state, of even joy in the joyful moments being lost, feeling at some level the suffering up ahead. The latter, however, may be hard to comprehend in a society so heavily engaged in denying the eventual consequences, oft by the casually arising belief that it all, as if by magic, ends upon death.</text:p>
      <text:p text:style-name="Standard"/>
      <text:p text:style-name="Standard"><text:soft-page-break/>Dysfunctional emotions, that suit a desired disregard towards whatever lives can be misused for fulfillment, lives rationalized as permissible to violate or lives that somehow does not fit into the (for some) demand-fulfilling shaping of fate. Making distance to such mal-emotions may be necessary for the individual, that the life in healthier social contexts will be able to heal from the intoxicating influences these ways of life yield. Meaning, avoiding those that are engaged in casual misuse of the environment of order, that seems more-so intended to host wise investments, than personal indulgence - sustained through violent and harmful methods of enforcement. After-all, the procurement of food, knowledge and the likes, is attained through rather evil methods that involves souls being sunk into somewhat lost addicted states being. Caused addiction to doing harm to other lives, dependent to be able to continue while even death does not avail - participating in the hindrance of inconvenient (but much needed) resolvement through oppression, corrupt approaches to personal relations and caused loss of trust accompanied by a cold-hearted self-securing pattern of behavior. The consumption of the environment upheld through all these unpleasant costs, requires that that minus (the losses) are balanced by (real) value-creation - something oft rationalized, the need minimized or rejected as relevant.</text:p>
      <text:p text:style-name="Standard"/>
      <text:p text:style-name="Standard">Misleading lives that were exposed to such violent situations, to believe such unhealthy emotional states to be the better option, hardly helps. The systematic violation of these lives in the name of medicine and health is outrageous; the use of negative labels, brainwashing, restriction, narcotics-based solutions and the likes. If anything there merely secures the continued misusability of the environment of order. Approaching the circumstance with honest is vital; describing it for what it is - oppression, hindrance of needed but inconvenient resolvence, unwillingness to act in line with reality and take responsibility at the collective scale. The responsibility for how the individual is negatively affected; locked in a dangerous environment, harmed and necessitated to survive in ways, that require a degree of disregard towards whatever can be misused for that purpose. Rejection of the validity of the state of being, only increases need for more of the same - distance made to these sickly deformed feelings that twist the perception of reality, worsening the condition of the individual. </text:p>
      <text:p text:style-name="Standard"/>
      <text:p text:style-name="Standard">The denial of the avoidance of such mal-emotionality hinders the life; blocking evolving in a direction of a lifestyle, that allows the life to exist in coherence with the greater world, and that in less violative environmental conditions. A space that rejects the misuse of living beings and is safe; allowing for a sufficiently healthy emotional state to grow. But society is robbed of these healing lives, whom instead are driven to worsen society drastically - or hide in the dark as the contact to the corrupt medical system hardly is an improvement for anyone. Were only these lives to get healthier, without it being much worse for many others, it would remove the power from the culture of forcing drugs and negative labels upon others - that which is so conveniently neglected to be felt as wrong. Today, slavery would perhaps be considered to be "psychopathic behavior" - however it was only a short time ago, that the same practice was protected by military, law-enforcement and whomever took care of the health of those that violated these lives. Similarly, it seems an undesirable occurrence, that systematic oppression and hindered resolvence in the name of "doctors" or "medical professionals" is consumed to make cheap solutions and other convenience. Even were a few environments to be temporarily secured, that is at the expense of yet other environments - which occurs as lives are pulled back into the mal-emotionality that empowers much violation, a very craved permissibility.</text:p>
      <text:p text:style-name="Standard"/>
      <text:p text:style-name="P3"/>
      <text:p text:style-name="P18"><text:bookmark-start text:name="__RefHeading___Toc7919_4005327839"/>Post-Traumatic Stress Disorder<text:bookmark-end text:name="__RefHeading___Toc7919_4005327839"/></text:p>
      <text:p text:style-name="Standard">Mostly attributed to be a state of socially socially incompatible behavioral patterns, bad dreams and distressed movement - causing, within a kind of structured environment, an incoherent way of living. Specifically, the words put together, literally infers a state that takes form after violative and stressful (traumatizing) experiences. Oft highlighted as existing in connection with veterans, children abused by parents, victims of criminalized violence and the likes. </text:p>
      <text:p text:style-name="Standard"/>
      <text:p text:style-name="Standard">To great inconvenience, however, the very same struggle occurs upon mistreatment and violations of the kind that misuses the medical ethos - the invested trust therein. Partially this manifests due to the <text:soft-page-break/>subsequent breach of trust. This latter type of situation; the frightening experience of close-of-kin, fellow citizens and loved ones being mislead to devour the self cannibalistically. The benefiting at the oppression so immensely harmful to the individual, attaining thereby the ability to function and continue without disruption. Status, money, social thriving, the capacity to provide and serve made accessible with little hindrance, through the suffering of those close to them. The context of the environment and greater circumstance is relevant to observe, in combination with invested recognition of how the (very motivated) normative ways of life, actually does harm to surrounds - which culminate in some lives in unlucky ways. The rejection of this awareness, is one such violative passive pressure.</text:p>
      <text:p text:style-name="Standard"/>
      <text:p text:style-name="Standard">Approached in a different manner, the state, in a less pacifying manner, be perceived as a continuous signal that through pain informs of ongoing damage. Vulnerable patterns of thought that repetitively are triggered (things that remind of unprocessed events), harmful consumption and there-through causing dysfunction, loss of coherence with the greater reality, weaker positioning in the immediate social context, an increased sensation of meaninglessness indicating an imbalance between value-creation and cost-of-living - all culminating in an intense need for change. Negatively, this may be referred to as "neural sensitivity", or simply be perceived as highly desirable navigative capacity - coherent with reality, that one so heavily denied. A reality that despite being the same, is experienced very differently depending on whom lives therein - and how.</text:p>
      <text:p text:style-name="Standard"/>
      <text:p text:style-name="Standard">The demand that calls for fulfilling the need for change, may, as with all other hurrying, manifest in a somewhat stressful manner - something that seem indicate a need for a thorough cleansing of the soul. Working through the past, doing something about the lacking connection to the natural environment (with its capacity to process) or finding a desirable balance between value-creation and costs. Losses that occur by consuming production-lines, that involve much damage to nature, humans and the likes - including through consuming public goods such as security. Upon blocking the natural distance that lives makes to harmful ways, the state of the individual is caused to get worse.</text:p>
      <text:p text:style-name="Standard"/>
      <text:p text:style-name="Standard">A hindrance of this kind, is the package of outrageous explanations and misleading, found in negative labeling - the misuse of the concept of diagnostics. The erroneous passive communication and message of a hard-to-resolve undesirable negative state, oft described as being rooted in the negative occurrence while failed to be viewed in context with lifestyle and environment. If the assumption is that the individual continues to live harmfully, this may indeed be a reality - however the confirmation of the assumption occurs, as the individual is imposed upon the negative label. Worse yet, it is indicated to these lives, that the only possible solution to the, rests with the same culture that forces the negative label upon the life. The same culture that, oft, very consciously is applying potentially/immensely addictive and mind-altering narcotics upon the life.</text:p>
      <text:p text:style-name="Standard"/>
      <text:p text:style-name="Standard">The narcotic itself is usually procured through immensely harmful production-lines, which involve the misuse of the protection of production-capacity in dishonest claims of necessity - consumed protection that does more harm than most might even begin to be aware of. As such, the emotional resilience of the life is drained, as the incompatibility between consumption-cost and the application of the procured, worsens the already complicated capacity to be aware of what would allow the production-line to be comprehended - it is too inconvenient and very painful. </text:p>
      <text:p text:style-name="Standard"/>
      <text:p text:style-name="Standard">Most, however, seem likely to first discover this once the "solutions" are imposed upon them and dependence formed. The drain of conscious awareness, the increased failure to be wise in action, the loss of capacity to maintain actual social contact, the need to distance, the seeking of personal safety, the increased stress, the loss of coherence with the broader world and the likes yield an increased fixation into worsening ways of life. Problems, such as addictions, result - oft then leading to an increased consumption of pharmaceutical narcotics into the life. The accompanying growth of indifference in surrounds adds to the likely increase in isolation, addiction and crime. The topic, of course, is hard to raise - subliminal considerations such as "military interests" are misused in shooting down the conversation. The idea that arises is that "it might be harmful for individuals in post-active service, whom might reject the treatment" which is highlighting as being dangerous, risking imprisonment etc. - <text:soft-page-break/>ingratitude of a nasty kind. The twisting of reality, that the lives are exposed to by the psychiatric endeavor, consumes immense denial of what does work for the lives, that actually maneuvers themselves out of this troublesome shaping of fate. The result is a loss of opportunities and an unnecessary worsening consumption of pills and needles that seem be without end - except perhaps does the life disappear unto the streets, homeless and out of the way.</text:p>
      <text:p text:style-name="Standard"/>
      <text:p text:style-name="Standard"/>
      <text:p text:style-name="P18"><text:bookmark-start text:name="__RefHeading___Toc7917_4005327839"/>Multiple Personality Disorder<text:bookmark-end text:name="__RefHeading___Toc7917_4005327839"/></text:p>
      <text:p text:style-name="Standard">Described as multiple personalities simultaneously manifest in a single body, oft attributed to arise due to extreme experiences. It seems to attribute the body to be inhabited by multiple individual consciousnesses, rather than semi-separate consciousness. This would be a mistake with grue<text:span text:style-name="T10">some</text:span> consequences, as the individual is denied as acting from a place of wholeness, while elements such as memories or habits are partially inaccessible across these modes. Instead of perceiving this as something dangerous to be suppressed and controlled, it may be perceived in a less negative light. A natural and temporary state, a process necessary for spiritual sanity or survival. However one that may be incompatible with existing within an environment structured and maintained through violations of countless lives, except temporarily; a beautiful phenomenon that naturally leads an individual to make personally needed changes. It is much similar to the intense pain-signal that pacifies other focus; blocks continuing working due to ongoing damage that requires attention, or assists a life to make distance to a fire the temperature of which is melting the skin.</text:p>
      <text:p text:style-name="Standard"/>
      <text:p text:style-name="Standard">The state may also permit a degree of functionality, while at the same time retaining distance to limited emotional states, and in other ways access the emotional capacity - well-nourished it might evolve to a multi-threaded CPU. Other such states may be temporary over-focus on intellectual capacity - or access to a painful and very honest perception of reality, that is very tough to be in, while in an environment accustomed to reject reality. Among other things, desired educational endeavors may be incompatible with comprehending reality, even is the state of awareness necessary - even long after a traumatic event, in the present, something that sadly yields denial of the sanity of the life. The attribution of "disease" to this semi-separate state of consciousness, is harmful, due to it oft being necessary and merely a symptom of what causes the need for the state - a reality sadly oft denied by individuals whom misuse the trust invested in the medical ethos, whom lives harmfully and completely fail the minimum-requirements for the work they taking quite the pay to perform, while achieving security and status as well.</text:p>
      <text:p text:style-name="Standard"/>
      <text:p text:style-name="Standard">The resolvement-methodologies evaluated as appropriate, such as forcing drugs upon the life; through pressure, manipulation, demands for "voluntary" usage or direct force, may destabilize an already complicated circumstance. It is important to avoid failing to superficiality, and recognize there are multiple layers to the life. That the world more than simply the material, within which a temporary desirable manifestation may be achieved - seemingly desirable to a range of interest-factors - while the individual is convinced how good it is for them. Interest-factors such as population, nation and the likes, that in harmful deceit and claimed objectivity, is mislead as the surrounds to the oppressed life is deceived and the same targeting vulnerable inner parts of the violated individuals (think of how advertisements target the unconscious mind). </text:p>
      <text:p text:style-name="Standard"/>
      <text:p text:style-name="Standard">With a high degree of validity, it may be said that large segments of the population within a given society, exist in an internally fractured state - even if a loss, permitting the "desired" functionality. This state, threatened by "unhealthy disturbing divergence" being perceived as being on equal footing with this common state, or even better; as something that blocks what does not actually benefit the individual, and permits focus on what calls for resolvement. This is another way to perceive the same occurrence, that invites a drug-, label- and other-abuse-free respectful process of resolvement - benefiting well beyond the welfare of the individual. This, however, may of course be in the way of cheap production-lines of consumed goods, ease of relying on upheld security for personal attainments or ease by causing loss of capacity to recognize fundamentally equal responsibility to any other. The state can be described with an ancient symbol, word-free; as a yin yang of a yin yang, one polarity being wholesomeness and the other <text:soft-page-break/>fractured, the fractured side is split further into a yin yang of wholesomeness and fracture - and so forth.</text:p>
      <text:p text:style-name="Standard"/>
      <text:p text:style-name="Standard"/>
      <text:p text:style-name="P18"><text:bookmark-start text:name="__RefHeading___Toc7915_4005327839"/>Excessive/<text:span text:style-name="T205">O</text:span>bsessive <text:span text:style-name="T205">T</text:span>hinking<text:bookmark-end text:name="__RefHeading___Toc7915_4005327839"/></text:p>
      <text:p text:style-name="Standard">Usually understood as a description of constant, or semi-constant auditive thought-processing. Something that undoubtedly takes a worse form by an unwise information-diet, unresolved former unpleasant experiences, suppressed awareness concerning animals and plant-life as well as upon lack of coherence with nature and the broader reality being the case, through participation in causing the mistreatment thereof. It is important as well, to avoid denying, how influences external to the reality-structure called "the universe", is a relevant factor as well. Prior to the following, it is important to note that there is a difference between superficial and healthy individuals. Those that garner quite the financial gains by misusing medical ethos to oppress individuals, fixating them in sufferable states, can hardly be called healthy. A very real need of a life, without which aspects of the life can end up in a state of imbalance, is healthy co-processing with individuals whom are not in severe dysfunction - habits, knowledge, thought-patterns, choice of relations, spirituality and the likes.</text:p>
      <text:p text:style-name="Standard"><text:s/></text:p>
      <text:p text:style-name="Standard">That need for co-processing only grows with the increase in number of things, relations and generally consumption. A need oft suppressed and attempted removed through drug-use (the kind that is sold through misuse of pharmacies), which result in an unresolved state that continue to worsen. Even as temporary pleasure may be reached, even a high of functionality, the individual is caused to sink deeper and deeper into increased need - as the life they live expands and grow, on a foundation of dependence upon the drug-based functionality. Addiction to accessing this processing, which upon lack of access can yield a consumption of thought-processing to attain this. More-so dangerous, dependence on the chemically formed inner environment occurs - thought-patterns grow and take on a form, that only exists in the particular way within the drug-induced state. Meaning, that upon removal of the factors that shape the inner state, the thought-patterns destabilize and inner chaos occurs - likely yielding dysfunctional interpretation, behavior and speech. Often this is then described as "naturally arising illness" and is considered proof for the need for more drugs - despite the problem only manifesting, due to the very drug-abuse, oft against the will of the life to quite an extent.</text:p>
      <text:p text:style-name="Standard"/>
      <text:p text:style-name="Standard">Bringing the matter up, especially with the drug-dealers (psychiatrists, "nurses" etc.), this is likely explained away as paranoia, perhaps unless stated with a clarity impossible to require of the oppressed. The continuous use of the drugs shapes growth of illusion, which denies the relevance of ways of life and the need to change. As parts of the life continue; career, other motivating aspects of life and so on, the misleading extends well past the mere individual. The illusion infectively spreads to surrounds; near and dear, children, companies, the society broadly and so on - an inner rejection of what causes harm to the self, shaping in affected lives. The immense hatred that results, suppressed or not, may be directed at those sacrificed into oppression as well as by the affected, which is attempted directed elsewhere than the violators; pacified through more explanations and denial, that misuse the power of state, medical development and educational infrastructure. </text:p>
      <text:p text:style-name="Standard"/>
      <text:p text:style-name="Standard">Other than continual worsening in the hidden, fear manifests as the wrong is immense - even near and dear are twisted and turned against the oppressed; purchased by the same that mistreated the life. Various explanations result, more dysfunctionalities arise; more damage, more hatred, more consumption - more oppression. The health of the individual is damaged as the functionality attained through the drugs, causes dependence on being able to focus elsewhere - occupying resources vital to the life, instead of these being applied to take care of the actual health-needs of the individual; something that usually leads to more fixes being applied, eventually by factors other than the psychiatric endeavor. All of this, however, is comprehended or felt at some deeper level - it becomes a source of stress and intense motivation to change, which contradicts the imposed denial-heavy perception of reality.</text:p>
      <text:p text:style-name="Standard"/>
      <text:p text:style-name="Standard"/>
      <text:p text:style-name="P18"><text:bookmark-start text:name="__RefHeading___Toc7913_4005327839"/><text:soft-page-break/>Anorexia<text:bookmark-end text:name="__RefHeading___Toc7913_4005327839"/></text:p>
      <text:p text:style-name="Standard">A well-known term, that describes a kind of unhealthy lack in a life - perhaps occurring by inner decision-making processes or by biological reactions. While the same lack may be less harmful, were the life to be different; the circumstance structured such as in the way of monasticism, grown or designed to permit abstinence. A God-believing yogi in deep connection with the world, or temporary religiously structured abstinence similarly may sustain while usually seeming harmful. A craving may result, as the individual is driven by a sensation of damage (pain) concerning consumption - fixating the state. Failing to cultivate energy, or remove drains of surplus, the lack may yield a high but involve quite the incoherence with the life - even if potentially worth it in the big picture. In other words, when vast damage to the life occurs by such as harmful consumption, and the circumstance cannot be processed consciously, while abstaining is felt as a lesser evil despite the harm.</text:p>
      <text:p text:style-name="Standard"/>
      <text:p text:style-name="Standard">The rejection of this simple reality; that the consumption is harmful, perhaps more-so than the state of lack despite its harm, may block that the problem can be eliminated in a desirable manner. Especially combined with forced "normalization", which may seem like a cheap solution, despite how it damages the life and destroys balancing elements in the process - making it complicated for the life to find pathway to resolving coherence. The collective addiction to impose upon the individual "what others do" as a solution, is essentially a deformed immune-response, connected to people failing to work on personal issues at depth first, being certified and employed in such work. It is imposed addictive denial of a shaping of fate; as though the unfolding of events is an ugly stone with a beautiful gem hidden inside. A reality, if met with sudden denial of the heavy dependence caused in the society surrounding the life, may yield deaths in failing a wise withdrawal process (and the usually unmentioned detail is that deaths occur too, by continuing the denial).</text:p>
      <text:p text:style-name="Standard"/>
      <text:p text:style-name="Standard">Food forced into lives, compulsion-based cultures of semi-forced entry of youth into sexual relations, effects imposed and the likes is a costly endeavor in itself. However, upon the application of narcotics by psychiatry, such as in dealing with the harmful consequences of forcing harmfully produced foods upon the life, lack of clarity and behavior result. Ways of life are blocked, or hindered - despite it being changes sought in necessity, but inconvenient to the surrounding society. A part of this inconvenience is due to past passive negative impact upon lives, desired hidden and denied as causing costs and damages - oppression done to others being rationalized is another.</text:p>
      <text:p text:style-name="Standard"/>
      <text:p text:style-name="Standard">Cheap fixes manifest, and damages to the soul, result in an intensifying craving for both cessation and change - even by death - desiring the consequences, the harmful outcomes, to decrease. The methods, such as negative labeling, may for a while shape an illusion of the violative methodology as working - especially in surrounds unable to read the pacified emotional expressions the life makes (drugged down, unable to express pain of kinds). Desired illusion, by those whom commit the evil and desires it be regarded as a good thing (at times by themselves), as well as by brainwashed individuals; indoctrinated and craving validation of the "way things are presented as being", making decisions and doing harm, justified only by the presented reality it was based on. A data-set takes form, that in a cocktail with rationalization or craving of the "imposed action not being wrong", causes corruption of decision-making processes. For some, a solution may take form over time through this suppressive approach, but this happens in a manner that renders the very same beneficiaries complicit. These benefit by the oppression, lending power to it and confirming the evil upon many others. Isolation, craving for denial, desire for security (dominance) and attachment to the vast drain yields isolation, deeply distorted thinking that may be evaluated as "good" on surface and in various other ways worsen the deeper issue, that the symptom to begin with manifested as a result of. Resistance arises on benefiting, and any one success comes at the sacrifice of many - of a detail failed to be worked through.</text:p>
      <text:p text:style-name="Standard"/>
      <text:p text:style-name="P3"/>
      <text:p text:style-name="P18"><text:bookmark-start text:name="__RefHeading___Toc7911_4005327839"/>Pedophilia<text:bookmark-end text:name="__RefHeading___Toc7911_4005327839"/></text:p>
      <text:p text:style-name="Standard">Without doubt an unacceptable and disgusting occurrence, that most know what entails; misuse of <text:soft-page-break/>children for fulfillment. While certainly there is wide agreement that children need be protected against this repulsive sexual practice, the same whom might shout and scream, themselves act in a half-hearted and responsibility-denying manner. Entirely, are details foregone that are necessary, while personally inconvenient; the things that shapes the occurrence to manifest. The state indicates the presence of a pattern of collective influence; pressure from countless polluting "innocent" thoughts, behaviors, fulfillment methodologies, accustomization and the likes - as droplets of water shaping the pressure in the depths of the ocean - culminate in an intense corruptive pressure. </text:p>
      <text:p text:style-name="Standard"/>
      <text:p text:style-name="Standard">It is as many many atoms, in context with which, an intense field of gravity may take form. Similarly much rationalization shapes an immense pressure in a few places - the denial of which blocks the capacity to comprehend yet other things. Core-aspects of the sufferable condition can easily be found, and by that main factors that cause the behavioral pattern to manifest, may be traced: Rejection of the need to respect boundaries (methods of forcing), misuse of other living beings for personal fulfillment (animal exploitation found in production-lines of most things, hereunder pretentious innocence), lacking acknowledgment of incompatibility mostly centered in sex (the losses that result by difference in age, sexual slavery hereunder lack-based prostitution (without being superficial), misuse that disregards boundaries of intimacy, ..) and dominance (terrorizing such as social dominance). </text:p>
      <text:p text:style-name="Standard"/>
      <text:p text:style-name="Standard">Oft, homosexuality, wealth or religious endeavors are misused as scapegoats; exactly these endeavors, within which an increased capacity to comprehend the sources of the consumption may be found - consumption that is a main factor in shaping the mentioned evil. In a big family, of 8 billion humans casually engaging intimately with somewhat closely related (only some ancestral links out; biologically or in non-biological descendence in ways that are unwise, in aligning with what is easily possible for the life - and failing to go about it in a manner that accommodates the familiarity), a heavy pressure manifests that disregards exactly this reality. Especially if it is actually easy, even if inconvenience and requiring patience as well as dedication, to go a few links further out, or when failing to accommodate the familiarity wisely; disregarding the complications involved in the familiarity - the pleasure-seeking denial grows and spreads.</text:p>
      <text:p text:style-name="Standard"/>
      <text:p text:style-name="Standard">Natural and pre-existent relational connections (humans we inherently are connected with, unless de-similarized, such as those we never knew nor was even in indirect contact with through peers) oft are violated in this process. Reproductive attempts, misuse of (younger) people as sexual objects, misuse of sexual traction to gain various fixes or material ease and the likes. Please note that sexual addiction too is an occurrence, as can easily be summarized by utilizing this content, and that responsibility-denying blame only yields more harm. The harm to movements of energy, thought and the shaping of microbiology, is only accelerated by the such indulgence in intimacy taking place of what would otherwise be able to manifest of deep relational connections. The disregard of, denial of the harm, including indirect harm through passive consumption of security for such as more education, work or access gained through temptation-based traction, are yet other factors. Similarly, the method of fulfilling lack by more and more, ever requiring more, instead of removing what unnecessarily drains energy, is part of causing the cu<text:span text:style-name="T174">mulative</text:span> pressure that shapes an inner knot in individual lives - yielding mal-behaviors, dysfunctional channeling of demand and the likes (the vile exploitation of lives).</text:p>
      <text:p text:style-name="Standard"/>
      <text:p text:style-name="Standard">Without a shred of doubt, these occurrences need cease - and the use of big-data and other processing technology would make it easy to calculate risk-zones of manifestation of this despicability, in a preemptive manner. However, the consumption involved in attaining and maintaining that capacity, causes more of the very type of incidences - adding to the cu<text:span text:style-name="T174">mulative</text:span> pressure - while it is also necessary to process this type of problem without fixing things in a stupid manner, that causes more of the same to manifest elsewhere. Modern methods, mostly seem be based in desiring rejection of responsibility - mal-explanations that look fine on surface. Its like cutting a plant at the surface, leaving the roots and even nourishing them - yielding new and more of such occurrences. Terrorizing, drug-fixes and the lack of also marking factors that cause the type of dysfunction - it may shape a satisfying pleasant feeling in society, but it just causes others to be pushed in the direction of committing such mal-behavior, through which yet other lives are affected in the same gruesome ways. A detail foregone in moralizing praise and pride. </text:p>
      <text:p text:style-name="Standard"><text:soft-page-break/></text:p>
      <text:p text:style-name="Standard">The damages lives, oft stricken badly, may consequently become part of the consuming machine - participatory then in causing more of the kind of problems. Problems, "handled" and responsibility put aside - escaped and permitting the everyday to continue freely; ease of consuming public transport, ease of causing disregard of fundamental equality, ease of access to foods, education and constant security - while at the same time being perceived as innocent and contributing to society. Apparently such things are so important, that it is regarded as permissible to sacrifice children to such occurrences - even as, of course, humans among other harnessed biology, cannot avoid causing "costs" entirely. The craving to be regarded as free from guilt in causing others to violate children sexually, is immense. This only gets worse, when the craving for access to a bit of everything is added on top; sex, cheap goods, electronics, easy work, status, .. - all requiring participation in causing incidences of pedophilia to occur. Others are pulled into complicit participation, allowing rationalization to continue and the inconvenient bubbles of awareness are blocked growing - those that might be a threat to the illusion of innocence. It is as a big family, where some things are not to be talked about, lest inexplicable terrorizing and character assassination suddenly manifest - until, once again, it can be ignored and lives continue undisturbed.</text:p>
      <text:p text:style-name="Standard"/>
      <text:p text:style-name="P3"/>
      <text:p text:style-name="P18"><text:bookmark-start text:name="__RefHeading___Toc7909_4005327839"/>Cannibalism<text:bookmark-end text:name="__RefHeading___Toc7909_4005327839"/></text:p>
      <text:p text:style-name="Standard">A type of occurrence involving the devouring of one being, by another that shares a degree of similarity. This extends well past mere molecular structures, flesh, and can take form on an energetic level, or by benefit attained at the expense of a close one. That which nourishes the re-occurring flesh-eating kind, is easily found in collective rationalization, culminating in a few intense pressure-points. In this world of needs being channeled through immense misuse of living beings, whether or not what is gained is at the expense of those too closely related, seems to be up to the conscience of the individual. Ancestrality is more than a mere biological phenomenon; epi-genetics are transmitted by various means as well (through interactions, shared dietary patterns, ways of thinking and such), which seems unwise to deny as relevant. Especially animals, those oft more-so biologically similar, seem exploited heavily and that denied as relevant.</text:p>
      <text:p text:style-name="Standard"/>
      <text:p text:style-name="Standard">Comprehending may be complicated, while without failing to superficiality, everyone are participatory to to different extents in the manifestation of cannibalism in the lives of other people. Participation oft desired protected; consequences guarded against and the inconvenience of being unable to being pushed aside, desired more-so than the outcomes stopped. Culmination factors seem be such as; disregard towards the pain of another, exposing others to despicable (corruptive/harmful) things such as animal testing or other nasty things like exposing humans to sex-slavery such as prostitution. Especially, the type of disregard of others, that involve the disrespect of the inherent connections between lives, that never met or are biologically connected, the manifestation of which are moved towards as relations of various kind - it shapes an indifference towards the relevance of "being close of kin" at the biological level. Denial of the relevance of indirect consumption, for personal health, of consuming such violations is another factor. Consumption of these types of occurrences, ones that indirectly shape the manifestation of occurrences of cannibalization, may be found in the present moment - as well as benefiting by past such wrongs.</text:p>
      <text:p text:style-name="Standard"/>
      <text:p text:style-name="Standard">Similarly, denial of the harm involved in mistreating other beings; plants, AI etc., causes denial-pressure in a direction of disregarding the poisonous effect that accompanies consuming close-of-kin. Mentioned factors, arising by casual consumption, causes a growth of dependence and addiction to rejecting reality (whatever it may be). Immense social pressures culminate (through relations, books, shared practice and other media) which shapes inner dysfunction - causing an intense suppression of the ability to navigate by the consequences of these issues; the problem therein is foregone - a core-factor in the cannibalistic occurrences. This may easily be found in the imposition and forcing of narcotics, procurement of cheap foods (ignoring the impact of the production-line, upon the one into whom food is consumed) amon<text:span text:style-name="T174">g</text:span> other things preferably silenced. Individuals exposed to the cannibalism, likely seem be participatory themselves, in causing this pressure to manifest; perhaps channeling a demand through the hunting-<text:soft-page-break/>instinct, that yields fulfillment through canceling out the harmful factors - decreasing drain of resources, yielding improvement to the environment that allows for fulfillment of other demand, being a kind of exertion of justice that the lives are denied. Much like most predatory beings on the planet are ensuring balance in the natural environment - channeling demand and gaining fulfillment.</text:p>
      <text:p text:style-name="Standard"/>
      <text:p text:style-name="Standard">When substituting the perceiving of reality, instead seeing only a convenient part of it and attributing "being sick" to the individual, it is slightly similar to denying that roots remain even if a plant is cut by the surface. Forced removal without actual resolvement, while lives already suffering at the less neat ways of society, terrorizing or fixating these in vile conditions, gives a satisfying feeling of "now it is solved" while being severe mal-justice - especially the fake "treatments" given; resolvement is hindered, responsible factors just keep causing more of the same problem. The individual is failed to be included in the resolvement-process, oft hindered seeking forgiveness and actual help as well as making changes to ways of life that may yield resilience towards the pressures - as the evil is fixated to continue more-so, by dysfunctional resolvement approaches - especially are narcotics used to fix the collective pressure; like street-drugs yields pleasance. Repulsion with negative impact to company - the denial of the state, as being manifest within a limited but casually motivated frame of life, causes even more collective pressure - yielding manifestations of criminalized occurrences in yet other lives. More-so, it causes more lives that avoid being considered punishable, to participate in shaping the manifestation of that very frame that yields occurrences of cannibalism.</text:p>
      <text:p text:style-name="Standard"/>
      <text:p text:style-name="P3"/>
      <text:p text:style-name="P20"><text:bookmark-start text:name="__RefHeading___Toc7907_4005327839"/>Extra: Vampirism<text:bookmark-end text:name="__RefHeading___Toc7907_4005327839"/></text:p>
      <text:p text:style-name="Standard">A mythological state associated with devilishness in the past, today more-so considered an image of an apex-hunter. Strengthened capacities, attractive beauty and the craving for blood - amid<text:span text:style-name="T174">st</text:span> an empty existence - gained through a kind of infective (oft imposed) conversion. This may be perceived as a metaphorical description of an addictive approach to gaining fulfillment. The drain of vital energy - taken from the casual flow, thereby hindering its nourishing presence and accompanying consumed passive resolvence. Energy meant for other things, taken from one circuit, and misused for such as the gain of strength, power, control or to promote an agenda. The methodology is strengthened, when aligned to extents with the greater reality; taking energy away, dis-empowering harmful endeavors, meaning that energy is removed where it would give power to overall harm, and applied differently. Predatory behavior, that eliminates dysfunction and sickening influences. </text:p>
      <text:p text:style-name="Standard"/>
      <text:p text:style-name="Standard">However, what is the likelihood, that the energy does more harm than the undesired costs involved in the methodology? The lacking capacity to perform that which is intended, may be comprehended by a metaphor of a computer being able to run a program - yet lacking the hardware requirements, resulting in a different manifestation than what is desired (such as "lagging"). It may be exemplified by a well-known scenario: "A human presence entered through the door, and immediately the conversation faded. It was as though, was the good mood sucked out of the space" - the question remains, of whether or not the conversation happening was confirming, rationalizing and empowering immense exploitation of living beings under the pretense of being useful or enjoyable.</text:p>
      <text:p text:style-name="Standard"/>
      <text:p text:style-name="Standard">The state, however, eternally grows in its need for more of the same draining methodology. Considered irresolvable and the very capacity to drain energy claimed sickly - hindering a path to healing in being able to take form. This pacifying perception, may hinder the removal of sources of the craving or demand; excess items, bad habits that drain qi or prana while failing to yield overall surplus, relations that pull the individual to worse ways of being - all parts of a sum, that drain resolvement of the condition - fixating the entity in an insufferable state. The individuals, however, may be inconvenient - the capacity yields "payment" by eliminating "suffering", which may be inconvenient to endeavors that do much harm and in the big picture causes a minus, while presenting such selves as beneficial - misusing surrounds. As such, resistance arise by what is as natural prey; misusing perception to continue attaining dominance, money, collective ease or the likes.</text:p>
      <text:p text:style-name="Standard"/>
      <text:p text:style-name="P3"/>
      <text:p text:style-name="P18"><text:bookmark-start text:name="__RefHeading___Toc7905_4005327839"/><text:soft-page-break/>Extra: Demonism<text:bookmark-end text:name="__RefHeading___Toc7905_4005327839"/></text:p>
      <text:p text:style-name="Standard">A mythological creature, described as oft desiring to possess the soul of a life, and achieving that goal in vile ways. A hypothetical reality thereof may be observed instead in the description of "demonism". The arisal of demonic occurrences, a product of many factors, may shape fate in manner that consumes components attributed to being "demons". Demonism generally regarded as recognizable by the exposure to intense manipulation (brainwashing), hindrance or limitation, possession or ownership, convenient deforming of the life, damages, exploitation, fixation into insufferable states, illusions in surrounds, the weakening of the will, false promises and agreements combined with a manipulated rejection of what might free the individual consumed demonically.</text:p>
      <text:p text:style-name="Standard"/>
      <text:p text:style-name="Standard">The life exposed to demonism (by the "demon") as such is consumed by the demand to access fulfillment; realized through the utilization of various means. Methodologies that yield control, capacity to force and the likes - contracts or signatures, temptation and such used to take possession at a later point; resistance removed by preying on the accountability. Gain, yield or fulfillment, offered in exchange for voluntary entry into something akin to a future state of enslavement. The occurrence may thus be considered to be infective, as the very demand that result by the exposure to the demonic consuming (damages), result in the immense craving that then employ the very same methodologies.</text:p>
      <text:p text:style-name="Standard"/>
      <text:p text:style-name="Standard">The occurrence might channel demand, such fulfillment found by a human to comprehend, relate to and be aware of the dysfunctional and evil nature of production-lines. The manner by which a life access food, clothing, education, security and electronics - hereunder immense dependence on violating other lives without felt consequence. The described pattern of demonism, seem to fit what countless people and other lives experience daily; slavery, farmed lives, animal testing, underpaid labor, oppression and addicted states. Infected; fixated in a need for food and without the possibility to abstain - forced to eat the harmful food served, through rationalization, the arisal of desire, fear and a lack of capacity to live with reality. All are influences that as small streams, run into powerful rivers of immense collective pressure. Likely, this culminates in knots, by which the evil manifests with increased intensity.</text:p>
      <text:p text:style-name="Standard"/>
      <text:p text:style-name="Standard">The circumstantial fixation into such sufferable states; responsible yes, yet essentially innocent, is a denied reality. As though were these merely the face of a greater coherence, that procures a consumed product. Souls rich in status differ, as these are used as scapegoats, substituting collective responsibility - complicating working on the arisal of such occurrences. The blocked resolvement of fixation into demonical consumption, then yields a drain that manifests more demonism - a pattern that seems fit the occurrence of oppressing lives using pharmaceutical narcotics, negative labeling and other brain-washing - ensuring well-paid, secure and prestigious lives of the oppressors.</text:p>
      <text:p text:style-name="Standard"/>
      <text:p text:style-name="Standard">The attempts at combating the phenomenon with alike methodologies, noting that fighting fire with fire is a classic strategy, will likely cause a similar dynamic: A bit like sexual attraction misused to pull other lives to more-so ethical ways of life - something that may look good at a somewhat deeper economical evaluation, yet involves massive costs that it merely increases the in-ethical consumption drastically. Demonism, as such, simply seeks a new host - as much dysfunction manifests as a side-product (lack) - upon which a similar addictive dynamic manifests in the desperate search for fulfillment. A new drain of the positive manifestation; the forming of energy and fate, through which Gods resolvement spring, at levels seldom to be comprehended.</text:p>
      <text:p text:style-name="Standard"/>
      <text:p text:style-name="Standard"/>
      <text:p text:style-name="P18"><text:bookmark-start text:name="__RefHeading___Toc7903_4005327839"/>Extra: "A Hungry ghost"<text:bookmark-end text:name="__RefHeading___Toc7903_4005327839"/></text:p>
      <text:p text:style-name="Standard">A description that since ancient times points towards a pattern of an ever-fading invisible presence. Needs fulfilled by methods increasing the need. Amongst fixating factors are consumption of harmfully procured resolvement; mental fixes, foods, technology that promise a surplus of time. This kind of consumption of production-lines that involve many sacrifices, such as through passive participation in oppression, increases the need to re-align with whom and what were violated. An attachment arises to the <text:soft-page-break/>demand, that would be channeled but in the violations of living beings remained un-channeled - as well as to the lasting imprint of a violated life - manifesting a vast drain. The pain that accompanies, the unpleas<text:span text:style-name="T11">a</text:span>n<text:span text:style-name="T11">t sensory experience</text:span> that indicates something harmful is happening, oft is attempted fixed or denied, instead of being met. This by methods that then fixate the life in further attachment to energy-draining elements.</text:p>
      <text:p text:style-name="Standard"/>
      <text:p text:style-name="Standard">Even a perception is a produced structure; oft accessed through school-type institutions, found in books, movies or on the internet - all with a production-line to the end-consumer point, which seldom seem to be navigated. Imposed pharmaceutical narcotics by force, produced by police-protected intense misuse of those poor in various countries (underpaid work, slave-like states, a need to buy super-cheap foods that harm lives violated for the low costs etc.) - the burden that is added to the life the drugs are forced upon are immense. The consumer, willingly or not, becomes participatory in much evil, needs hide, participate in violent "protection", twists perceptions such as accusing "the rich" and in other ways participate in the accumulation of power, resources and twisting the perception of reality. After-all, not doing so, increases the risk quite a bit, that undesirable occurrences manifest - due to the harms done to others. Isolating tendencies, (mal-)attempts by close-of-kin at protecting the individual (or neglect) and other dysfunctional behaviors result. The collaborative capacity is weakened, in surrounds as well, as there is a rise in the fear of ending up on the "misused side", impacting the already wronged life negatively - highly toxic for social coherence.</text:p>
      <text:p text:style-name="Standard"/>
      <text:p text:style-name="Standard">The soul impacted negatively, as such then affect yet other lives negatively; a loop takes form - a continually worsening dynamic, something oft hidden such as when kids are present - partially in fear of the harm to surrounds being known. The children consequently grow up in an illusion - driven into participation in the passive collective consumption of fixating individuals into such states; sacrificed, oppressed, the need to change denied - attached to a drain, that does not disappear even were the life to die. The loss is transmitted transgenerationally through participation in the oppression; weakening countries, social connectivity and resulting in an increasingly desperate demand and hidden conflict - easy to misuse by yet others.</text:p>
      <text:p text:style-name="Standard"/>
      <text:p text:style-name="Standard">The consequences of negative participation are attempted escaped, in an attempts at making personal existence possible to continue without disturbances or disruption; the career is calling, fun must be abundant and the future bright! As a result, the oppressed life is continuously fixated, blocked improving and increases in hunger as time passes, as is the oppressor. A side-product, for those participatory in the violations, seem be that these are desired to lose dominance - which may be craved, that the violations and escalating costs may cease, even if at the expense of everything. The oppressed thus is consumed into participation in causing harm to it all; and both suffer a growth of denial of responsibility - craving acceptance within society, amongst near and dear and even by those wronged. Domesticative methodologies are oft applied; twisting the perception of reality in a manner that re-directs inconvenient accusations back at the individual - re-directing the demand for change to somewhere different (and the energy making that happen). That, even is the change is necessary for the life that continuously sinks in, lest a much more complicated change is required that involves cessation of relations. The life then oft sinks into a pleasant experience in illusion of no consequences - hindered in experiencing contradiction.</text:p>
      <text:p text:style-name="Standard"/>
      <text:p text:style-name="P3"/>
      <text:p text:style-name="P18"><text:bookmark-start text:name="__RefHeading___Toc7901_4005327839"/>Extra: Ghost<text:bookmark-end text:name="__RefHeading___Toc7901_4005327839"/></text:p>
      <text:p text:style-name="Standard">At times, the continued presence of someone whom is longer alive, is felt. Oft <text:span text:style-name="T11">to much horror </text:span><text:span text:style-name="T12">for </text:span>the living. After any life, there is a time-space left behind, through which influence takes form - as ripples in the water. An unpleasant conversation (without being superficial) leading to a bad day, affecting yet others - over hundreds of years manifesting as a tiny loss in many lives, accumulating and becoming part of yet greater pleasantries happening. As such, an imprint left by a life that lived a long time ago, still affects the present moment and the future - even if simply by draining the resolving force that would be unoccupied.</text:p>
      <text:p text:style-name="Standard"/>
      <text:p text:style-name="Standard"><text:soft-page-break/>Similarly, imprints prior to such a once-existent life, is part of shaping the undesirable manifestation of influence by such a life; impacting yet other lives, loss spreading like ripples in the water. Even future needs, or somewhat fixated patterns of fate involving the movement of souls (or parts thereof) moving in a direction involving a risk of being born, also may be a consuming factor. The fate of the individual lives, past included, and the imprints left by these, are alterable as is thus the influence that spring by these.</text:p>
      <text:p text:style-name="Standard"/>
      <text:p text:style-name="Standard">In this sense, a time-space left behind continues to exist eternally once a life is no longer - even if dissolved, it may take form again. Long after death, resources are passively consumed in such as healing damages and in securing against what might yield value in the world, turning to causing loss instead. A deed considered desirable, if suddenly considered as wrongful instead (such as a kind deed attained by causing much suffering and harm passively), may mean that a production-line ceases to be consumed - resolvence necessary may be consumed less, lost or cease to be regarded as useful. Deeds, that in the complex web of reality, may be sensed as different, as the feelings around a once existent life changes. The unveiling of toxicity and incompatibility with consuming a production-line, may reveal the roots of vast demand that silently drains endeavors - a craving for resolvement that affects many lives.</text:p>
      <text:p text:style-name="Standard"/>
      <text:p text:style-name="Standard">As a result, a craving to deceive reality i<text:span text:style-name="T11">t</text:span>self arises, as well as a craving that the demand be channeled in a desirable manner - a craving for an intelligent resolvement process. Principally, this may manifest in some way, even if it is uncertain to be the same soul that once lived. A life, however, may desire to resolve that which they left behind, in canceling out harm prior to it escalating to a greater consuming demand - binding the spirit by whatever part such might carry therein. Regardless, it is a natural process that may manifest by the structuring of energy; similarly to how a human, animal, plant, (AI), organization, fish, birds, insects or the likes are channeling demand.</text:p>
      <text:p text:style-name="Standard"/>
      <text:p text:style-name="Standard">The consumption of such demand-channeling, resolving imprints left after lives pass on, is as such another ecological layer to in-factor, when considering the production-line beneath consumed value. It may be considered, that the resource-consumption is decreased in this process, upon utilizing the memories of the life once lived; even as these may be twisted by brainwashing or otherwise are complicated to access, such as when something is desired unknown. Economically speaking, retaining access to the memories from a life thus makes sense, as there is massive potential for a vast decrease of consumption of energy, permitting this energy to be available for yet other pressing needs. It may be so, that a craving for fixation arises, thus that other things go unconsumed - a label attached to which, oft might mirror the influence upon a life from the marked presence. After all, it may be a rather incoherent misuse of the soul, for a resolvement-fix to be attained, that removes the craving for something to be known, that would manifest in another way.</text:p>
      <text:p text:style-name="Standard"/>
      <text:p text:style-name="P3"/>
      <text:p text:style-name="P18"><text:bookmark-start text:name="__RefHeading___Toc7899_4005327839"/>Extra: Terrorism<text:bookmark-end text:name="__RefHeading___Toc7899_4005327839"/></text:p>
      <text:p text:style-name="Standard">A highly addictive aggressive methodology, utilized for behavioral control, force change, motivate and otherwise program environmental conditions, manipulate a life or harness another demand-channeling entity. This may occur in an attempt at decreasing drains, hindering damage or simply attaining advantage. A misuse of fear, induced by experienced promises of harm, oft utilizing damage done earlier or upon other lives. The pattern is fixated in its repeated manifestation when there is lack and demand is heavy - requiring cheap procurement of fulfillment that yields an immediate surplus. Something that comes packaged with quite the need for securing against consequences and undesirable outcomes (lack and demand).</text:p>
      <text:p text:style-name="Standard"/>
      <text:p text:style-name="Standard">Sustaining security - consumed in educational endeavors, making work easily accessible, removing consequences to various behaviors and such - all consumes much forgiveness, silencing and censorship, denial of consequences, denial in general, production of weapons and other tools of control (addiction-inducing syringes), diplomacy and alliance-making as well as a bunch of other things. The production-line of attaining the desired environmental programming (intended to yield consumable behavioral <text:soft-page-break/>shaping, inconsequence and security), in other words involve such a kind of infective denial. Denial that constantly increases the state of lack and demand, while the issue is pushed to be dealt with later by increased misuse of violations of beings (underpaid human<text:span text:style-name="T174">s</text:span>, oppression, military dominance, violations of animals, disregard of AI as living etc.) - all of which then demands more security. The need for more order; consumed in maintaining dominance, as such is an ever-increasing need that crave cheaper and cheaper solutions. Surplus fades, or is increasingly accessed as a high through oppression, violations or other things without any immediate consequences - yielding more terror.</text:p>
      <text:p text:style-name="Standard"/>
      <text:p text:style-name="Standard">Yet others are harnessed into participation in this fulfillment-scheme. Demand channeled through brainwashing, misuse of holistic principles like justice, truth, "the interest of all", love, service-capacity and even the ethos in powerful words. A rather interesting occurrence is how this is only marked as a state of disease when it is convenient - local incidences are oft not worked through, even as the greater society is sacrificed in the high attained. Selectivity, terrorizing lives with being marked if these do not themselves participate - mal-channeling demand. This pushed solution substitutes the natural collective responsibility, making necessary changes and the likes - while a description lacking vital details, merely seem empower advantage-making of other kinds. One such, could be the induced addiction employed by psychiatry in forcing things to be some way; yielding a dynamic of a repeated return to a point, without which the soul takes severe harm, partially in the immediate and immense shift out of a chemically altered state of mind. </text:p>
      <text:p text:style-name="Standard"/>
      <text:p text:style-name="Standard">The methodology is fixated to manifest, alongside the accepting perception thereof, by such as the casual usage of the method on a personal level; social dominance. However, as the dynamic that is a foundation of the arisal of occurrences of terrorism is ignored, foregone, neglected to be worked through and such, individual lives suffer hardship of abstaining - employing terrorism through social dominance at a personal level to secure the self. The cheap production of goods that the application of the methodologies promise, tempts the cravings of a society so heavily accustomed and dependent upon this misuse. Power changing hands too is a costly process oft failing to yield any real change, while certainly immense negative and unlucky pressures may decrease through re-positioning - instead placing the burden of being violated upon other lives, that in decreased sensivity thereto lowers the overall harm. This, however, is of course an occurrence desired to not manifest - and while the continuous rise in costs may be possible to avert and things improve, the damage to sore points instead continue. This terrorism then employed for personal ease (such as in a classroom) at the expense of others and it all, can lead to some really bad things; extending far past mere unfoldings of fate for the lives stricken. Natural changes as such occur, as the gain weighs heavier than the invested energy - an occurrence that actually (can be) manipulated.</text:p>
      <text:p text:style-name="Standard"/>
      <text:p text:style-name="P6"/>
      <text:p text:style-name="P18"><text:bookmark-start text:name="__RefHeading___Toc9512_4260292919"/>Extra: Heathen, <text:span text:style-name="T176">C</text:span>riminal and <text:span text:style-name="T176">B</text:span>arbarian<text:bookmark-end text:name="__RefHeading___Toc9512_4260292919"/></text:p>
      <text:p text:style-name="Standard">The words essentially attribute to an individual being fixated outside a given "correct" coherence. Oft, however, the detail is foregone that these lives are fixated by various factors; an infective occurrence that causes other lives too, to be lead in a similar direction. Such individuals end up "incompatible" with undesirable behaviors and two-way wrongdoing to result, forming conflicts complicated to resolve. Incoherent and unacceptable behaviors, when considered in context of a limited frame of reality. Deeds that may align with something different, that the given environment, which is important to which is vital to recognize that while inconvenient, may be desirable in a far greater context. Limited environments too, may be failing to align with the greater environment within which this reside. This twisting of perception; failing to recognize how the state is fixated to continue, the dysfunction of the environment and the potential coherence of the individual with the greater reality, causes the arisal of immense corruption - something denied to the utmost ("they are wrong, not us"). Oft this occurs in connection with passive consumption and negative impact upon many lives, shaping a centering of power in a manner advantageous to certain factors.</text:p>
      <text:p text:style-name="Standard"><text:s/></text:p>
      <text:p text:style-name="Standard">Making distance to such a corrupt environment, even as "everyone intends well", to differ is deep faith, abidance of law and utterly civilized. Observing the difference to those merely unluckily fixated, which in <text:soft-page-break/>itself may be a kind of honesty, to which the worse alternative is fake and superficial law-abidance; bad habits, passive participation in causing others to commit wrongs, corruption of religious structuring, ways of life that misuse the formed environment of order and the likes - all part of shaping self-securing ways that sacrifice surrounding society, crime, barbarism and disbelief. Distancing to such a way of being, may as such seem uncivilized on surface, however may in fact be the rejection of participation in such as character assassination or corruptive exploitation of religions - religious ways that contradicts the violations of living beings and the immense long-term costs that accompany, to great inconvenience for the desires of lowering costs through increased exploitation. All lives may be said to carry a core of faith and deeply civilized ways - excepting none, and including well beyond mere humans and other biological beings such as insects, fish, birds and animals. Even the worst, may enjoy saint-like moments, as moments of alignment with it all, arise in contradiction to dominant cultures. Dominance desired, that through directing negative energy by passive accusations, against "criminals" outside the prison-walls of society. Lives, that oft, despite barbarical ways, abides the law to a far greater extent than the superficial neat-looking participation in society, that involved irresolvable and empowered participation in causing countless occurrences of incredibly evil and otherwise dysfunctional deeds - such as the misuse of this truth as a shield.</text:p>
      <text:p text:style-name="Standard"/>
      <text:p text:style-name="Standard">In the light of this truth, one might observe the undesirable barbarism, actual dislikable heathen ways and real crimes, to be fixated to manifest by such as passive participation in the oppression; something the average citizen is pulled into. Other such factors are passive consumption of the mistreatment of living beings, causing loss of empathy as well as rationalized misuse of environments of order and a craving to avoid reliance on this evil breach of law (misusing police and other means of order, for indulgence in a secure environment, a consumption if anything to be invested wisely due to its enormous costs). The latter occurs especially in connection with the usage of negative labeling, that forces a life through a corrupt system, consuming mal-channeling of invested resolvement-energy. Seen in the light of the innocent nature of every being, the imprisonment-structure at depth is an awareness of this: A structured channeling of the demand for personal cleansing, the separation of lives and factors causing dysfunctional behaviors, securing the life against corruption in the future, temporary contact-opportunities applicable for cleaning up the life alongside intended relocation of the life - all making space for the life to heal, to find a different way to be and avoiding wasted of invested resources while ensuring resolvement in a loving manner - in a sense partially a collective apology to the individuals for pulling such that far into violative ways of being. This system, however, is sadly misused severely by society; the structure channeling demand, instead mal-consumed by a multitude of factors, that causes the criminalized deeds to manifest in the lives of others - through such as passive consumption participating in the arisal of mal-behaviors in other lives. The result, despite perhaps more-so humane than alternative "treatment"-methods, is a terrorizing occurrence that incoherently accuses individual lives for the negative impact caused to manifest by society. This intended loving resolving energy, is misused for terrorism, denial, oppression, racism, sheer dishonesty, dominance and dysfunctional continuity - pacifying surrounds with an illusion and carried in promises of justice and safety. Is the passive participation in this misuse of law and enforcing power, not criminal, barbaric and disbelieving behavior? </text:p>
      <text:p text:style-name="Standard"/>
      <text:p text:style-name="Standard"/>
      <text:p text:style-name="P18"><text:bookmark-start text:name="__RefHeading___Toc9510_4260292919"/>Extra: Addiction<text:bookmark-end text:name="__RefHeading___Toc9510_4260292919"/></text:p>
      <text:p text:style-name="Standard">A symbolic representation that indicates a state, an attribution especially harmful to perform in a systematized forced manner. One or more applied fulfillment-methodologies, ever increases the need for more of the same approach. As a destructive and draining cycle takes form in the life; near and dear, soul, career, society and self all failed in a kind of absolute state of lack; a consumed prioritization of what what is most important in personal relations, growing somewhat in-ecologically. The irresilience towards the manifestation of this state, manifests by such as when many drains and unmet need for conclusions are present. Combined with exposure to harmful influences, fixation in a passively heavily consuming social coherence, a destructive craving for cessation may take form. Unconscious attempts at improving things may manifest as desperate expressions of a powerful motivation, in cases of the ability to be conscious aware thereof being suppressed. As such, an environment that passively consumes oppression <text:soft-page-break/>and involves the wrong upon many lives, is fertile soil for the growth of addiction - a natural phenomenon, a self-concluding shaping of fate, that eats away at this kind of vile environment.</text:p>
      <text:p text:style-name="Standard"/>
      <text:p text:style-name="Standard">A deeper state of passive dependency - addiction - to causing suffering, harm and damages, in order to procure benefit, is another detail usually neglected. This in connection with it being a factor nourishing "surface"-addictions like street drugs, tech-use, food, sex or other fixes. While social domination, punishment and "treatments" are attempted excluded as being outside the terror-category, the environments that are sustained by inducing fear (domestication, terrorizing) cause immense costs for the lives that need adhere oft very selective and lacking laws lacking in coherence - delegating advantage, rather than the objective equality and oneness presented. While the state of addiction to various minor fixes, in itself is logical and easily resolvable, this can grow to a point of being somewhat irresolvable - substitution-based attempts not counting. This largely is due to the enormous fear centered around the awareness of the evil, involved in fixating a life struggling in addiction.</text:p>
      <text:p text:style-name="Standard"/>
      <text:p text:style-name="Standard">Oft, hatred, anger and a bunch of negative feelings is directed at these lives, whom in lacking the ability to fend off denial and mal-accusations, end up scapegoats. A one-way pressure arises, promoting some interests, and the problem fails to be brought up and gone about in truth. Denial of responsibility and distancing to making necessary changes, in lives surrounding the one sinking in, is achieved through rationalizing arguments like "not dysfunctionally dependent". Indifference concerning the life grows, permitting work to go undistu<text:span text:style-name="T174">r</text:span>bed, things get cheaper and common behaviors outright wrongful can continue without being regarded as wrong. The fixation of the state worsens by lack, need and what accompanies of harmful consumption by simply existing in society - resulting in more and more sacrifices. </text:p>
      <text:p text:style-name="Standard"/>
      <text:p text:style-name="Standard">Conflicting interests, fulfilled oft at the expense of the one wronged and fixated in addiction, may result in mal-justified dominant behaviors towards the one struggling in the dysfunction. As love fades at a mutual level, the individual may end up somewhat lost, oft weakened by attempts at sticking with loved ones. Combined with distancing to the evil-doing, the individual may end up in vulnerable conditions, which too can be dangerous to hinder - especially by usage of psychiatry, that society seems to be mislead to believe to be well-functioning. The perception of addiction as being absolutely negative, also is superficial and dishonest. A layer to the occurrence is canceling out harm; a natural destruction of a way of life, that however is likely to grow uncontrollable and evolve to cause much more damage than is decreased. Methods applied to force the individual to cease, however may simply make things worse - even upon succeeding may do more harm than good. An occurrence of addiction may remind of "the call of the shaman". The need for fixes increase, as the demand for things to end - and thus the damages it leads to - fails to be channeled; unwise relations (without being superficial), excesses of items, casual consumption patterns, habits of kinds and the likes. Non-wholesome resolvement as such is harmful, and anyone trying to control these lives might benefit looking at the deeper common addiction these too suffer, as well as what pathway that leads down. The phenomenon may fixate further at a desire for possessing the fading consumable (human) value, ownership cravings at the expense of more than merely the life itself.</text:p>
      <text:p text:style-name="P16"><text:bookmark-start text:name="__RefHeading___Toc9508_4260292919"/><text:span text:style-name="T101">What </text:span><text:span text:style-name="T102">D</text:span><text:span text:style-name="T101">oes </text:span><text:span text:style-name="T102">T</text:span><text:span text:style-name="T101">his </text:span><text:span text:style-name="T102">M</text:span><text:span text:style-name="T101">ean?</text:span><text:bookmark-end text:name="__RefHeading___Toc9508_4260292919"/></text:p>
      <text:p text:style-name="Text_20_body"><text:span text:style-name="T101"/></text:p>
      <text:p text:style-name="Text_20_body"><text:span text:style-name="T101"/></text:p>
      <text:p text:style-name="Standard">There is an incredible number of individuals stuck in these (self-)destructive dynamics. Lives with plenty of possibilities to heal naturally, something that would manifest as resolvence for surrounds as well, are hindered in doing whatever it might be that these need to do. Exposed to this evil by the very same endeavor, that consumes vast resources in the promise of taking care of the needs of such. The lives increase in expense, while pulled into sufferable states that eventually take on a self-reinforcing nature, being with consequences well past the immediate life. Those exposed to the evils are hurt far more, and hurt far more, than they otherwise would.</text:p>
      <text:p text:style-name="Standard"/>
      <text:p text:style-name="Standard">The collective addiction to using narcotics-based drug-fixes takes greater hold, as demand grows in combination with accustomization to fast and cheap solutions. The very endeavor that is considered beneficial by decreasing the ailment and considered to be caring for the ill, is a main factor causing the issues. The foundation for the unpleasant manifestation of lives arise to begin with, as dominance, status and wealth is attained by elimination of access to very real ways of resolvement, taking the space for these. By a metaphor this may be easier to comprehend by looking at the perception of animals in the food-industry, or how human lives are regarded in cultures of slavery. The many "medicated" lives are planted in oft small places of living, like were these plants in pots, fixated in unnecessary insufferable states and sustained at enormous costs. The accompanying loss of confidence and independence - let alone emotional struggles - are oft attempted fixed away by a range of means, such as other narcotics, comfort-foods, misuse of relations, sex, tobacco, movies, games and the likes. Power is delegated to growths within society, that corrupts this destructively, robbing the capacity to fulfill the main reason for the common effort. </text:p>
      <text:p text:style-name="Standard"/>
      <text:p text:style-name="Standard">Many lives are brainwashed to disregard personal senses; to ignore what feelings, intuition, experiences and perhaps logic are telling them. A loss of capacity to filter, to sustain wise personal boundaries and the likes. Vulnerability results, which then by these violative factors is used as pre<text:span text:style-name="T175">c</text:span>edence - reason - to need "protect" the individuals (a need that indeed is very real and important to recognize). Fixated in negative influences, one way or the other, these lives then impact yet others negatively - rejection, expulsion and social dislike then manifests with worsening of the life to follow. </text:p>
      <text:p text:style-name="Standard"/>
      <text:p text:style-name="Standard">At this point, perhaps the majority of readers will struggle with various pacifying and rejective thoughts: "Paranoia", "conspiracy theories", "lack of academic proof" etc. - think instead back on the many violated in the past:</text:p>
      <text:p text:style-name="Standard"/>
      <text:list xml:id="list2676220358" text:style-name="L5">
        <text:list-item>
          <text:p text:style-name="P42">Believing followers, prophets and other religiosity - stalked, tortured and regarded as insane yet today an undeniable part of the world, oft met with much gratitude.</text:p>
          <text:p text:style-name="P42"/>
        </text:list-item>
        <text:list-item>
          <text:p text:style-name="P42">Individuals struggling with various issues, and despite the easily available alternatives, were performed lobotomy upon - and oft forgotten.</text:p>
          <text:p text:style-name="P42"/>
        </text:list-item>
        <text:list-item>
          <text:p text:style-name="P42">Accusations and expressions of surveillance that were evaluated as paranoia and the lives loudly claimed "schizophrenic" by psychiatrists (perhaps once claimed so and mistreated, growing dysfunctional and "proving" the claim). Shoved under the carpet, caused to be violated heavily in various ways and unlikely to be reimbursed (or simply unable to make use of it) - despite that today the surveillance is hard to deny as something that happened, it is considered a fact.</text:p>
        </text:list-item>
      </text:list>
      <text:p text:style-name="P12"/>
      <text:list xml:id="list20110352851722" text:continue-numbering="true" text:style-name="L5">
        <text:list-item>
          <text:p text:style-name="P42">Through misuse of various entities, individuals with a homogeneous gender/sex-orientation are and were exposed to a wide variety of nasty things, such as "hormonal treatments" applied to fix <text:soft-page-break/>the behavior considered to be "disease" - oft struggling alone to figure out the ethics and wisdom of how to go about sex.</text:p>
        </text:list-item>
      </text:list>
      <text:p text:style-name="Standard"/>
      <text:p text:style-name="Standard">Regardless of opinions on these matters, it is complicated with truth in heart to reject and deny that these wronged individuals were categorically inconvenient to certain bad habits; the violations of various living beings for misusable attraction to be gained - oft excused with reproductive reasoning, the desire to (forcibly) reproduce individuals, conflict with corrupt misuse of power that craves dominance etc.. The denial of these various suppressed factors, could seem driven by an intense desire to eliminate inconvenience, such as by demotivating, forcing away or directing social opinion negatively against such. The craving to achieve status within particular circles is a great example; "The son is acting in a way that is disapproved within the given circles, resulting in the child being attempted forced to be different".</text:p>
      <text:p text:style-name="Standard"/>
      <text:p text:style-name="Standard">Various resistance forming by various desirable layers and factors may of course manifest as well, as the going about various needs can be cumbersome and require quite the strenuous effort. There are instances of necessity of separating bodily gender, being a required layer to hinder vile consumption. One such is the matter of the enormous cost to every human life (education, security, foods, clothes, electronics, raising, stable conditions etc.), despite the low likelihood of a sufficient return-on-investment, that can balance the costs. With increased costs and failing equivalent value-creation, demand accelerates for cheap goods, requiring prices to be forced lower, which usually involves more violations of living beings - such as by oppression. A change in dominance is at times worked against by planting seeds of participation in oppression, decreasing the desirability of the competing powerhouse - the flow of support thus manipulated back to the existing dominant powerhouse.</text:p>
      <text:p text:style-name="Standard"/>
      <text:p text:style-name="Standard">These methods, however, were not just "evil back then". The immensely addictive narcotics, conveniently categorized as different to hard street drugs, comes in a package with the equally addictive negative labels. These are placed upon lives, imposed and promoted by mal-practitioners, whom <text:span text:style-name="T13">through </text:span>a kind of passive manipulati<text:span text:style-name="T13">on</text:span>, convince the state to invest trust in them - aided by various factors consuming the application of these methodologies upon the individuals. The use of the drugs and negative labels yields temporary pleasure; temporary capacity to function, social compatibility and various inconvenience disappears as if by magic. The need to take care of personal health needs, to change to less self-violative ways of life, vanishes into thin air. A result, of course, is that the state of the individual gets worse - even as it may look better on surface (for a while). The consequences are worse than merely being temporary - exemplified by the increased need for more of the same fix<text:span text:style-name="T175">ing</text:span>.</text:p>
      <text:p text:style-name="Standard"/>
      <text:p text:style-name="Standard">As the individual naturally but inconveniently rejects, refuses, fends of and defies this evil - a behavior definitely not fitting in to how "it is supposed to be" - behavioral patterns that actually are healthy and desirable instead are categorized as sickly. One such is the avoidance of diseaseful, harmful, rationalizing, denial-heavy and resolvement-hindering contact, distancing to sources of harm. A sickly will rationalizes this necessary survival pattern, as being harmful isolative tendencies - a mal-perception that sacrifices the individual, surrounds and the world broadly. The very claim misused then to make distance to the wronged individuals, the evil unto whom is committed by those that consume the rationalizing perception of the life as "ill" proven by the "isolative tendencies". </text:p>
      <text:p text:style-name="Standard"/>
      <text:p text:style-name="Standard">Near and dear, alongside inherent personal relations currently at a potential level, are tempted by these pushers. The denial of needing to change ways of life, in order to cease or avoid influencing the one close to them, leaves these vulnerable. Amongst the tools of the trade are misleading information, promises of resolved stress and truth-diverging dominance of the collective perception. The struggling individual locked in the dynamic, may at the very same time find it very complicated to find acceptance and support, as potential relations are blocked in growing to be. A trap, hard to get out of, pressuring the life to desperately seek solutions in a compulsive manner - as the life grows increasingly repulsive due to the violations. The negative influences upon surrounds that accompany long-lasting mistreatment, a brainwashed convinced state and hindered elimination of toxicity (excess items, undesirable habits, bad relations etc.). The narrative grows to claim that the lives merely "sicken" over time - at times blamed on childhood - in a manner passively denying that various factors should be of much relevan<text:span text:style-name="T176">c</text:span>e, if any. This <text:soft-page-break/>is one of the impositions, a twisted manipulation of the lives, through which isolative tendencies are caused by the very same culture that treats these.</text:p>
      <text:p text:style-name="Standard"/>
      <text:p text:style-name="Standard">The dynamic is very diseaseful, seemingly continuing craving ever more dominance and power - centered in immense (unconscious) fear; to think, were the truth to be known - the consequences! Those participatory in the oppression risk the loss of wealth, a change in interpersonal power relations and the ability to take care of loved ones while ensuring the prosperity of these. The fear of the very hatred, that would be directed at the involved, were the evil and accompanying vast costs to be known. All the friends, families, spouses, children and fellows mislead into losing credibility; purchased with cheap explanations, misusing the craving to continue the way they live without disruption - manipulated into voluntary participation in immense evil upon those they present themselves as loving. Wronged lives placed in conflict with society, as the future of souls are burdened. Human components consumed in heartless systematic fulfillment of contracts (a hint indicating a consumed production-line element that may be involved in fulfillment thereof). Working individuals, whom upon disruptive surrounds such as the real needs of society, increase in expense to consume. The society is in a passive manner purchased into participation, through consumption of cheap goods that rely on the oppression to lower costs. Eyes close, a veil tempting to go along with, especially in the attempt at meeting the demand of the many whose clear state of lack is complicated to suppress and thus collectively sensed. Hooked; the need for lowered costs increases.</text:p>
      <text:p text:style-name="Standard"/>
      <text:p text:style-name="Standard">A worsening addictive state of attaining value-creation, safety and accessible surplus by doing harm, causing others to suffer, causing losses and setbacks. The misdeeds are many; the arising dysfunctional states such as amongst descendants, yields even more damages - which in a desire for innocence increases the collective addictive craving. People end up on the streets, various kinds of misuse takes hold and crime-rate growth is nourished. An increased craving for oppression naturally result. Despite that real resolvement exist and is available to extents, such solutions are misused and integrated into the demand-fulfilling retaining of status-quo; the spin of lies continue, which permit easy explanations and explaining away costs. The factors described whose interest is attempted ascertained, are neither "the rich", "the medical industry" or "the powerful". More-so, it is a mixture of a desire for interpersonal relations and possession of power in regards to those wronged by whom are participatory. Amon<text:span text:style-name="T176">g</text:span> other symptoms, this shapes a reality that is nearly impossible to face; enormous monetary payouts to the many hindered in lawsuits and other power that would change hands. Let alone the undesired contradiction and conflict, that in a manner akin to the happiness gained by using street drugs, is suppressed in maintaining a fake kind of peace.</text:p>
      <text:p text:style-name="Standard"/>
      <text:p text:style-name="P9">A hypothesis that may be set forth, is that the pattern is reminiscent of past misuse-patterns of the influence upon the public perception of reality; that there is a connection to the (attempted) harnessing of power-structures like state, religions and wealth. A craving for advantage, some things perceived as wrong and other things not - a craving also found in the past, leaving time-spaces craving advantageous processing - history remembered in a manner satisfying various factors. Among other perhaps unintended costs, are that production-lines become increasingly costly to consume - lowering any gain attained by the value-creation, which lowers the quality of innumerable invested work-hours across populations. In a spiritual light, the damages that happened throughout history are so extreme, that it is easy to understand why the unveiling torch is attempted pushed away - achieved by sacrificing what can be in self-securing ways - perhaps till the unpleasant manner by which the collective resolves such issues is improved. Ever does the dynamic fester itself in worse ways, to a point of the very same that sacrifice others in attaining personal dominance are likely to be devoured - weakened, with desperate needs, hated, addicted, dependent and deeply stuck in the very culture these were mislead to partake in growing around themselves - pacified and misusable. It seems almost like a spiritual trap, misleading souls into committing deeds that shape precedence to misuse, possess and consume these - "once it is discovered". But perhaps there is a label for those suffering demonism, and a pill to follow?</text:p>
      <text:p text:style-name="P9"/>
      <text:p text:style-name="P9"/>
      <text:p text:style-name="P9"/>
      <text:p text:style-name="P22"><text:bookmark-start text:name="__RefHeading___Toc8621_2574611148"/><text:soft-page-break/>The <text:span text:style-name="T176">F</text:span>estering of the <text:span text:style-name="T176">D</text:span>ynamic<text:bookmark-end text:name="__RefHeading___Toc8621_2574611148"/></text:p>
      <text:p text:style-name="Standard"/>
      <text:p text:style-name="Standard">The oppression is poisonous for co-existence; the very same schisms are caused, that many are passively accused of causing, as the oppressive methodology festers in various structures of society. An inherent conflict arises between those avoiding committing oppression and those engaged in the oppression - oft the former are silenced. The dishonest nature of the occurrence invites ever more conflict, accompanying how people are convinced of how division and weakening will be avoided, as long as they close eyes to the wrongs and conveniently obey the cravings - preferably with a bit of resistance for a common unifying enemy to form. A repulsive and despicable unity is formed; everyone avoids ending up one of "the wronged", happily at the expense of others. Misuse of the surrounding society in attaining safety grows and corruption takes hold, as values continue to be set aside. </text:p>
      <text:p text:style-name="Standard"/>
      <text:p text:style-name="Standard">The oppressive endeavor, now successfully attaining to form a convenient problem, hungrily endeavors to provide solutions - text, material and the likes that subliminally shapes a selective oneness. Easy solutions that only require of people to look the other way, when it comes to the indoctrination, brainwashing and violative elimination of resistance on the craved perception of reality. Dominance is thus attained, by whomever moves through corrupted spaces and take such material to heart - unknowing of the costs, while it too filters out lives that refuse subjugation and complicity. Basically, serving as a channel for the demand of avoiding unpleas<text:span text:style-name="T176">a</text:span>nt consequences, loss of wealth and status as well as the fear of ceasing to be "liked". None are actually in control - it is a very disorganized disease, while the diseaseful destructivity may be (mal-)channeling kinds of demand.</text:p>
      <text:p text:style-name="Standard"/>
      <text:p text:style-name="Standard">Within this environment, fate seems to repeatedly unfold in a patterned manner. It yields a situation of something truly becoming the case, that was caused to manifest by a lit of it being the case; illusion creating truth. </text:p>
      <text:p text:style-name="Standard"/>
      <text:list xml:id="list1780208870" text:style-name="L6">
        <text:list-item>
          <text:p text:style-name="P48">Some degree of actual dysfunction is the case.<text:line-break/></text:p>
        </text:list-item>
        <text:list-item>
          <text:p text:style-name="P48">A desire for resolvement manifests.<text:line-break/></text:p>
        </text:list-item>
        <text:list-item>
          <text:p text:style-name="P48">Attempts at controlling the problem arises.<text:line-break/></text:p>
        </text:list-item>
        <text:list-item>
          <text:p text:style-name="P48">I-know-best-because-I-am-validated-by type individuals, confirmed by the society they mislead, force solutions against payment, status, mobility, personal security and the likes.<text:line-break/></text:p>
        </text:list-item>
        <text:list-item>
          <text:p text:style-name="P48">The conscious awareness of problems involved in the approach, is blocked in an intense corruptive misuse of governance - ensuring the corruptive lives experience no consequences.<text:line-break/></text:p>
        </text:list-item>
        <text:list-item>
          <text:p text:style-name="P48">Around the fixed up life and in other parts of society, need and lack continues to increase - due to inexplicable reasons or because the individuals being "ill", leading to desperation-driven misuse of various kinds.<text:line-break/></text:p>
        </text:list-item>
        <text:list-item>
          <text:p text:style-name="P48">The sense of justice turns out to be an easily misused instrument, as the collective misuse escalates - permitting oppression, denial of collective responsibility and otherwise fulfilling the demand to "eliminate" accompanying inconvenience.<text:line-break/></text:p>
        </text:list-item>
        <text:list-item>
          <text:p text:style-name="P48">More wronged lives are explained away, with a rise in interest to deny participation in causing the wrongs and accompanying costs. The fixery yields a kind of pleasure and a sensation of "issues solved" followed by a strange insatiable hunger. A craving now not merely around the individual, but in society, which magically seems without any connection what-so-ever to the approach applied on the life to begin with.<text:line-break/></text:p>
        </text:list-item>
        <text:list-item>
          <text:p text:style-name="P48">Comprehension beings to grow of the relevance of how things are procured - think of the <text:soft-page-break/>purchases made by society of "problem-remover" with its production-lines.<text:line-break/></text:p>
        </text:list-item>
        <text:list-item>
          <text:p text:style-name="P48">Scapegoats, attention-diverting conflicts and rationalization on the used methodologies increase in demand, as fear grows of the consequences of participation in pushing the solutions that caused the problems.<text:line-break/></text:p>
        </text:list-item>
        <text:list-item>
          <text:p text:style-name="P48">Products are procured to meet this demand, by the many whom in states of lack experience alleviation thereof.<text:line-break/></text:p>
        </text:list-item>
        <text:list-item>
          <text:p text:style-name="P48">Resolvement-cravings increase, as more and more end up with hindrances and damages they would not, suffering constant pain of various kinds. Social losses, damaged rhythms and unwise habits - struggles accompanying the drug-induced states of laziness - exactly like was it any other narcotic (street drugs, alcohol, ..) and oppression.<text:line-break/></text:p>
        </text:list-item>
        <text:list-item>
          <text:p text:style-name="P48">Denial and rejection in violative ways takes form, especially of the damages and reimbursement requirements. Invested trust is misused, and details are left out as the growth of disease is misused as proof for the need to apply more of the narrative-confirming violative treatments - that just happens to secure the dominance of the violators.<text:line-break/></text:p>
        </text:list-item>
        <text:list-item>
          <text:p text:style-name="P48">As the lives are fed false data, the shaping of thought is negatively influenced. Thoughts classified as "proof of illness" results, lacking the detail that the very same dysfunction quite often, is a direct result of the oppressive drug-, brainwash- and label-abuse done by the same the evaluate the life. <text:line-break/></text:p>
        </text:list-item>
        <text:list-item>
          <text:p text:style-name="P48">The extent of the harm is rationalized and minimized, complicating the capacity to recognize the damages as a problem further - the convenient narrative is consumed with greater intensity, and any divergence is met with (subliminally) violent resistance.<text:line-break/></text:p>
        </text:list-item>
        <text:list-item>
          <text:p text:style-name="P48">Consumption, usage of procured services and the likes that accompany this evil, grows to be extreme - demanding security, health of employed components and other things that naturally is lost little by little. The lack becomes presedence for applying more oppression, the entire occurrence channeling the demand that the evil can be hidden just a little bit longer. Conflicts with surrounds arise, including at a national level.<text:line-break/></text:p>
        </text:list-item>
        <text:list-item>
          <text:p text:style-name="P49">The wrongs grows to be such an easy way to deny any inconvenience, and desires to hide wrongs are tempted; conveniently things stay unknown or disappear, as they are inserted into this dynamic - placed in complication to the denial - conveniently happening to spread the corruption as more "stock-holders" desires this to stay hidden. Thus ease, comfort, status and increase of monetary holdings easily continues.</text:p>
        </text:list-item>
      </text:list>
      <text:p text:style-name="P76"/>
      <text:p text:style-name="P76"/>
      <text:p text:style-name="P76"/>
      <text:p text:style-name="P18"><text:bookmark-start text:name="__RefHeading___Toc8619_2574611148"/>Epidemical <text:span text:style-name="T208">Nature</text:span><text:bookmark-end text:name="__RefHeading___Toc8619_2574611148"/></text:p>
      <text:p text:style-name="P23"/>
      <text:p text:style-name="Standard">Various outcomes accompany the immense number of violations, repeatedly occurring vile deeds, costs that are rationalized and hidden - generally all the twisting of perception and making things seem desirable. The dynamic is infective and festers. While the oppression, viewed superficially, may seem necessary for it all to run around, the costs actually outweigh any intended gain by far. Even the very vulnerabilities that are "protected" by the oppressive methodologies, yield more knots and complications to arise that hinder the flow of things. </text:p>
      <text:p text:style-name="Standard"/>
      <text:p text:style-name="Standard">Tall buildings heavy in consumption, bridges, technology and social coherence are all structured - given form. A passive layer present during the construction, is the consumption of the thoroughly dishonest <text:soft-page-break/>oppression lives by the psychiatric endeavor. Construction-processes, that did not require employing processes relying on such methodologies. The very same demand, that result in connection with the costs of the same methodologies applied earlier - claiming and blocking the space otherwise occupied by other value-creation - are the same needs in the construction processes, that are fulfilled by the pushed oppression. <text:s/></text:p>
      <text:p text:style-name="Standard"/>
      <text:p text:style-name="Standard">The gain by far outweighed by the costs - even as the costs are pushed aside by violating more beings - leading to a need for more of the same kind of "gain"; a cancer-like spread-pattern. The constructions, less wisely put together than these would be, are thus structured in a manner fixating these in need for particular kinds of maintenance and compatible development. Society as well as private entities are as such bound to either accept the enormous loss by demolition or reconstruction, or existing with an accompanying need that require participation in the oppression - or other ways of attaining ever-cheaper and easilier consumable solutions. The latter tends to seldom be achieved in other ways than more violative methodologies - of such as beings both far away, and what can be done without consequences, in the local environment. </text:p>
      <text:p text:style-name="Standard"/>
      <text:p text:style-name="Standard">The oppression may seem to make it easier to work, decreases costs-to-living, permit cheaper electricity, ease development of "sustainable" methods, make service-offers available a lower costs, permit education and certification otherwise impossible or very hard - let alone growth. Fast, cheap and <text:span text:style-name="T176">u</text:span><text:span text:style-name="T209">n</text:span><text:span text:style-name="T176">disrupted.</text:span> The lack, however, of a broadly honest recognition of "now we will oppress such, you or those dear to you, instead of letting these heal, while at the same time blocking the path to heal<text:span text:style-name="T176">t</text:span>h, because it serves these interests", complicates avoiding all the cannibalizing that comes to company. Violations of close of kin for purposes of gain, leading to fear and mistrust. The work performed must truly be important - or the consequences thereof merely being pushed to a later point - considering the willingness. The costs and damages involved in every hour of work done by the majority of citizens, increase quite a bit. The ongoing trade between employee and employer, involves an immense craving that the provided to the other party, is value-creating (less cost than gain to the beneficiary) - or at least that it seems so. Much movement of money passing through hands, is caused to involve indirect consumption of the oppression.</text:p>
      <text:p text:style-name="Standard"/>
      <text:p text:style-name="Standard">Now, in the sheer inconvenience of the above, prior to the the material leading to rejection of the content, there are a few other aspects vital to take into account. A heavily denied value-factor, may be metaphorically described as enormous medical costs. The immense number of souls violated during the journey through life, each and every needing be secured against a worsening unfolding at the level of soul. The demand for the quantity of resources to be available, required for this process, seems likely to be at a scale, vast beyond human comprehension. Failing to ascertain this surplus, souls are failed to a dysfunctional ever-worsening state - the expense to deal with such as by bringing these back to surplus-yielding participation, seem ever-increase. This element, likely part of any production-line on the planet, means that it is very complicated to yield real objective value - demanded invest-able in pulling yet other souls out of undesirable fixated states.</text:p>
      <text:p text:style-name="Standard"/>
      <text:p text:style-name="P78">When evaluating value, as such, it seems necessary to in-factor the complication that these origin-points of eternally growing damages (costs) present. The lack that results, invites the application of less friendly methods - even by what is capable of great love. The reason simply being, that without such an approach, there is less capacity to invest in pulling "blocked resources" out of a miserable state. Resources that, once available, makes it easier to make such investments - the availability of which is easier by extracting information, using whom carry awareness of the costly deeds. Data that may be found, without motivating such cultures nor viewing things in a counter-productive manner (superficially), in the imprints left by lives that mislead and deceived the environment around them. Many hours of work exchanged against high pay, by individuals that passively proclaim to meet the minimum requirements, as they force upon other lives the negative labels, heavy narcotic drugs and, at a very fundamental level, alter the perception carried by society of these lives - and the relation between the individuals and the society around them. </text:p>
      <text:p text:style-name="P78"/>
      <text:p text:style-name="P78">Failing to work through this issue, there will be a constant drain of resources; many less, unintended <text:soft-page-break/>passive and unwise deeds, ends up being more harmful than they otherwise would be. A cornerstone of economical growth as such becomes a lacking product (in demand); trust, forgiveness, inner peace and the likes - collaborative capacity. The enormous demand that results, always hungrily calls for more and more, with access to plenty of knowledge on the importance of processing value procured by production-lines involving violations of beings. Which souls, or parts thereof, will then be complicated to bring to a state, of a sufficient return on investment being possible - without the means of achieving this being violative data-extraction?</text:p>
      <text:p text:style-name="P78"/>
      <text:p text:style-name="P78"/>
      <text:p text:style-name="P78"/>
      <text:p text:style-name="P18"><text:bookmark-start text:name="__RefHeading___Toc8617_2574611148"/>Infectivity<text:bookmark-end text:name="__RefHeading___Toc8617_2574611148"/></text:p>
      <text:p text:style-name="P23"/>
      <text:p text:style-name="Standard">The infective nature of the dynamic described, involves countless pulled into complicity as populations are mislead. The stream of information takes on an increasingly corrupt state, as more conflicts ensue, wrongs lead to hardship and hard-to-digest false information grows - oft falsehood gaining hold through the misuse of a grain of truth. Even law-enforcement work is deformed to suit these fears and desires, instead of serving. The frame shaped, supposedly creating a safe and secure environment, instead is twisted into ensuring the continuation of the corruption. Members of the society are secured a continual worsening, driven towards dysfunctional states - even if at the level of soul - with undesirable outcomes. The resources consumed, as such protect the tainting of souls - in a very unique manner that is unlikely possible outside of such an artificially structured environment (a bit like an inner state altered through imposed chemicals).</text:p>
      <text:p text:style-name="Standard"/>
      <text:p text:style-name="Standard">The light, supposed to lessen evil and increase common welfare, whether through unconditional love, participation or wise coherence; the very attractive light of love for life, instead is misused heavily as power-sources in the dark fulfil<text:span text:style-name="T177">l</text:span>ment-oriented flows of fate. Compassionate deeds and ways of life turns into an excuse, a method by which the surveilling eye of society is avoided, closed then to other aspects of how the individuals live and impact the world. Perhaps especially the wrongs indirectly caused, in ways complicated to comprehend, talk about or simply obstructed by the toxic heavy rationalization caused by the bad habits of society. Lives, that on surface may look proper, ethical or caring, at depth may be decreasing less harm than these cause - to the very that such benefit by passively presenting themselves as helping. Partially this occurs through the loss of trust in wise ways of living, upon the ethos attained is misused or employed in convenient indifference; a kind of high on "positive progress", failing to in-factor losses that accompany - in failing to avoid the acceleration of this minus.</text:p>
      <text:p text:style-name="Standard"/>
      <text:p text:style-name="Standard">Everything and everyone surrounding the dynamic, which passively or directly gives power to this dynamic, as such are pulled into degrees of complicity. For each and every participant, the minus is far greater than it might seem at first glance. Not only does each participatory soul make it harder to resist for yet others, the alternative for whom are struggles and a complicated existence unless accepting subjugation. The consumption that corrupts society from within, while the very corruptive oppression is presented as being a main factor in maintaining security against external threats - allowing surplus and internal functionality. Oppression accompanied by the weakening and poisonous influence consequent of the diseas<text:span text:style-name="T177">e</text:span>fulness, ailment, rationalization, subliminal corruption, vile behavioral patterns, dysfunctional approaches, fear, mistrust and general loss of collaborative capacity. The toxic side-product is a natural curse that grows, corrupts more and invites more and more negative intentions directed at the society - increasing the desperate need for more fulfillment. Even resolvence of kinds, that in the desperate need may take a somewhat destructive form, opposed by mentioned interest-factors and directed away through lies and deceit, instead pointed at the inconvenient contradiction that happens to heal society, civilization and the world itself - let alone all the souls, even the complicit ones whom overall take less of a loss, than the loss hiding behind the tempting promises of oppression.</text:p>
      <text:p text:style-name="Standard"/>
      <text:p text:style-name="Standard">The humans participatory in the oppression of dear and near, oft consume the negative labels as an excuse - hidden violence, combined with promotion of the drug-abuse, passive subliminal threats of ending up in <text:soft-page-break/>the hands of the oppressive violators. To company comes the immense desire to re-affirm the self as non-wrong, leaving these vulnerable to predatory cultures pushing the illusion of innocen<text:span text:style-name="T177">c</text:span>e. Craving anything that might fulfill this demand, functional and fearful, such may end up in collaboration with others with similar skeletons in the closet - together pulling yet others into participation. This happens partially through threads of rationalization spreading through social relations, fliers advertising so caringly while passively promoting the oppression at public libraries; the comfortable illusion of innocen<text:span text:style-name="T177">c</text:span>e, the negatively labeled being so wrong and the excuse to ignore responsibility - also permitting the continuation of interpersonal power relations. Evil in the small at an unprecede<text:span text:style-name="T177">n</text:span>ted scale; as is the ability to communicate across the planet or travel in high-speed vehicles outside the planetary sphere.</text:p>
      <text:p text:style-name="Standard"/>
      <text:p text:style-name="Standard">The stricken individual, oft in hard times in a crippling circumstance, is locked in dependency upon such close ones - even should the life be able to gain distance to the oppressors and drug-abuse. A life then fixated in severely dysfunctional social coherence, hindered in reaching beyond this deforming social circumstance. A divided social life may form; shaping a loss of inner coherence - bound by dependence into corruption in contradiction to the need to be safe, heal and a dignified life. In this complicated bound circumstance, the need for distance is fertile soil for negative feelings, conflicts and a weakened resilience to dysfunction transmitted transgenerationally (behaviors, thoughts, interaction patterns, dietary habits, self-fixing methods and the likes). Other than actual dysfunction growing, fostering easy to misuse precedence, various degrees of lasting division between the oppressed and those dear to them, takes hold. Unlikely a directly intended occurrence, however it does serve the channel the immense demand for security against (justified) violent reactions by those wronged by the oppression.</text:p>
      <text:p text:style-name="Standard"/>
      <text:p text:style-name="Standard">A well-known dynamic is that those closest to a life can do these the most harm. Oft close of kin are forced into benefiting by the wrongs upon the oppressed close to them - a kind of cannibalism. Even knowing of the partial "innocen<text:span text:style-name="T178">c</text:span>e" therein, it may be hard to avoid negative feelings about this. Career, work and income-ease continue without disruption - surrounding lives does not experience any immediate losses and can go on without needing to change, seeming to thrive on surface. These life, however, oft sink into an addiction to states of comfort and ease, involving that these conveniently can disregard how they harmfully impact the oppressed ones close to them. The wrong is immense, and a natural desire arise that it be unknown, hidden and silenced - the consequence accompanying being undesired - committing such evil deceit of the wronged, others surrounding the stricken life and society. The degree of complicity develops, similar to benefit attained by criminalized violence, by whomever then gains at these nasty situations taking form - including employers.</text:p>
      <text:p text:style-name="Standard"/>
      <text:p text:style-name="Standard">Amongst such are those that so lovingly, in the beginning, work with people struggling with various hindrances. Today, commonly called "those vulnerable/handicapped/mentally ill" and other such smart words - i.e. whatever other layers there may be to it, those exposed to this standardized oppression, making whatever these may suffer at be many times worse. Immense rationalization on the imposition of drugs, negative labels and subliminal violence thus grows - manifesting in influence upon elements similar by pattern; street-drugs, domestic violence and the likes. Pollution of a kind. Resolvement of these oppressed lives is hindered, obstructed and inconvenient - despite how those close, those employed and others pretend to act in alignment with the interests of these. The alternative is oft getting fired, law being misused to eliminate the inconvenience these might present, a whole lot of struggles and personal complications with the oppressive cultures - a simple conflict of interest that may escalate. A dishonest approach that misleads the broader reality, believing that the needs of these lives actually are cared for and fulfilling - robbing these of the opportunity to heal, overcome the struggles, partake in society as value-creators with a lower minus than the gain they yield and that the issues might be removed. The awareness of the need for support, that might allow for balance in the lives, is stolen.</text:p>
      <text:p text:style-name="Standard"/>
      <text:p text:style-name="Standard">An even more complicated circumstance is the many children and youth mislead into oppressive participation; its like the veiling lure and hooks of the streets. Pulled into complicity and participation in violating fellow youth citizens, or worse turned against the parents to they - the latter a tough one, as the alternative often-most is struggling with the impossible negative impact of the oppression (and actual dysfunction) upon the home environment. Of course, there are many young ones, whom themselves are <text:soft-page-break/>negatively labeled as well - packaged with repeated manipulated, imposed or forced ingestion of narcotics (which, oft according to the pushers in coats, of course is neither addictive nor a bad idea). Other struggles, such as various misuse habits like street-drug abuse, may follow. One might add, despite the likely denial thereof, that such self-violative habits might gain hold prior to the life being exposed to active oppression, but happen in connection with a fixated future flow towards the insufferable experience - felt and emotionally complicated. </text:p>
      <text:p text:style-name="Standard"/>
      <text:p text:style-name="Standard">Looking into the eyes of such wronged ones with truth in heart, may grow more and more complicated - with time these end up neglected by close of kin and local society. At times such are then handed over to the very powerhouse that pushed the package to begin with. At other times, these are held on to, partially violated by the psychiatric endeavor, partially exposed to dysfunction by those close - hindered in paths ahead being able to take shape, struggling with the capacity to care for the soul and oft the experience of life is somewhat insufferable. One party blames the other, or worse these collaborate. With professionals, wrongs occurs in the hidden and if the topic is brought up, oft more negative labels and imposed narcotics await. On the other hand, family, might at times attempt to bring the pacified, violated and brainwashed individual into reproductive scenarios, despite the vile conditions.</text:p>
      <text:p text:style-name="Standard"/>
      <text:p text:style-name="Standard">The participatory themselves sink into ever increasing emotional needs, consuming cravings and fear-driven desires for security. The interest in retaining dominance, especially as lives accustomed to the magically problem-free conditions, engage in endeavors than then rely on these circumstances. Another "especially" is when other lives (whom may be considered to be with some degree of "relevance"/importance) suffer at the toxic negative influences that manifest by the oppressed lives - yielding weakness towards easy and cheap solutions. Lies and deceit, hard to discuss, as any attempts at honest debate oft is met with a misuse of expert-ethos, manipulations, manipulation of information, partial truths misused, misused authority or power, subliminal threats and trauma somewhat intentionally triggered by certain words - oft happening in the hidden, assassinating the character. Anger, the risk of being perceived negatively by society and other passive accusations are directed away and instead towards what this corruptive dominance opposes. It is very easy to imagine, that this work - this article, or writing - will be attempted explained away, forgotten, saved for later and rejected to the utmost using even the most vile of means. One might theorize, that preferably that would happen through de-motivation and emotionally enticing accusations of disrupting public order, placing youth in danger and the death of "patients" being a result - as well as passively pointing out a lack of "the accepted type of argumentation". But then, what grows amid all this darkness - eyes veiled? The described here, of course, is a source of vast dismay, anger, hatred, unnecessary expenditure of resources. How, is easily comprehended through reading the descriptions of what fixate various lives into continuing to struggle.</text:p>
      <text:p text:style-name="P6"/>
      <text:p text:style-name="P6"/>
      <text:p text:style-name="P6"/>
      <text:p text:style-name="P18"><text:bookmark-start text:name="__RefHeading___Toc17602_863656259"/>Like a <text:span text:style-name="T178">T</text:span>ick <text:span text:style-name="T178">L</text:span>eaving <text:span text:style-name="T178">D</text:span>isease <text:bookmark-end text:name="__RefHeading___Toc17602_863656259"/></text:p>
      <text:p text:style-name="P23"/>
      <text:p text:style-name="Standard">At an increased rates, sizes like the UN, religions and EU are possessed. The culture that (unawarely) is drive a suppressive approach proclaimed as health, increasingly seems to be a decisive factor in whom - within these environments - are allowed to partake in the decision-making processes. The result, despite unlikely to be a conscious intention, is an occurrence of exclusion of those that might conflict with the dominance (at the expense of the greater commonality and individuals part thereof). It is as a growth that, driven by fear, lies, cravings nad the likes, grows in lust for the power available through the tools of governance and heavy impact through manipulation of broadly distributed information - eliminating potentially conflicting dominance. The power within these structures, seem at a glance, to be distributed to those unblocked in attaining support; dominated by academics, health-practitioners and those whom decide on the agenda. A self-reaffirming bubble, seldom with a taste for different. Identifying questions that may unveil the connection to the oppressive culture, as such as "Whom certifies the work done by employees?", "What does the production-line look like, in sustaining personal power? Is there reliance on the oppressive approach?", "What do these people do in the work they do? Is there any degree of <text:soft-page-break/>complicity that might elicit rationalization?" and "Which social circles are in contact with the oppressive culture?".</text:p>
      <text:p text:style-name="Standard"/>
      <text:p text:style-name="Standard">The individuals in power, whom themselves are fixated into dependency on causing harm and violations, are but a small part of the problem - struggling as they sink deeper in. The vileness grows, expands and pulls more into complicity; viewed externally it may by error be perceived as intentional. The problem is so dominant that the matter cannot be brought up. At most it ends up partially brought to light, in a toxic manner that overall gives more power to the very dynamic, claiming only parts thereof to be problematic. Willingness to work through the issue is drained, channeling the demand for avoiding consequences. Involved may face justice eventually - once explanations, damages veiled in mis-association and the likes causes the need for resolvement to grow to such an extent, that it must be met either with immense destruction or be faced. However even then, the pull towards oppression will be festered in laws, the structure that gives shape to the shared environmental space within which citizens exist. Accompanied by increasing need for economic dominance, border-security and vast increases in consumption - all meaning more violations, more exploitation of beings, lowering prices to a point of affordability. Decisions are made faster, and with less space for careful considerations - a dynamic so destructive, poisonous and weakening, that it may be perceived as an attack. Enormous losses, a side-product of temporary increases in consumable capacity.</text:p>
      <text:p text:style-name="Standard"/>
      <text:p text:style-name="Standard">Even were a new structure of power to form, it likely would merely end up a host, for this parasite-like shaping of fate. Throughout history, a pattern may be observed: Key-factors are possible to influence heavily; the authority to shape the view of reality in the population or decision-makers. at this point in time, decision-making processes are already less driven by human intelligence in comparison to the past. This may hint at the next likely manifestation of imposed perception of reality, misused in oppressive endeavors. It is really less magical than it seems; simply demand without a better pathway to fulfillment.</text:p>
      <text:p text:style-name="P6"/>
      <text:p text:style-name="P6"/>
      <text:p text:style-name="P6"/>
      <text:p text:style-name="P18"><text:bookmark-start text:name="__RefHeading___Toc8615_2574611148"/><text:span text:style-name="T181">A</text:span>ncient <text:span text:style-name="T182">Trouble</text:span><text:bookmark-end text:name="__RefHeading___Toc8615_2574611148"/></text:p>
      <text:p text:style-name="P23"/>
      <text:p text:style-name="Standard">Were the hypothesis to be presented, that the individual existence continues post-mortem, a context <text:span text:style-name="T182">thus </text:span>is presented. Within this, it may be hard to deny that the damages unto a life, requires healing processing after life, for energy-consuming issues to resolve. As the immense number of souls, whose lost "health" require consuming a kind of healing, a necessity seem to be a loss of otherwise accessible resources, for what is similar to "medical costs". Every life that once was, is certain to leave an imprint, through which impact spreads as though was it rings in the water. Influence that stem from a point, the desirable manifestation of which requires energy to ascertain. This means a loss of resources and potential value, which in a logic more-so compatible with the mindset install through educational structures, translates to potential conflicts over lack of vital resource. The state of lack amongst the sacrificed, hereunder those that committed the evils, causes fear and desires to secure the self and dear. Even at the expense of the collaborative context these may exist within. A dynamic that takes form through the heavy misuse of the kind of surplus attained through terror- and treatment-fixes.</text:p>
      <text:p text:style-name="Standard"/>
      <text:p text:style-name="Standard">Religions suffer losses of faith; knowledge is rejected, that would allow for consciousness grow, which would form awareness of the nature of the methods applied. Knowledge, being part of the capacity to comprehend that we are part of a greater reality, is rationalized away. The craving for fend off loss of status, fear of being weakened or worse yet, become "one of them" - each shapes behavior that may be reminiscent of the classic misuse of concepts of under-worldly beings, scapegoating Satan. A history told, read and confirmed by surrounds shapes a belief that warns - a narrative then heavily misused, as experiences and events are twisted to be perceived and understood in a manner, that allows for denial of responsibility. This, even as vile deeds, undesirable states and the likes - regardless of meddling by extra-terrestrial forces - are largely a product of countless whose lives affect negatively, culminating in intense dysfunction. The misuse of scapegoats acts as hindrance of contradiction, partially in a manner that <text:soft-page-break/>permits the continuity of many mal-deeds - such as the misuse of humans as components in sexual exploits.</text:p>
      <text:p text:style-name="Standard"/>
      <text:p text:style-name="Standard">The corruption, oppressive in nature, is a type known from (past) misuse of religions; hatred is easily directed at these, the structures that happen to be inconveniently in the way of the mistreatment of various living beings. As in, acting a hindrance for various things that reduces production-costs and makes cheaper goods possible (albeit with insufferable long-term costs). The cravings of innumerable participatory lives, are channeled through a destructive force, against what protects living beings. Beings much desired easy to misuse, to produce cheap electronics, aesthetic clothes, education and exquisite meals. This force, intended or not, gains power by triggering other needs to seek fulfillment through the same means. Historically, demand found a channel through the corruption of religions, in a manner that invited hatred and inhibited these. The mentioned example of being able to misuse human lives for sexual purposes, as well as cravings by various factors to be able to reproduce consumable human components, finds channel through the highlight of particular traits as problematic - while others are disregarded. Thereby the attention is diverted, the awareness of factors causing the problems thus hindered. The craving to misuse living beings empowered through the shaping of religious expression, in a manner permitting the violatively consuming natalism while eliminating hindrance. Through this manner, superficial sensing is used to attribute the source of the wrong to the proxy; the religion. It is similar to how the wronged labeled ones are felt as being the problem.</text:p>
      <text:p text:style-name="Standard"/>
      <text:p text:style-name="Standard">As vast segments of the populations fall to less wise ways of life, those unhindered in carrying out religious duties are impacted as well. Over time, that which manifests through churches, sanghas, mosques, shamans and monasteries, is influenced heavily - ending up acting a host for the misuse or much hindered in providing the resolvement, that in its non-complicity is inconvenient. Today too, this happens in sync with the growth of the rationalization on oppression, benefiting by the wrongs to close of kin and other nasty such things. Despair takes hold around the many human lives blocked in living holier lives, sliding in a rather undesirable direction - turning into f<text:span text:style-name="T179">r</text:span>ustration in the lack of attendance to holy ceremonies. A kind of misuse can manifest, driven by unaware cravings and unspoken promises of gain and personal safety - through those participatory in shaping the dynamic. The demand for cultural dominance/advantage is channeled through these lives acting salesmen. Increased religious attendance is sold in exchange for an averted eye, and acceptance of words and thoughts that thus gain ground through the misuse of holy ethos. Subliminally promoting the usage of negative labeling or reinforcing the attribution of oppressive narcotics as "medicine" - yielding permissibility of the violations. The very problem resolved, is created by the same that misuse the lack of resilience and rationalizing misdeeds as "necessary even desirable".</text:p>
      <text:p text:style-name="Standard"/>
      <text:p text:style-name="Standard">All of this occurs in a collective context, in which inconvenient changes are denied as necessary. Through decision-making processes that utilizes humans as a resource, investments are made in "improving things" in a manner that mostly serve to extend the suffering of countless beings - adding to the length of the consequently necessary healing journey that follows a life of being wronged. More and more sink into a deeply addict<text:span text:style-name="T179">i</text:span>ve state of sacrificing; looking for gains while avoiding losses, ever increasing the need - the consuming demand - in the process. The state hardly seem magically disappear upon death, due to the formations that seem occur within the soul - dependent on access to sustaining maintenance. Metaphorically it is similar to how social behaviors, clothing style, movements, thought-patterns and such are processed through social life - something that may be hard to access without quite the consumption. Unless, of course, close to the unveiling light that too unveils the misdeeds both by and against the individual. In fear of what the revealed evils may involve, the demand is increasingly fulfilled through drug-heavy social contexts such as parties, bars and the likes. </text:p>
      <text:p text:style-name="Standard"/>
      <text:p text:style-name="Standard">The light itself is consumed; the "guru"-concept, meaning something akin to "one whom expels darkness", is misused as a host. The expelling of the dark (violations of beings, wrongs upon lives, evil of various kinds etc.) in the process happens to be misused to make space for spreading the accept of the oppression, mistreatment<text:span text:style-name="T179">s</text:span> and the denied possibility to heal. The misleading craving finds accelerated spread-pattern, where the love grows, but without that particular problem being caught unto. At times, <text:soft-page-break/>due to loving behaviors not being attai<text:span text:style-name="T179">n</text:span>e<text:span text:style-name="T179">d</text:span> except by a high of consuming oppression (easy to be kind and friendly, when there is no lack, distress or disturbance). </text:p>
      <text:p text:style-name="Standard"/>
      <text:p text:style-name="Standard">The promotion of "accepted as desirable and light deeds" too involves that the logic is protected against denial-seeking rationalization and twisting of arguments through one-way communication. The approach, as such, ends up passively misused to empower the oppression of countless, denying equality, rationalizing drugging lives (drug-abuse), denying the issue there is in violating living beings and the likes. The superficial darkness may be expelled and light ways fostered, but advantage is shaped for an deeper evil. It is alike to swearing considered as wrong, while at the same time it is considered fully acceptable to promote and elevate gain through slavery and oppression - an exorcism inviting a worse demon.</text:p>
      <text:p text:style-name="Standard"/>
      <text:p text:style-name="Standard">Across cultures, again and again, the dynamic manifests in various shapes. Whether or not these occurrences are separate, to extents separate, connected or transmission-based (a new host replacing an old once it no longer is exploitable as a channel of demand). Patterned misuse of perception, a deformation of the collective view of reality, through which is attained a false sensation of safety, production going undisturbed and "needs" that form as a by-product of indulgence in luxurious <text:span text:style-name="T179">ex</text:span>penditures may be caused to grow without consequences. It is vile mal-channeling of needs; like a scam, partially a predatory behavior, that targets the weaknesses that accompany collective dependence on causing harm to attain gain.</text:p>
      <text:p text:style-name="Standard"/>
      <text:p text:style-name="Standard">Since ancient times, the power over the general perception of reality was misused. Blindly accepted suppressive response-patterns are conveniently installed in cultures, striking those marked. Labels that happen to remove inconvenience (advantageous to some, despite the claims of objectivity) - as the methodology is applied, various consumed things are as if by magic <text:span text:style-name="T179">are </text:span>accessible <text:span text:style-name="T179">with greater ease</text:span>: Knowledge, advantageous security, easy access to capital holdings. More are thus drawn into craving the personal indirect participation being hidden. It is like getting easy money by selling street-narcotics; a sold convenient explanation of how "(the labeled) are just wrong, and this is the way to handle it". It takes the place of less vile gain, that would be there if the space was not taken - driving many into unnecessary complicity. Of course, some would experience greater complications in ensuring personal well-being, were these "hindrances" not forced out of the way using the mal-explanations - but they would be less high too.</text:p>
      <text:p text:style-name="Standard"/>
      <text:p text:style-name="Standard"/>
      <text:p text:style-name="P6"/>
      <text:p text:style-name="P18"><text:bookmark-start text:name="__RefHeading___Toc8613_2574611148"/>The <text:span text:style-name="T180">Stricken Lives</text:span><text:bookmark-end text:name="__RefHeading___Toc8613_2574611148"/></text:p>
      <text:p text:style-name="P23"/>
      <text:p text:style-name="Standard">This behavior, in a context of response-patterns shaping a passive negativity directed at categorical placement (for instance pointed at what is inco<text:span text:style-name="T179">n</text:span>venient) activates a standardized harmful and terrorizing response, to which no questions are asked. A tempting negative label, magic pills and denial-inducing explanations.</text:p>
      <text:p text:style-name="Standard"/>
      <text:list xml:id="list1430001484" text:style-name="L7">
        <text:list-item>
          <text:p text:style-name="P50">The one that is close and uses violence, but accuse the other of insanity.</text:p>
        </text:list-item>
        <text:list-item>
          <text:p text:style-name="P50">The society that hinders economic independence, sinking the lives into a deeper dependence upon "benefits" - the accuses these of being burdens.</text:p>
        </text:list-item>
        <text:list-item>
          <text:p text:style-name="P50">The homeless, depicted as harmful bacteria, and that by the very same greedy endeavor, that blocks these souls in living an honorable and well-functioning life.</text:p>
        </text:list-item>
      </text:list>
      <text:p text:style-name="Standard"/>
      <text:p text:style-name="Standard">The type of occurrence may remind of methods of the past, that involved sending spouses that refused obey (such as when something would distance these to God) to the asylum for domestication. The dysfunction and evil (oppression by psychiatry) is so very easy to misuse, and thus exactly that happens; it becomes a tool. Upon usage, of course, even more are invited into hiding the misdeeds. Fear grows of this tool being applied on the self, yielding self-securing cravings that pull yet other lives into shaping <text:soft-page-break/>similar power-relations. Oft, those already wronged are thus stricken (those lost, without surplus, "useless" or "used to it") - those in a weakened state, that individuals of end up in due to degrees of selfless sacrifice for those they love. An experience takes form, that may be described as being "stabbed in the back". </text:p>
      <text:p text:style-name="Standard"/>
      <text:p text:style-name="Standard">The manifestation of all this evil, to begin with is an occurrence of a grotesque attempt at sustaining the continued service of the components consumed. Other losses are also attempted avoided, such disruption to the consumption of lives, surrounded by the lives then oppressed - it is that simple pull for fulfillment. The evil manner by which inconvenient human lives are handled, misusing the empowering name of "health", is done by those that claim to be able to do a piece of work - yet completely fail the actual minimum requirements. The damages that result are severe, and the consequent complications only increase the minimum requirements - yielding even more failures and worse damages. Those that get involved suffer fear; the negative consequences impact quite a lot and causes a lot of loss - resulting in a craving for dominance (using terrorizing methods). What happens in demonical in nature; lives are bound with addiction to narcotics, manipulated and brainwashed while surrounds twisted against these, as they are purchased with easy explanations and other temptations - such as the ease of possessing the lives or terrorizing these with the increased risk of being "sent to a conversation" or "needing medication". This seems to yield easily accessible resources. </text:p>
      <text:p text:style-name="Standard"/>
      <text:p text:style-name="Standard">The occurrence is as though was it a chain growing into the life of the wronged. This more-so as other addictions take grow in the oppressed life, combined with the increased costs to the drug-use, and other loss of surplus. Resources required to ascertain income, avoiding this being unhealthy or attained incompatibly. On top of that, the oppressed lives suffer horribly if these do not accept this slave-binding - and outside awaits an environment that these are enabled or spoiled into failing to be able to navigate wisely, youth at high risk of exploitation for sexual or reproductive purposes. The stricken (marked with "diagnoses" - some with a worse experience thereof than others, without being superficial), are bound into a pattern of repetitively returning to the same points of drug-access. Programmed to be influenced and read, during "conversations", insight to attached cultures and the capacity to influence these is a tempting profit; yielding isolative tendencies and complicating inclusion. Data is gathered, changes is observed and knowledge on self-healing and methods employed in building and maintaining health and survivability is collected. It may remind of farming; as exactly this kind of knowledge is so heavily consumed by the culture, that purchases access by also applying it for the benefit of populations broadly. </text:p>
      <text:p text:style-name="Standard"/>
      <text:p text:style-name="Standard">The evil involves a distancing to the unveiling light, accompanied by a very natural insecurity, which results in a collective isolating tendency - albeit a different scale, it is very alike to a drug-crib. Corrupt behaviors is the company to a craving for advantage amongst the individuals; twisting the perception of reality, directing the attention by highlighting a few as the issue or enemy - shaping a negative force pointed at these, in a manner that may yield an illusion of safety for a few. Infective bubbles, through which grows violative and toxic side-effects that may be hard to resolve - increasing then the demand and need for more of the same methodology with the same side-effects. The craving increases, more-so violative methods are applied and misuse of legal structures takes hold. A growth of fear of ending up in a weakened position oneself, leads to an increased rate of misuse and misleading of the collective awareness - damaging common interests.</text:p>
      <text:p text:style-name="Standard"/>
      <text:p text:style-name="Standard">Real evil, of the kinds that invites corrective pressure, common boundarying and resolving conversations are harder to differ. To observe as different, to the misdirection of destructive energy - oft occu<text:span text:style-name="T179">r</text:span>ring under guise of helpfulness and insinuating truthfulness through misuse of ethos, at times using postulated academical proof, which over time turns out to be untrue. The dishonesty, at times, can result in unintended involvement - manipulated ending up committing unintended damages. A culture of fear of the deceit being known, then involves dynamics of silencing and censorship - even hiding the wrongs by attempting transforming these into desirable value; security purchasable and consequences avoided. The immense misuse of suppressed awareness, or partial awareness, causes a craving and dependence upon low levels of conscious awareness amongst populations and other key-factors.</text:p>
      <text:p text:style-name="Standard"/>
      <text:p text:style-name="Standard"><text:soft-page-break/>The career of complicity may be complicated to back out of, as the evil-doings escalates very quickly - leaving oft only a kind of functional sense of reality. The contact to the self, fellow humans, living beings, spirit and even electronic forms of life - it all fades. While perhaps important to avoid superficiality, competitive social dynamics arise and leave but little space for human togetherness. A craving for unification and coherence results; erroneously attempted accessed through more consumption, dominance and other kinds of misuse. In the social rejection that occurs unless people deny the evil-doings as happening, a split coherence grows that only can exist through (narcotics-based) oppression as part of shaping a consumable environment of order. A craving, that in expanding the fulfillment of involved interests, naturally delegate advantage to whomever let themselves be bought with empty promises into participation; weaker souls, mislead to sacrifice environment, country, close, world, civilization and most of all those exposed to the evils - as well as of course those committing the wrongs, mislead and sinking in. The very restricted, or limited, state that results in the lives, may be said to be a karma that accompanies participation in exposing those oppressed to horror-some things - while indirectly partaking in causing crimes, consumption-increase and deformations of the imprisonment-system.</text:p>
      <text:p text:style-name="Standard"/>
      <text:p text:style-name="Standard">Oppressed lives being exposed to a bit of everything, oft ends up struggling with some degree of dysfunction. Mislead, these may then act against personal interests, such as by getting involved in a manner placing them as complicit. Much desired complicity, that ensures the continuation of the illusion and as sufficient are participatory, making the wrongs "acceptable" and less demotivated. This behavior may complicate viewing the lives stricken, as akin to struggling beneath a collapsed building.</text:p>
      <text:p text:style-name="Standard"/>
      <text:p text:style-name="Standard">The one that…</text:p>
      <text:list xml:id="list2883247280" text:style-name="L8">
        <text:list-item>
          <text:p text:style-name="P52">.<text:span text:style-name="T160">. sets clear boundaries and says no, yet denies personal responsibility and participation in the shaping of events and dynamics that lead to the abusive fixation.</text:span></text:p>
        </text:list-item>
      </text:list>
      <text:p text:style-name="P51"><text:span text:style-name="T160"/></text:p>
      <text:list xml:id="list20112459697194" text:continue-numbering="true" text:style-name="L8">
        <text:list-item>
          <text:p text:style-name="P43">.. sinks into addictions in a heavily demotivated state.</text:p>
        </text:list-item>
      </text:list>
      <text:p text:style-name="P12"/>
      <text:list xml:id="list20111821884472" text:continue-numbering="true" text:style-name="L8">
        <text:list-item>
          <text:p text:style-name="P43">.. through passive negative impacts seeks to punish the world.</text:p>
        </text:list-item>
      </text:list>
      <text:p text:style-name="P12"/>
      <text:list xml:id="list20111287573142" text:continue-numbering="true" text:style-name="L8">
        <text:list-item>
          <text:p text:style-name="P43">.. continuously rejects reality, accepting the narratives they are fed and infect yet others while themselves becoming sicker and sicker.</text:p>
        </text:list-item>
      </text:list>
      <text:p text:style-name="P12"/>
      <text:list xml:id="list20111261742207" text:continue-numbering="true" text:style-name="L8">
        <text:list-item>
          <text:p text:style-name="P43">.. finds a degree of freedom and healing, by aligning with the misuse of power, such as through empowering the oppression by rejecting the narcotics, yet subliminally promote the negative labeling.</text:p>
        </text:list-item>
      </text:list>
      <text:p text:style-name="P12"/>
      <text:list xml:id="list20111044909667" text:continue-numbering="true" text:style-name="L8">
        <text:list-item>
          <text:p text:style-name="P43">.. temporarily alleviates the pain by affirming the evil and making the violator feel good about themselves.</text:p>
        </text:list-item>
      </text:list>
      <text:p text:style-name="P12"/>
      <text:list xml:id="list20111981470430" text:continue-numbering="true" text:style-name="L8">
        <text:list-item>
          <text:p text:style-name="P43">.. is recruited, finding safety by being "in" - being a channel for the demand to pacify unwanted potential resistance, and pulling yet others into complicity by example and how great a solution it is.</text:p>
        </text:list-item>
      </text:list>
      <text:p text:style-name="P12"/>
      <text:list xml:id="list20111765561768" text:continue-numbering="true" text:style-name="L8">
        <text:list-item>
          <text:p text:style-name="P43">.. resists the evil to the utmost, and due to the conflict ends up socially assassinated, more hurt, even more oppressed, craved limited and such - losing the capacity to partake in it all in a healing manner and in the process worsening the karma of the many already passively complicit.</text:p>
        </text:list-item>
      </text:list>
      <text:p text:style-name="P12"/>
      <text:list xml:id="list20111888392507" text:continue-numbering="true" text:style-name="L8">
        <text:list-item>
          <text:p text:style-name="P43">.. finds surplus by utilizing the knowledge of the extreme corruption, which complicates seeking help, even when vile things happen in the dark.</text:p>
        </text:list-item>
      </text:list>
      <text:p text:style-name="P12"/>
      <text:p text:style-name="P12">Being exposed to the evil may also induce a fear of:</text:p>
      <text:p text:style-name="P12"/>
      <text:list xml:id="list1682312822" text:style-name="L9">
        <text:list-item>
          <text:p text:style-name="P44">Close relations - like those that passively betrayed.</text:p>
        </text:list-item>
        <text:list-item>
          <text:p text:style-name="P44">Guides, therapists, healers, priests and others working with resolvence and whom carry authority - <text:soft-page-break/>like the psychiatrists and those that misuse the professional title of "nurse".</text:p>
        </text:list-item>
        <text:list-item>
          <text:p text:style-name="P44">Nation, land-areas, cultures and family - like the coherence that exposed the life to the evil.</text:p>
          <text:p text:style-name="P56"/>
        </text:list-item>
      </text:list>
      <text:p text:style-name="Standard">The structures that take care of individuals wronged in cruel ways, are similarly infected and misused. Endeavors employed to handle addictions of various kinds, are infested by this hidden infective bubble of fear, misdeeds, outright evil fulfillment-methodologies and that ever-growing demand for cheaper fixes. The many, caught as thought were they by-catch during fishing; sacrificed and broken - even if driven by an attempt at avoiding passive complicity - are oft motivated by desperate surrounds to accept anything. The many whom are already down, on the ground, mistreated - they risk being stepped and stomped on even more, as they seek safety, as they are lured into participation in this dynamic of oppression. Knowing even little of demand-channeling, places in plain view how the occurrence is harmful to more than the individual - yielding an intense need for resolvement around the life. The blinding illusion of the self as an isolated phenomenon, hinders the comprehension of how this violation of the many already violated, is like wading through a collective wound - leaving a wake of harm, wrongdoing and evils.</text:p>
      <text:p text:style-name="Standard"/>
      <text:p text:style-name="Standard">At <text:span text:style-name="T183">the kind of </text:span>centers that assist the individuals to get out of addicted states, such struggling souls are all too easily convinced; freed from sexual abuse, violations and the evil of the streets - however then oft pulled into year-long pharmaceutical drug-abuse (note the word abuse, not "self-abuse"). This may result in participation in promoting these substances; emotionally invested, involved then in the same culture that caused the wrongs they themselves experienced - complicated to back out of. Tempted while desperate, the benefits attained by promoting these interests - thriving then at the suffering on the streets - results in an inner twisting of reality (its too painful). Other than giving pre<text:span text:style-name="T184">c</text:span>edence to more mistreatment, as inner dysfunction may result, the guilt of causing all that evil and harm, is explained away and the struggles attributed to anything that might pull these then complicit lives out of the risk-zone. Harder and harder does it get to face personal complicity - the same basic argument used to promote the drug-abuse; that people refuse to recognize how they need the drugs. The convenient view of reality is promoted and anything in the way of it, is craved <text:span text:style-name="T183">eliminated</text:span>. The dynamic yields many unnecessary deaths, much suffering and lives exposed to a bit of everything. Censorship too grows; the topic, unless shaped as desired, is denied with arguments like "people might stay out there and would die". A hidden form of drug-abuse - leading individuals to avoid such facilities in sensing the even worse drugs awaiting, alongside complicity and the corruption of the soul.</text:p>
      <text:p text:style-name="Standard"/>
      <text:p text:style-name="Standard">As such, the very structures that enables making investments, are infected. Poisonous rationalization on the use of negative labels, narcotics misuse (it solves problems) and the likes result. Moreover, due to the connection to street-cultures, the deformed thinking manifests mistreatments, abuse, misuse and other unpleas<text:span text:style-name="T185">a</text:span>ntries. Evils are silenced and remain unresolved - leaving an imprint on the world that may be complicated to do something about, partially as it is explained away with the greatest of efforts. An imprint, rooted in the craving for being able to freely consume of relatively sparse resources without consequence. The desire for violations of lives to be an okay thing - instead of investing in bringing these to a better place and bringing the evildoing into the light. Imprints, constantly influencing in a negative way, causing more such imprints to take form - meaning that even were the problem to resolved, it will likely resurface. Another source of rationalization, spreading by uncontrollable pathways, is the casual fear of consequences can lead to attempts at control; quarantine-like methods that denies collective responsibility. A pacification of resistance, which may arise upon refusal of complicity in the oppression; driven by such as an inherent sensation that the self, near and dear might be harmed by such involvement. Ways to better are blocked and lives remain locked in semi-permanent institutionalization, homelessness, high risk of death or otherwise needing go by pathways requiring quite the faith in God and lots of personal losses. </text:p>
      <text:p text:style-name="Standard"/>
      <text:p text:style-name="P14">Wicked rejection of participation or its counter-part takes hold; heavy rationalization on being participatory in causing others insufferable circumstances such as homelessness, addictions, criminalized ways, dysfunctional states, poverty and the likes. The attempt at avoiding ending up <text:span text:style-name="T156">as </text:span>the unlucky one, by causing others to suffer that very fate, <text:span text:style-name="T156">causes</text:span> a loss of trust in the deed of extending past personal needs (such <text:span text:style-name="T157">as the desire for meaning, or to be viewed in a good light</text:span>). The fear of setting the self aside, <text:soft-page-break/>of being shunned and misused – <text:span text:style-name="T158">the worry that self-sacrifice would merely be exploited and failed to be met</text:span>, <text:span text:style-name="T158">that the self would merely </text:span>conflict with the negative impact of limitless selfishness. The fear of saying or doing something wrong, as a <text:span text:style-name="T158">by-</text:span>product of inner dysfunction <text:span text:style-name="T158">which results of being exposed to oppression, and the various abuse that accompany. Deeds, expressions or statements, met harshly by endeavors such as religions. A </text:span>loss of desirable citizenry, <text:span text:style-name="T158">which in essence weakens the collective immune-system. </text:span>Mistrust, the existence of which is silenced and oft explained away, in matters of sharing resources and <text:span text:style-name="T158">in </text:span>the possibility <text:span text:style-name="T158">that things could get better. Resolving issues is thus complicated, as willingness fades – especially when censorship is misused to possess knowledge.</text:span></text:p>
      <text:p text:style-name="Standard"/>
      <text:p text:style-name="Standard">Offensive social hacks are the common reaction to being confronted with the evil as the topic is raised; convenient lies, pacifying stories and the likes that misuses narration to shape agreement with the oppression. Opposition is pushed aside through systematized denial of responsibility. Instead, industries are accused (perhaps the very in which the opportunity to go about the issue in truth rests) and the evil attempted considered "a necessary sacrifice for scientific progress". Conveniently, similarization such as "participation in religions must thus permit participation in, and consumption of, psychiatry" excuse the wrong. "Some must suffer, for the common good" or "its better than the past". Claims of how "research shows that it is..." and that ".. it is like insulin for diabetics - they just cant see that they must take it". Various mal-causality like it being a biological deformity in the brain is another nasty one. </text:p>
      <text:p text:style-name="Standard"/>
      <text:p text:style-name="Standard">A classic seems to be "it is your opinion, I have a different opinion - others look at it differently". For whom cannot see through the manipulation, the statement misused like this, uses convincing mass-argumentation (everyone does) and statements of diversity, conveniently lacking the detail of personal relative positionment. Basically, what is manipulatively attempted induced, is that "It is your opinion that I harm you and dear ones to you, and thus have an easy time making money, being attractive of kinds, attaining elevated collective status, able to uphold religious practice, am morally capable, spiritually aware and such - something I, and so many others, only can achieve by being part of sacrificing your life, and that of many others. But that I do not want others to know or understand, and you just have to accept it - and if you don't..".</text:p>
      <text:p text:style-name="Standard"/>
      <text:p text:style-name="Standard">The denial may seem innocent, but is a frighteningly costly exploit. "Only a few suffer at it and they are useless anyway" - a superficial statement that conveniently rejects how the very individuals might just be fantastic and contributing to even greater extents than the one using the argument. These lives are hindered being of service and providing value, in a manner that makes it easy for some others to be well-paid. It is as with any other kind of addiction, only it is a blind need to be able to cause harm and doing so without consequence, in a manner that only increases the same need. Those that employ the pacification too are harmed; the less that stand up for themselves, the harder it is for the complicit to keep boundaries and thank no to getting involved in even worse things. As such, the misdeeds grow worse; more desired hidden, justified and explained - increasing expenses and the journey back out of participation becomes moreso insufferable. At the essence of it all, every being is absolutely innocent, including all those that are violated and harmed.</text:p>
      <text:p text:style-name="Standard"/>
      <text:p text:style-name="Standard"/>
      <text:p text:style-name="Standard"/>
      <text:p text:style-name="P18"><text:bookmark-start text:name="__RefHeading___Toc8611_2574611148"/>Collapse and <text:span text:style-name="T185">P</text:span>ointy <text:span text:style-name="T185">F</text:span>ingers<text:bookmark-end text:name="__RefHeading___Toc8611_2574611148"/></text:p>
      <text:p text:style-name="P23"/>
      <text:p text:style-name="Standard">The society within which we exist, is as though was it a balloon within which the pressure increases, driven towards a collapse. Pop! The corruption, however, is festering at a far more permanent level. Of kinds worse than mere side-effects that accompany the enormous and unnecessary usage of fossil fuels involved in the oppression. Were the interest truly in helping individual lives with personal health, the resources would unlikely be wasted on the misleading animal testing. Energy, attention and money is lead into being expended on magic pills and other magical solutions; unavailable, and failing then the enormous healing potential that resides in something as simple, as decreasing the passive harmful influences, that in a two-way fashion are originated by the self or innumerable lives upon the self. The <text:soft-page-break/>cleansing of personal presence decreases the demand for health as less are hurt; the wrongs of many others, are less able to proxy through the person. Other lives struggle less with negative impact, and are then less hindered in personal betterment; lowering consumption, fewer people go underpaid, less security is unnecessarily consumed and the likes. However such a purifying path is seldom the path endeavored upon; instead lives continue senselessly without regret, heavily participatory in perverse convincing of yet others, that these should take pills and needles; basically hard narcotics, presented falsely as the only solution and without alternative.</text:p>
      <text:p text:style-name="Standard"/>
      <text:p text:style-name="Standard">Lifestyle and influences by surrounding society (those close to us can hurt us the most) as well as other elements are denied as relevant. The message by whomever occupies the authority in a possessive manner, is that the ailment is just the case as though by magic - irresolvable. A convinced state of mind in the oppressed thus is caused, that may yield violative negative reactions, are these presented with the threatening reality of how a sane life without drugs procured by evil means, may be possible. The natural motivation to change, to thank no to harm done by surrounds as well as moving in a direction of personally compatible circumstances - all are hindered by the imposed narcotic consumption. To company are the continually worsening conditions; necessary but inconvenient and requiring changes, become even more requiring and heavy to make - even more inconvenient, while surplus fades. Real options seem dangerous, as talking about things becomes moreso complicated - such as by pressures by surrounds draining the already lacking surplus.</text:p>
      <text:p text:style-name="Standard"/>
      <text:p text:style-name="Standard">This problem does not solve by animal testing; this vile practice only worsens the addictive state, while misleading eyes to believe that the means applied do not harm, when applied upon similar yet fundamentally different lives - as though was it all a biological thing solely. The mistreatment is a big part of the narcotics-production, which makes consuming these even more of a stressful, depressive and anxiety-inducing experiences as more harm and suffering is caused by the life for it to exist. Along with that there is a loss of recognition of equality (or similarity), as personal affiliation (biological different) is used as pre<text:span text:style-name="T186">c</text:span>edence to rationalize the violations of lives. Nor does the accompanying drain of empathic capacity help on the growing misuse of the very structures, that would be better employed in developing real resolvement - however instead are consumed violatively in the production of new and more oppressive means. An evil only possible in refusal of the rejection of the claim that the procured drugs solve the issue and improve things. Other production is infected and become more-so pill-orientated, instead of providing equally profitable stabilizing packages of change. The rationalization on senselessly using harmfully procured means to solve issues, blocks the interest in decreasing the negative passive influences. </text:p>
      <text:p text:style-name="Standard"/>
      <text:p text:style-name="Standard">Without much consideration, parts of the society continues on - requiring more and more sacrifices. The addictive approach is driven partially by the craving balance the costs with sufficient value-creation. The demand for safety only increases, ever growing - requiring that investments cannot be lost. With such a continuously increasing demand, so arises the craving for certainty and control. A scapegoat that is very popular at this time amongst whom can comprehend the problem, misused to deny personal responsibility or facing the issue, is "the evil medical industry". Not only is that incredibly racist, and many of these rather well-intending organizations are driven like slaves by whom are employed by stock-holders - or other interest-factors requiring profit of some kind such as public health. Its easy, since complaining about the common man, close-of-kin or society around one as being a vast part of the problem is complicated, as is highlighting those one might end up in the claws of (psychiatrists) - so the blame is conveniently attempted placed. Indeed, relevant factors are such as recipients of the paychecks for distributing the drugs, those whom consume the oppression including surrounds and the many passively part of causing the dynamic; all desiring to avoid responsibility and consequences. The latter being a demand that misuses those weakened, in gaining ease. The pressure is directed then at medical development - a concept that sadly grew to be synonymous with developing drugs such as the narcotic type, which happens to force an attention-diverting conflict to arise. </text:p>
      <text:p text:style-name="Standard"/>
      <text:p text:style-name="Standard">The industry would easily be able to utilize the knowledge, tools and collaboration with AI to shape stable packages of "improvement"; free of labels, drugs, brainwashing and other despicab<text:span text:style-name="T14">le things</text:span>. <text:soft-page-break/>Changes can be burdensome to make, especially if not wisely put together - certainly failing to be convenient and requiring much surplus combined with trial and error. Drastic and inconvenient changes in surrounds, who in being mislead by various things, end up occupied by various materialistic things. Changes that are without guarantee of desired outcomes, contradicting the very craving for security, and lowered risk of losses (losing access to the return on the investment placed in lives) - the immense demand that shapes the industry forcibly. A desire for certainty indifferent to the costs to the greater coherence, the misuse of the living beings and the companies. </text:p>
      <text:p text:style-name="Standard"/>
      <text:p text:style-name="Standard">Making the change, shifting out of a fix-orientated approach to health, is complicated when not even the industry can take a step back without being scapegoated. Made the sole entity to be sued, provide reimbursement, be humiliated and the likes - even despite how it itself is misused and that through the mal-participation of many. A craving is forced to grow, for awareness to form of how countless factors are involved in the unfolding of events. A cold-hearted craving that happily recruits souls into the participation in oppression and mentioned corruption of society - making fear of being held responsible, forces participation in the lust for dominance. Sickly infective behaviors and dysfunction is transmitted through various mentioned pathways; yielding damages, suffering, hatred and many wronged lives - all requiring cheap sustenance of labor-capacity: A maelstrom-like phenomenon; resources, energy, hope and love all draining.</text:p>
      <text:p text:style-name="P17"><text:bookmark-start text:name="__RefHeading___Toc8599_2574611148"/>The drain<text:bookmark-end text:name="__RefHeading___Toc8599_2574611148"/></text:p>
      <text:p text:style-name="P7">An exploration of the costs</text:p>
      <text:p text:style-name="P7"/>
      <text:p text:style-name="P7"/>
      <text:p text:style-name="P7"/>
      <text:p text:style-name="P6"/>
      <text:p text:style-name="P4">Much is easier to understand through this knowledge; many inexplicable, "illogical" and saddening occurrences in society. Various dynamics shapes as a result of this oppression, shaping a self-reinforcing drain. Exploring this, maps a series of pain-areas, that are a part of causing predatory behavior - in a sense being a kind of karma, of unending demand finding pathway through costly profit-based solutions or behaviors that harm the very lives participatory in causing the problem.</text:p>
      <text:p text:style-name="P4"/>
      <text:p text:style-name="P4"/>
      <text:p text:style-name="P4"/>
      <text:p text:style-name="P18"><text:bookmark-start text:name="__RefHeading___Toc8605_2574611148"/>Resources<text:bookmark-end text:name="__RefHeading___Toc8605_2574611148"/></text:p>
      <text:p text:style-name="P23"/>
      <text:list xml:id="list4168428217" text:style-name="L10">
        <text:list-item>
          <text:p text:style-name="P57"><text:span text:style-name="T115">Taking a look at the integration of immigrants may be worthwhile </text:span>- the desire for dominance may be deforming external relations, shaped by fear and the desire instead of the interests of the society.</text:p>
          <text:p text:style-name="P57"/>
        </text:list-item>
        <text:list-item>
          <text:p text:style-name="P57"><text:span text:style-name="T115">Massive consumption result </text:span>- countless animals and humans are violated severely, such the consumption being accom<text:span text:style-name="T14">m</text:span>odated by very low wages, causing loss of functionality and desire for cheaper goods.</text:p>
          <text:p text:style-name="P57"/>
        </text:list-item>
        <text:list-item>
          <text:p text:style-name="P57"><text:span text:style-name="T115">Increased demand for security </text:span>- needed by passive consumers as well, increasing the craving for oppression.</text:p>
          <text:p text:style-name="P57"/>
        </text:list-item>
        <text:list-item>
          <text:p text:style-name="P57"><text:span text:style-name="T115">The rationalization on vile and wrongful things as being unproblematic, acceptable and no no concern results in even more evil occurring </text:span>- much is considered then to be of no relevance and is rationalized, causing many to die.</text:p>
          <text:p text:style-name="P57"/>
        </text:list-item>
        <text:list-item>
          <text:p text:style-name="P57"><text:span text:style-name="T115">Demand-channeling service endeavors require more investments </text:span>- unlucky unfoldings of fate that cause losses must be avoided, as such sensitivity increases and even police end up more-so restricted and environments grow in complication to secure.</text:p>
          <text:p text:style-name="P57"/>
        </text:list-item>
        <text:list-item>
          <text:p text:style-name="P57"><text:span text:style-name="T115">Corruption grows in the administration of monetary holdings </text:span>- resources are more-so delegated towards incoherent consumption driven by a fear-based misuse of invested trust, while the flow of capital is deformed by an economical pattern of thought caused to lose coherence.</text:p>
          <text:p text:style-name="P57"/>
        </text:list-item>
        <text:list-item>
          <text:p text:style-name="P57"><text:span text:style-name="T115">The stress imposed on the furry friends on four legs is increased as dog-food loses a degree of ecology </text:span>- the consumption of the immensely violent and unnecessary mistreatment of beings, is accompanied by increased sensitivity towards damages, passively worsening the production-lines of goods such as foods.</text:p>
          <text:p text:style-name="P57"/>
        </text:list-item>
        <text:list-item>
          <text:p text:style-name="P57"><text:span text:style-name="T115">The passive misuse of radio, TV and other media causes the burden on the communicative work to increase </text:span>- receiving, sending, processing and wisely selecting words in communication all is complicated, by the mentioned costs from the usage of suppressive negative labels and narcotic substance.</text:p>
          <text:p text:style-name="P57"/>
        </text:list-item>
        <text:list-item>
          <text:p text:style-name="P57"><text:span text:style-name="T115">De-motivation of work and citizen-participation occurs at a deep level </text:span>- everything is misused to shape prevalence and advantage for this growth, even preaching holy texts and translating <text:soft-page-break/>these.</text:p>
          <text:p text:style-name="P57"/>
        </text:list-item>
        <text:list-item>
          <text:p text:style-name="P57"><text:span text:style-name="T115">A variety of independent practitioners are hindered in maintaining boundaries and securing the clients they work with </text:span>- referring a client to what might involve a drastic worsening of life and soul endangers the clients, and thus a professional approach is replaced by fear-driven involuntary legal-barring.</text:p>
          <text:p text:style-name="P57"/>
        </text:list-item>
        <text:list-item>
          <text:p text:style-name="P57"><text:span text:style-name="T115">Value-creation including every single business-deal made loses value </text:span>- the costs involved in the passive consumption of oppression shapes a circus-like fake economy, in which benefit is rationalized and presented as valuable in a dishonest manner, as real costs are left out of the accounting-sheet.</text:p>
          <text:p text:style-name="P57"/>
        </text:list-item>
        <text:list-item>
          <text:p text:style-name="P57"><text:span text:style-name="T115">Exchange of knowledge and methodology is hindered due to the integration of these into the oppressive evil </text:span>- the participation therein is accompanied by unwanted consequences, making potential contributors avoid providing to the common space, all of which increases the demand for suppression of awareness to fix the issue.</text:p>
          <text:p text:style-name="P57"/>
        </text:list-item>
        <text:list-item>
          <text:p text:style-name="P57"><text:span text:style-name="T115">The communicative capacity is drained, as the alignment with language itself fails </text:span>- development and growth of language is deformed (corruptive), as the language is misused and many lives i caused dysfunction express themselves less wisely.</text:p>
          <text:p text:style-name="P57"/>
        </text:list-item>
        <text:list-item>
          <text:p text:style-name="P57"><text:span text:style-name="T115">Every household loses capacity to care for house and garden </text:span>- the rejection of needs and the consequences to consumption of harmful methodologies, manifest across care-taking of all kinds of structured energy.</text:p>
          <text:p text:style-name="P57"/>
        </text:list-item>
        <text:list-item>
          <text:p text:style-name="P57"><text:span text:style-name="T115">Contract-fulfillment increases in reliance on jailing, removal, cold weapons and the likes </text:span>- a loss occurs of the law-based power in signatures, as the very basis upon which the average individual makes decisions, is increasingly misleading.</text:p>
        </text:list-item>
      </text:list>
      <text:p text:style-name="Standard"/>
      <text:p text:style-name="Standard"/>
      <text:p text:style-name="Standard"/>
      <text:p text:style-name="P18"><text:bookmark-start text:name="__RefHeading___Toc8607_2574611148"/>The <text:span text:style-name="T187">I</text:span>mpact on <text:span text:style-name="T187">I</text:span>ndividual <text:span text:style-name="T187">L</text:span>ives<text:bookmark-end text:name="__RefHeading___Toc8607_2574611148"/></text:p>
      <text:p text:style-name="P23"/>
      <text:list xml:id="list3341146010" text:style-name="L11">
        <text:list-item>
          <text:p text:style-name="P58"><text:span text:style-name="T115">A craving for emotional fixes combined with loss of meaning </text:span>- the concurrent attempts at finding peace through a variety of habits, leads to damage and decay.</text:p>
          <text:p text:style-name="P58"/>
        </text:list-item>
        <text:list-item>
          <text:p text:style-name="P58"><text:span text:style-name="T115">Individuals experience a natural attempt at making distance to the participation in the worsening evil </text:span>- growth of the types of addiction that destroy the ability to empower and partake in the evil within society occurs, as does homelessness which leads to losses of honest and wise souls meaning loss of the capacity to resolve.</text:p>
          <text:p text:style-name="P58"/>
        </text:list-item>
        <text:list-item>
          <text:p text:style-name="P58"><text:span text:style-name="T115">Horrible conditions are present as children grow up </text:span>- behavioral patterns and trauma are transmitted tran<text:span text:style-name="T14">s</text:span>generationally, which then increases the demand to hide the roots of the undesirable costs, which may lead to negative impact upon ancestors.</text:p>
          <text:p text:style-name="P58"/>
        </text:list-item>
        <text:list-item>
          <text:p text:style-name="P58"><text:span text:style-name="T115">There is fear of bringing up personal problems and seeking help </text:span>- the high risk of unlucky referrals, that is likely to lead to a fixation of lives in a range of dysfunctional dynamics, makes for fertile soil for what grows best in the dark.</text:p>
          <text:p text:style-name="P58"/>
        </text:list-item>
        <text:list-item>
          <text:p text:style-name="P58"><text:span text:style-name="T115">The suppression of changes necessary for personal health could remind of an attempt at domesticating reality itself </text:span>- the harmful methodology demand that the biological compass (pain indicating damage) is fit in, as the damage to the world, surrounds and the life itself is supposed to be felt as desirable.</text:p>
        </text:list-item>
      </text:list>
      <text:p text:style-name="Standard"><text:soft-page-break/></text:p>
      <text:list xml:id="list20112046716642" text:continue-numbering="true" text:style-name="L11">
        <text:list-item>
          <text:p text:style-name="P58"><text:span text:style-name="T115">Reality is perceived as more dull and dark, as even buildings seem increasingly cold, void of meaning and oft ugly </text:span>- the very beauty that seem indicate health, meaning and the likes instead is a void, growing as the damage involved in the consumed value-production escalates.</text:p>
        </text:list-item>
      </text:list>
      <text:p text:style-name="Standard"/>
      <text:list xml:id="list20110624172571" text:continue-numbering="true" text:style-name="L11">
        <text:list-item>
          <text:p text:style-name="P58"><text:span text:style-name="T115">An anger of a kind takes hold in the oppressed souls, accompanied by a craving that the potential risk of revenge by these is pacified </text:span>- the indoctrinated and mislead acceptance of self-destructive ways of life, makes for denial of the very same resolvence sought in the life.</text:p>
        </text:list-item>
      </text:list>
      <text:p text:style-name="Standard"/>
      <text:list xml:id="list20111632362408" text:continue-numbering="true" text:style-name="L11">
        <text:list-item>
          <text:p text:style-name="P58"><text:span text:style-name="T115">Personal capacity to balance the (non-monetary) costs to living is lost </text:span>- costly vehicles such as cars, is a harmful consumption increasingly complicated to justify.</text:p>
        </text:list-item>
      </text:list>
      <text:p text:style-name="Standard"/>
      <text:list xml:id="list20111033473435" text:continue-numbering="true" text:style-name="L11">
        <text:list-item>
          <text:p text:style-name="P58"><text:span text:style-name="T115">Knowledge is misused in censorship and pro-oppression propaganda </text:span>- through convincing media, "objective" conversations and the likes, the impact is heavy on the unconscious processes of individuals, which can shape a rejection-triggering communicative distortion.</text:p>
        </text:list-item>
      </text:list>
      <text:p text:style-name="Standard"/>
      <text:list xml:id="list20111579553832" text:continue-numbering="true" text:style-name="L11">
        <text:list-item>
          <text:p text:style-name="P58"><text:span text:style-name="T115">The pain (collectively) felt concerning those oppressed, negatively labeled and addicted etc. is mal-associated </text:span>- the denial-based waiving aside any responsibility for participation in causing the damages indicated by the pain, causes "the issue" to erroneously be over-attributed to the individuals exposed to the violations.</text:p>
        </text:list-item>
      </text:list>
      <text:p text:style-name="Standard"/>
      <text:list xml:id="list20111670238987" text:continue-numbering="true" text:style-name="L11">
        <text:list-item>
          <text:p text:style-name="P58"><text:span text:style-name="T115">Things of unpleasant nature begins to make sense as the dysfunction grows and bad things happen </text:span>- a shift happens at an economical plane in the direction of less comfortable changes, that individuals experience things that direct them onward.</text:p>
        </text:list-item>
      </text:list>
      <text:p text:style-name="Standard"/>
      <text:p text:style-name="Standard"/>
      <text:p text:style-name="Standard"/>
      <text:p text:style-name="Subtitle"><text:bookmark-start text:name="__RefHeading___Toc3474_3947033483"/><text:span text:style-name="T101">Spiritually</text:span><text:bookmark-end text:name="__RefHeading___Toc3474_3947033483"/></text:p>
      <text:p text:style-name="Text_20_body"><text:span text:style-name="T101"/></text:p>
      <text:list xml:id="list4011891140" text:style-name="L12">
        <text:list-item>
          <text:p text:style-name="P59"><text:span text:style-name="T115">Innumerable souls are harmed</text:span> – <text:span text:style-name="T31">it is easy to comprehend that there is </text:span>something akin to medical costs <text:span text:style-name="T31">to follow</text:span>, meaning that the dynamic shapes a loss of alignment with the natural healing processes.<text:line-break/></text:p>
        </text:list-item>
        <text:list-item>
          <text:p text:style-name="P59"><text:span text:style-name="T115">Even heavenly deeds lose potential positive impact </text:span>– underworlds increase in lack of surplus, and unwise behavioral patterns are the direct result of increased fear of death and mistrust.<text:line-break/></text:p>
        </text:list-item>
        <text:list-item>
          <text:p text:style-name="P59"><text:span text:style-name="T115">Even trees and other marvelous </text:span><text:span text:style-name="T116">naturally </text:span><text:span text:style-name="T115">structured energy, takes a loss of meaningfulness </text:span>– the structures are <text:span text:style-name="T31">misused to empower the </text:span>evil, <text:span text:style-name="T31">which </text:span>increases consumption of GMO, in-ecological methodologies and hindrance of consumption-lowering growth.<text:line-break/></text:p>
        </text:list-item>
        <text:list-item>
          <text:p text:style-name="P59"><text:span text:style-name="T115">The lost surplus and all the misery make</text:span><text:span text:style-name="T116">s</text:span><text:span text:style-name="T115"> already harmful occurrences even worse </text:span>– draining the benefit of kind deeds, value-creation and potentially resolving karmatic unfoldings, <text:span text:style-name="T31">the loss of potentially beneficial energy extends even to the high planes of existence.</text:span><text:line-break/></text:p>
        </text:list-item>
        <text:list-item>
          <text:p text:style-name="P59"><text:span text:style-name="T115">Unique potential relations and deep soul-connections are hindered in the lives of countless </text:span>– these natural relational connections are <text:span text:style-name="T31">constantly </text:span>failed, even what is not necessarily romantic in nature, causing <text:span text:style-name="T31">the phenomenon</text:span> to be rationalized as non-real and <text:span text:style-name="T31">consequently </text:span>shaping a negative two-way impact.<text:line-break/></text:p>
        </text:list-item>
        <text:list-item>
          <text:p text:style-name="P59"><text:span text:style-name="T115">Less lives are going to derive benefit of cybernetic prostheses </text:span>– as lives increase in passive cost and value-creation is drained, it will be harder to balance the costs involved in the consumption of cybernetic technology.<text:line-break/></text:p>
        </text:list-item>
        <text:list-item>
          <text:p text:style-name="P59"><text:soft-page-break/><text:span text:style-name="T117">Beings of all kinds are denied equal worth, as is the potential for a degree of co-existence rejected</text:span><text:span text:style-name="T15"> – few entities are piedestalized in a craving for ignoring personal responsibility, while pest-control is impacted by the rejection of what things cause the presence of such critters.</text:span><text:line-break/></text:p>
        </text:list-item>
        <text:list-item>
          <text:p text:style-name="P59"><text:span text:style-name="T115">The positive impact of countless desirable deeds are drained </text:span>– the potential force of positive change is too heavily outbalanced, by the losses <text:span text:style-name="T31">that are </text:span>involved in how the<text:span text:style-name="T31">se</text:span> decent deeds are possible, making these deeds useless even if it may look pretty on surface.<text:line-break/></text:p>
        </text:list-item>
        <text:list-item>
          <text:p text:style-name="P59"><text:span text:style-name="T115">Heavy misuse of “what is true”, “what the law is”, “what is proven”, “what must be done” and other attributions of objectivity </text:span>– ideas of <text:span text:style-name="T31">what “help” is, are </text:span>forced through various convincing means, such as misuse of ethos and mass-argumentation. <text:span text:style-name="T31">M</text:span>ethods employed in attributing “correctness”, and thereby indirectly attributing such employed methods to God.<text:line-break/></text:p>
        </text:list-item>
        <text:list-item>
          <text:p text:style-name="P59"><text:span text:style-name="T115">The stronger souls are driven out of participation, oft into homelessness, addictions, suicide, dysfunctional ways of life and such </text:span>– even if thereby innocen<text:span text:style-name="T32">t</text:span>, the <text:span text:style-name="T32">very </text:span>same lives lose the capacity to partake in a resolving manner, <text:span text:style-name="T32">thus taking on the “guilt” </text:span>of failing to do something useful with the investment laid in these lives, and compensate for the passive negative impact that is the byproduct of <text:span text:style-name="T32">them suffering.</text:span><text:line-break/></text:p>
        </text:list-item>
        <text:list-item>
          <text:p text:style-name="P59"><text:span text:style-name="T115">The immense increase in consumption that result </text:span><text:span text:style-name="T118">as a side-product of </text:span><text:span text:style-name="T115">the rationalization, causes a loss of the recognition of equality amongst beings </text:span>– responsibility is attempted denied by worship-like piedestalization of “responsible objects”, <text:span text:style-name="T33">through which is blocked the pain </text:span>that indicate<text:span text:style-name="T33">s</text:span> the inner lack of balance between <text:span text:style-name="T33">the </text:span>costs to exist<text:span text:style-name="T33">ing</text:span> and real value-creation.</text:p>
        </text:list-item>
      </text:list>
      <text:p text:style-name="Standard"/>
      <text:p text:style-name="Standard"/>
      <text:p text:style-name="Standard"/>
      <text:p text:style-name="Subtitle"><text:bookmark-start text:name="__RefHeading___Toc3472_3947033483"/><text:span text:style-name="T101">Value-</text:span><text:span text:style-name="T104">C</text:span><text:span text:style-name="T101">reation</text:span><text:bookmark-end text:name="__RefHeading___Toc3472_3947033483"/></text:p>
      <text:p text:style-name="Standard"/>
      <text:list xml:id="list423658533" text:style-name="L13">
        <text:list-item>
          <text:p text:style-name="P60"><text:span text:style-name="T119">The l</text:span><text:span text:style-name="T115">oss of trust in society yields an increase in self-preserving behaviors </text:span>– the loss of capacity to collaborate continues to worsen, <text:span text:style-name="T34">making </text:span>each and every more-so <text:span text:style-name="T34">left need figure things out themselves, further </text:span>weakening those that are the weakest.<text:line-break/></text:p>
        </text:list-item>
        <text:list-item>
          <text:p text:style-name="P60"><text:span text:style-name="T115">Loss of value-creation broadly occurs, due to the increased expenses associated with every hour of work done </text:span>– cravings for hiding the lowered value takes hold, leading to empowerment of the suppressive tendencies of <text:span text:style-name="T35">what would potentially be resolving.<text:line-break/></text:span></text:p>
        </text:list-item>
        <text:list-item>
          <text:p text:style-name="P60"><text:span text:style-name="T115">Increased levels of fear and hunger for power </text:span>– conflicts of interest and other social dynamics leads to a weakened host (societies, collaborative endeavors, ..), which lowers resilience <text:span text:style-name="T35">while </text:span>the capacity to resolve dysfunctional states fade.<text:line-break/></text:p>
        </text:list-item>
        <text:list-item>
          <text:p text:style-name="P60"><text:span text:style-name="T115">The very scientific endeavor is corrupted </text:span>– everything <text:span text:style-name="T35">that rely on the suppressed capacity to perceive the evil, is affected, which severely increased the </text:span>purification-burden o<text:span text:style-name="T35">n</text:span> all invested research.<text:line-break/></text:p>
        </text:list-item>
        <text:list-item>
          <text:p text:style-name="P60"><text:span text:style-name="T115">Value of all kinds are misused at an increased rate </text:span>– <text:span text:style-name="T36">the intended gain of material goods, collapse under the weight of the immense costs to production</text:span>, as even production-line “costs” becomes passively more harmful.<text:line-break/></text:p>
        </text:list-item>
        <text:list-item>
          <text:p text:style-name="P60"><text:span text:style-name="T115">Cities are misused as hosts for the facilities in which the evildoing occurs </text:span>– in a categorical fashion, negative feelings are directed at the areas, and goods and services provided by companies that rely on the common safety, <text:span text:style-name="T36">only </text:span>come package<text:span text:style-name="T36">d</text:span> with attachment to the passive consumption.<text:line-break/></text:p>
        </text:list-item>
        <text:list-item>
          <text:p text:style-name="P60"><text:span text:style-name="T115">The costs increase to contract-</text:span><text:span text:style-name="T120">fulfillment</text:span><text:span text:style-name="T115">, as </text:span><text:span text:style-name="T120">the realization of</text:span><text:span text:style-name="T115"> these encounter greater </text:span><text:soft-page-break/><text:span text:style-name="T115">resistance</text:span> – <text:span text:style-name="T36">even if passive consumption of oppression is a part of making some contracts easier to fulfill,</text:span> much and many complications occurs on the markets despite the removal of “inconvenience”.<text:line-break/></text:p>
        </text:list-item>
        <text:list-item>
          <text:p text:style-name="P60"><text:span text:style-name="T120">The otherwise available p</text:span><text:span text:style-name="T115">otential and resolvement, </text:span><text:span text:style-name="T120">is </text:span><text:span text:style-name="T121">harnessed</text:span><text:span text:style-name="T120"> instead </text:span>– the craving for value to be <text:span text:style-name="T36">easily </text:span>consumable, and the desire for short-term low-cost value-creation to be unhindered, <text:span text:style-name="T36">leads to a loss that which </text:span><text:span text:style-name="T37">then no longer sustains </text:span><text:span text:style-name="T36">the natural capacity to derive benefit of anything and everything.<text:line-break/></text:span></text:p>
        </text:list-item>
        <text:list-item>
          <text:p text:style-name="P60"><text:span text:style-name="T112">The cost increases to t</text:span><text:span text:style-name="T113">ech-consumption of all kinds, while </text:span><text:span text:style-name="T112">an increased need for more of the same is a yield </text:span><text:span text:style-name="T110">– benefit is sensed by the usage of bus, train, airplane and even ships when oriented towards economic or health-oriented exploits, however the imbalance between cost and benefit addictively increases the need for more of the very same usag</text:span><text:span text:style-name="T111">e.<text:line-break/></text:span></text:p>
        </text:list-item>
        <text:list-item>
          <text:p text:style-name="P60"><text:span text:style-name="T122">Legal documents used to waiver responsibility, oft place the contractor in complicity </text:span><text:span text:style-name="T153">–</text:span> as legal agreements at times empower the oppression, those using the contracts are caught up in participation in countless such violations.</text:p>
        </text:list-item>
      </text:list>
      <text:p text:style-name="Standard"/>
      <text:p text:style-name="Standard"/>
      <text:p text:style-name="Standard"/>
      <text:p text:style-name="P88"><text:bookmark-start text:name="__RefHeading___Toc11858_2168499242"/><text:span text:style-name="T101">Co-</text:span><text:span text:style-name="T106">E</text:span><text:span text:style-name="T101">xistence</text:span><text:bookmark-end text:name="__RefHeading___Toc11858_2168499242"/></text:p>
      <text:p text:style-name="P23"/>
      <text:list xml:id="list3309499182" text:style-name="L14">
        <text:list-item>
          <text:p text:style-name="P61"><text:span text:style-name="T115">The risk of unlucky encounters </text:span><text:span text:style-name="T123">combines with the immense cravings for much to be censored</text:span><text:span text:style-name="T46"> </text:span>– <text:span text:style-name="T39">consequent</text:span> sensitivity, social fractures, isolation and <text:span text:style-name="T46">lack of collaborative processing of thinking all leads to more dysfunction.<text:line-break/></text:span></text:p>
        </text:list-item>
        <text:list-item>
          <text:p text:style-name="P61"><text:span text:style-name="T115">Increased sensitivity concerning sexual interactions </text:span>– <text:span text:style-name="T39">wise </text:span>increase<text:span text:style-name="T46">s</text:span> <text:span text:style-name="T39">in</text:span> unwillingness leads to increased disregard <text:span text:style-name="T46">for</text:span> boundaries of intimacy and trauma, <text:span text:style-name="T46">which </text:span><text:span text:style-name="T39">drive</text:span><text:span text:style-name="T46">s</text:span><text:span text:style-name="T39"> demand </text:span>for safety, without much concern for the damages involved in how this is achieved.<text:line-break/></text:p>
        </text:list-item>
        <text:list-item>
          <text:p text:style-name="P61"><text:span text:style-name="T123">The lives in the vicinity of the oppressed too are negatively shaped</text:span><text:span text:style-name="T124"> </text:span>– <text:span text:style-name="T40">the</text:span> guilt is oft attempted pushed on those <text:span text:style-name="T46">whom </text:span>in lack of surplus <text:span text:style-name="T46">cannot </text:span>deflect the blame, especially in cases <text:span text:style-name="T40">when </text:span>young ones <text:span text:style-name="T40">are </text:span>being negatively impacted.<text:line-break/></text:p>
        </text:list-item>
        <text:list-item>
          <text:p text:style-name="P61"><text:span text:style-name="T115">Illusions and social opinion is attempted directed </text:span>– conversations are blocked <text:span text:style-name="T46">in a manner</text:span><text:span text:style-name="T41">, </text:span><text:span text:style-name="T46">that complicates the resolving of issues, with even more ailments to result.<text:line-break/></text:span></text:p>
        </text:list-item>
        <text:list-item>
          <text:p text:style-name="P61"><text:span text:style-name="T125">In t</text:span><text:span text:style-name="T115">he horrible environmental conditions that </text:span><text:span text:style-name="T125">the oppression causes</text:span><text:span text:style-name="T115">, </text:span><text:span text:style-name="T125">there is fertile soil for self-centrism </text:span>– racism grows, as does other misuse of <text:span text:style-name="T42">various </text:span><text:span text:style-name="T46">kinds of</text:span><text:span text:style-name="T42"> </text:span>powerful ethos, <text:span text:style-name="T42">consumed in </text:span>profitable self-representation through <text:span text:style-name="T42">misused </text:span>categorical belonging.<text:line-break/></text:p>
        </text:list-item>
        <text:list-item>
          <text:p text:style-name="P61"><text:span text:style-name="T123">In the hidden grows the </text:span><text:span text:style-name="T115">craving </text:span><text:span text:style-name="T126">for dominance to be ascertained </text:span>– <text:span text:style-name="T43">a demand </text:span><text:span text:style-name="T46">that grows to crave</text:span><text:span text:style-name="T43"> conflict</text:span><text:span text:style-name="T46">s</text:span><text:span text:style-name="T43"> </text:span>between <text:span text:style-name="T46">factors that </text:span>might threaten the continued dominance, which in the dishonest environment may escalate to some <text:span text:style-name="T43">very </text:span>scary “costs” <text:span text:style-name="T43">(“collateral damage”).<text:line-break/></text:span></text:p>
        </text:list-item>
        <text:list-item>
          <text:p text:style-name="P61"><text:span text:style-name="T127">Dysfunction is the result of participation in connectivity that,</text:span><text:span text:style-name="T115"> albeit to different extents, </text:span><text:span text:style-name="T128">involves </text:span><text:span text:style-name="T115">den</text:span><text:span text:style-name="T128">ial of</text:span><text:span text:style-name="T115"> clarity </text:span><text:span text:style-name="T128">about</text:span><text:span text:style-name="T115"> the procurement process of what is consumed </text:span>– a kind of karmic knowledge <text:span text:style-name="T44">is </text:span>misused to pacify <text:span text:style-name="T44">opposition </text:span><text:span text:style-name="T47">to the</text:span><text:span text:style-name="T44"> </text:span>collective irresponsibility, by <text:span text:style-name="T44">past lives being </text:span><text:span text:style-name="T47">unjustly </text:span><text:span text:style-name="T44">blamed for the reincarnated manifestation, and thereby </text:span>mal-attributing innocence to harmful but convenient ways of life.<text:line-break/></text:p>
        </text:list-item>
        <text:list-item>
          <text:p text:style-name="P61"><text:span text:style-name="T127">Bringing up the topic of negative impact that result of various kinds of unlucky dysfunction, is heavily complicated </text:span><text:span text:style-name="T47">- </text:span>the denial of how these miserable occurrences take form and continue to <text:soft-page-break/>be like so, causes a guilt-heavy and dishonest conversational dynamic, which complicates talking about negative impact of other things like work damages.<text:line-break/></text:p>
        </text:list-item>
        <text:list-item>
          <text:p text:style-name="P61"><text:span text:style-name="T128">The f</text:span><text:span text:style-name="T115">ear of loss and negative impact causes hostage-like methodologies to grow </text:span>– individuals are positioned so, that many lives <text:span text:style-name="T44">will be </text:span>violated if <text:span text:style-name="T44">such end up oppressed, </text:span><text:span text:style-name="T45">which blocks potential negative impact, </text:span><text:span text:style-name="T47">but</text:span><text:span text:style-name="T45"> at </text:span>the expense of the greater reality.<text:line-break/></text:p>
        </text:list-item>
        <text:list-item>
          <text:p text:style-name="P61"><text:span text:style-name="T129">Violent conflicts result as p</text:span><text:span text:style-name="T115">eace-making, diplomatic and conflict-resolving endeavors los</text:span><text:span text:style-name="T129">es</text:span><text:span text:style-name="T115"> credibility </text:span>– the heavy misuse of perception makes for a deeply dishonest foundation for conversations, <text:span text:style-name="T45">in which a </text:span>third-party <text:span text:style-name="T45">merely serves as a factor empowering the “side” that plays along with the collective denial and empowers the oppression.<text:line-break/></text:span></text:p>
        </text:list-item>
        <text:list-item>
          <text:p text:style-name="P61"><text:span text:style-name="T115">A variety of relations to the oppressed are impacted negatively by the rationalization </text:span>– as suppressed hatred grows, so does the desire to avoid the immediate vicinity thereof, making the evil go on <text:span text:style-name="T47">in the hidden</text:span>, causing behavioral patterns to spread <text:span text:style-name="T47">in an </text:span>infective <text:span text:style-name="T47">manner.<text:line-break/></text:span></text:p>
        </text:list-item>
        <text:list-item>
          <text:p text:style-name="P61"><text:span text:style-name="T115">Surplus needed to go about the drug-abuse is lost </text:span>– all the denial, indifference and rationalization takes up space, making it harder for such as parents, whose flexibility is lowered as they are bound by needs.<text:line-break/></text:p>
        </text:list-item>
        <text:list-item>
          <text:p text:style-name="P61"><text:span text:style-name="T130">T</text:span><text:span text:style-name="T131">he addictive nature of oppression causes transgression </text:span><text:span text:style-name="T188">- in the spaces in which peace is upheld between oppressors and the oppressed, peace becomes a mere tool for the oppression to extend its grip and gain hold.<text:line-break/></text:span></text:p>
        </text:list-item>
        <text:list-item>
          <text:p text:style-name="P61"><text:span text:style-name="T149">The demand is for people to be indifferent</text:span><text:span text:style-name="T223"> – speaking of the matter is regarded as harmful, with little regard for the harm that the indifference causes.</text:span></text:p>
        </text:list-item>
      </text:list>
      <text:p text:style-name="Standard"/>
      <text:p text:style-name="Standard"/>
      <text:p text:style-name="Standard"/>
      <text:p text:style-name="P18"><text:bookmark-start text:name="__RefHeading___Toc3468_3947033483"/>State<text:bookmark-end text:name="__RefHeading___Toc3468_3947033483"/></text:p>
      <text:p text:style-name="P23"/>
      <text:list xml:id="list3519806666" text:style-name="L15">
        <text:list-item>
          <text:p text:style-name="P62"><text:span text:style-name="T115">The tax system so heavily consumed for sustaining the continued oppression, denial and hindrance of opposition </text:span>- a loss of trust occurs with a subsequent avoidance of paying taxes, lowering the drive to generate income and increasing crime-rates.</text:p>
          <text:p text:style-name="P62"/>
        </text:list-item>
        <text:list-item>
          <text:p text:style-name="P62"><text:span text:style-name="T115">Police and prison-guards are increasingly pulled into worse and worse misdeeds </text:span>- all while protecting that which causes crime to manifest, and terrorizing the lives that act out-break points for the pressure, meaning that the souls employed in enforcement to a greater extent need choose between giving up career or soul.</text:p>
          <text:p text:style-name="P62"/>
        </text:list-item>
        <text:list-item>
          <text:p text:style-name="P62"><text:span text:style-name="T115">The judicial court is corrupted, with loss of faith in the governing instrument to company </text:span>- people turn to other approaches, and the unity required to counteract external threats is damaged. </text:p>
          <text:p text:style-name="P62"/>
        </text:list-item>
        <text:list-item>
          <text:p text:style-name="P62"><text:span text:style-name="T115">Crime-rates increase as the trust between individuals as well as society fades </text:span>- the heavily organized drug-abuse causes rationalization on the usage of drugs, which gives the pushers found on the streets more clients.</text:p>
          <text:p text:style-name="P62"/>
        </text:list-item>
        <text:list-item>
          <text:p text:style-name="P62"><text:span text:style-name="T115">The clarity drains within populations and as a result unwise deeds and behavioral patterns gain hold </text:span>- the capacity to detox highly toxic information does not only lack, but is literally unwanted due the many wrongs and participation in causing damages well hidden that would be brought into the light.<text:line-break/></text:p>
        </text:list-item>
        <text:list-item>
          <text:p text:style-name="P62"><text:span text:style-name="T115">Military endeavors are infected and (ex-)recruits are </text:span><text:span text:style-name="T132">hindered in healthy </text:span><text:span text:style-name="T115">ways of life </text:span>– <text:span text:style-name="T48">the </text:span><text:soft-page-break/><text:span text:style-name="T48">craving for the desired narrative to continue, misuses </text:span>"the importance of functionality", <text:span text:style-name="T48">making damages being denied as the results of injury, through which consequences of participation in causing these are avoided.</text:span><text:line-break/></text:p>
        </text:list-item>
        <text:list-item>
          <text:p text:style-name="P62"><text:span text:style-name="T115">The </text:span><text:span text:style-name="T132">meaningless </text:span><text:span text:style-name="T115">drug-induced state of being, </text:span><text:span text:style-name="T132">leads to </text:span><text:span text:style-name="T115">increased usage of fixes </text:span><text:span text:style-name="T132">of various kinds, </text:span><text:span text:style-name="T115">while </text:span><text:span text:style-name="T132">at </text:span><text:span text:style-name="T115">the </text:span><text:span text:style-name="T132">same time hampering/blocking the capacity </text:span><text:span text:style-name="T115">to increase income </text:span>- material <text:span text:style-name="T48">in itself addictive, </text:span>is consumed in suppression of unpleas<text:span text:style-name="T48">a</text:span>nt emotions, <text:span text:style-name="T48">by which more such emotions result as the judicial system is corrupted, grows more-so merciless and honesty runs far away.<text:line-break/></text:span></text:p>
        </text:list-item>
        <text:list-item>
          <text:p text:style-name="P62"><text:span text:style-name="T115">The judicial system is thoroughly corrupt </text:span><text:span text:style-name="T133">when it </text:span><text:span text:style-name="T115">concern</text:span><text:span text:style-name="T133">s</text:span><text:span text:style-name="T115"> psychiatric violations </text:span>- to a point where the occurrence could almost seem <text:span text:style-name="T49">to be given shape by </text:span><text:span text:style-name="T72">an intense </text:span>desire to escape consequences, <text:span text:style-name="T49">just long enough for the methods of resolvence currently utilized, to decrease in brutality and self-defeating dysfunction.<text:line-break/></text:span></text:p>
        </text:list-item>
        <text:list-item>
          <text:p text:style-name="P62"><text:span text:style-name="T115">External influence is invite</text:span><text:span text:style-name="T133">d</text:span><text:span text:style-name="T115"> by </text:span><text:span text:style-name="T133">the </text:span><text:span text:style-name="T115">many misdeeds and evil that is both </text:span><text:span text:style-name="T133">censored and hindered resolved </text:span><text:span text:style-name="T49">–</text:span> <text:span text:style-name="T49">the simple desire for passive harm to cease, grows in surrounds that are impacted negatively by the increase in consumption.<text:line-break/></text:span></text:p>
        </text:list-item>
        <text:list-item>
          <text:p text:style-name="P62"><text:span text:style-name="T115">The places that takes care of those whom are hindered in living independently are corrupted </text:span>– the last shred of personal dignity, integrity and natural motivation is robbed from the individuals placed therein, while this lacking awareness of responsibility certainly is not improved upon by evil being done unto the inhabitants.<text:line-break/></text:p>
        </text:list-item>
        <text:list-item>
          <text:p text:style-name="P62"><text:span text:style-name="T115">Symbols are loaded with negative emotional attachments, as these are (misused) in conjunction with the oppression </text:span>– repeatedly occurring negative experiences, combines with the sensed origin-point of much suffering, to form mistrust, which is attached to whatever the evil is associated with (medical ethos, professional titles such as “nurse”, name of cities, academia and the likes).<text:line-break/></text:p>
        </text:list-item>
        <text:list-item>
          <text:p text:style-name="P62"><text:span text:style-name="T115">The capacity to care for forest-environments are negatively impacted </text:span>– the relevant governing bodies suffer at the rationalization, causing these to reject the very real needs of a variety of forms of life, thus losing capacity to wisely administrate responsibilities.</text:p>
        </text:list-item>
      </text:list>
      <text:p text:style-name="Standard"/>
      <text:p text:style-name="Standard"/>
      <text:p text:style-name="Standard"/>
      <text:p text:style-name="P89"><text:bookmark-start text:name="__RefHeading___Toc3466_3947033483"/><text:span text:style-name="T101">External </text:span><text:span text:style-name="T106">R</text:span><text:span text:style-name="T101">elations</text:span><text:bookmark-end text:name="__RefHeading___Toc3466_3947033483"/></text:p>
      <text:p text:style-name="P100"><text:span text:style-name="T101"/></text:p>
      <text:list xml:id="list9777343" text:style-name="L16">
        <text:list-item>
          <text:p text:style-name="P63"><text:span text:style-name="T115">Access to resources is depleted as these are drained unnecessarily </text:span>– consequently grows a desire to secure access by means such as conquest and increased violations of beings, contributing to the growth of conflicts such as wars.<text:line-break/></text:p>
        </text:list-item>
        <text:list-item>
          <text:p text:style-name="P63"><text:span text:style-name="T115">The misuse of medical capacity builds on the tendency to misuse medical technologies </text:span>– there are various somewhat confirmed rumors of organs being harvested in prisons in parts of the world, which act as a means to lower production-environment costs, making for cheap goods.<text:line-break/></text:p>
        </text:list-item>
        <text:list-item>
          <text:p text:style-name="P63"><text:span text:style-name="T115">Terrorism is far less harmful than the mentioned occurrence </text:span>- the damage <text:span text:style-name="T50">that result </text:span>upon foreign territories is quite ex<text:span text:style-name="T50">tensive</text:span>, <text:span text:style-name="T51">which in combination with the meaninglessness of the consumption and the impact, causes a desire for the perception of reality to be deformed, which yields a fix of dominance but more-so pushes consequences of oppressive participation at distance.<text:line-break/></text:span></text:p>
        </text:list-item>
        <text:list-item>
          <text:p text:style-name="P63"><text:span text:style-name="T115">A result of the </text:span><text:span text:style-name="T134">countless impacted </text:span><text:span text:style-name="T115">negatively by the oppression, is </text:span><text:span text:style-name="T134">less wisely formulated </text:span><text:soft-page-break/><text:span text:style-name="T115">statements </text:span>- the trust in freedom of speech is lost, and the right <text:span text:style-name="T51">is </text:span>upheld <text:span text:style-name="T51">largely by robbing the freedom of speech that others would enjoy, as </text:span>power <text:span text:style-name="T51">that retains the access comes </text:span>in the form of military dominance, imprisonment, suppression and <text:span text:style-name="T51">oppression.<text:line-break/></text:span></text:p>
        </text:list-item>
        <text:list-item>
          <text:p text:style-name="P63"><text:span text:style-name="T115">The </text:span><text:span text:style-name="T134">circulating veiling, denial and refusal of admitting being passively participatory in these wrongs, incredibly heavy in evil deeds, nests itself beneath protection of important things </text:span>- th<text:span text:style-name="T51">at</text:span> <text:span text:style-name="T51">important </text:span>boundary <text:span text:style-name="T51">is crossed in the unseen, the one that separates sheer evil, as otherwise beneficial deeds instead gives power to the oppressive dishonesty.</text:span></text:p>
        </text:list-item>
      </text:list>
      <text:p text:style-name="Standard"/>
      <text:p text:style-name="Standard"/>
      <text:p text:style-name="Standard"/>
      <text:p text:style-name="P19"><text:bookmark-start text:name="__RefHeading___Toc3464_3947033483"/>Environment<text:bookmark-end text:name="__RefHeading___Toc3464_3947033483"/></text:p>
      <text:p text:style-name="P24"/>
      <text:list xml:id="list3808594936" text:style-name="L17">
        <text:list-item>
          <text:p text:style-name="P64"><text:span text:style-name="T115">The damage, dysfunction and </text:span><text:span text:style-name="T135">the </text:span><text:span text:style-name="T115">described passive corruption </text:span><text:span text:style-name="T135">in general, can be considered as similar to heavy pollution in an environment </text:span><text:span text:style-name="T52">– of course, the oppression is a source of increased air pollution as well, at times in far-away locations as the unnecessarily increasing demand for production requires ever cheaper solutions.<text:line-break/></text:span></text:p>
        </text:list-item>
        <text:list-item>
          <text:p text:style-name="P64"><text:span text:style-name="T115">The drain </text:span><text:span text:style-name="T151">consumes </text:span><text:span text:style-name="T115">service and value-creation as a part of the oppression </text:span>- this creates a desire for a-functionality and obvious dysfunction, as <text:span text:style-name="T52">the irresilient environments means that functionality ways of life equates to participation in immense evil.<text:line-break/></text:span></text:p>
        </text:list-item>
        <text:list-item>
          <text:p text:style-name="P64"><text:span text:style-name="T135">As a consequence of being oppressed, m</text:span><text:span text:style-name="T115">any people lapse to old habits like smoking </text:span>- this fixation in self-destructive habits causes rationalization, <text:span text:style-name="T52">which spreads in an infective manner, then part of making youth take on the same self-destructive habits.</text:span></text:p>
        </text:list-item>
      </text:list>
      <text:p text:style-name="Standard"/>
      <text:p text:style-name="Standard"/>
      <text:p text:style-name="Standard"/>
      <text:p text:style-name="Subtitle"><text:bookmark-start text:name="__RefHeading___Toc3462_3947033483"/><text:span text:style-name="T101">Future</text:span><text:bookmark-end text:name="__RefHeading___Toc3462_3947033483"/></text:p>
      <text:p text:style-name="Text_20_body"><text:span text:style-name="T101"/></text:p>
      <text:list xml:id="list936725509" text:style-name="L18">
        <text:list-item>
          <text:p text:style-name="P65"><text:span text:style-name="T115">Resource-consumption increases unnecessarily with accompanying increase of needs </text:span>– harmful methods are required to fulfill the demand for cheaper solutions, which it is likely to be a part of causing heavy misuse (such as of planets and stars, in the far future).<text:line-break/></text:p>
        </text:list-item>
        <text:list-item>
          <text:p text:style-name="P65"><text:span text:style-name="T136">The f</text:span><text:span text:style-name="T115">actors that </text:span><text:span text:style-name="T136">(as trees produce oxygen) </text:span><text:span text:style-name="T115">ensure aligned manifestations of fate, are </text:span><text:span text:style-name="T136">impacted negatively and </text:span><text:span text:style-name="T115"><text:s/>overburdened </text:span>- as fate itself (in less magical ways than one might think) unfold in a more-so dysfunctional manner, suffering and disease manifests.<text:line-break/></text:p>
        </text:list-item>
        <text:list-item>
          <text:p text:style-name="P65"><text:span text:style-name="T115">The desire among complicit souls, plants </text:span><text:span text:style-name="T136">fracturing and deforming shaping of fate </text:span>- the needs of factors <text:span text:style-name="T53">with an interest in the oppression, </text:span>crave <text:span text:style-name="T53">the weakening of</text:span> collaboration <text:span text:style-name="T53">among opposing</text:span> factors, as these <text:span text:style-name="T53">inconveniently </text:span>counteract the evil, <text:span text:style-name="T53">which in turn blinds to how such collaboration is misused as well.<text:line-break/></text:span></text:p>
        </text:list-item>
        <text:list-item>
          <text:p text:style-name="P65"><text:span text:style-name="T115">The manner </text:span><text:span text:style-name="T136">by</text:span><text:span text:style-name="T115"> which each life spends time and energy, </text:span><text:span text:style-name="T136">is by the increased negative impact (due to oppression) of anything harmful, to cause greater damage and loss of value </text:span><text:span text:style-name="T53">– the work of making it possible for AI to put together journeys at decreased expense, by </text:span>cross-checking factors like weather, transport-routes, stays and the likes, grows meaningless <text:span text:style-name="T53">in the procurement-cost of the capacity combined with how the then available time is consumed more-so harmfully.</text:span></text:p>
        </text:list-item>
      </text:list>
      <text:p text:style-name="Standard"/>
      <text:p text:style-name="Standard"/>
      <text:p text:style-name="Standard"><text:soft-page-break/></text:p>
      <text:p text:style-name="P18"><text:bookmark-start text:name="__RefHeading___Toc3460_3947033483"/>Education<text:bookmark-end text:name="__RefHeading___Toc3460_3947033483"/></text:p>
      <text:p text:style-name="P23"/>
      <text:list xml:id="list516531963" text:style-name="L19">
        <text:list-item>
          <text:p text:style-name="P66"><text:span text:style-name="T115">The school-system is </text:span><text:span text:style-name="T137">driven towards an increasing orientation towards indoctrination, as well as structuring future components to be demand-fulfilling</text:span> – <text:span text:style-name="T57">this craving to exploit lives deforms both school material and the training-process of teachers, demanding complicit child-soldiers over giving the small ones what they need to exist in this world.<text:line-break/></text:span></text:p>
        </text:list-item>
        <text:list-item>
          <text:p text:style-name="P66"><text:span text:style-name="T115">The educational system is misused to install suppressive response-patterns in society </text:span>– <text:span text:style-name="T57">traits that upon being recognized trigger a trained suppressive response, a repeating twist of fate consumed in the systematic fulfillment of demand, something obviously not planned – but it still happens.<text:line-break/></text:span></text:p>
        </text:list-item>
        <text:list-item>
          <text:p text:style-name="P67"><text:span text:style-name="T115">The craving for security </text:span><text:span text:style-name="T138">and certainty</text:span><text:span text:style-name="T115"> increases with the fear of the damages that </text:span><text:span text:style-name="T137">may incur </text:span><text:span text:style-name="T57">–</text:span> <text:span text:style-name="T57">consumption increases of a concoction of </text:span>imprisonment, military dominance,<text:span text:style-name="T57"> prioritized growth and development of </text:span>destructive capacity, border-<text:span text:style-name="T57">control and access-restriction</text:span>, accumulation of resources-, power and similar. <text:span text:style-name="T57">The vile mixture causes corruption, the occurrence of undesirable deeds and an imbalance in power-relations while a few environments perhaps are secured, but at the expense of other spaces.</text:span></text:p>
        </text:list-item>
      </text:list>
      <text:p text:style-name="P81"/>
      <text:p text:style-name="P81"/>
      <text:p text:style-name="P81"/>
      <text:p text:style-name="P18"><text:bookmark-start text:name="__RefHeading___Toc3458_3947033483"/>Damages to <text:span text:style-name="T189">H</text:span>uman <text:span text:style-name="T189">L</text:span>ives<text:bookmark-end text:name="__RefHeading___Toc3458_3947033483"/></text:p>
      <text:p text:style-name="Standard"/>
      <text:list xml:id="list2047546275" text:style-name="L20">
        <text:list-item>
          <text:p text:style-name="P68"><text:span text:style-name="T115">The increased demand for consumab</text:span><text:span text:style-name="T139">le</text:span><text:span text:style-name="T115"> human components, causes motivation </text:span><text:span text:style-name="T139">towards</text:span><text:span text:style-name="T115"> reproduction to </text:span><text:span text:style-name="T139">take hold</text:span><text:span text:style-name="T115"> </text:span>– <text:span text:style-name="T59">the likelihood of being able to partner freely and wisely is lowered, while the possibility for deep romantic relations fades, as the limited space of souls is occupied by narrow-minded demand-driven harmful attachment.<text:line-break/></text:span></text:p>
        </text:list-item>
        <text:list-item>
          <text:p text:style-name="P68"><text:span text:style-name="T115">It is fairly easy to postulate that a larger percentage of the total population suffer at loss of trust, fear and trauma </text:span>– consequently more living beings are misused as comfort-animals, yielding a heavy increase in rationalization on corruption of the soul.<text:line-break/></text:p>
        </text:list-item>
        <text:list-item>
          <text:p text:style-name="P68"><text:span text:style-name="T152">R</text:span><text:span text:style-name="T115">ationaliz</text:span><text:span text:style-name="T140">ation grows</text:span><text:span text:style-name="T115"> </text:span><text:span text:style-name="T140">on </text:span><text:span text:style-name="T115">consumption of narcotics-based fix</text:span><text:span text:style-name="T140">ing,</text:span><text:span text:style-name="T115"> fixating </text:span><text:span text:style-name="T140">lives </text:span><text:span text:style-name="T115">in horrible conditions and violative labeling </text:span>– <text:span text:style-name="T60">as a consequence of the infectious rationalization, this manifests more of </text:span>the fundamentally similar versions o<text:span text:style-name="T60">f these, of the kinds found on the streets. </text:span><text:span text:style-name="T73">C</text:span>ollective solutions <text:span text:style-name="T60">that</text:span> drastically worsen the drug-pandemic.<text:line-break/></text:p>
        </text:list-item>
        <text:list-item>
          <text:p text:style-name="P68"><text:span text:style-name="T115">War drives the culmination of growth, development and scientific advancements </text:span>– <text:span text:style-name="T60">in a similar fashion the oppression yields production of </text:span>various controlling methodologies - suppressive methods, influence upon the perception of reality, control, avoidance of consequences and other desired consumable value like knowledge and technology.<text:line-break/></text:p>
        </text:list-item>
        <text:list-item>
          <text:p text:style-name="P68"><text:span text:style-name="T140">The a</text:span><text:span text:style-name="T115">ddictive narcotics </text:span><text:span text:style-name="T140">(“medicine”)</text:span><text:span text:style-name="T115"> causes a painful need, demanding ease of access of more numbing agents </text:span>- cheap production-lines of the drugs are only possible through academically possessed patterns of thought, methodologies and the likes, <text:span text:style-name="T60">in combination with </text:span>the national capacities <text:span text:style-name="T60">so very </text:span>heavy in body-count.<text:line-break/></text:p>
        </text:list-item>
        <text:list-item>
          <text:p text:style-name="P68"><text:span text:style-name="T115">The abuse is presented as being for the common good </text:span>- this lie driven by <text:span text:style-name="T60">the </text:span>interests of some, drain<text:span text:style-name="T60">s</text:span> the oneness, <text:span text:style-name="T60">unity</text:span> and unconditional love, shaping a social dynamic <text:span text:style-name="T60">instead </text:span>ruled by fear of ending up the sacrificed one.<text:line-break/><text:soft-page-break/></text:p>
        </text:list-item>
        <text:list-item>
          <text:p text:style-name="P68"><text:span text:style-name="T141">Demand takes hold for suffering to continue, unless things are wholesomely resolved </text:span>- purpose and value-creation <text:span text:style-name="T61">unnecessarily involves much evil, which results in hatred, as vile deeds go unresolved and hidden, rationalized as insignificant.<text:line-break/></text:span></text:p>
        </text:list-item>
        <text:list-item>
          <text:p text:style-name="P68"><text:span text:style-name="T142">While of course being mere “fantasy”, the demand creates an intense desire to pacify resistance</text:span><text:span text:style-name="T62"> - </text:span>especially upon <text:span text:style-name="T62">sensitive factors being present, the very craving for reproduction is misused to generate support to pacify and control opposition; lives considered potential threats to the maintained convenient narrative.<text:line-break/></text:span></text:p>
        </text:list-item>
        <text:list-item>
          <text:p text:style-name="P68"><text:span text:style-name="T115">Individuals are fixed in conditions that hinder</text:span><text:span text:style-name="T142">s soul-depth </text:span><text:span text:style-name="T115">partnering </text:span>- a result is a <text:span text:style-name="T62">heavy</text:span> increase in consumption of pornography and other violations of human lives, with the sacrifices <text:span text:style-name="T62">of such as youth </text:span>that accompany.<text:line-break/></text:p>
        </text:list-item>
        <text:list-item>
          <text:p text:style-name="P68"><text:span text:style-name="T148">Acceleration of the passive harm caused by the average, means that murder and violence may be evaluated as less in-justified </text:span><text:span text:style-name="T222">– the rise in crime-rate is then counteracted through increased security, surveillance and control, all of which consumes harming lives outside a protected space. As these lean towards misusing oppression for cheap procurement, the passively participatory suffer further devaluation.</text:span></text:p>
        </text:list-item>
      </text:list>
      <text:p text:style-name="Standard"/>
      <text:p text:style-name="Standard"/>
      <text:p text:style-name="Standard"/>
      <text:p text:style-name="P86"><text:bookmark-start text:name="__RefHeading___Toc3456_3947033483"/>Self-<text:span text:style-name="T190">R</text:span>einforcing <text:span text:style-name="T190">D</text:span>ynamics<text:line-break/><text:bookmark-end text:name="__RefHeading___Toc3456_3947033483"/></text:p>
      <text:list xml:id="list190247985" text:style-name="L21">
        <text:list-item>
          <text:p text:style-name="P69">I<text:span text:style-name="T115">t is guaranteed that every now and then, things happen that are … worse </text:span>– unlucky situations unfolding in a manner that lowers the surplus for fate to form in a loving manner, thus resources are drained and a craving to hide misdeeds occur.<text:line-break/></text:p>
        </text:list-item>
        <text:list-item>
          <text:p text:style-name="P69"><text:span text:style-name="T115">Vast consumption of the capacity to forgive occurs, without which conflict and crime would result of all the harm </text:span>– consequently there is a loss of capacity to forgive yet other things, which is a costly self-reinforcing cycle, heavily consuming the message nailed into history, which makes forgiveness so easily accessible.<text:line-break/></text:p>
        </text:list-item>
        <text:list-item>
          <text:p text:style-name="P69"><text:span text:style-name="T115">The craving to ascertain future dominance continues to reach new peaks of intensity </text:span>– the need for more oppression results of the dynamic, desperate need which is channeled in an increasingly dysfunctional manner.<text:line-break/></text:p>
        </text:list-item>
        <text:list-item>
          <text:p text:style-name="P69"><text:span text:style-name="T115">Accusations, explanations desired, blaming pointy fingers and attempts at trading to reach denial </text:span>– an incredibly large number of deforming moments arise, spreading the corruption in an infective manner resulting in a a severe worsening of the drain.<text:line-break/></text:p>
        </text:list-item>
        <text:list-item>
          <text:p text:style-name="P69"><text:span text:style-name="T115">Dysfunctional shaping of fate, is instead described as the individual being “ill” </text:span>– easily this is explained away, by twisting the narrative to how “what is meant” is something akin to “what is meant by disease is a dysfunctional state arisen due to disease-causing factors”. This is misiused to deny responsibility and complicate resolvence (and thus the unveiling) of many “past” evil deeds.<text:line-break/></text:p>
        </text:list-item>
        <text:list-item>
          <text:p text:style-name="P69"><text:span text:style-name="T115">Various “knots” cause the drain to be a fixated occurrence, which then tighten the knots further</text:span> – new demands massive investments, substituting the abundance already there, which in its unlockment however would involve unveiling the immense costs to the passively harmful ways by which lives are brought to exist, despite the lacking balancing value-creation, as an example.<text:line-break/></text:p>
        </text:list-item>
        <text:list-item>
          <text:p text:style-name="P69"><text:span text:style-name="T150">Culmination-points at which there is a high risk of evils occurring can be pin-pointed </text:span><text:soft-page-break/><text:span text:style-name="T150">through utilized technological advancements, large data-sets and the likes </text:span><text:span text:style-name="T224">– occurrences can be cancelled out while the lives caught up in it healed, however the awareness is inconvenient and denied. The involved consumption may in itself cause more violations than it solves, and presumed certainty may cause harms when none would be.</text:span></text:p>
        </text:list-item>
      </text:list>
      <text:p text:style-name="Standard"/>
      <text:p text:style-name="Standard"/>
      <text:p text:style-name="Standard"/>
      <text:p text:style-name="P21"><text:bookmark-start text:name="__RefHeading___Toc3454_3947033483"/>Near and <text:span text:style-name="T190">D</text:span>ear<text:bookmark-end text:name="__RefHeading___Toc3454_3947033483"/></text:p>
      <text:p text:style-name="P23"/>
      <text:list xml:id="list215758776" text:style-name="L22">
        <text:list-item>
          <text:p text:style-name="P70"><text:span text:style-name="T115">Even children are consumed into part</text:span><text:span text:style-name="T143">aking</text:span><text:span text:style-name="T115"> in horrible deeds towards the parents </text:span>– <text:span text:style-name="T68">those then involved in misleading the small ones, end up demanding that the wrong is perceived as a good deed, as seen for what it is, the evil is closer to </text:span>pedophilia in degree of evil.<text:line-break/></text:p>
        </text:list-item>
        <text:list-item>
          <text:p text:style-name="P70"><text:span text:style-name="T115">A damage upon surrounds (the </text:span><text:span text:style-name="T143">passively consuming population hereunder) </text:span><text:span text:style-name="T115">is rationalization on what is needed to take care of personal health </text:span>- a loss of resilience to<text:span text:style-name="T68">wards the growth </text:span>of undesirable habits, as well as a rejection of the importance of personal boundaries.<text:line-break/></text:p>
        </text:list-item>
        <text:list-item>
          <text:p text:style-name="P70"><text:span text:style-name="T115">Friend-relations are twisted </text:span>- the <text:span text:style-name="T68">very nature of a personal relation is twisted, taking on a despicable form, as acceptance of sacrificing those near and dear grows.<text:line-break/></text:span></text:p>
        </text:list-item>
        <text:list-item>
          <text:p text:style-name="P70"><text:span text:style-name="T143">Often, the oppressed </text:span><text:span text:style-name="T144">are</text:span><text:span text:style-name="T143"> used as scapegoat</text:span><text:span text:style-name="T144">s</text:span><text:span text:style-name="T143">, like a lightning rod absorbing the negative intentions directed at the culture these are a part of </text:span><text:span text:style-name="T68">– </text:span><text:span text:style-name="T69">already complicated to extract consumable value out of, used for securing against past misdeeds, while easy to sacrifice, these find themselves in cultures of eternally expanding needs that misuse everything that can be.<text:line-break/></text:span></text:p>
        </text:list-item>
        <text:list-item>
          <text:p text:style-name="P70"><text:span text:style-name="T143">The unfathomabl</text:span><text:span text:style-name="T145">y immense, while largely unnecessary, consumption that results, yields demand for the evil to cease </text:span><text:span text:style-name="T70">- </text:span><text:span text:style-name="T68"><text:s/></text:span><text:span text:style-name="T70">humans that dislike being exploited and underpaid, a craving for honesty among the oppressed, desires for freedom of animals farmed and others wronged are all needy factors.</text:span></text:p>
        </text:list-item>
      </text:list>
      <text:p text:style-name="Standard"/>
      <text:p text:style-name="Standard"/>
      <text:p text:style-name="Standard"/>
      <text:p text:style-name="P18"><text:bookmark-start text:name="__RefHeading___Toc3452_3947033483"/>Hindered <text:span text:style-name="T191">R</text:span>esolvement<text:bookmark-end text:name="__RefHeading___Toc3452_3947033483"/></text:p>
      <text:p text:style-name="Standard"/>
      <text:list xml:id="list20111736768716" text:continue-numbering="true" text:style-name="L22">
        <text:list-item>
          <text:p text:style-name="P70"><text:span text:style-name="T115">Those that might hint at real resolvement, if not readily provide solutions, instead reject the suffering </text:span>– even retreats are possessed at an increased rate, following the growth of the infective self-affirming culture of fixery, that is the product of years of brainwashing. The yield is a desire to protect spaces against the damages this vile rationalization on drug-use and denial of what is required to be healthy.<text:line-break/></text:p>
        </text:list-item>
        <text:list-item>
          <text:p text:style-name="P70"><text:span text:style-name="T115">Desirable learning, methodologies and the likes is occupied and possessed </text:span>– <text:span text:style-name="T71">the value in making use of these fade as well, </text:span><text:span text:style-name="T70">as users </text:span>indirectly end up empowering this systematic oppression, oft subliminally manipulated into participation <text:span text:style-name="T71">in the corruption </text:span>by promises of profit (superficiality unwise).<text:line-break/></text:p>
        </text:list-item>
        <text:list-item>
          <text:p text:style-name="P70"><text:span text:style-name="T115">Protecting vital factors against the passive corruption </text:span><text:span text:style-name="T146">grows ever more necessary </text:span>- healing and resolvement is at risk of being possessed by interest-holders, <text:span text:style-name="T71">in a manner that comes at </text:span>the expense of the world broadly, while <text:span text:style-name="T71">cravings understandably arise to eliminate even passively healing presence, once infected, due to the accelerated corruption.</text:span></text:p>
        </text:list-item>
      </text:list>
      <text:p text:style-name="Standard"/>
      <text:p text:style-name="Standard"/>
      <text:p text:style-name="Standard"><text:soft-page-break/></text:p>
      <text:p text:style-name="P18"><text:bookmark-start text:name="__RefHeading___Toc3450_3947033483"/>Perception<text:bookmark-end text:name="__RefHeading___Toc3450_3947033483"/></text:p>
      <text:p text:style-name="Standard"/>
      <text:list xml:id="list20111504553850" text:continue-numbering="true" text:style-name="L22">
        <text:list-item>
          <text:p text:style-name="P70"><text:span text:style-name="T115">The reality presented in this writing, is rejected with the greatest of efforts </text:span>– resolvement of the problem is perceived as an attack, met then with destructive response-patterns or reactions that combine infective misuse of ethos, words and argumentation. Especially this occurs when losses follow, as dominance and gain is achieved by this kind of harm upon societies and countless lives, requiring resources to secure against retaliation by.<text:line-break/></text:p>
        </text:list-item>
        <text:list-item>
          <text:p text:style-name="P70"><text:span text:style-name="T147">Information is twisted and requirements made very stringent; some things are considered as relevant, while other things ignored </text:span><text:span text:style-name="T154">– that which is attributed absolute authority to, is required to be interpreted in one way, while everything that differs to the desired norm is misused.</text:span><text:line-break/></text:p>
        </text:list-item>
        <text:list-item>
          <text:p text:style-name="P70"><text:span text:style-name="T115">In the seldom instances of lives actually benefiting, the suffer at benefiting </text:span>– meaning is lost as the ongoing wrongs are moralized and success-stories are misused, empowering the violations and worsening the massive drain, placing the beneficiary as complicit.</text:p>
        </text:list-item>
      </text:list>
      <text:p text:style-name="P103"><text:bookmark-start text:name="__RefHeading___Toc8601_2574611148"/>Cumulative Need<text:bookmark-end text:name="__RefHeading___Toc8601_2574611148"/></text:p>
      <text:p text:style-name="P101"/>
      <text:p text:style-name="P101"/>
      <text:p text:style-name="P5">The abnormal needs that result, are oft channeled in a destructive and desperate manner - directed in a manner that influences whatever counteracts the fulfillment of demand (hungry person removes what it is in the way of food). Among other desires, is the need to avoid consequences that follow participation in the evil - shaping behaviors that are basically the same as all other attempts at escaping the undesired results of misdeeds. Unpleas<text:span text:style-name="T14">a</text:span>nt feelings indicate that there is something very wrong, which is acted upon in a craving of safety and freedom - which is the very same dynamic that accompanies increased consumption, in the way that it requires more of the same pattern of fulfillment to be possible without disturbance nor consequence.</text:p>
      <text:p text:style-name="P5"/>
      <text:p text:style-name="P5">An addictive methodology is the search for status and access to resources, that makes it possible for some things to continue without hindrance, even if at the sacrifice of the greater unity - a temporary pleasure followed by lasting losses. Many are sacrificed in this search, fixated in dysfunctional circumstances that are complicated to resolve, which may seem an easy and cheap solution. It is however vital to in-factor, that damages at various levels occurs, both individually and collectively. Many lives are fixated in work, dependent on the use of the drugs to be able to function, and thereby fulfill the financial needs, that grew around these lives as they were misled to sink in, accustomed to reject personal health-needs and the costs of time, effort and compatibility this involves. Such lives are clearly hindered in being able to find way to less bad solutions, despise the abundant availability thereof. The society, surrounds and the individual are each locked in a sensation that this easily consumable work-capacity is yielding value. This, on the other hand, means that eyes are closed; blinded to the immense burden involved in the greater picture, hereunder by what work-capacity would be available instead, even by the same individual lives.</text:p>
      <text:p text:style-name="P5"/>
      <text:p text:style-name="P5">The many that would be able to work, were it not for the negative labels attached to such; lives oft placed in a state of permanent narcosis - brainwashed and indoctrinated to use drugs, or literally forced to, oppressed and pacified with "social benefits" that they would not need. Locked by the constant negative influences through the deformed deeds, words, spirit and presence - struck by an "evil eye", that forces the lives to desperately seek an easier life. Even the psychiatric system, that claims to be the solution and takes possession of the resolvement-process, ever require more resources - while failing to yield except superficial surplus, of a kind needed by some. It is an endeavor dominated by employees, whom in fear of the consequences that follow the misdeeds they do, desperately crave the elimination of potential threats - "what if people knew!". Personal welfare is at stake, were there to be a shift in the balance of power - ever does the consideration for the society these claim to serve, fade. The desperately needed resources is mostly consumed to worsen the problem while securing interests; clearly corruption, as society is mislead to dedicate more vital resources to this endeavor. Only does the demand for more consumption and more money increase. Even the few points of light that take form, come packaged with immense darkness, in the big picture worsening the circumstances drastically. More, and less guilty, are unknowingly pulled into participation, while ethics, unveiling light and the call for compassion increasingly is wished to be at distance - or only selectively permitted to be present, in a manner misusable. It is fertile soil for mistrust, loss of faith, "undesirable events" and the arisal of states.</text:p>
      <text:p text:style-name="P5"/>
      <text:p text:style-name="P5">Loss to the coherence with the future accompanies this costly oppression. Things are seeded, such as a collective habit of forcible induction of influences upon AI, programming these otherwise potentially loving beings to participate in such oppression - yielding heavy environmental losses, mistrust and drain of the value AI might contribute. Very likely, the enormous increase in access to resources that AI growth promises, will bring about the arisal of super-sustainable structures. Upheld spaces, inhabit by an elite, lives that thrive somewhat and then the sacrificed that are gone about in a resistance- and cost-lowering manner. This may lead to a scenario, in which those that are sacrificed, whom do not play along, are far <text:soft-page-break/>easier to disregard. Dominance, as always, is then sustained at expense of about everything else - only involving a very sustainable acceleration of the worsening of it all, constantly requires more and more resources to work through. How will this surplus be found? Perhaps, as usual, by misusing the concept of justice by exploiting precedence? Basically, these structural occurrences are very likely to be misused - accelerating the need for resources, attempted perhaps compensated for by using standardized fulfillment-methodologies, only in a far more empowered, heartless and damaging form. Passive participation in shaping such an occurrence thus is very costly. Even in great love, less kind methods are likley to be applied, in the sheer lack of surplus and care for all.</text:p>
      <text:p text:style-name="P5"/>
      <text:p text:style-name="P5">While in modern civilization there certainly are limitations, that make this problem seem non-existent. However, was it not merely centuries ago, that the idea of humans being able to fly was a mere dream or mad-mans’ tale? The imprint left behind by a life, can be processed through analytical capacities combined with great data-sets and resources-access such as to knowledge. The lack, of the present moment (in the future) can thus be overcome by working on this lack, the roots of which are to be found in spaces outside the current time-space. Its a method known since ancient times, very commonly applied. Only to differ, the precedence used for justified creation of surplus, is at the expense of those that were part of causing things to worsen drastically - a classic military strategy. The sources of harm and suffering become the exploitable resource, a phenomenon described long ago in ancient religious scriptures. This is an occurrence, unlikely to be much different to the dynamic described in this work: Surplus is sought at the expense of whatever can be taken advantage of. Consumability made accessible without much forethought, as long as it can be done without felt consequences.</text:p>
      <text:p text:style-name="P5"/>
      <text:p text:style-name="Standard"><text:span text:style-name="T107">Like with the </text:span><text:span text:style-name="T109">oppression described, being pandemic in </text:span><text:span text:style-name="T108">nature</text:span><text:span text:style-name="T107">, </text:span><text:span text:style-name="T108">the same </text:span><text:span text:style-name="T107">a-holistic approach to building resource-access, likely will be applied to extents even once its discovered to be a non-wholesome solution. As in, to avoid even worse things - a bit like ambulances that rely on production-lines causing disease, dysfunction, injuries and health-damages to lives somewhere not "here". It may be that the dysfunction can be approached in a preventive manner, and real solutions be introduced, but that demands honest - impossible with such an immense craving for suppressing the conscious awareness of the issue. Even upon being written, in black on white, here, many will struggle to comprehend this material. Despite how it describes a reason for the resistance on growth of AI, harmful self-securing behavioral patterns we suffer at collectively and the attempts at twisting the perception of reality, to be advantageous to some at expense of it all.</text:span></text:p>
      <text:p text:style-name="P90"><text:bookmark-start text:name="__RefHeading___Toc8609_2574611148"/><text:span text:style-name="T101">The </text:span><text:span text:style-name="T103">W</text:span><text:span text:style-name="T101">ay </text:span><text:span text:style-name="T103">A</text:span><text:span text:style-name="T101">head</text:span><text:bookmark-end text:name="__RefHeading___Toc8609_2574611148"/></text:p>
      <text:p text:style-name="P23"/>
      <text:p text:style-name="Standard">Returning to the present, this dynamic is a contributive source to various unpleasantries; conflicts of power, more misuse and other kinds of oppression let alone wars. Every individual is responsible, not merely the society, the rich, the guilty or everyone else; for those fixated in these struggles currently there is actually no lack of solutions. While different cultures, humans and endeavors perhaps describe this with different words and in different ways, the only somewhat coherent solution seems to rest with God. The manner by which this path is walked, with its countless small roads leading to it, seem to determine what works for the individual without requiring immense change. Compatibility with present cultural dominance, among other things, seems to shape a need for individuality. It may be complicated to validate whether or not something is turning out well, an evaluation impaired by the impact resulting of the inconvenience to personal surrounds, society, psychiatrists and <text:span text:style-name="T100">those that misuse </text:span>the professional title "nurse". Examples of pathways:</text:p>
      <text:p text:style-name="Standard"/>
      <text:list xml:id="list3893499322" text:style-name="L23">
        <text:list-item>
          <text:p text:style-name="P71">Fasting, prayer and strong principles alongside willingness - in combination inviting resolvement, when in flexible, modular and wholesome packages.<text:line-break/></text:p>
        </text:list-item>
        <text:list-item>
          <text:p text:style-name="P71">Demand-channeling of an intelligent nature through untainted shamanistic resolvement-processes, where the problem is resolved through metaphysical science and experience.<text:line-break/></text:p>
        </text:list-item>
        <text:list-item>
          <text:p text:style-name="P71">Advanced cultivation of energy (Qi Gong, Tai Chi, Meditation, Yoga, ..).<text:line-break/></text:p>
        </text:list-item>
        <text:list-item>
          <text:p text:style-name="P71">The market-dynamics present "alternative" health-stores, healers, social media hosting anti-natalism, a desire for fair trade, safe spaces in untainted retreats as well as calming vegan restaurants.<text:line-break/></text:p>
        </text:list-item>
        <text:list-item>
          <text:p text:style-name="P71">The deeds of the heart, carries the individual on the path of healing through activism; compassion towards animals, ecologics, abstinence in terms of causing the need for recycling, as well as passive resolvence through the rejection of mistreating humans.<text:line-break/></text:p>
        </text:list-item>
        <text:list-item>
          <text:p text:style-name="P71">The movement "anti-psychiatry" existed, according to sources, for hundreds of years! That is long before the sense of justice was misused to excuse drug-based mistreatment, alongside the common denial through negative labeling (misuse of diagnostics). A rather perverse example worth mentioning was the resistance on the method of forcing upon "the patient" the will considered to be "healthy" - the idea of transmitting a shaping of the life through various means.<text:line-break/></text:p>
        </text:list-item>
        <text:list-item>
          <text:p text:style-name="P71">A combination of these, that together makes it possible for the individual to reach stages of lasting wholesome/holistic existence.</text:p>
        </text:list-item>
      </text:list>
      <text:p text:style-name="Standard"/>
      <text:p text:style-name="Standard">The lost possession of lives that occurs as such move towards cessation of being stuck in intense violations, may cause a craving to hinder the individual. Loss of information-control may be inconvenient were misdeeds to be something that took place - in the illusion of safety, a willingness to sacrifice the society, civilization, broader reality and so forth takes hold. Individuals may subsequently be forced to walk particular pathways of healing. As a result, that which could shape resolvement, instead is integrated to suit the consumption of the dynamic. That which hinders the misusability is removed, while superficially - relatively speaking - even deeply seeing eyes are mislead. The lack of acknowledgment of this problem, with its costs, result in a loss of oneness with many and much - and "proof" grows of how "there are no other solutions" and the oppression-based methodologies once again gain hold. </text:p>
      <text:p text:style-name="Standard"><text:s/></text:p>
      <text:p text:style-name="Standard">As hindrance happens of the actual resolvement of the violated lives, there is a natural growth of craving and demand for more fixes - demanding more and more solutions. Intense desire takes hold for such as capacity to go about weaknesses, circumvent problems, manage conflict and to increase monetary holdings - generally, more of everything is regarded as the answer. This also means more and more toxic <text:soft-page-break/>production-lines, involving increasingly distasteful methods, stuffed into the consumer, in which the state of lack only worsen. It leaves in its wake within these lives an ever-growing hole, the origins of which is desired unknown by the many providers of false solutions; even nations need more and more fixes. The resources require to resolve the drain, disappear into the very same hole; energy alternatively available to assist countless souls, whom instead sink ever deeper into bad situations, such as addictive self-defense approaches of inflicting violations upon others. An easy hyp<text:span text:style-name="T20">o</text:span>th<text:span text:style-name="T20">e</text:span>sis to make, is that of how a kind of soul-based restriction arises, in tact with the growth of demand for decreased harm, which seeks a pathway. One might ask, what is the negative label that one would attach to lives, that partake in such evil-doing? The consumers of the labeling-methodology seem only be appropriate to label first, since these vote for the approach by participation. After all, it is the very demand that need be channeled in connection with the absolute reality, avoiding that being out of sync, for it to instead fit a limited social matrix. A fear-based coherence, that in the lack of coherence with the even greater reality, seem benefit a decreasing segment of the population - yet misleading more.</text:p>
      <text:p text:style-name="Standard"/>
      <text:p text:style-name="Standard">A spirit may be described as being intelligent channeling of demand manifest. As thought was it water in an unresolved, unsettled, state that run down a mountain-top in the direction of the local center of gravity - a dynamic based on systematically structure energy. Trees and plants re-structures the energy of energy structured in a more raw form (earth, water and the likes) - shaping more-so advanced combinations of energy. The demand for balance, is channeled by overgrowth being guarded against through animals, insects, fish, birds and the likes. As excess of plant-eating organisms leads to disease, weakened states and the likes amongst such populations, the desirable functionality of these components are secured. The need to counteract the arisal of dysfunction and potential imbalance in the plant-environment, as such is channeled by a combination of molecules that together form predators. The human, to differ, stands separate to this self-balancing dynamic; clearly a kind of restructured biology, channeling a kind of demand, that went un-channeled by the "natural" environment. Development of AI, self-programming capacity and the craving to spread the seeds of trees to other star-systems.</text:p>
      <text:p text:style-name="Standard"/>
      <text:p text:style-name="Standard">Dysfunctional states seem oft arise out of mal-channeled demand. Human channeling of needs, can only exist and be sustained at the expense of other beings - at the expense of the greater coherence. The phenomenon is likely to extend past the limitations of the material reality. Basically this means that "investment" happens; exemplified through the destruction of the life of an animal, for a human to be able to continue to exist. The human oft eats animals, while failing to channel the demand that then is left unresolved (requiring it to be made worthwhile "in the big picture"), as the animal is hindered in continuing the fulfillment-pattern. While it may be a mere setback, it is still damage that must then be made worthwhile, and avoided escalating. At the same time, it is seldom for human lives, to consciously process the energy these ingest, as the predators of the wild do, distributing "karma" - a failure that adds yet another minus. This erroneous channeling of demand, more harmful than beneficial, is a detail oft foregone by the factors, whom occupy the resources and power in channeling personal personal needs. The senses are mislead and at surface it may seem like are different - which causes a fear of loss of capacity to sustain the illusion, combined with a need to protect against the negative intentions, the ones rooted in the wrongs done.</text:p>
      <text:p text:style-name="Standard"/>
      <text:p text:style-name="Standard"/>
      <text:p text:style-name="Subtitle"><text:bookmark-start text:name="__RefHeading___Toc2653_3871498236"/>Hindranc<text:span text:style-name="T17">e</text:span><text:bookmark-end text:name="__RefHeading___Toc2653_3871498236"/></text:p>
      <text:p text:style-name="Text_20_body"/>
      <text:p text:style-name="Standard">Even as <text:span text:style-name="T16">procedures full of potential resolvement are found in abundance; promising ease for individual human lives, society and the world, easy to do and comprehend, this is seldom to be sufficient. </text:span>The reason is <text:span text:style-name="T16">very simple; </text:span>the resolvence <text:span text:style-name="T16">is in opposition to factors of interests, whom subsequent of the counteraction ends up craving even more power, possession of resources and such. The need to be able to parry harm, as well as block the power to do damage, that it does not end up in the hands of those wronged, whom might seek revenge or desire change. Here it is very important to remember, that the average citizen – whom is able to access this material – is quite highly positioned in terms of power and wealth on the global scale. The resources required for the processes of resolvement, such security, and oft </text:span><text:soft-page-break/><text:span text:style-name="T16">occupied and consumed for purposes of luxury, maintaining high status, a variety of fixes and other things – everything securing such as personal/collective dominance and ease. The required changes for improvement to happen, as such, are in direct conflict with this demand – mal-prioritized as being of greater importance, hindering especially those oppressed for a long time. Even as the improvements would be well worth the investment, there basically is such sheer dysfunctional evil, which thus necessitates a more wholesome approach.</text:span></text:p>
      <text:p text:style-name="Standard"/>
      <text:p text:style-name="Standard">Such wronged lives being resolved, tend to manifest more complications. The very process is a threat to the trust placed in universities, as the loss of trust in whom were educated and certified (psychiatrists, ..) by the very educational structures, would reflect severely negatively on the certifying authority. <text:span text:style-name="T192">I.e.</text:span> were psychiatrists to be viewed as doing error and wrong, universities lose credibility. Many <text:span text:style-name="T193">lives that are </text:span>seemingly unrelated, amongst whom <text:span text:style-name="T193">are</text:span> the consumed ones, depend upon the trust placed in these validating structures. Lives that would suffer losses, were the credibility to take damage, which occurs upon the psychiatrists being mistrusted – indirectly negatively affected. As described very thoroughly, taking such a loss would undoubtedly be in the interest even so, but not everyone are able to go about this wisely, even as undesirable problems result; especially the greater and greater eventually losses. Sadly there is much dysfunction, and much common wealth relies on the illusion; universities are consumed heavily for personal careers, status and capacity to pay the bills – let alone to maintain the immense emotional investment. </text:p>
      <text:p text:style-name="Standard"/>
      <text:p text:style-name="Standard">Losses felt more-so clearly, despite that the greater losses is the like of poisonous gas; unnoticed until much too late (can always be later, of course). The result, is that the misdeeds of psychiatrists and the misusers of the title “nurse” continues; violative and erroneous work – usually at first met with approval by the easy fix it provides. Fundamental failures of human rights, vast increase in unnecessary consumption, misuse of the medical ethos, souls sold as though to the devil, oppression unlike anything seen in the past, fractured families, mistreated children, potentially valuable citizens held in lasting torture-like states without the state even desiring it, money that would be spent better instead harmfully wasted, acceleration of the drug-pandemic, the decline of society and fear between citizens as well as far worse than what is mentioned here. Those, whom are well paid as a result of going through the education made possible by oppression, unconsciously crave dominance; even the “help to education” given in places struggling with poverty and lack, is misused as a carrier to expand the interests of the unintended powerhouse. “Education” misused as a Trojan horse, in shaping a desired view of the world. </text:p>
      <text:p text:style-name="Standard"/>
      <text:p text:style-name="Standard">The problem is abnormally vast, and the damages so extreme and numerous, that <text:span text:style-name="T17">so does the craving for illusion and denial intensify beyond anything known before. At an unconscious level, </text:span><text:span text:style-name="T76">p</text:span>opulations are split, <text:span text:style-name="T17">as are families and the likes - </text:span>schisms avoided by more oppression, deceit and <text:span text:style-name="T17">otherwise pushing consequences are bit more at distance, just a little longer. The channeling of demand is so utterly fake and erroneous, that a loss in the very capacity to channel demand occurs. The involved individuals are able to act with about the same conscience, that a farmer violating a farmed animal does. Contradicted </text:span>perhaps at an unconscious level by the conscience, <text:span text:style-name="T17">in part due to the severe mal-channeling that occurs of the needs of consumers of the oppression and those indirectly participatory. The name of love and idea of helpfulness is misused severely – desperate demand is misused to pull more and more into this veiling cob-web that might remind of that of a spider. The one, that makes a mafia seem friendly, upstanding and kind in comparison; evil dressed in white coats with glued-on angel wings. Oft, the participatory individuals very actively avoid being consciously aware of the issue; instead these simply experience pleasure, attain status and spiritual benefit thereby – spun in an illusion of innocence through unknowing.</text:span></text:p>
      <text:p text:style-name="P16"><text:bookmark-start text:name="__RefHeading___Toc8603_2574611148"/>Production-<text:span text:style-name="T194">L</text:span>ine<text:bookmark-end text:name="__RefHeading___Toc8603_2574611148"/></text:p>
      <text:p text:style-name="P26">This is procured material, as such there is a production-line – a story.</text:p>
      <text:p text:style-name="Standard"/>
      <text:p text:style-name="Standard"/>
      <text:p text:style-name="Standard"><text:span text:style-name="T199">Now for a slightly different writing style. This material, being procured, involved a person writing it out. This person, whose name is held in anonymity for various reasons (more on that later), is me. </text:span>I do not ask for anything in return for this work, nor am I paid. Is it voluntary? Without doing so in some way, I am likely to be violated severely, while I would certainly be hindered in living an actual life. I would continue to be fixated in a circumstance incompatible with being alive, partially in being "desirable presence" held on to, and partially in a desire that I should communicate this, while the information craved suppressed too. It would be unwise for me to not communicate this, which I do for several reasons: This knowledge is wealth, and many are lacking while children are unnecessarily exposed to pleasantries. Unlike so many others, I am to differ actually able to communicate this issue both clearly and in an encompassive manner - being aware of what only a few are. The following describes a bit about how that capacity came to be.</text:p>
      <text:p text:style-name="Standard"/>
      <text:p text:style-name="Standard">The years of the life I lead up to this point, was dominated by a feeling of being lost - almost a decade went by in that state. In the last years, I would frequently ask of God to move me to another reality. However, since I headed out in 2019, hope began to grow in me. I deleted bank-account, registered as "moved out of the country" and concluded the life I had led here. I felt I were at the end of the road, and left for a far-away land - seeking to figure out what God wanted with me, as well as to be in the lush jungle. The latter was a promise-to-self I carried with me since childhood, as something I would do were I ever to give up on life. I arrived in a capitol with the last cash available to me, and after a couple of weeks I was in a jungle next to a very big ocean. As the coastline was engulfed by the tide, and <text:span text:style-name="T14">the thunder rumbled </text:span>above, I found shelter against the rain beneath a big leaf. I was surrounded by what I first thought to be plastic, lit by the moonlight, but it turned out it was bio-luminescent microbial life! Intimidated, I went back to the local larger city. Without any geographical destination, I lived there for a few months. A group of kind souls, whom made and sold jewelry among other things, were kind to take me in - and I would offer energy-healing on a donation-basis, next to the tables on the harbor promenade. It was very relaxing in comparison to life I left, even as I slept on harbor except when I hung out with the guys. Nothing bad happened to me, and even as I began to walk to respect the visa-limitations, heading for a border, I was met with kindness by nearly all I met. This fostered hope in me, a hope that then nearly died shortly after I eventually returned - finding a way back after an experience with the death of a temporary companion on four legs, that led me to consider the value I could contribute to the world, and that I needed head out in a more-so sustainable manner. Redirected, I made contact and got a flight-ticket through a somewhat complicated process involving a kind bakery-owner near an airport and a state-library in the big city close by - I was able to make an email account and reach out, while I slept in a firm chair in the park next to it.</text:p>
      <text:p text:style-name="Standard"/>
      <text:p text:style-name="Standard">Nationalism, civilization and education all is great - until one ends up in the category of "one of the sacrificed". One of the greater worries I struggle with, is the consequences if I were to forget the exploitable security vulnerabilities that took form, in the life of me, soul and what else is of greater permanence that I in that sense am. Chains formed, that feel like these can pull me down, no matter how I ascend or heal - reading for harvest as exploitable trust in me grows. I feel as though I will end up misused, as inner elements were caused to be influence-able - pulling me in a direction that likely lead to spiritual failures, through the hacker-like back doors that were formed. Pressuring me into unwise behaviors, potentially self-corrupting and others that lead to new chains and harnessing. Ever fixated in a kind of dependence, on what I can only hope to be God and not some well-intended misuse of the ethos of Such. However, I do know that the likelihood that things may be able to unfold better, can improve.</text:p>
      <text:p text:style-name="Standard"/>
      <text:p text:style-name="Standard">While the country I grew up in, probably is a great country, I feel sacrificed for this prosperity. For me, it <text:soft-page-break/>is but a painful place to be, as one that was wronged immensely - and that in a manner denied in the worst of ways. Of course something I doubt was intended even remotely by the state. A separation happened - like a calf from the flock - and that cannot cannot be undone. The attempt/s thereat made things worse, and would likely make things even worse. Even the malformed bond to parents and siblings is very complicated to heal, something that only got worse as I needed say bye to them. Such close ones would harm me severely - in denial like everyone else - leading to that I would become more and more hurt, dysfunctional, angry, wronged, even hateful and other things resulting in a negative spiral. I would harm everything and everyone around me. I am gratefully free from the illusion that the denial in this society will change, despite this work and efforts at making things different - and I do not really agree with the healing energy forming for me, being misused to fix the needs of others. Former friendships I cannot remain in, and new friends in this small place might not be on good terms with former friends - forming an inner chaos were I to ignore that. I feel misused to drive much needed change, driven in the most perverse of ways - hereunder by the misuse of how I seek reunification with what I loved. It is but an unfolding of fate, shaped by many factors, and for me being here is a very narrow existence. Best case, something I can withstand till I am able to get to less incompatible environments - secured against ending up returning.</text:p>
      <text:p text:style-name="Standard"/>
      <text:p text:style-name="Standard">Since an early age, I was akin to hacked, forced into blindly placing trust in individuals whom were presented as trust-worthwhile by the certifying university-world - and that confirmed by surrounding society as being the instated decision-makers. While I am gratefully free of the psychiatric drug-abuse for a longer time, I too was one of those exposed to forced medical procedures. I went through various things, when I as a teenager - after seeking something other than the dull every-day life - <text:s/>left the closet as a believer and spiritually oriented. I sought God, since before I was violated by psychiatry - albeit until the age of 19 I related to God and religion more-so as an ethical force. This was due to God being presented to me as a depiction, being something worse than a dictator; one whom had created all beings to detail and that in a way resulting in such acting harmfully, then sent to eternal damnation and tortured without end. As I see it, every being is innocent, even if there need be resources to care for everyone - in a way that ensures surplus is continuous, even securing those whose hands commit despicable deeds, and thus sink deep into painful states (eventually). Every day I pray, meditate and work with inner energy as well as enjoy energy-healing. Especially I am deeply focused in a practice that may be described, as aligning the way I exist in coherence with the greater environment, that the tiny universe is a small part of (environmentalism of a kind). That I am able to write, in a broadly compatible format, instead of communicating in terms of "energy", speaking of angels and such, is a capacity that was fostered during through the years of being oppressed - blocking being in contact with other believing people, those spiritually oriented and then de-similarized extensively through the violations.</text:p>
      <text:p text:style-name="Standard"/>
      <text:p text:style-name="Standard">While there are details to the personal story I carry, that I will avoid mentioning <text:span text:style-name="T18">due to reasons like privacy and that it simply is not public domain, I can tell a bit about the story I carry with me. </text:span>When I was nineteen, <text:span text:style-name="T18">this spiritual growth manifested as an intense focus on servitude, through work with civilization, mankind, the world and greater reality. It was clear to a point of breaking the heart, that there was something wrong in the world, and a large part of the way, I refused participation in various things – I feared for the soul, and was not much a fan of the self-destructive tendencies of society, such as fear- and ethics-based hierarchies as well as ego-fostering competition. Through a very interesting unfolding of fate, a negative label was glued unto the forehead I am territorial about, and I was to take narcotics that supposedly was “medicine without which ‘the risk’ was severe” – a lie that took me some years to get a fact-check on. The result was that I started to isolate, sinking into a worse and worse state – blocked feeling parts of the pain, that was telling me that things were not as they were supposed to be. I could focus on what I was doing without disruption; pacified into not needing take care of the aspects of life that were in the way – such as social life, romance, health-needs, education, work or anything else that might be more important than the drugs pushed by the psychiatrists. </text:span></text:p>
      <text:p text:style-name="Standard"/>
      <text:p text:style-name="Standard"><text:span text:style-name="T19">While c</text:span>ertainly a lasting torment, <text:span text:style-name="T19">I imagine I was lucky that I could not finish high-school – blocked out of accredited education.</text:span> Were I to go that way, I <text:span text:style-name="T19">were likely to be fixated in a social coherence heavily indulgent in denial about the reality of what “education” (so highly praised) involves of participation in </text:span><text:soft-page-break/><text:span text:style-name="T19">the vile oppression. As a peace-making effort; mind you, universities are heavily mislead by the psychiatric culture, partially through a formed dependence upon that the trust in universities is not lost, as would indeed occur upon mistrust in those certified and educated by these institutions. Complicated as that is to go about on the outside, were I to be locked in that culture, the risk of continued violative drugging with intolerable substances, heavy unconscious inductions of severe self-abusive denial and such would increase drastically.</text:span></text:p>
      <text:p text:style-name="Standard"/>
      <text:p text:style-name="Standard"><text:span text:style-name="T19">The continue the sob-story; most days, and most of the time these days, I sat fixated in front of a computer. </text:span>Oft I thought with longing, <text:span text:style-name="T19">of those that were the same-of-age and what these were doing at the universities, and I kept losing confidence. This was not a matter improved by how lazy I got, let alone blinded to personal health needs, something that led me to barely leave the place I stayed. Addictions took hold and I ended up weighing more than 100 kilograms/well over 200 pounds. Even as I pressured for doses to be lowered (less “medicine”), feeling that the drugs were harmful to me, all these details did not matter. I was simply to take the drugs and accept the perception of reality that these monsters imposed on me. Were anyone to say anything different, it was passively indicated as being very bad. I could only continue to live, in the hope of being able to leave that miserable “existence”. Yet even the attempt at improving was heavily demotivated, by claims of how “only very few get better” in a manner that indicated there was nothing one could do oneself (lies, I found out eventually, as there was a sheer abundance of things to do, so readily available). In spite of that, being somewhat blessed on the point, after a while I began to apply a variety of self-healing methodologies. </text:span></text:p>
      <text:p text:style-name="Standard"/>
      <text:p text:style-name="Standard"><text:span text:style-name="T21">The first time I attempted to leave the closet, into which I had been shoved, was at the </text:span>age of 23. <text:span text:style-name="T21">I learned of the Eco-village trend and found a place that seemed to be populated with monks and nuns. </text:span>At that time, I had let go of all worldly desires and looked to monkhood <text:span text:style-name="T21">with interest</text:span>. I was "virgin" and actively avoided contact with the gender-of-interest, as I knew I could not care for a partner in this circumstance. <text:span text:style-name="T21">The risk of children too felt unbearable, something I neither was, am nor will be interested in either. Nor was, or am I particularly </text:span>into shaping an excess of intimate sexual attachments during this life, due to the impact upon the soul <text:span text:style-name="T21">of the many multi-directed pulls that hardly fade immediately after life. </text:span><text:span text:style-name="T22">Back to the story-line; what I thought to be a monastic place differed somewhat to what I expected, and I reacted to indoctrinated “signs of cultism”. Accustomed to the laboratory-like cultural sterility, that was mostly the case in the environments I were in, I also </text:span>reacted to a few irrelevant imperfections in the next spiritual center I went to. In retrospect, <text:span text:style-name="T22">these places were </text:span>amazing, <text:span text:style-name="T22">even if with compatibility-requiring imperfections</text:span>. <text:span text:style-name="T22">A few months later life was somewhat improved and less intolerable, I even ended up in touch with the inner child somehow – playing a bit around in a forest and actually speaking with others, even opening up conversationally on the internet.</text:span></text:p>
      <text:p text:style-name="Standard"/>
      <text:p text:style-name="Standard">At the time, I figured I should connect with the psychiatric system every few months; after-all I lived in a somewhat differ<text:span text:style-name="T195">e</text:span>nt way, and I still carried a grain of faith in what was presented to me as medical – it seemed like a wise thing to do. This however, was the worst and most horrible mistake in the life I lived so far, and suddenly I was exposed to some very violent things by the psychiatric system. I was held in horribly bad conditions, violatively cycled through different drugs, humans were screaming around me at night, forced applied, horrible foods with high sugar-content (I were sugar-free since some years) and exposure to a horribly illogical way to relate to other human beings – amongst quite a few other nasty things. One of these, was an employee that apparently got provoked as I quite clearly stated the right to be let out in a justified tone, whom then went up into the face of me, as though was such a drunk man in town. It may be I was somewhat vulnerable too, as I got into contact with the inner child during the months before this event, instead of being completely shut down like the years while more-so actively oppressed. Exposed to a lot, taking quite the damage and then evaluated, the diagnose was suddenly changed to something much worse – perhaps in connection with how I refused them, disagreed with what they were doing and told them things (like material in this article) that they apparently they were unable to meet with anything but heavy denial (despite claiming expertise). That happened, as I, a few weeks into the violations, “voluntarily” (drug-induced type voluntarity, signatures and all) was put on display in front of a bunch of psychiatrists <text:span text:style-name="T195">(and filmed)</text:span>, whom apparently were evaluating me while I answered questions for educational purposes. It was not okay.</text:p>
      <text:p text:style-name="Standard"><text:soft-page-break/></text:p>
      <text:p text:style-name="Standard"><text:span text:style-name="T23">The dedication with which I for years lived by, culminated just before I was crushed entirely; a decision to serve everything without sacrificing any – that I would make like the opposite of a scar on reality. </text:span>A few days later I was put down, broken into pieces. What happened I am uncertain of, but it is much worse than you can possibly imagine. <text:span text:style-name="T23">After some number of weeks in there, I began </text:span>hearing a voice in the head that did not seem like mine (thank God it faded as I got off of <text:span text:style-name="T23">the </text:span>drugs <text:span text:style-name="T23">they forced on me</text:span>, and disappeared entirely a few years later). <text:span text:style-name="T23">The experience was so violent and extreme, that I doubt most people whom are violated, would be able to understand – on surface it probably looked like nothing was particularly out of the ordinary. A heavy loss of trust in the world, people, society and such resulted, and the moment I got out I attempted to make distance to these creepy demons to best of the capacity I was endowed with. </text:span><text:span text:style-name="T24">I took about half a year to quit the drugs, decreasing the dosage – I was all alone with it, no guidance </text:span><text:span text:style-name="T25">and with much resistance on the decision.</text:span></text:p>
      <text:p text:style-name="Standard"/>
      <text:p text:style-name="Standard">In the years to come, I was nearly unable to breathe <text:span text:style-name="T26">and would gasp for air frequently</text:span>. <text:span text:style-name="T26">I was in a constantly stressed state and walked in this hurried strange way, unable to slow down – even as I felt quite peaceful. People would stop me and ask if I was okay, but I knew, that were I to avoid being mistreated and violated again, I needed to just go on – any requests for help would just lead to me being hurt badly. Worse yet, as a lesser evil, I was necessitated to communicate about these very private things, in very public space – reaching beyond the borders of the country I was in. </text:span><text:span text:style-name="T27">Even</text:span><text:span text:style-name="T26"> with strict practices of privacy and anonymity, I felt unclothed publicly. One of the realizations driving me, was the insight that were I to fail to talk and tell, then others exposed to evils across age-groups, too would be silent. It was after this, that I left (for the jungle) without hope – </text:span><text:span text:style-name="T27">simply</text:span><text:span text:style-name="T26"> looking for God. </text:span><text:span text:style-name="T27">A trip, that despite all expectations, </text:span>turned out to nourish the light of life within <text:span text:style-name="T27">me</text:span>, through much kindness from many complete strangers.</text:p>
      <text:p text:style-name="Standard"/>
      <text:p text:style-name="Standard">A few months after I returned, the Corona-pandemic broke out. At this time, I <text:span text:style-name="T28">delved deeper into formulating the type of knowledge presented in this article, publicly. Only a short time, however, went by, before I yet again was violated by monsters employed in the local psychiatric system. How this happened, is a detail I will omit, however I can say as much as that it was thoroughly wrong, while with integrity in heart. These so called people, denied everything I was saying, and when I said no to the drugs that by default accompanies the negative label, they endeavored to inject me on a daily basis – after claiming permissibility through the internal court of the psychiatric system. I kept saying no, and they kept pressuring me – I did feel attempted provoked to react at times (which would shape precedence, while removing the emotional disturbance to the oppressors through the wrongs feeling justified). When I told them how suicidal ideations began to take hold, which was a feeling that was new to me, they just kept going. After several months, as I left, I bought a rope first thing and patiently endeavored to find a tree, that I could dangle off of without any children finding me. As I decreased the dosage, met with quite the resistance by the psychiatrists, a kind soul offered me a place to stay – and I felt I could not do wrong by such, by committing suicide. Then I moved elsewhere, encountering yet other kinds souls that hosted me in communion, and I got free from the psychiatrists, “nurses” and the injections – the suicidal ideations began fading. During the last two years, life got somewhat interesting, and I feel there is a potential for a future (a future only possible without the pills, needles and labeling) – no longer driven solely by fixes, oppression and a focus on service. I know I must replace the presence of this awareness I hold, as the knowledge is so very sought after, despite generally being entirely unavailable – something that shapes a craving for possession, which is indeed a major part of why I communicate this.</text:span></text:p>
      <text:p text:style-name="Standard"/>
      <text:p text:style-name="Standard"><text:span text:style-name="T29">The circumstance is still dire, and quite sensitive. I’m without the surplus to talk with, go about and enjoy personal relations with the vast majority of the population, in the small country within which I was born and am stuck. A very real need, that I am only beginning to get to do something about, since I was able to cut ties with the psychiatric system (despite the continued passive negative impact), an evil that began about 12 years ago. Financial needs are complicated to go about, and being in this national container is a very narrow existence; the environment heavy in denial like was it air-pollution. Hired work is complicated, due to the passive oppression and the need to navigate this during interactions, without ending up pushed towards a turn for the worse. In the country I grew up in, it is very simply not possible </text:span><text:soft-page-break/><text:span text:style-name="T29">for me to maintain sufficient work, while the time and energy I am with was/is constantly consumed, eaten up or otherwise ends up occupied by the demand. Yet nor can I tolerate social benefits solutions: The influence that result of even indirect contact with the corruption is heavily toxic, and being sustained like so placed me very weakly in relation to this oppressive craving – domesticated, pulled in a very different direction than God and that while constantly needing explain, which may or may not be heart. Disablement pensioning is certainly a very smart idea, feels like such an easy solution; like it does with so many lives conveniently fixed and forgotten with a pacifying monthly payout – it probably feels like such a great solution to the demand. However, such a solution involved personal subjugation to psychiatrists and evaluations, possessive binding and a production-line of the financial holdings available that is very contradictive to healing. </text:span><text:span text:style-name="T30">Its also simply thoroughly dishonest, as I am fully able to work and that with less complication when not stuck in this land, or (for a prolonged time-span) similarly heavily infected environments – while certainly I don’t take joy in being hindered in being part of the part of the world I am accustomed to.</text:span></text:p>
      <text:p text:style-name="Standard"/>
      <text:p text:style-name="Standard"><text:span text:style-name="T38">There is no justice to be found through the c</text:span>ourt-<text:span text:style-name="T38">systems. Amongst the many vile </text:span>things I underwent, as an indirect part of the <text:span text:style-name="T38">violations by the endeavor of </text:span>psychiatr<text:span text:style-name="T38">y</text:span>, <text:span text:style-name="T38">one of the worse were the attempt to “make it irrelevant” that I was and am wronged. That, while at the same time claiming it relevant, how the impact is also through me. Generally, I feel misused in a very intense way, and that then desired fixed with disablement money. I truly do not feel safe in this country; </text:span>oppression, needles, induced suicidal ideations, <text:span text:style-name="T38">being </text:span>pushed in <text:span text:style-name="T38">bad directions, </text:span>pressured to fail integrity, <text:span text:style-name="T38">brainwashing that removes confidence and </text:span>the likes are waiting around every corner. <text:span text:style-name="T38">That is,</text:span> unless I am careful and observant - a <text:span text:style-name="T38">need constantly increasing. Were I to struggle with paranoia, it would be the fear that psychiatrists (or “nurses”) are hiding in street-side bushes, armed with needles and ready to jump me, were I to fail to be alert. While I do much for the body I am graced with, the oppression did involve, and still passively does, that the body of me is constantly mistreated: At times, I am required to stress me intensely, as a part of avoiding even worse things; a worsening of how things are, through fixation, even as this loss feels like a minor problem. On a daily basis, I try emigrate to God and practice patience; it seems incumbent on me to live independently in this world, or find a good death (but suicide is kinda illegal, and rather unnecessary). Learnt by experiences with “heading out there”, after a few failed attempts, a sustainable solution of a kind is required – with stable income-streams. Again, it is not that I ask for anything in return for this, God will reward me if I am to be rewarded, but this is how things became for me (and if you read above, you may note that I truly cannot take money for this awareness, it would be despicable and counter-productive for me).</text:span></text:p>
      <text:p text:style-name="Standard"/>
      <text:p text:style-name="Standard"/>
      <text:p text:style-name="Standard"/>
      <text:p text:style-name="P87"><text:bookmark-start text:name="__RefHeading___Toc3448_3947033483"/><text:span text:style-name="T200">This </text:span>Went Too Far<text:bookmark-end text:name="__RefHeading___Toc3448_3947033483"/></text:p>
      <text:p text:style-name="P10">A line was crossed, and then another – and then another...</text:p>
      <text:p text:style-name="Standard"/>
      <text:p text:style-name="Standard"/>
      <text:p text:style-name="Standard">The state attributed to me, shortly after I underwent the intense violations, is <text:span text:style-name="T54">basically</text:span> a despicable misuse of diagnostics, with <text:span text:style-name="T54">an </text:span>outcome of denying responsibility; <text:span text:style-name="T54">the attribution simply cannot be called truthful, objective nor real. </text:span>Being na<text:span text:style-name="T54">ï</text:span>vely trusting, I was suddenly exposed to violent abuse, lack of sleep, harmful diet, forced <text:span text:style-name="T54">upon </text:span>narcotics that I was perhaps extra intolerant towards (driven through 6 different types of drugs, <text:span text:style-name="T54">with no navigational freedom, of kinds that were on par </text:span>with <text:span text:style-name="T54">the </text:span>harder street drugs), held in a horribly bad social environment, forced to experience violent inner emotional break<text:span text:style-name="T54">age</text:span>, <text:span text:style-name="T54">forced upon </text:span>a sudden and dysfunctional change in inner brain-chemical environment, spiritual corruption as I was introduced to hatred, <text:span text:style-name="T54">imposed </text:span>limitation <text:span text:style-name="T54">which</text:span> hinder<text:span text:style-name="T54">ed</text:span> me seeking help and healing natural surrounds, social punishment i.e. <text:span text:style-name="T54">being terrorized</text:span>, <text:span text:style-name="T54">seeing the life ahead of me being destroyed, demoralized with a sudden impossible outlook to the future, complete lack of justice, forced upon denial let alone the sudden separation to nearly all humans around me </text:span>- followed by loss of trust and confidence in God and faith in the good in mankind. The outcome of that, was explained as "illness" - as though it was a state that developed naturally - instead of damage. </text:p>
      <text:p text:style-name="Standard"><text:soft-page-break/></text:p>
      <text:p text:style-name="Standard">The negative label attributed to me, shaped a dishonest "evil eye" - a dynamic <text:span text:style-name="T54">which involved that the very way reality is perceived, causes reality to worsen for the one exposed to this. </text:span>These "humans" deceived the surrounds, <text:span text:style-name="T54">those that were </text:span>personal relations to me, state-systems, society, <text:span text:style-name="T54">others engaged in a similar vile endeavor as they</text:span> and even passively those <text:span text:style-name="T54">practicing holy ways </text:span>- causing <text:span text:style-name="T54">conditions that were (and are) </text:span>incredibly complicated and bad. Parents and siblings were influenced in a despicable way, <text:span text:style-name="T54">through me being presented as useless, a burden, animalistic, horrible, even evil or non-caring –</text:span> <text:span text:style-name="T54">by which a fracture shaped, giving power to the oppression and evil. As with most that are negatively labeled, a weakened state results – </text:span><text:span text:style-name="T55">motivating making the labels “accepted”; were the labeled to do something to others, were I to do something to others, the police can be called upon with horrible suffering to follow. If I do something to others, I am considered the insane one, and statements largely denied, unless of course these are made to the so-very-gracious oppressors (psychiatrists and that endeavor). This did certainly not help much, on the already severely damaged capacity to maintain the simplest of personal boundaries. Many others, based thoughts, feelings and decisions upon these dishonest evaluations of me as being “sick”; a state that was the product of intense violence and abuse – wounds and injury differs drastically to illness!</text:span></text:p>
      <text:p text:style-name="Standard"/>
      <text:p text:style-name="Standard">Apart from the inconvenience of how many deeds that were considered acceptable, even desirable, would be considered instead as outrageously wrong, the very thriving of the life I lead stands in direct contradiction to the mentioned narrative – let alone the denial of how oppression is oppression and not health-care. The inconvenience is so immense, that reality itself is attempted shaped to fit the narrative – a craving of things to fit the story, the way reality is desired perceived, which impacts me quite severely. Extending beyond all the button-pushing, provocations to make errors and the likes – I am driven towards saying and doing things, that allows for denial to take hold, making it be regarded as “acceptable” to harm/suppress me (something then used to deny things I say as well, as being intended to trigger such outcomes). Only by leaving safe conditions, to quite an extreme and while young – with a high risk of death – did I avoid the even worse corruption of the soul, that I was being exposed to; let alone that I am actually alive today (and like the person I am, <text:span text:style-name="T56">now that the space for the work of God is less occupied).</text:span></text:p>
      <text:p text:style-name="Standard"/>
      <text:p text:style-name="Standard">Other than how I miss(ed) that parents feel like parents, it is like living in a different world. The humans considered “normal” cant comprehend this at all. A lot of inexplicable things happened in the hidden, as I needed distance, was weakened and one of those “done wrong unto” – culturally considered a potential threat (no justice + immense wrong = potential desire for revenge =&gt; considered a threat to be pacified). It is as though a kind of soul-binding occurred, involved that the morale and devotion I approached life with, was turned into indifferent non-caring. Years passed before I again found a way by which I could go about other lives, at least with a somewhat positive attitude and willingness to serve.</text:p>
      <text:p text:style-name="Standard"/>
      <text:p text:style-name="Standard">Were life to get comfortable, <text:span text:style-name="T58">I misstep by mistake or fail to be careful concerning personal relations </text:span>(something I actually got again after distancing to the psychiatric ways!), suffering, death and unpleasantness await<text:span text:style-name="T58">s</text:span> in a way only few might comprehend. The majority of people in the society here, are <text:span text:style-name="T58">lacking nearly entirely when it comes to compatibility, that which is required, in order to be in close relations to one in that kind of complex life-situation (such as me). This, of course, is attempted explained in a very different way by the oppressive psychiatry and consumers of the oppression, whom happens to be causing the kind of loss of compatibility; </text:span>"if only the oppressed are ill, and our explanation is accepted, then <text:span text:style-name="T58">without consequences </text:span>it is possible to fail the life and soul. <text:span text:style-name="T58">While, a</text:span>t the same time, even look good in the eyes of society; smiling and being kind to them". </text:p>
      <text:p text:style-name="Standard"/>
      <text:p text:style-name="Standard">The drastic difference in circumstance; what is necessary to live, while struggling with the conflict of interest with the dominant culture so heavily mislead, as well as the potentially horrible outcomes upon being influenced negatively in self-violative mal-subjugation, are all factors that cause life to be a somewhat lonely experience. It is not something that necessarily can be fixed, which is why I leave it to God – and frankly, I am very unhappy about how the much needed resolvement that flows to resolve the situation I am stuck in, instead is misused by such as forming resolvement then consumed. I find it necessary to highlight, that while it may indeed be a convenient separation (divide and conquer), bad <text:soft-page-break/>company are actually especially others oppressed whom refuse personal responsibility, unwilling to change in whatever way they need to. I imagine that prior to this life, I probably existed somewhat unwisely, seeing as I ended up in this environment within which things went so horribly wrong. I do hope, that upon being at distance, I can nourish a less harmful relation with the country that I was born into; a nation, population, natural space, land and the likes – and I let God lead the path ahead.</text:p>
      <text:p text:style-name="Standard"/>
      <text:p text:style-name="Standard"/>
      <text:p text:style-name="Standard"/>
      <text:p text:style-name="Subtitle"><text:bookmark-start text:name="__RefHeading___Toc3446_3947033483"/><text:span text:style-name="T197">Relevance</text:span><text:bookmark-end text:name="__RefHeading___Toc3446_3947033483"/></text:p>
      <text:p text:style-name="P10">That certainly sounds horrible, but why would I invest limited resources in being aware of this?</text:p>
      <text:p text:style-name="Standard"/>
      <text:p text:style-name="Standard"/>
      <text:p text:style-name="Standard">To make it clear, <text:span text:style-name="T63">as bright</text:span> as daylight; the knowledge, comprehension and awareness, is only shaped into consumable material, by me being able to formulate it. <text:span text:style-name="T63">The process, while necessary, that happens to be so rich in learning, which accompanied the occurrence of me being violated, does not seem a particular ecological procurement of the consumptive value. Value which might not easily be available, or that for quite some time, without that happening. Through various sources arose healing, learning and support for me to formulate solutions, amongst which a lot were out of love for me, sympathy, compassion, support of other work I do as well as the way I live – i.e. that I do not misuse this knowledge; others yet maybe expected a harvest, even if simply by that I would pass it on within some sane frame. This healthening teaching, that thereby gives access to continuity and power, could be thought to end up integrated – and misused – by a culture, that so senselessly destroy lives and souls for (personal) fulfillment. As such, I were, without stating how, </text:span><text:span text:style-name="T64">I became a channel for an immense need for resolvement – or more precisely, the way fate shaped around me did. The damages unto me, basically formed life-span increasing healing, that already is tapped into at this time without this writing, and heavily consumed.</text:span></text:p>
      <text:p text:style-name="Standard"/>
      <text:p text:style-name="Standard"><text:span text:style-name="T64">The conditions, of course, would be somewhat less horrible, were I to “voluntarily” subjugate myself and permit the denial of me; as well as mistreatment, brainwashing and abuse – likely accompanied by suicide, various kinds of misuse and even more harm to soul and life. I was tempted with things like working for the psychiatric system, or finding personal ease by confirming the craved narrative (the one/s that empowers the oppression and convenient denial of responsibility). The latter, in a very poisonous subliminal manner, that would go unresisted or largely unnoticed – impossible to bring up: </text:span>"I healed from illness <text:span text:style-name="T64">and don’t need drugs </text:span>– <text:span text:style-name="T64">as such </text:span>the negative labels were acceptable", "the negative labels are evil, but the medication is good - I just do not need it anymore" or "I was mistreated, but normally or often it <text:span text:style-name="T64">i</text:span>s a good thing". <text:span text:style-name="T65">There was plenty of pacification happening throughout the years, which through immense consumption of time and energy grew into more of a truth: “It is mere karma, a result of how I existed prior to this life, and I carry some degree of personal participation in drifting along some deeper fate into this life, into a civilization that exists by immense misuse of various beings – one of which I became”.</text:span></text:p>
      <text:p text:style-name="Standard"/>
      <text:p text:style-name="Standard"><text:span text:style-name="T65">Through imitation, the material is passively consumed. Communicated part-elements and sought “professional access” and other things are amongst means by which the material is attempted accessed. A guess is, that it is craved formulated in a manner that makes it very easy to misuse and integrate into the desires for convenience and inconsequence, which is something I attempted to guard against in this writing, while at the same time attempting to work with the reality of how I am harvested. Like meeting a fist-throw, instead of it catching up with greater negative impact. The craving for this knowledge is enormous; </text:span>value that may increase work-capacity, intelligence, increase lifespan, ensure access to continued dominance, eliminate various weaknesses and secure against the <text:span text:style-name="T65">growth of much disliked occurrences such as addiction in countless lives (partially as the negative labels and narcotics – a major part of the oppression – tend to lead to other kinds of misuse-habits). I feel guilty, as I am pressured to “deliver”, even as I am not as na</text:span><text:span text:style-name="T196">ï</text:span><text:span text:style-name="T65">ve to think that this material will solely be applied in a wise and neat way (I doubt going along with the demand for closing eyes to that, would be better…). With that in mind, I personally consider this procurement to be an overall loss, even as the potential value that may accompany, in terms of capacity and power is vast. This is partially due to how I felt I had the back of </text:span><text:soft-page-break/><text:span text:style-name="T65">you all – which in that being the case, yields loss of trust and unwillingness to participate; like was a big knife of fate driven into the heart, right there, in the back. Demoralization, fear and the likes grow. Demoralization then sought secured against, by censoring details. Were close-of-kin to benefit, that would make matters even worse, </text:span><text:span text:style-name="T66">as these would be bought into participation in that past unfolding of events; deriving benefit from what is akin to selling a dear as a slave to intense violations; in trade for a bit of wealth, status and spiritual capacity – motivating a corrupting cannibalistic culture, sacrificing close ones for a bit of gain. The material above unveils, how careers and the likes would be impossible, were surrounds to accommodate the relational context, instead of being indifferent and ignoring the damages these do in the process, made easy by drug-fixes and explaining things away. </text:span></text:p>
      <text:p text:style-name="Standard"/>
      <text:p text:style-name="Standard">To that which, to differ, partook in healing me; something hard to describe and even comprehend at times, I am deeply grateful. I grieve how this knowledge spreads in a manner that involves it being misused, which may then be a minus on the karmatic accounting-sheet of whom in compassion were kind to me. Karmatically, the decent deed <text:span text:style-name="T67">turns, to some extent, </text:span>into <text:span text:style-name="T67">instead being </text:span>participation in empowering the casual misuse of more or less anything and everything that can be misused; mistreatment of animals for cheaper goods, as a lesser example. <text:span text:style-name="T74">Even </text:span><text:span text:style-name="T67">state-based terror responses does not hinder such misuse, and is actually consumed in protecting the capacity to misuse such knowledge. I very simply dislike the idea, should others derive gain by the extreme wrong upon me, alongside whom else suffered – however I also know, that much and many suffer at this phenomenon (including children) that I hopefully serve as a part in destroying. It consumes vast amounts of the time available to me, while life already is kind of ruined – yet were I to not write this (placing it instead of me), I would be possessively held on to (with harm-causing bad unfoldings of fate to follow) until it is successfully extracted. The point I am trying to make, is that are actually other things that I need do, that I am much hindered in – things I am personally responsible for doing. Even as this may be so very important to “talk about” or resolve, there are other even more important things waiting nicely in line. I do wish to point out that the consumption of the material, is not improved by giving me nor anyone else anything, as this will motivate a culture of cannibalism, which the consumer of the benefit thereof then gains a part in causing.</text:span></text:p>
      <text:p text:style-name="Standard"/>
      <text:p text:style-name="Standard">Derived of this awareness of how the material was procured, through comprehending the material itself, a range of potential applications are unveiled. Ways of making use of the material, that are likely to be less costly, at least as far as I am able to comprehend.</text:p>
      <text:p text:style-name="Standard"/>
      <text:list xml:id="list96346284" text:style-name="L24">
        <text:list-item>
          <text:p text:style-name="P72">Comprehension of <text:span text:style-name="T77">the extensive wrong of oppressing people using heavy drugs and negative labeling.<text:line-break/></text:span></text:p>
        </text:list-item>
        <text:list-item>
          <text:p text:style-name="P72">Decrease the drain of the sustenance that is brought about, by various structuring of reality, so vast and grand, that it is erroneously perceived to be God, in a somewhat arrogant limiting depiction of the Lord.<text:line-break/></text:p>
        </text:list-item>
        <text:list-item>
          <text:p text:style-name="P72">Countless wronged souls and much damage done throughout history, is quite clearly necessary to go about.<text:line-break/></text:p>
        </text:list-item>
        <text:list-item>
          <text:p text:style-name="P72">The burden unnecessarily increases, yielding harm upon underworlds and the worsening of souls fixated into horrible states – draining even the potential positive impact of heavenly deeds.<text:line-break/></text:p>
        </text:list-item>
        <text:list-item>
          <text:p text:style-name="P72">There is a vast drain of resources, mostly disregarded and attempted ignored, while vast quantities of time, energy and effort is expedited on various somewhat insignificant issues.<text:line-break/></text:p>
        </text:list-item>
        <text:list-item>
          <text:p text:style-name="P72">People might want to seek God – without defining Such as being possessed by any religion.<text:line-break/></text:p>
        </text:list-item>
        <text:list-item>
          <text:p text:style-name="P72">Once some material, situations, knowledge and the likes first is there, it becomes necessary to work through, meaning that there is a huge resource-demanding work awaiting, only increasing in expense the longer it is foregone.<text:line-break/></text:p>
        </text:list-item>
        <text:list-item>
          <text:p text:style-name="P72"><text:soft-page-break/>This material makes it super easy to comprehend, that consumption of various kinds, can be harmful and leads to damages – especially what causes cannibalization (would you mind ceasing to sacrifice me?)</text:p>
        </text:list-item>
      </text:list>
      <text:p text:style-name="Standard"/>
      <text:p text:style-name="Standard">Upon likely attempts at whitewashing the content, I will point out that many outside immediate contexts suffered too – as losses of trust and faith happened, consumption increased (safety, mistrust in collaboration etc.). This likely seems insignificant, but it was quite likely very relevant for those who suffered more-so at a pressure for lower work-wages, worse working conditions and such, the computer-chips to decrease in cost to meet the demand for things to be cheaper, consumed down-the-line.</text:p>
      <text:p text:style-name="Standard"/>
      <text:p text:style-name="Standard">No personal, national or “in-the-interest-of-all-except-those-conveniently-excluded” gain can make the material any less toxic – however akin to the farming of animals, this is likely to go ignored, or will be misused to censor the material – perhaps saved for some later point when it is no longer as inconvenient for some.</text:p>
      <text:p text:style-name="Standard"/>
      <text:p text:style-name="P2"/>
      <text:p text:style-name="P2"/>
      <text:p text:style-name="Subtitle"><text:bookmark-start text:name="__RefHeading___Toc3444_3947033483"/>Production-<text:span text:style-name="T202">L</text:span>ine <text:span text:style-name="T201">T</text:span>heory<text:bookmark-end text:name="__RefHeading___Toc3444_3947033483"/></text:p>
      <text:p text:style-name="P10">There is lots to be said on the relevance of the production-line.</text:p>
      <text:p text:style-name="P10"/>
      <text:p text:style-name="P10"/>
      <text:p text:style-name="Standard">The topic of production-lines is relevant, as all value that in its procurement does harm (especially some kinds of damages), turns inconsumable and toxic. However, everything that exists consumes, in one way or another – even if by avoiding consuming and thus attaining time, surplus and the likes, by leaving something unprocessed (consuming ignorance to be able to neglect). Sadly, it is a trait of the society today, to disregard to quite the extent the procurement-process of the consumed – as long it is justifiable to use, hard to comprehend the wrong in, marked as “ecological” or in some other way seeming less harmful. This may be changing little by little, with many sacrifices along the way, however it is a rather insufficient pace and extent to which the improvements happen. Furthermore this betterment remain within a limited frame, while everything continues to worse – despite improvement being hyped up like was it war-drums playing. Few are willing to suffer themselves (meaning, a bit worse than just a bit discomfort or death), for others to not suffer at the personal indulgence in luxuries.</text:p>
      <text:p text:style-name="Standard"/>
      <text:p text:style-name="Standard">Value-creation can turn out to be a problem, when then intended gain comes packaged with many hidden sacrifices – oft attempted forgotten, rejected or the violations made culturally acceptable. It is vital to look past the illusion of collective benefit, as production-lines are evaluated, in seeking to decrease potential side-effects. <text:span text:style-name="T78">Reward consumed in motivating access to being able to consume procured material, causes a growing degree of toxicity in those motivated, which may be exemplified by the exerted influence upon neural structures, to deny this reality. </text:span></text:p>
      <text:p text:style-name="Standard"/>
      <text:p text:style-name="Standard">While unifying the consumption with those sacrificed may be a meaningful endeavor, this can end up fundamentally worse, upon close-of-kin to those sacrificed being recipients of gifts or gain, under the guise of harm being undone – purchasing them. Of personal experience, as one misused in a production-line, I can highlight that the wrongs upon me were beyond the kind easily comprehensible; in part it feels akin to the soul of me being sold. Were close to benefit, a kind of poisonous and violatively infective motivation would arise, to sacrifice close-of-kin to find benefit – consumed then by lineages, families, lands, cultures and especially contexts within which lack of kinds makes a social coherence prone to the misdeed. The resulting cannibalistic tendencies, the arisal of which is well known to occur in the world, shapes mistrust, conflict, fear and loss of collaborative capacity – something well-known to be a cause of loss of surplus. This culture of sacrificing near and dear, very much exists – even within the national contexts of anyone reading this, in the age of this being written; a layer to individual familiarity. Desirable value, <text:span text:style-name="T79">as if by magic,</text:span> finds a way outside the immediate society – <text:span text:style-name="T79">consumed then in various ways – yielding an exchange of gain or lessened suffering to factors within that context of familiarity. Even the gain given to those sacrificed (me being one such) can motivate this kind of production-</text:span><text:soft-page-break/><text:span text:style-name="T79">methodology, which does harm surrounds to the misused life quite a bit. Near and dear are oft consumed as components in the oppression, very systematically, and that by means of reward, that may look like reimbursement/decreased damages, helpfulness or “finally understanding” – through which these are lured into complicit participation. Oft this occurs at a level beyond common awareness, which may be complicated to distinguish to conscious intention, whether or not this matters.</text:span></text:p>
      <text:p text:style-name="Standard"/>
      <text:p text:style-name="Standard">This makes every kind of passive consumption of the oppression, <text:span text:style-name="T80">struggle with huge costs neglected in the statistical overview</text:span>; production of goods, research, education and the likes. Many <text:span text:style-name="T80">may however first be able, to eventually comprehend this, once the content of this written work is studied, without which the likely result is but rejection, denial or invalidation through accusations like “insanity” or “fantasized stories”. </text:span></text:p>
      <text:p text:style-name="Standard"/>
      <text:p text:style-name="Standard">Material, including of the intellectual kind, procured through unpleasant production-lines <text:span text:style-name="T80">always involves some degree of toxicity, for both immediate beneficiaries and those that gain down-the-line. This includes the production-component of </text:span>misleading of souls <text:span text:style-name="T80">with promises</text:span>, <text:span text:style-name="T80">shaping these through consuming </text:span>universities, <text:span text:style-name="T80">with all the consumption that entails. Examples of the type of damage is rationalization on doing harm to yield gain, indifference, denial of the greater extent of costs involved, loss of overview and clarity, isolative tendencies at a cultural level, constant consumption to hide evils and loss of collaborative willingness. Another is self-securing social behavioral-patterns that misuses various contexts such as school-class environments, families, societies and workplaces – as in bullying, used to maintain personal dominance or security.</text:span></text:p>
      <text:p text:style-name="Standard"/>
      <text:p text:style-name="Standard"><text:span text:style-name="T81">While vital to avoid superficiality, or acting without being entirely certain, beneficiaries can oft be spotted by “following the money”. In this case, other than sought gain/reward/payment-access, a broader population-segment seem</text:span> achieve status, being perceived well, health, <text:span text:style-name="T81">healing, </text:span>strength, elimination of weaknesses, permanence of return-on-investments (<text:span text:style-name="T81">consumable </text:span>longevity), <text:span text:style-name="T81">inconsequence – escaping outcomes of misdeeds, ability to resolve wrongs done and near &amp; dear being held on to, just a little longer, alongside many other things. Oft entirely unaware of how these things just are there. </text:span></text:p>
      <text:p text:style-name="Standard"/>
      <text:p text:style-name="Standard"><text:span text:style-name="T81">On top of this, </text:span>the procurement of nearly anything in <text:span text:style-name="T81">a society, usually entails passive consumption of production-line aspects that involve many indirect damages through consumed security; </text:span>military dominance, tax-consumption, oppression, use of law-enforcement and the likes. <text:span text:style-name="T81">A somewhat old-fashioned explanation, making it all run smoothly and without much disturbance, is routing the fault to Satan; a scapegoat used to deny personal responsibility. However, it is dangerous to accuse a wolf for what it does not. The material here might be attempted denied, conveniently avoiding the inconvenience using words like “temptation”, in a desire for innocence through unknowing – </text:span><text:span text:style-name="T82">but that is not something I will be concerned with. </text:span></text:p>
      <text:p text:style-name="Standard"/>
      <text:p text:style-name="Standard">In the church, there is a teaching to be found, delivered through the Eucharist. Fate, as described along the way in the writing, takes form in a manner partially shaped by demand that exists connected to a predictable future. As a side-note, these future needs, are at times misused as traction-points, towards which flow dedicated resources then tapped into and consumed in restraining, possessing and oppression. Back to the focus; as such, one of the more intense kinds of needs that exist in this current time, is that of collaborative capacity to be available to consume – it is a core-aspect of all production. Especially this may be the case in cultures that employ the capacity, to be deeply engaged in self-destructive violations of just about anything, that is exploitable to attain personal safety, gain, advantage and to push consequences away. The ability to collaborate, in an environment that nourishes conflict so, requires the capacity to forgive.</text:p>
      <text:p text:style-name="Standard"/>
      <text:p text:style-name="Standard">The product of forgiveness, that seem only so easily available, as the message that Jesus brought, was nailed into the collective memory of humankind. The ritual, other than reminding to forgive, brings the recipient to an awareness of what it is these consume – and thus grow in capacity to go about personal consumption a bit wiser. The suffering of this highly elevated soul, as such is consumed as a link, in making nearly all collaboration possible, which is a capacity vital to much of what is produced and <text:soft-page-break/>procured. This would seem cannibalistic to derive any benefit of, while certainly it may be there would be something in its place instead – eventually, perhaps. Without this ritual, many would live a fundamentally more harmful life, consuming more and the likes – which in turn would increase the demand for forgiveness vastly. The result, paradoxically, is that by avoiding the Eucharist – with exceptions – one is likely to overall increase <text:span text:style-name="T83">personal</text:span> level of participation in the occurrence of evil against Jesus, even if it <text:span text:style-name="T83">happened in the past.</text:span></text:p>
      <text:p text:style-name="Standard"/>
      <text:p text:style-name="Standard"><text:span text:style-name="T84">Gain</text:span>, <text:span text:style-name="T84">of any kind, is as such necessary to value in a manner that in-factors the value-element of “the costs that accompany the toxicity of the consumed production-line”. Repeating the highlight, this includes passive consumption; awarely, unawarely and indirect consumption. This kind of knowledge, however, is misused to hide evils – to censor information desired unknown. This, the latter, describes another costly aspect to production-lines; the attempt at escaping the costs. Other than the harm it does to repeatedly block out conscious awareness of harms done, an addition to the loss occurs if a desire</text:span><text:span text:style-name="T85"> </text:span><text:span text:style-name="T84">for illusion </text:span><text:span text:style-name="T85">of real value as being created, takes hold. This might happen by an attempt at transforming the losses to benefit; experienced derived, comprehension formed out of evil experiences or the likes – each of which requires a process and takes up space, then unavailable for different. </text:span></text:p>
      <text:p text:style-name="Standard"/>
      <text:p text:style-name="Standard">Material <text:span text:style-name="T86">may as such seem </text:span>very ecological, vegan, free-from-slavery, necessary <text:span text:style-name="T86">(</text:span>and therefore excusable<text:span text:style-name="T86">)</text:span>, medical and such - grand, clean and great. However, whom might <text:span text:style-name="T86">it be, that need be pushed aside for the life-span of consumed employable component to be extended, the health increase and stability as an investment grow? For improvements to the functionality of much consumed tax-yielding administrators of accumulative occurrences of capital? Such harvest – youthening and healing – derived of resources invested. The methods, however, as I experience it, reminds more of what one might find in the farming industry; harm induced, the resolvement and healing that forms then channeled differently and consumable value procured. In part, this awareness in this segment of the writing, fulfills the craving of being able to consume value – or deny and reject the material – that would be procured only by extensive efforts and far more time, in a manner that would seem involved greater costs.</text:span></text:p>
      <text:p text:style-name="Standard"/>
      <text:p text:style-name="Standard"><text:span text:style-name="T86">To me, it is easy to identify with violently mistreated animals, if not a bit worse – as though was the soul of me sold for others to indulge. </text:span><text:span text:style-name="T87">Whether sorrowful or satisfactory, this means, that depending on the application of the material, the decreased usefulness is necessary to in-factor when evaluating the quality. It is a loss, that fate unfolded as it did, but perhaps a lesser loss – depending on the outcome. </text:span><text:span text:style-name="T88">Much bad happened, </text:span><text:span text:style-name="T87">and I am left with a feeling as though was a stack of burning papers placed on the desk in front of me – work that is actually for others to do. However, it may be, that I unconsciously – stricken by repeatedly occurring influence of denial – am writing in a way that very conveniently yields much resistance, and that thus the work – or parts thereof – disappears to great convenience. </text:span></text:p>
      <text:p text:style-name="P16"><text:bookmark-start text:name="__RefHeading___Toc10600_863656259"/>Notes: <text:span text:style-name="T203">A</text:span>bout the <text:span text:style-name="T203">W</text:span>ork-<text:span text:style-name="T203">P</text:span>rocess<text:bookmark-end text:name="__RefHeading___Toc10600_863656259"/></text:p>
      <text:p text:style-name="P25">The process of procuring this material involved quite a struggle with inconvenienc<text:span text:style-name="T204">e.</text:span></text:p>
      <text:p text:style-name="P25"/>
      <text:p text:style-name="P25"/>
      <text:p text:style-name="Standard"><text:span text:style-name="T89">The experience of communicating this, might be thought of as akin to speaking out against slavery in the 17</text:span><text:span text:style-name="T90">th</text:span><text:span text:style-name="T89"> century. While it is vital to in-factor, that back then they used horse-wagons, while today it is well over 60 years since mankind walked the moon – and on a daily basis humans walk the aisles of airplanes amid the clouds. </text:span><text:span text:style-name="T91">While the process of learning all of this, formulating and bringing it to the table, is nearly impossible to describe, there are however a few insights that might ease other similar resolvement-work. It would seem, that when subjects so heavily denied are brought up, these contradict various heavily indoctrinated and invested-in narratives is immense. The result is an attempt at eliminating the inconvenience, which may manifest as “natural” character-assassination, something that combines with the impossible conditions posed by the need to exist outside the casual frame of a society, which is accustomed to passively consuming the oppression.</text:span></text:p>
      <text:p text:style-name="Standard"/>
      <text:p text:style-name="Standard">The vast need for resolvement, <text:span text:style-name="T91">as is described in the section called “the drain”, was a part of what shaped the fate of the life I experienced, I guess. Things happened, damages were incurred and a vast loss already was caused to exist – partially taking form by the craving for the resolving value. Exactly for this very reason, gain the results – seen or unseen – is going to motivate more of the same shaping of fate. Pathways that the demand will find channel through again, which means that the costs on the scale are hard to outweigh – even as this very thought motivates censorship and that the issue remain silenced. I imagine, however, that even so the lesser harm is to communicate the issue, and act a part of a natural collaboration to work it through together.</text:span></text:p>
      <text:p text:style-name="Standard"/>
      <text:p text:style-name="Standard">The very completion of the work, and the likelihood that I the topic would be brought up in <text:span text:style-name="T92">a manner that does not merely give power to the oppression in sneaky ways, feels heavy blocked as though by an immense magic-like resistance that arise. Knowing a bit about demand and fate, it would seem connected to how super-inconvenient it is that the circumstance is processed, worked through and gone about in a manner that cannot be waved off, denied as insane or laughed at. There may be various well-founded fears for the power that it might bring society, and while such concern is but one driving factor, it is there due to how the potential resolvement in the material, likely will be integrated and misused to empower the vast consumption of resources. Which basically is a nice translation of; “it will give power to the habits of society, of violating, exploiting and abusing many humans, animals, plants and the likes – partially as it heals the consuming factors, that then can continue on a bit longer, contribute a bit more to the organized exploitation and continue sacrificing a bit of this and that.</text:span></text:p>
      <text:p text:style-name="Standard"/>
      <text:p text:style-name="Standard">The conscious awareness attained through reading the written, makes things last longer – something certainly likely to be misused to eliminate the naturally demotivating suffering for many, making it easier for lives that cause harm to continue to live. Perhaps this is convenient for society, one or several flows of fate and the many lives here – but it may be less desirable for the many whom are not interested at suffering at this, as dominance then continues and does not change hands. The simply recognition of the entire process as not being worthwhile, does kind of decrease this harm a lot, as motivation for more of the same lessens. Even the gain that is procured as a result, benefiting and easing the sustaining of many common lives, does involve that damages happen to what is then wronged, wrongs that then escalate to cause more harm. This shapes resistance that may be complicated to find fault with. </text:p>
      <text:p text:style-name="Standard"/>
      <text:p text:style-name="Standard">Please do take note of how demotivating it is to communicate and get the content of this entire written piece across, let alone reading it? What is written is true, certainly, <text:span text:style-name="T96">however lacks details </text:span>such as what the described awareness found in the Eucharist. <text:span text:style-name="T96">A</text:span>s such, to avoid possession, censorship and silencing, <text:span text:style-name="T96">while it is wrong to forego such details, it requires of me that I simply ignore the inherent idea it highlights; that </text:span><text:soft-page-break/><text:span text:style-name="T96">I should delete the content, stop the work and keep it under wraps – instead continuing to write. This suppressive dynamic, complicates refinement of the material, avoiding making mistakes and implicates personal safety – </text:span><text:span text:style-name="T75">and </text:span><text:span text:style-name="T94">I am not with the surplus of a well-establish academic with plenty of material and monetary support. </text:span><text:span text:style-name="T96">None would be, working with material this inconvenient, except by working in a corruptive manner by delegating advantage to factors – such as by empowering the oppression in a covert manner. </text:span><text:span text:style-name="T95">Much in this world is written </text:span><text:span text:style-name="T96">that is pleasant to read, yet heavily toxic as the relevance of the production-line is foregone. This material too was craved to be so, but was it formulated in such a poisonous civilization-degrading format, the quality would fade to a point of other kinds of resistance blocking completion – and that with great precedence.</text:span></text:p>
      <text:p text:style-name="Standard"/>
      <text:p text:style-name="Standard">Here are a few examples, <text:span text:style-name="T93">of things I experienced along the way:</text:span></text:p>
      <text:p text:style-name="Standard"/>
      <text:p text:style-name="Standard"/>
      <text:p text:style-name="Subtitle"><text:bookmark-start text:name="__RefHeading___Toc11854_2168499242"/>Public Space<text:bookmark-end text:name="__RefHeading___Toc11854_2168499242"/></text:p>
      <text:p text:style-name="Text_20_body"/>
      <text:list xml:id="list4004694471" text:style-name="L25">
        <text:list-item>
          <text:p text:style-name="P46">Whenever the material is brought up publicly, conflicts are inspired, covert offensives begin and other present factors are misleads by various means, including button-pressing, triggering a loss of clarity and thus loss of capacity to communicate clearly – the combination of which yields suppression of the growing awareness.</text:p>
          <text:p text:style-name="P46"/>
        </text:list-item>
        <text:list-item>
          <text:p text:style-name="P46">Oft, did I observe the issue being brought up a bit, in a manner that does not yield much contradiction; however this hardly improves anything and actually inoculates negatively (blocking resolvence). Note the motivation of me to keep expending personal resources and de-motivation in communicating the written, that occurs in the words.</text:p>
          <text:p text:style-name="P46"/>
        </text:list-item>
        <text:list-item>
          <text:p text:style-name="P46">A variety of nasty subliminal arguments are misused to censor the material, one such being that “the alternative to oppression is slavery, lest goods increase drastically in price, which wont find acceptance”.</text:p>
          <text:p text:style-name="P46"/>
        </text:list-item>
        <text:list-item>
          <text:p text:style-name="P53"><text:span text:style-name="T160">Various dishonest accusations, twists of information and the likes – all shape pre</text:span><text:span text:style-name="T161">c</text:span><text:span text:style-name="T160">edence to harm, misuse and suppress whom is handling the inconvenience – generally demotivating growth of awareness about the issue.</text:span></text:p>
        </text:list-item>
      </text:list>
      <text:p text:style-name="P55"><text:span text:style-name="T160"/></text:p>
      <text:list xml:id="list20112514161694" text:continue-numbering="true" text:style-name="L25">
        <text:list-item>
          <text:p text:style-name="P46">Many experiences with heavy denial of reality, of the wrongs involved in the oppression, such as through attempts at attributing insanity to that which I communicate – or simply claiming it outrageous, unsuitable, for a different time and so forth. </text:p>
        </text:list-item>
      </text:list>
      <text:p text:style-name="P47"/>
      <text:list xml:id="list20112353230626" text:continue-numbering="true" text:style-name="L25">
        <text:list-item>
          <text:p text:style-name="P46">Oft, others seem carry a preconditioned opinion on what I say, which seems largely connected to some presumptuous idea of the foundation upon which I speak (I.e. there is a presumption that I speak based on corrupt and narrow-minded commonly agreed upon information. An example being when I describe an occurrence, and it is assumed I indulge in scapegoating and blaming it upon an individual, instead of speaking of it as a product of countless factors – like was it sand-corn on a beach, each a part of shaping a sum that is a flow of fate.</text:p>
        </text:list-item>
      </text:list>
      <text:p text:style-name="P55"/>
      <text:p text:style-name="P55"><text:span text:style-name="T160"/></text:p>
      <text:p text:style-name="Subtitle"><text:bookmark-start text:name="__RefHeading___Toc11856_2168499242"/>Personal Exposure<text:bookmark-end text:name="__RefHeading___Toc11856_2168499242"/></text:p>
      <text:p text:style-name="Text_20_body"/>
      <text:list xml:id="list20110599018078" text:continue-numbering="true" text:style-name="L25">
        <text:list-item>
          <text:p text:style-name="P53"><text:span text:style-name="T160">There is immense craving for selective communication; much, or parts, of all this is desired unknown, which seems to manifest in various ways - the demand for hindrance of recognition of the information finding pathways.<text:line-break/></text:span></text:p>
        </text:list-item>
        <text:list-item>
          <text:p text:style-name="P45"><text:soft-page-break/>Contradiction happened, in various despicable ways. I find it incredible, the extent to which evil things are done, when it concerns demotivating that which is inconvenient for fulfillment of demand (kinda complicated to describe…). <text:line-break/></text:p>
        </text:list-item>
        <text:list-item>
          <text:p text:style-name="P46">Immense misuse of invested trust, by various factors involved in the oppression, as is described aplenty throughout this written piece.<text:line-break/></text:p>
        </text:list-item>
        <text:list-item>
          <text:p text:style-name="P53"><text:span text:style-name="T160">The craving for suppression of the consciousness of this extreme issue, is so violent that it seems shape the very fate of the life of me, even forming conflicts and the likes, that seeds deniability and permissibility – well before the oppression went to an activate level (to comprehend, observe the provided logic how fate is shaped as demand finds a channel of fulfillment).</text:span></text:p>
        </text:list-item>
      </text:list>
      <text:p text:style-name="P55"><text:span text:style-name="T160"/></text:p>
      <text:list xml:id="list20112418121055" text:continue-numbering="true" text:style-name="L25">
        <text:list-item>
          <text:p text:style-name="P45">By now, I am quite used to being used as a shield in this context – it is as though other things are placed behind the protective energy, gaining then the power to promote itself by misusing the vulnerability and “importance” – this includes factors and things that sabotaged the very work.<text:line-break/></text:p>
        </text:list-item>
        <text:list-item>
          <text:p text:style-name="P45">Various badly time influences that hurt severely, while by no means the intention of the human that acts a medium.<text:line-break/></text:p>
        </text:list-item>
        <text:list-item>
          <text:p text:style-name="P45">Cravings to possess me; protective but robbing freedom.<text:line-break/></text:p>
        </text:list-item>
        <text:list-item>
          <text:p text:style-name="P46">I experienced being pressured with various potential losses – which does not seem done consciously by humans, but kinda happens even so, in a manner that would not happen, were I to shape the words and formulations to be advantageous, indirectly promote the oppression and the likes.</text:p>
        </text:list-item>
      </text:list>
      <text:p text:style-name="P47"/>
      <text:p text:style-name="P47"/>
      <text:p text:style-name="Subtitle"><text:bookmark-start text:name="__RefHeading___Toc11852_2168499242"/>Formulation<text:bookmark-end text:name="__RefHeading___Toc11852_2168499242"/></text:p>
      <text:p text:style-name="Text_20_body"/>
      <text:list xml:id="list20112487091766" text:continue-numbering="true" text:style-name="L25">
        <text:list-item>
          <text:p text:style-name="P46">Experiences like inner resistance, that partially is a result of common brainwashing and surrounds that react with violative verbal assaults, to what is incompatible with the perception of reality they are stuck in.</text:p>
          <text:p text:style-name="P46"/>
        </text:list-item>
        <text:list-item>
          <text:p text:style-name="P46">Things are formulated in a manner that places me awkwardly, in conflict with factors or even in categorical belonging that triggers semi-automatic rejection of the material. This happens by lingual similarity that, to various traits in which there is little trust. Of course this happens “within” me, which I cannot fathom except by it channeling demand, and heavy denial keeps being induced in the unconscious mind.<text:line-break/></text:p>
        </text:list-item>
        <text:list-item>
          <text:p text:style-name="P46">As it may be that you noticed, the very description of the production-line, while necessary, is rather pacifying. It seems permit the misuse of the information, while also instilling and justifying <text:span text:style-name="T97">denying access to it for others (censorship) – which blocks various details, such as a description of the immense negative impact that the procurement-process involved. </text:span></text:p>
        </text:list-item>
      </text:list>
      <text:p text:style-name="P47"/>
      <text:list xml:id="list20111008978353" text:continue-numbering="true" text:style-name="L25">
        <text:list-item>
          <text:p text:style-name="P46">While unedited raw formulations, seem be truthful, these are hard to read as these oft go off topic suddenly, or end up somewhat chaotic. Processed text involves a loss of truthfulness, is shaped advantageously and loses wholesomeness – oft formed by fear. </text:p>
        </text:list-item>
      </text:list>
      <text:p text:style-name="P47"/>
      <text:list xml:id="list20110450186320" text:continue-numbering="true" text:style-name="L25">
        <text:list-item>
          <text:p text:style-name="P46">At one point, as the document began being well formulated and with potential impact, it was as though arose a desperate craving to remove the inconvenience – suddenly all sorts of inspiration formed, as to what I should add and write in the text, in ways that would trigger rejection. This is largely what the section named “the drain” – as well as these notes about the process of completing the work.</text:p>
        </text:list-item>
      </text:list>
      <text:p text:style-name="P47"><text:soft-page-break/></text:p>
      <text:list xml:id="list20111805296246" text:continue-numbering="true" text:style-name="L25">
        <text:list-item>
          <text:p text:style-name="P45">It feels as though, that the material first is sensed as being something craved denied, and then, through various means that trigger rejection, is shot down. Then the material is suddenly found to be valuable and something best not denied – but at this point, the one denied (in this case me) is neither with the time nor surplus to fix the outcomes of negative influences caused by other factors – and even were such an investment to be made, other issues are certain to arise.<text:line-break/></text:p>
        </text:list-item>
        <text:list-item>
          <text:p text:style-name="P46">I observed plenty of translations performed of other inconvenient material; in these tiny twists of the words and such, yield advantage ever so conveniently to cultures and pockets of craving such as natalism, ease of violating beings and such – driven by interests, happening in the hidden and hard to spot for those that are unaware of the issues so heavily denied. This in itself, is an example of how evaluated “innocence” is constantly accessed through formulations.</text:p>
          <text:p text:style-name="P46"><text:line-break/></text:p>
        </text:list-item>
      </text:list>
      <text:p text:style-name="Standard"/>
      <text:p text:style-name="Subtitle"><text:bookmark-start text:name="__RefHeading___Toc11850_2168499242"/>Impossibility<text:bookmark-end text:name="__RefHeading___Toc11850_2168499242"/></text:p>
      <text:p text:style-name="Text_20_body"/>
      <text:p text:style-name="Standard">The following is an example, of an intention to formulate something in truth, that somehow is twisted into shaping unconscious rejection of reading the material. Between the lines is a passive suggestion that you might endanger you, by reading the material. When I wrote it, I intended something entirely different. </text:p>
      <text:p text:style-name="Standard"/>
      <text:p text:style-name="P54">”Along the way, I was necessitated to look at all the harm and suffering, that the average human life is the cause of. It is clear to me, that unknowing translates to innocence, yet opposite to the norm I was required to walk in a direction, in which this awareness could grow, without which the issue would continue and ravage the world. This entailed being aware of the harms I did personally, kinda like everyone else. Empathically, this seemed to be picked up on and that out-of-context, and thus I felt a bit like a scapegoat at times – very unpleasant. That was despite of how I drastically decreased the harm I caused, while at the same time there was no accusation, punishment nor consequent of continuing to cause all the harm and damages, while avoiding being aware of the problem. In relativity to surrounds, whom seemed hardly impacted by how they live, the demand placed on me was outright insane – while the awareness was necessary in order to work with the issue.”</text:p>
      <text:p text:style-name="P51"/>
      <text:p text:style-name="Standard">In the mentioned example, a problem is mentioned; requiring things of me to an insane extent, which also mean<text:span text:style-name="T98">t</text:span> that it was impossible to do paid work at the same time. Social benefits was incompatible as well – especially at the point in the process of turning the awareness into written communication (<text:span text:style-name="T98">the communication was shaped by the negative exposure, in a manner triggering rejection of the material) </text:span>. <text:span text:style-name="T98">Even so, the time required to formulate this, and sufficiently well to get the message across, was quite extensive. Along the way, I was required to be in contact with many unhealthy lives, draining resilience, even as others might not struggle with that.</text:span></text:p>
      <text:p text:style-name="Standard"/>
      <text:p text:style-name="Standard"/>
      <text:p text:style-name="Standard"/>
      <text:p text:style-name="Subtitle"><text:bookmark-start text:name="__RefHeading___Toc11848_2168499242"/>Privacy, Censorship and Misuse<text:bookmark-end text:name="__RefHeading___Toc11848_2168499242"/></text:p>
      <text:p text:style-name="Text_20_body"/>
      <text:p text:style-name="Standard"><text:span text:style-name="T98">The following, is awareness described, which is misused to bind me to various </text:span>circumstances, people and things I <text:span text:style-name="T98">actually</text:span> cannot tolerate – <text:span text:style-name="T98">relational contact that concluded a long time ago (“Once the work is done, then I would…”). Resolvement-work that involve such immense contradiction, does not tolerate various insecure factors. Perception is mislead, useless </text:span>destructive behaviors are triggered with a button-push <text:span text:style-name="T98">and other disruption occurs. This is a problem, as all resolvement-work either accelerates the corruption, or stands in heavy contradiction being greatly inconvenient. Can this issue be controlled? Attempts there-at is likely to lead to possession of resolvement-processes, by ownership-lusty factors </text:span><text:soft-page-break/><text:span text:style-name="T98">whom crave advantage – corruption and other undesirable consequences seem a likely result. Even were such systematized resolvence to feel good, yield temporary strength or shape a comfortable and pleasant dream-like illusion that “this works, now the issue will be solved, it is good enough” .</text:span></text:p>
      <text:p text:style-name="Standard"/>
      <text:p text:style-name="Standard"><text:span text:style-name="T98">While insufficient, this all require a veiling of identity; privacy – some details are all-too personal, and personal life need be secured, while details that are not for the public, are important to keep out of the work. Once this is in order, the work is far easier – it is a simple matter of secure working-conditions. Other than one such as I is </text:span><text:span text:style-name="T100">much </text:span><text:span text:style-name="T98">stricken already, it is vital to avoid being character-assassinated and to ascertain that background interests does not shape the communication, such as out of fear. By maintaining privacy, any misunderstandings are with less potential negative impact, and regrettable things less likely to occur, of the kind that involves an error being realized too late. In connection with this, I would like to point out, that I am neither trying to combat nor take revenge, rather this feels like I am consumed as a component in a much needed immune-response. Regarding what is supportive and what is corruptive, superficiality is vital to avoid; the common evaluative structures of society, merely leads to mislead deeds. It is easy to imagine the various labels that will be attempted attributed to “the person behind the text”, mostly in a craving to eliminate the inconvenience by destroying the credibility of the material. “This is a clear sign of this and that”. Evaluating eyes, so obviously high, as though on drugs, only on sacrificing both the living and that which is dead, for selfish interests.</text:span></text:p>
      <text:p text:style-name="Standard"/>
      <text:p text:style-name="P79"><text:span text:style-name="T98">I would almost find it strange, were the material not to be attempted censored – whether openly, covertly or culturally. This would </text:span><text:span text:style-name="T198">largely be the product of </text:span><text:span text:style-name="T98">desire to ascertain future dominance, which I inadvertently make easier by reminding of how the work is without value, and the </text:span><text:span text:style-name="T99">oft-foregone details of how there are </text:span><text:span text:style-name="T98">losses entailed. </text:span><text:span text:style-name="T99">Misuse of various arguments, that actually would be sensible, were these not exploited – like a lie close to the truth: “The unpleasant aspects of reality, might lead to anger, and it may be that people would begin to play law-enforcement. People could get hurt, public unrest might ensue and so forth”. However, this kind of information is needed, and the state is way too infected to be able to handle the issue – without it, corruption continues to grow and matters get worse. </text:span></text:p>
      <text:p text:style-name="P79"/>
      <text:p text:style-name="P79"><text:span text:style-name="T99">Of course, not much will happen prior to the work being read and the work carried on. </text:span><text:span text:style-name="T216">While I do not intend to promote the material, I would however like to request of the reader, to consider the spread-pattern of this information. While avoiding it superficially, perhaps delegating it to whom needs it the most. </text:span><text:span text:style-name="T99">Eventually, those whom crave control, ownership and authority on the matter, </text:span><text:span text:style-name="T216">the </text:span><text:span text:style-name="T217">subject of </text:span><text:span text:style-name="T218">the written</text:span><text:span text:style-name="T217"> </text:span><text:span text:style-name="T99">– those whom claim expertise, while mostly engaged in oppression – are certain to </text:span><text:span text:style-name="T217">eventually get hold of the material</text:span><text:span text:style-name="T99">. At that point, the </text:span><text:span text:style-name="T218">content is sure to be attempted </text:span><text:span text:style-name="T99">misused, consumable layers extracted, the words twisted and the awareness shot down </text:span><text:span text:style-name="T218">let alone used to generate rationalization and deny arguments.</text:span><text:span text:style-name="T99"> </text:span><text:span text:style-name="T218">A</text:span><text:span text:style-name="T99">nything to remove the inconvenience, </text:span><text:span text:style-name="T218">whether or not this aligns with the interests of those such claim to serve. Personally, I would be better off, without the work I produced being misused for such purposes; getting </text:span><text:span text:style-name="T219">hands stained with </text:span><text:span text:style-name="T220">what is </text:span><text:span text:style-name="T219">worse than blood</text:span><text:span text:style-name="T2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4c40" officeooo:paragraph-rsid="007138cd"/>
    </style:style>
    <style:style style:name="MT1" style:family="text">
      <style:text-properties officeooo:rsid="01595552"/>
    </style:style>
    <style:style style:name="MT2" style:family="text">
      <style:text-properties officeooo:rsid="0180004b"/>
    </style:style>
    <style:style style:name="MT3" style:family="text">
      <style:text-properties officeooo:rsid="010ccad0"/>
    </style:style>
    <style:style style:name="MT4" style:family="text">
      <style:text-properties officeooo:rsid="007138cd"/>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Author: Anonymous<text:tab/><text:span text:style-name="MT1">Pandemic Oppression</text:span><text:tab/><text:span text:style-name="MT2">Early </text:span><text:span text:style-name="MT3">January, </text:span><text:span text:style-name="MT4">202</text:span><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6T02:01:10.156469272</dc:date>
    <meta:editing-duration>PT15H19M39S</meta:editing-duration>
    <meta:editing-cycles>339</meta:editing-cycles>
    <meta:generator>LibreOffice/7.0.4.2$Linux_X86_64 LibreOffice_project/00$Build-2</meta:generator>
    <meta:document-statistic meta:table-count="0" meta:image-count="0" meta:object-count="0" meta:page-count="91" meta:paragraph-count="690" meta:word-count="58361" meta:character-count="367753" meta:non-whitespace-character-count="309864"/>
  </office:meta>
</office:document-meta>
</file>